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70000017EA40834F9E1F197E2.png" manifest:media-type="image/png"/>
  <manifest:file-entry manifest:full-path="Pictures/10000000000002520000007BA57DA1B1272823D4.png" manifest:media-type="image/png"/>
  <manifest:file-entry manifest:full-path="Pictures/100000000000037500000331D55E728883DA4696.png" manifest:media-type="image/png"/>
  <manifest:file-entry manifest:full-path="Pictures/100000000000030E000001F7A9D54159565BC140.png" manifest:media-type="image/png"/>
  <manifest:file-entry manifest:full-path="Pictures/100000000000028E00000260C319D95BA2E7A223.png" manifest:media-type="image/png"/>
  <manifest:file-entry manifest:full-path="Pictures/100000000000020F000002576BD9B05E2028DE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5.101cm" style:rel-column-width="19664*"/>
    </style:style>
    <style:style style:name="Tabell1.B" style:family="table-column">
      <style:table-column-properties style:column-width="11.899cm" style:rel-column-width="45871*"/>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1.4" style:family="table-row">
      <style:table-row-properties style:min-row-height="0.746cm"/>
    </style:style>
    <style:style style:name="Tabell1.5" style:family="table-row">
      <style:table-row-properties style:min-row-height="0.804cm"/>
    </style:style>
    <style:style style:name="Tabell22" style:family="table">
      <style:table-properties style:width="17cm" table:align="margins"/>
    </style:style>
    <style:style style:name="Tabell22.A" style:family="table-column">
      <style:table-column-properties style:column-width="2.307cm" style:rel-column-width="8893*"/>
    </style:style>
    <style:style style:name="Tabell22.B" style:family="table-column">
      <style:table-column-properties style:column-width="2.201cm" style:rel-column-width="8485*"/>
    </style:style>
    <style:style style:name="Tabell22.D" style:family="table-column">
      <style:table-column-properties style:column-width="4.191cm" style:rel-column-width="16155*"/>
    </style:style>
    <style:style style:name="Tabell22.E" style:family="table-column">
      <style:table-column-properties style:column-width="6.101cm" style:rel-column-width="23517*"/>
    </style:style>
    <style:style style:name="Tabell22.A1" style:family="table-cell">
      <style:table-cell-properties fo:padding="0.097cm" fo:border-left="0.05pt solid #000000" fo:border-right="none" fo:border-top="0.05pt solid #000000" fo:border-bottom="0.05pt solid #000000"/>
    </style:style>
    <style:style style:name="Tabell22.E1" style:family="table-cell">
      <style:table-cell-properties fo:padding="0.097cm" fo:border="0.05pt solid #000000"/>
    </style:style>
    <style:style style:name="Tabell22.A2" style:family="table-cell">
      <style:table-cell-properties fo:padding="0.097cm" fo:border-left="0.05pt solid #000000" fo:border-right="none" fo:border-top="none" fo:border-bottom="0.05pt solid #000000"/>
    </style:style>
    <style:style style:name="Tabell22.E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5.101cm" style:rel-column-width="19664*"/>
    </style:style>
    <style:style style:name="Tabell2.B" style:family="table-column">
      <style:table-column-properties style:column-width="11.899cm" style:rel-column-width="45871*"/>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2.4" style:family="table-row">
      <style:table-row-properties style:min-row-height="0.746cm"/>
    </style:style>
    <style:style style:name="Tabell2.5" style:family="table-row">
      <style:table-row-properties style:min-row-height="0.804cm"/>
    </style:style>
    <style:style style:name="Tabell2.8" style:family="table-row">
      <style:table-row-properties style:min-row-height="0.889cm"/>
    </style:style>
    <style:style style:name="Tabell23" style:family="table">
      <style:table-properties style:width="17cm" table:align="margins"/>
    </style:style>
    <style:style style:name="Tabell23.A" style:family="table-column">
      <style:table-column-properties style:column-width="2.307cm" style:rel-column-width="8893*"/>
    </style:style>
    <style:style style:name="Tabell23.B" style:family="table-column">
      <style:table-column-properties style:column-width="2.201cm" style:rel-column-width="8485*"/>
    </style:style>
    <style:style style:name="Tabell23.D" style:family="table-column">
      <style:table-column-properties style:column-width="4.191cm" style:rel-column-width="16155*"/>
    </style:style>
    <style:style style:name="Tabell23.E" style:family="table-column">
      <style:table-column-properties style:column-width="6.101cm" style:rel-column-width="23517*"/>
    </style:style>
    <style:style style:name="Tabell23.A1" style:family="table-cell">
      <style:table-cell-properties fo:padding="0.097cm" fo:border-left="0.05pt solid #000000" fo:border-right="none" fo:border-top="0.05pt solid #000000" fo:border-bottom="0.05pt solid #000000"/>
    </style:style>
    <style:style style:name="Tabell23.E1" style:family="table-cell">
      <style:table-cell-properties fo:padding="0.097cm" fo:border="0.05pt solid #000000"/>
    </style:style>
    <style:style style:name="Tabell23.A2" style:family="table-cell">
      <style:table-cell-properties fo:padding="0.097cm" fo:border-left="0.05pt solid #000000" fo:border-right="none" fo:border-top="none" fo:border-bottom="0.05pt solid #000000"/>
    </style:style>
    <style:style style:name="Tabell23.E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5.101cm" style:rel-column-width="19664*"/>
    </style:style>
    <style:style style:name="Tabell3.B" style:family="table-column">
      <style:table-column-properties style:column-width="11.899cm" style:rel-column-width="45871*"/>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3.4" style:family="table-row">
      <style:table-row-properties style:min-row-height="0.746cm"/>
    </style:style>
    <style:style style:name="Tabell3.5" style:family="table-row">
      <style:table-row-properties style:min-row-height="0.804cm"/>
    </style:style>
    <style:style style:name="Tabell3.8" style:family="table-row">
      <style:table-row-properties style:min-row-height="0.889cm"/>
    </style:style>
    <style:style style:name="Tabell24" style:family="table">
      <style:table-properties style:width="17cm" table:align="margins"/>
    </style:style>
    <style:style style:name="Tabell24.A" style:family="table-column">
      <style:table-column-properties style:column-width="2.307cm" style:rel-column-width="8893*"/>
    </style:style>
    <style:style style:name="Tabell24.B" style:family="table-column">
      <style:table-column-properties style:column-width="2.201cm" style:rel-column-width="8485*"/>
    </style:style>
    <style:style style:name="Tabell24.D" style:family="table-column">
      <style:table-column-properties style:column-width="4.191cm" style:rel-column-width="16155*"/>
    </style:style>
    <style:style style:name="Tabell24.E" style:family="table-column">
      <style:table-column-properties style:column-width="6.101cm" style:rel-column-width="23517*"/>
    </style:style>
    <style:style style:name="Tabell24.A1" style:family="table-cell">
      <style:table-cell-properties fo:padding="0.097cm" fo:border-left="0.05pt solid #000000" fo:border-right="none" fo:border-top="0.05pt solid #000000" fo:border-bottom="0.05pt solid #000000"/>
    </style:style>
    <style:style style:name="Tabell24.E1" style:family="table-cell">
      <style:table-cell-properties fo:padding="0.097cm" fo:border="0.05pt solid #000000"/>
    </style:style>
    <style:style style:name="Tabell24.A2" style:family="table-cell">
      <style:table-cell-properties fo:padding="0.097cm" fo:border-left="0.05pt solid #000000" fo:border-right="none" fo:border-top="none" fo:border-bottom="0.05pt solid #000000"/>
    </style:style>
    <style:style style:name="Tabell24.E2" style:family="table-cell">
      <style:table-cell-properties fo:padding="0.097cm" fo:border-left="0.05pt solid #000000" fo:border-right="0.05pt solid #000000" fo:border-top="none" fo:border-bottom="0.05pt solid #000000"/>
    </style:style>
    <style:style style:name="Tabell4" style:family="table">
      <style:table-properties style:width="17cm" table:align="margins"/>
    </style:style>
    <style:style style:name="Tabell4.A" style:family="table-column">
      <style:table-column-properties style:column-width="5.101cm" style:rel-column-width="19664*"/>
    </style:style>
    <style:style style:name="Tabell4.B" style:family="table-column">
      <style:table-column-properties style:column-width="11.899cm" style:rel-column-width="45871*"/>
    </style:style>
    <style:style style:name="Tabell4.A1" style:family="table-cell">
      <style:table-cell-properties fo:padding="0.097cm" fo:border-left="0.05pt solid #000000" fo:border-right="none" fo:border-top="0.05pt solid #000000" fo:border-bottom="0.05pt solid #000000"/>
    </style:style>
    <style:style style:name="Tabell4.B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B2" style:family="table-cell">
      <style:table-cell-properties fo:padding="0.097cm" fo:border-left="0.05pt solid #000000" fo:border-right="0.05pt solid #000000" fo:border-top="none" fo:border-bottom="0.05pt solid #000000"/>
    </style:style>
    <style:style style:name="Tabell4.4" style:family="table-row">
      <style:table-row-properties style:min-row-height="0.746cm"/>
    </style:style>
    <style:style style:name="Tabell4.5" style:family="table-row">
      <style:table-row-properties style:min-row-height="0.804cm"/>
    </style:style>
    <style:style style:name="Tabell4.8" style:family="table-row">
      <style:table-row-properties style:min-row-height="0.889cm"/>
    </style:style>
    <style:style style:name="Tabell25" style:family="table">
      <style:table-properties style:width="17cm" table:align="margins"/>
    </style:style>
    <style:style style:name="Tabell25.A" style:family="table-column">
      <style:table-column-properties style:column-width="2.307cm" style:rel-column-width="8893*"/>
    </style:style>
    <style:style style:name="Tabell25.B" style:family="table-column">
      <style:table-column-properties style:column-width="2.201cm" style:rel-column-width="8485*"/>
    </style:style>
    <style:style style:name="Tabell25.D" style:family="table-column">
      <style:table-column-properties style:column-width="4.191cm" style:rel-column-width="16155*"/>
    </style:style>
    <style:style style:name="Tabell25.E" style:family="table-column">
      <style:table-column-properties style:column-width="6.101cm" style:rel-column-width="23517*"/>
    </style:style>
    <style:style style:name="Tabell25.A1" style:family="table-cell">
      <style:table-cell-properties fo:padding="0.097cm" fo:border-left="0.05pt solid #000000" fo:border-right="none" fo:border-top="0.05pt solid #000000" fo:border-bottom="0.05pt solid #000000"/>
    </style:style>
    <style:style style:name="Tabell25.E1" style:family="table-cell">
      <style:table-cell-properties fo:padding="0.097cm" fo:border="0.05pt solid #000000"/>
    </style:style>
    <style:style style:name="Tabell25.A2" style:family="table-cell">
      <style:table-cell-properties fo:padding="0.097cm" fo:border-left="0.05pt solid #000000" fo:border-right="none" fo:border-top="none" fo:border-bottom="0.05pt solid #000000"/>
    </style:style>
    <style:style style:name="Tabell25.E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4.297cm" style:rel-column-width="16563*"/>
    </style:style>
    <style:style style:name="Tabell5.B" style:family="table-column">
      <style:table-column-properties style:column-width="12.704cm" style:rel-column-width="48972*"/>
    </style:style>
    <style:style style:name="Tabell5.A1" style:family="table-cell">
      <style:table-cell-properties fo:padding="0.097cm" fo:border-left="0.05pt solid #000000" fo:border-right="none" fo:border-top="0.05pt solid #000000" fo:border-bottom="0.05pt solid #000000"/>
    </style:style>
    <style:style style:name="Tabell5.B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B2" style:family="table-cell">
      <style:table-cell-properties fo:padding="0.097cm" fo:border-left="0.05pt solid #000000" fo:border-right="0.05pt solid #000000" fo:border-top="none" fo:border-bottom="0.05pt solid #000000"/>
    </style:style>
    <style:style style:name="Tabell5.4" style:family="table-row">
      <style:table-row-properties style:min-row-height="0.746cm"/>
    </style:style>
    <style:style style:name="Tabell5.5" style:family="table-row">
      <style:table-row-properties style:min-row-height="0.804cm"/>
    </style:style>
    <style:style style:name="Tabell5.9" style:family="table-row">
      <style:table-row-properties style:min-row-height="0.889cm"/>
    </style:style>
    <style:style style:name="Tabell26" style:family="table">
      <style:table-properties style:width="17cm" table:align="margins"/>
    </style:style>
    <style:style style:name="Tabell26.A" style:family="table-column">
      <style:table-column-properties style:column-width="2.307cm" style:rel-column-width="8893*"/>
    </style:style>
    <style:style style:name="Tabell26.B" style:family="table-column">
      <style:table-column-properties style:column-width="2.201cm" style:rel-column-width="8485*"/>
    </style:style>
    <style:style style:name="Tabell26.D" style:family="table-column">
      <style:table-column-properties style:column-width="4.191cm" style:rel-column-width="16155*"/>
    </style:style>
    <style:style style:name="Tabell26.E" style:family="table-column">
      <style:table-column-properties style:column-width="6.101cm" style:rel-column-width="23517*"/>
    </style:style>
    <style:style style:name="Tabell26.A1" style:family="table-cell">
      <style:table-cell-properties fo:padding="0.097cm" fo:border-left="0.05pt solid #000000" fo:border-right="none" fo:border-top="0.05pt solid #000000" fo:border-bottom="0.05pt solid #000000"/>
    </style:style>
    <style:style style:name="Tabell26.E1" style:family="table-cell">
      <style:table-cell-properties fo:padding="0.097cm" fo:border="0.05pt solid #000000"/>
    </style:style>
    <style:style style:name="Tabell26.A2" style:family="table-cell">
      <style:table-cell-properties fo:padding="0.097cm" fo:border-left="0.05pt solid #000000" fo:border-right="none" fo:border-top="none" fo:border-bottom="0.05pt solid #000000"/>
    </style:style>
    <style:style style:name="Tabell26.E2" style:family="table-cell">
      <style:table-cell-properties fo:padding="0.097cm" fo:border-left="0.05pt solid #000000" fo:border-right="0.05pt solid #000000" fo:border-top="none" fo:border-bottom="0.05pt solid #000000"/>
    </style:style>
    <style:style style:name="Tabell6" style:family="table">
      <style:table-properties style:width="17cm" table:align="margins"/>
    </style:style>
    <style:style style:name="Tabell6.A" style:family="table-column">
      <style:table-column-properties style:column-width="4.297cm" style:rel-column-width="16563*"/>
    </style:style>
    <style:style style:name="Tabell6.B" style:family="table-column">
      <style:table-column-properties style:column-width="12.704cm" style:rel-column-width="48972*"/>
    </style:style>
    <style:style style:name="Tabell6.A1" style:family="table-cell">
      <style:table-cell-properties fo:padding="0.097cm" fo:border-left="0.05pt solid #000000" fo:border-right="none" fo:border-top="0.05pt solid #000000" fo:border-bottom="0.05pt solid #000000"/>
    </style:style>
    <style:style style:name="Tabell6.B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B2" style:family="table-cell">
      <style:table-cell-properties fo:padding="0.097cm" fo:border-left="0.05pt solid #000000" fo:border-right="0.05pt solid #000000" fo:border-top="none" fo:border-bottom="0.05pt solid #000000"/>
    </style:style>
    <style:style style:name="Tabell6.4" style:family="table-row">
      <style:table-row-properties style:min-row-height="0.746cm"/>
    </style:style>
    <style:style style:name="Tabell6.5" style:family="table-row">
      <style:table-row-properties style:min-row-height="0.804cm"/>
    </style:style>
    <style:style style:name="Tabell6.9" style:family="table-row">
      <style:table-row-properties style:min-row-height="0.889cm"/>
    </style:style>
    <style:style style:name="Tabell7" style:family="table">
      <style:table-properties style:width="17cm" table:align="margins"/>
    </style:style>
    <style:style style:name="Tabell7.A" style:family="table-column">
      <style:table-column-properties style:column-width="4.297cm" style:rel-column-width="16563*"/>
    </style:style>
    <style:style style:name="Tabell7.B" style:family="table-column">
      <style:table-column-properties style:column-width="12.704cm" style:rel-column-width="48972*"/>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7.3" style:family="table-row">
      <style:table-row-properties style:min-row-height="0.746cm"/>
    </style:style>
    <style:style style:name="Tabell7.4" style:family="table-row">
      <style:table-row-properties style:min-row-height="0.804cm"/>
    </style:style>
    <style:style style:name="Tabell7.7" style:family="table-row">
      <style:table-row-properties style:min-row-height="0.889cm"/>
    </style:style>
    <style:style style:name="Tabell27" style:family="table">
      <style:table-properties style:width="17cm" table:align="margins"/>
    </style:style>
    <style:style style:name="Tabell27.A" style:family="table-column">
      <style:table-column-properties style:column-width="2.307cm" style:rel-column-width="8893*"/>
    </style:style>
    <style:style style:name="Tabell27.B" style:family="table-column">
      <style:table-column-properties style:column-width="2.201cm" style:rel-column-width="8485*"/>
    </style:style>
    <style:style style:name="Tabell27.D" style:family="table-column">
      <style:table-column-properties style:column-width="4.191cm" style:rel-column-width="16155*"/>
    </style:style>
    <style:style style:name="Tabell27.E" style:family="table-column">
      <style:table-column-properties style:column-width="6.101cm" style:rel-column-width="23517*"/>
    </style:style>
    <style:style style:name="Tabell27.A1" style:family="table-cell">
      <style:table-cell-properties fo:padding="0.097cm" fo:border-left="0.05pt solid #000000" fo:border-right="none" fo:border-top="0.05pt solid #000000" fo:border-bottom="0.05pt solid #000000"/>
    </style:style>
    <style:style style:name="Tabell27.E1" style:family="table-cell">
      <style:table-cell-properties fo:padding="0.097cm" fo:border="0.05pt solid #000000"/>
    </style:style>
    <style:style style:name="Tabell27.A2" style:family="table-cell">
      <style:table-cell-properties fo:padding="0.097cm" fo:border-left="0.05pt solid #000000" fo:border-right="none" fo:border-top="none" fo:border-bottom="0.05pt solid #000000"/>
    </style:style>
    <style:style style:name="Tabell27.E2" style:family="table-cell">
      <style:table-cell-properties fo:padding="0.097cm" fo:border-left="0.05pt solid #000000" fo:border-right="0.05pt solid #000000" fo:border-top="none" fo:border-bottom="0.05pt solid #000000"/>
    </style:style>
    <style:style style:name="Tabell40" style:family="table">
      <style:table-properties style:width="17cm" table:align="margins"/>
    </style:style>
    <style:style style:name="Tabell40.A" style:family="table-column">
      <style:table-column-properties style:column-width="4.297cm" style:rel-column-width="16563*"/>
    </style:style>
    <style:style style:name="Tabell40.B" style:family="table-column">
      <style:table-column-properties style:column-width="12.704cm" style:rel-column-width="48972*"/>
    </style:style>
    <style:style style:name="Tabell40.A1" style:family="table-cell">
      <style:table-cell-properties fo:padding="0.097cm" fo:border-left="0.05pt solid #000000" fo:border-right="none" fo:border-top="0.05pt solid #000000" fo:border-bottom="0.05pt solid #000000"/>
    </style:style>
    <style:style style:name="Tabell40.B1" style:family="table-cell">
      <style:table-cell-properties fo:padding="0.097cm" fo:border="0.05pt solid #000000"/>
    </style:style>
    <style:style style:name="Tabell40.A2" style:family="table-cell">
      <style:table-cell-properties fo:padding="0.097cm" fo:border-left="0.05pt solid #000000" fo:border-right="none" fo:border-top="none" fo:border-bottom="0.05pt solid #000000"/>
    </style:style>
    <style:style style:name="Tabell40.B2" style:family="table-cell">
      <style:table-cell-properties fo:padding="0.097cm" fo:border-left="0.05pt solid #000000" fo:border-right="0.05pt solid #000000" fo:border-top="none" fo:border-bottom="0.05pt solid #000000"/>
    </style:style>
    <style:style style:name="Tabell40.4" style:family="table-row">
      <style:table-row-properties style:min-row-height="0.746cm"/>
    </style:style>
    <style:style style:name="Tabell40.5" style:family="table-row">
      <style:table-row-properties style:min-row-height="0.804cm"/>
    </style:style>
    <style:style style:name="Tabell40.8" style:family="table-row">
      <style:table-row-properties style:min-row-height="0.889cm"/>
    </style:style>
    <style:style style:name="Tabell41" style:family="table">
      <style:table-properties style:width="17cm" table:align="margins"/>
    </style:style>
    <style:style style:name="Tabell41.A" style:family="table-column">
      <style:table-column-properties style:column-width="2.307cm" style:rel-column-width="8893*"/>
    </style:style>
    <style:style style:name="Tabell41.B" style:family="table-column">
      <style:table-column-properties style:column-width="2.201cm" style:rel-column-width="8485*"/>
    </style:style>
    <style:style style:name="Tabell41.D" style:family="table-column">
      <style:table-column-properties style:column-width="4.191cm" style:rel-column-width="16155*"/>
    </style:style>
    <style:style style:name="Tabell41.E" style:family="table-column">
      <style:table-column-properties style:column-width="6.101cm" style:rel-column-width="23517*"/>
    </style:style>
    <style:style style:name="Tabell41.A1" style:family="table-cell">
      <style:table-cell-properties fo:padding="0.097cm" fo:border-left="0.05pt solid #000000" fo:border-right="none" fo:border-top="0.05pt solid #000000" fo:border-bottom="0.05pt solid #000000"/>
    </style:style>
    <style:style style:name="Tabell41.E1" style:family="table-cell">
      <style:table-cell-properties fo:padding="0.097cm" fo:border="0.05pt solid #000000"/>
    </style:style>
    <style:style style:name="Tabell41.A2" style:family="table-cell">
      <style:table-cell-properties fo:padding="0.097cm" fo:border-left="0.05pt solid #000000" fo:border-right="none" fo:border-top="none" fo:border-bottom="0.05pt solid #000000"/>
    </style:style>
    <style:style style:name="Tabell41.E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297cm" style:rel-column-width="16563*"/>
    </style:style>
    <style:style style:name="Tabell8.B" style:family="table-column">
      <style:table-column-properties style:column-width="12.704cm" style:rel-column-width="48972*"/>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4" style:family="table-row">
      <style:table-row-properties style:min-row-height="0.746cm"/>
    </style:style>
    <style:style style:name="Tabell8.5" style:family="table-row">
      <style:table-row-properties style:min-row-height="0.804cm"/>
    </style:style>
    <style:style style:name="Tabell8.9" style:family="table-row">
      <style:table-row-properties style:min-row-height="0.889cm"/>
    </style:style>
    <style:style style:name="Tabell28" style:family="table">
      <style:table-properties style:width="17cm" table:align="margins"/>
    </style:style>
    <style:style style:name="Tabell28.A" style:family="table-column">
      <style:table-column-properties style:column-width="2.307cm" style:rel-column-width="8893*"/>
    </style:style>
    <style:style style:name="Tabell28.B" style:family="table-column">
      <style:table-column-properties style:column-width="2.201cm" style:rel-column-width="8485*"/>
    </style:style>
    <style:style style:name="Tabell28.D" style:family="table-column">
      <style:table-column-properties style:column-width="4.191cm" style:rel-column-width="16155*"/>
    </style:style>
    <style:style style:name="Tabell28.E" style:family="table-column">
      <style:table-column-properties style:column-width="6.101cm" style:rel-column-width="23517*"/>
    </style:style>
    <style:style style:name="Tabell28.A1" style:family="table-cell">
      <style:table-cell-properties fo:padding="0.097cm" fo:border-left="0.05pt solid #000000" fo:border-right="none" fo:border-top="0.05pt solid #000000" fo:border-bottom="0.05pt solid #000000"/>
    </style:style>
    <style:style style:name="Tabell28.E1" style:family="table-cell">
      <style:table-cell-properties fo:padding="0.097cm" fo:border="0.05pt solid #000000"/>
    </style:style>
    <style:style style:name="Tabell28.A2" style:family="table-cell">
      <style:table-cell-properties fo:padding="0.097cm" fo:border-left="0.05pt solid #000000" fo:border-right="none" fo:border-top="none" fo:border-bottom="0.05pt solid #000000"/>
    </style:style>
    <style:style style:name="Tabell28.E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297cm" style:rel-column-width="16563*"/>
    </style:style>
    <style:style style:name="Tabell9.B" style:family="table-column">
      <style:table-column-properties style:column-width="12.704cm" style:rel-column-width="48972*"/>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9.4" style:family="table-row">
      <style:table-row-properties style:min-row-height="0.746cm"/>
    </style:style>
    <style:style style:name="Tabell9.5" style:family="table-row">
      <style:table-row-properties style:min-row-height="0.804cm"/>
    </style:style>
    <style:style style:name="Tabell9.9" style:family="table-row">
      <style:table-row-properties style:min-row-height="0.889cm"/>
    </style:style>
    <style:style style:name="Tabell10" style:family="table">
      <style:table-properties style:width="17cm" table:align="margins"/>
    </style:style>
    <style:style style:name="Tabell10.A" style:family="table-column">
      <style:table-column-properties style:column-width="4.297cm" style:rel-column-width="16563*"/>
    </style:style>
    <style:style style:name="Tabell10.B" style:family="table-column">
      <style:table-column-properties style:column-width="12.704cm" style:rel-column-width="48972*"/>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1" style:family="table">
      <style:table-properties style:width="17cm" table:align="margins"/>
    </style:style>
    <style:style style:name="Tabell11.A" style:family="table-column">
      <style:table-column-properties style:column-width="4.297cm" style:rel-column-width="16563*"/>
    </style:style>
    <style:style style:name="Tabell11.B" style:family="table-column">
      <style:table-column-properties style:column-width="12.704cm" style:rel-column-width="48972*"/>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11.4" style:family="table-row">
      <style:table-row-properties style:min-row-height="0.746cm"/>
    </style:style>
    <style:style style:name="Tabell11.5" style:family="table-row">
      <style:table-row-properties style:min-row-height="0.804cm"/>
    </style:style>
    <style:style style:name="Tabell29" style:family="table">
      <style:table-properties style:width="17cm" table:align="margins"/>
    </style:style>
    <style:style style:name="Tabell29.A" style:family="table-column">
      <style:table-column-properties style:column-width="2.307cm" style:rel-column-width="8893*"/>
    </style:style>
    <style:style style:name="Tabell29.B" style:family="table-column">
      <style:table-column-properties style:column-width="2.201cm" style:rel-column-width="8485*"/>
    </style:style>
    <style:style style:name="Tabell29.D" style:family="table-column">
      <style:table-column-properties style:column-width="4.191cm" style:rel-column-width="16155*"/>
    </style:style>
    <style:style style:name="Tabell29.E" style:family="table-column">
      <style:table-column-properties style:column-width="6.101cm" style:rel-column-width="23517*"/>
    </style:style>
    <style:style style:name="Tabell29.A1" style:family="table-cell">
      <style:table-cell-properties fo:padding="0.097cm" fo:border-left="0.05pt solid #000000" fo:border-right="none" fo:border-top="0.05pt solid #000000" fo:border-bottom="0.05pt solid #000000"/>
    </style:style>
    <style:style style:name="Tabell29.E1" style:family="table-cell">
      <style:table-cell-properties fo:padding="0.097cm" fo:border="0.05pt solid #000000"/>
    </style:style>
    <style:style style:name="Tabell29.A2" style:family="table-cell">
      <style:table-cell-properties fo:padding="0.097cm" fo:border-left="0.05pt solid #000000" fo:border-right="none" fo:border-top="none" fo:border-bottom="0.05pt solid #000000"/>
    </style:style>
    <style:style style:name="Tabell29.E2" style:family="table-cell">
      <style:table-cell-properties fo:padding="0.097cm" fo:border-left="0.05pt solid #000000" fo:border-right="0.05pt solid #000000" fo:border-top="none" fo:border-bottom="0.05pt solid #000000"/>
    </style:style>
    <style:style style:name="Tabell29.3" style:family="table-row">
      <style:table-row-properties style:min-row-height="1.048cm"/>
    </style:style>
    <style:style style:name="Tabell12" style:family="table">
      <style:table-properties style:width="17cm" table:align="margins"/>
    </style:style>
    <style:style style:name="Tabell12.A" style:family="table-column">
      <style:table-column-properties style:column-width="4.297cm" style:rel-column-width="16563*"/>
    </style:style>
    <style:style style:name="Tabell12.B" style:family="table-column">
      <style:table-column-properties style:column-width="12.704cm" style:rel-column-width="48972*"/>
    </style:style>
    <style:style style:name="Tabell12.A1" style:family="table-cell">
      <style:table-cell-properties fo:padding="0.097cm" fo:border-left="0.05pt solid #000000" fo:border-right="none" fo:border-top="0.05pt solid #000000" fo:border-bottom="0.05pt solid #000000"/>
    </style:style>
    <style:style style:name="Tabell12.B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B2" style:family="table-cell">
      <style:table-cell-properties fo:padding="0.097cm" fo:border-left="0.05pt solid #000000" fo:border-right="0.05pt solid #000000" fo:border-top="none" fo:border-bottom="0.05pt solid #000000"/>
    </style:style>
    <style:style style:name="Tabell12.4" style:family="table-row">
      <style:table-row-properties style:min-row-height="0.746cm"/>
    </style:style>
    <style:style style:name="Tabell12.5" style:family="table-row">
      <style:table-row-properties style:min-row-height="0.804cm"/>
    </style:style>
    <style:style style:name="Tabell12.9" style:family="table-row">
      <style:table-row-properties style:min-row-height="0.889cm"/>
    </style:style>
    <style:style style:name="Tabell30" style:family="table">
      <style:table-properties style:width="17cm" table:align="margins"/>
    </style:style>
    <style:style style:name="Tabell30.A" style:family="table-column">
      <style:table-column-properties style:column-width="2.307cm" style:rel-column-width="8893*"/>
    </style:style>
    <style:style style:name="Tabell30.B" style:family="table-column">
      <style:table-column-properties style:column-width="2.201cm" style:rel-column-width="8485*"/>
    </style:style>
    <style:style style:name="Tabell30.D" style:family="table-column">
      <style:table-column-properties style:column-width="4.191cm" style:rel-column-width="16155*"/>
    </style:style>
    <style:style style:name="Tabell30.E" style:family="table-column">
      <style:table-column-properties style:column-width="6.101cm" style:rel-column-width="23517*"/>
    </style:style>
    <style:style style:name="Tabell30.A1" style:family="table-cell">
      <style:table-cell-properties fo:padding="0.097cm" fo:border-left="0.05pt solid #000000" fo:border-right="none" fo:border-top="0.05pt solid #000000" fo:border-bottom="0.05pt solid #000000"/>
    </style:style>
    <style:style style:name="Tabell30.E1" style:family="table-cell">
      <style:table-cell-properties fo:padding="0.097cm" fo:border="0.05pt solid #000000"/>
    </style:style>
    <style:style style:name="Tabell30.A2" style:family="table-cell">
      <style:table-cell-properties fo:padding="0.097cm" fo:border-left="0.05pt solid #000000" fo:border-right="none" fo:border-top="none" fo:border-bottom="0.05pt solid #000000"/>
    </style:style>
    <style:style style:name="Tabell30.E2" style:family="table-cell">
      <style:table-cell-properties fo:padding="0.097cm" fo:border-left="0.05pt solid #000000" fo:border-right="0.05pt solid #000000" fo:border-top="none" fo:border-bottom="0.05pt solid #000000"/>
    </style:style>
    <style:style style:name="Tabell30.3" style:family="table-row">
      <style:table-row-properties style:min-row-height="1.048cm"/>
    </style:style>
    <style:style style:name="Tabell13" style:family="table">
      <style:table-properties style:width="17cm" table:align="margins"/>
    </style:style>
    <style:style style:name="Tabell13.A" style:family="table-column">
      <style:table-column-properties style:column-width="4.297cm" style:rel-column-width="16563*"/>
    </style:style>
    <style:style style:name="Tabell13.B" style:family="table-column">
      <style:table-column-properties style:column-width="12.704cm" style:rel-column-width="48972*"/>
    </style:style>
    <style:style style:name="Tabell13.A1" style:family="table-cell">
      <style:table-cell-properties fo:padding="0.097cm" fo:border-left="0.05pt solid #000000" fo:border-right="none" fo:border-top="0.05pt solid #000000" fo:border-bottom="0.05pt solid #000000"/>
    </style:style>
    <style:style style:name="Tabell13.B1" style:family="table-cell">
      <style:table-cell-properties fo:padding="0.097cm" fo:border="0.05pt solid #000000"/>
    </style:style>
    <style:style style:name="Tabell13.A2" style:family="table-cell">
      <style:table-cell-properties fo:padding="0.097cm" fo:border-left="0.05pt solid #000000" fo:border-right="none" fo:border-top="none" fo:border-bottom="0.05pt solid #000000"/>
    </style:style>
    <style:style style:name="Tabell13.B2" style:family="table-cell">
      <style:table-cell-properties fo:padding="0.097cm" fo:border-left="0.05pt solid #000000" fo:border-right="0.05pt solid #000000" fo:border-top="none" fo:border-bottom="0.05pt solid #000000"/>
    </style:style>
    <style:style style:name="Tabell13.4" style:family="table-row">
      <style:table-row-properties style:min-row-height="0.746cm"/>
    </style:style>
    <style:style style:name="Tabell13.5" style:family="table-row">
      <style:table-row-properties style:min-row-height="0.804cm"/>
    </style:style>
    <style:style style:name="Tabell13.9" style:family="table-row">
      <style:table-row-properties style:min-row-height="0.889cm"/>
    </style:style>
    <style:style style:name="Tabell31" style:family="table">
      <style:table-properties style:width="17cm" table:align="margins"/>
    </style:style>
    <style:style style:name="Tabell31.A" style:family="table-column">
      <style:table-column-properties style:column-width="2.307cm" style:rel-column-width="8893*"/>
    </style:style>
    <style:style style:name="Tabell31.B" style:family="table-column">
      <style:table-column-properties style:column-width="2.201cm" style:rel-column-width="8485*"/>
    </style:style>
    <style:style style:name="Tabell31.D" style:family="table-column">
      <style:table-column-properties style:column-width="4.191cm" style:rel-column-width="16155*"/>
    </style:style>
    <style:style style:name="Tabell31.E" style:family="table-column">
      <style:table-column-properties style:column-width="6.101cm" style:rel-column-width="23517*"/>
    </style:style>
    <style:style style:name="Tabell31.A1" style:family="table-cell">
      <style:table-cell-properties fo:padding="0.097cm" fo:border-left="0.05pt solid #000000" fo:border-right="none" fo:border-top="0.05pt solid #000000" fo:border-bottom="0.05pt solid #000000"/>
    </style:style>
    <style:style style:name="Tabell31.E1" style:family="table-cell">
      <style:table-cell-properties fo:padding="0.097cm" fo:border="0.05pt solid #000000"/>
    </style:style>
    <style:style style:name="Tabell31.A2" style:family="table-cell">
      <style:table-cell-properties fo:padding="0.097cm" fo:border-left="0.05pt solid #000000" fo:border-right="none" fo:border-top="none" fo:border-bottom="0.05pt solid #000000"/>
    </style:style>
    <style:style style:name="Tabell31.E2" style:family="table-cell">
      <style:table-cell-properties fo:padding="0.097cm" fo:border-left="0.05pt solid #000000" fo:border-right="0.05pt solid #000000" fo:border-top="none" fo:border-bottom="0.05pt solid #000000"/>
    </style:style>
    <style:style style:name="Tabell31.3" style:family="table-row">
      <style:table-row-properties style:min-row-height="1.048cm"/>
    </style:style>
    <style:style style:name="Tabell14" style:family="table">
      <style:table-properties style:width="17cm" table:align="margins"/>
    </style:style>
    <style:style style:name="Tabell14.A" style:family="table-column">
      <style:table-column-properties style:column-width="4.297cm" style:rel-column-width="16563*"/>
    </style:style>
    <style:style style:name="Tabell14.B" style:family="table-column">
      <style:table-column-properties style:column-width="12.704cm" style:rel-column-width="48972*"/>
    </style:style>
    <style:style style:name="Tabell14.A1" style:family="table-cell">
      <style:table-cell-properties fo:padding="0.097cm" fo:border-left="0.05pt solid #000000" fo:border-right="none" fo:border-top="0.05pt solid #000000" fo:border-bottom="0.05pt solid #000000"/>
    </style:style>
    <style:style style:name="Tabell14.B1" style:family="table-cell">
      <style:table-cell-properties fo:padding="0.097cm" fo:border="0.05pt solid #000000"/>
    </style:style>
    <style:style style:name="Tabell14.A2" style:family="table-cell">
      <style:table-cell-properties fo:padding="0.097cm" fo:border-left="0.05pt solid #000000" fo:border-right="none" fo:border-top="none" fo:border-bottom="0.05pt solid #000000"/>
    </style:style>
    <style:style style:name="Tabell14.B2" style:family="table-cell">
      <style:table-cell-properties fo:padding="0.097cm" fo:border-left="0.05pt solid #000000" fo:border-right="0.05pt solid #000000" fo:border-top="none" fo:border-bottom="0.05pt solid #000000"/>
    </style:style>
    <style:style style:name="Tabell14.4" style:family="table-row">
      <style:table-row-properties style:min-row-height="0.746cm"/>
    </style:style>
    <style:style style:name="Tabell14.5" style:family="table-row">
      <style:table-row-properties style:min-row-height="0.804cm"/>
    </style:style>
    <style:style style:name="Tabell14.8" style:family="table-row">
      <style:table-row-properties style:min-row-height="0.889cm"/>
    </style:style>
    <style:style style:name="Tabell32" style:family="table">
      <style:table-properties style:width="17cm" table:align="margins"/>
    </style:style>
    <style:style style:name="Tabell32.A" style:family="table-column">
      <style:table-column-properties style:column-width="2.307cm" style:rel-column-width="8893*"/>
    </style:style>
    <style:style style:name="Tabell32.B" style:family="table-column">
      <style:table-column-properties style:column-width="2.201cm" style:rel-column-width="8485*"/>
    </style:style>
    <style:style style:name="Tabell32.D" style:family="table-column">
      <style:table-column-properties style:column-width="4.191cm" style:rel-column-width="16155*"/>
    </style:style>
    <style:style style:name="Tabell32.E" style:family="table-column">
      <style:table-column-properties style:column-width="6.101cm" style:rel-column-width="23517*"/>
    </style:style>
    <style:style style:name="Tabell32.A1" style:family="table-cell">
      <style:table-cell-properties fo:padding="0.097cm" fo:border-left="0.05pt solid #000000" fo:border-right="none" fo:border-top="0.05pt solid #000000" fo:border-bottom="0.05pt solid #000000"/>
    </style:style>
    <style:style style:name="Tabell32.E1" style:family="table-cell">
      <style:table-cell-properties fo:padding="0.097cm" fo:border="0.05pt solid #000000"/>
    </style:style>
    <style:style style:name="Tabell32.A2" style:family="table-cell">
      <style:table-cell-properties fo:padding="0.097cm" fo:border-left="0.05pt solid #000000" fo:border-right="none" fo:border-top="none" fo:border-bottom="0.05pt solid #000000"/>
    </style:style>
    <style:style style:name="Tabell32.E2" style:family="table-cell">
      <style:table-cell-properties fo:padding="0.097cm" fo:border-left="0.05pt solid #000000" fo:border-right="0.05pt solid #000000" fo:border-top="none" fo:border-bottom="0.05pt solid #000000"/>
    </style:style>
    <style:style style:name="Tabell32.3" style:family="table-row">
      <style:table-row-properties style:min-row-height="1.048cm"/>
    </style:style>
    <style:style style:name="Tabell15" style:family="table">
      <style:table-properties style:width="17cm" table:align="margins"/>
    </style:style>
    <style:style style:name="Tabell15.A" style:family="table-column">
      <style:table-column-properties style:column-width="4.297cm" style:rel-column-width="16563*"/>
    </style:style>
    <style:style style:name="Tabell15.B" style:family="table-column">
      <style:table-column-properties style:column-width="12.704cm" style:rel-column-width="48972*"/>
    </style:style>
    <style:style style:name="Tabell15.A1" style:family="table-cell">
      <style:table-cell-properties fo:padding="0.097cm" fo:border-left="0.05pt solid #000000" fo:border-right="none" fo:border-top="0.05pt solid #000000" fo:border-bottom="0.05pt solid #000000"/>
    </style:style>
    <style:style style:name="Tabell15.B1" style:family="table-cell">
      <style:table-cell-properties fo:padding="0.097cm" fo:border="0.05pt solid #000000"/>
    </style:style>
    <style:style style:name="Tabell15.A2" style:family="table-cell">
      <style:table-cell-properties fo:padding="0.097cm" fo:border-left="0.05pt solid #000000" fo:border-right="none" fo:border-top="none" fo:border-bottom="0.05pt solid #000000"/>
    </style:style>
    <style:style style:name="Tabell15.B2" style:family="table-cell">
      <style:table-cell-properties fo:padding="0.097cm" fo:border-left="0.05pt solid #000000" fo:border-right="0.05pt solid #000000" fo:border-top="none" fo:border-bottom="0.05pt solid #000000"/>
    </style:style>
    <style:style style:name="Tabell15.4" style:family="table-row">
      <style:table-row-properties style:min-row-height="0.746cm"/>
    </style:style>
    <style:style style:name="Tabell15.5" style:family="table-row">
      <style:table-row-properties style:min-row-height="0.804cm"/>
    </style:style>
    <style:style style:name="Tabell15.9" style:family="table-row">
      <style:table-row-properties style:min-row-height="0.889cm"/>
    </style:style>
    <style:style style:name="Tabell33" style:family="table">
      <style:table-properties style:width="17cm" table:align="margins"/>
    </style:style>
    <style:style style:name="Tabell33.A" style:family="table-column">
      <style:table-column-properties style:column-width="2.307cm" style:rel-column-width="8893*"/>
    </style:style>
    <style:style style:name="Tabell33.B" style:family="table-column">
      <style:table-column-properties style:column-width="2.201cm" style:rel-column-width="8485*"/>
    </style:style>
    <style:style style:name="Tabell33.D" style:family="table-column">
      <style:table-column-properties style:column-width="4.191cm" style:rel-column-width="16155*"/>
    </style:style>
    <style:style style:name="Tabell33.E" style:family="table-column">
      <style:table-column-properties style:column-width="6.101cm" style:rel-column-width="23517*"/>
    </style:style>
    <style:style style:name="Tabell33.A1" style:family="table-cell">
      <style:table-cell-properties fo:padding="0.097cm" fo:border-left="0.05pt solid #000000" fo:border-right="none" fo:border-top="0.05pt solid #000000" fo:border-bottom="0.05pt solid #000000"/>
    </style:style>
    <style:style style:name="Tabell33.E1" style:family="table-cell">
      <style:table-cell-properties fo:padding="0.097cm" fo:border="0.05pt solid #000000"/>
    </style:style>
    <style:style style:name="Tabell33.A2" style:family="table-cell">
      <style:table-cell-properties fo:padding="0.097cm" fo:border-left="0.05pt solid #000000" fo:border-right="none" fo:border-top="none" fo:border-bottom="0.05pt solid #000000"/>
    </style:style>
    <style:style style:name="Tabell33.E2" style:family="table-cell">
      <style:table-cell-properties fo:padding="0.097cm" fo:border-left="0.05pt solid #000000" fo:border-right="0.05pt solid #000000" fo:border-top="none" fo:border-bottom="0.05pt solid #000000"/>
    </style:style>
    <style:style style:name="Tabell33.3" style:family="table-row">
      <style:table-row-properties style:min-row-height="1.048cm"/>
    </style:style>
    <style:style style:name="Tabell16" style:family="table">
      <style:table-properties style:width="17cm" table:align="margins"/>
    </style:style>
    <style:style style:name="Tabell16.A" style:family="table-column">
      <style:table-column-properties style:column-width="4.297cm" style:rel-column-width="16563*"/>
    </style:style>
    <style:style style:name="Tabell16.B" style:family="table-column">
      <style:table-column-properties style:column-width="12.704cm" style:rel-column-width="48972*"/>
    </style:style>
    <style:style style:name="Tabell16.A1" style:family="table-cell">
      <style:table-cell-properties fo:padding="0.097cm" fo:border-left="0.05pt solid #000000" fo:border-right="none" fo:border-top="0.05pt solid #000000" fo:border-bottom="0.05pt solid #000000"/>
    </style:style>
    <style:style style:name="Tabell16.B1" style:family="table-cell">
      <style:table-cell-properties fo:padding="0.097cm" fo:border="0.05pt solid #000000"/>
    </style:style>
    <style:style style:name="Tabell16.A2" style:family="table-cell">
      <style:table-cell-properties fo:padding="0.097cm" fo:border-left="0.05pt solid #000000" fo:border-right="none" fo:border-top="none" fo:border-bottom="0.05pt solid #000000"/>
    </style:style>
    <style:style style:name="Tabell16.B2" style:family="table-cell">
      <style:table-cell-properties fo:padding="0.097cm" fo:border-left="0.05pt solid #000000" fo:border-right="0.05pt solid #000000" fo:border-top="none" fo:border-bottom="0.05pt solid #000000"/>
    </style:style>
    <style:style style:name="Tabell16.4" style:family="table-row">
      <style:table-row-properties style:min-row-height="0.746cm"/>
    </style:style>
    <style:style style:name="Tabell16.5" style:family="table-row">
      <style:table-row-properties style:min-row-height="0.804cm"/>
    </style:style>
    <style:style style:name="Tabell34" style:family="table">
      <style:table-properties style:width="17cm" table:align="margins"/>
    </style:style>
    <style:style style:name="Tabell34.A" style:family="table-column">
      <style:table-column-properties style:column-width="2.307cm" style:rel-column-width="8893*"/>
    </style:style>
    <style:style style:name="Tabell34.B" style:family="table-column">
      <style:table-column-properties style:column-width="2.201cm" style:rel-column-width="8485*"/>
    </style:style>
    <style:style style:name="Tabell34.D" style:family="table-column">
      <style:table-column-properties style:column-width="4.191cm" style:rel-column-width="16155*"/>
    </style:style>
    <style:style style:name="Tabell34.E" style:family="table-column">
      <style:table-column-properties style:column-width="6.101cm" style:rel-column-width="23517*"/>
    </style:style>
    <style:style style:name="Tabell34.A1" style:family="table-cell">
      <style:table-cell-properties fo:padding="0.097cm" fo:border-left="0.05pt solid #000000" fo:border-right="none" fo:border-top="0.05pt solid #000000" fo:border-bottom="0.05pt solid #000000"/>
    </style:style>
    <style:style style:name="Tabell34.E1" style:family="table-cell">
      <style:table-cell-properties fo:padding="0.097cm" fo:border="0.05pt solid #000000"/>
    </style:style>
    <style:style style:name="Tabell34.A2" style:family="table-cell">
      <style:table-cell-properties fo:padding="0.097cm" fo:border-left="0.05pt solid #000000" fo:border-right="none" fo:border-top="none" fo:border-bottom="0.05pt solid #000000"/>
    </style:style>
    <style:style style:name="Tabell34.E2" style:family="table-cell">
      <style:table-cell-properties fo:padding="0.097cm" fo:border-left="0.05pt solid #000000" fo:border-right="0.05pt solid #000000" fo:border-top="none" fo:border-bottom="0.05pt solid #000000"/>
    </style:style>
    <style:style style:name="Tabell34.3" style:family="table-row">
      <style:table-row-properties style:min-row-height="1.048cm"/>
    </style:style>
    <style:style style:name="Tabell17" style:family="table">
      <style:table-properties style:width="17cm" table:align="margins"/>
    </style:style>
    <style:style style:name="Tabell17.A" style:family="table-column">
      <style:table-column-properties style:column-width="4.297cm" style:rel-column-width="16563*"/>
    </style:style>
    <style:style style:name="Tabell17.B" style:family="table-column">
      <style:table-column-properties style:column-width="12.704cm" style:rel-column-width="48972*"/>
    </style:style>
    <style:style style:name="Tabell17.A1" style:family="table-cell">
      <style:table-cell-properties fo:padding="0.097cm" fo:border-left="0.05pt solid #000000" fo:border-right="none" fo:border-top="0.05pt solid #000000" fo:border-bottom="0.05pt solid #000000"/>
    </style:style>
    <style:style style:name="Tabell17.B1" style:family="table-cell">
      <style:table-cell-properties fo:padding="0.097cm" fo:border="0.05pt solid #000000"/>
    </style:style>
    <style:style style:name="Tabell17.A2" style:family="table-cell">
      <style:table-cell-properties fo:padding="0.097cm" fo:border-left="0.05pt solid #000000" fo:border-right="none" fo:border-top="none" fo:border-bottom="0.05pt solid #000000"/>
    </style:style>
    <style:style style:name="Tabell17.B2" style:family="table-cell">
      <style:table-cell-properties fo:padding="0.097cm" fo:border-left="0.05pt solid #000000" fo:border-right="0.05pt solid #000000" fo:border-top="none" fo:border-bottom="0.05pt solid #000000"/>
    </style:style>
    <style:style style:name="Tabell17.4" style:family="table-row">
      <style:table-row-properties style:min-row-height="0.746cm"/>
    </style:style>
    <style:style style:name="Tabell17.5" style:family="table-row">
      <style:table-row-properties style:min-row-height="0.804cm"/>
    </style:style>
    <style:style style:name="Tabell17.8" style:family="table-row">
      <style:table-row-properties style:min-row-height="0.889cm"/>
    </style:style>
    <style:style style:name="Tabell17.13" style:family="table-row">
      <style:table-row-properties style:min-row-height="0.953cm"/>
    </style:style>
    <style:style style:name="Tabell35" style:family="table">
      <style:table-properties style:width="17cm" table:align="margins"/>
    </style:style>
    <style:style style:name="Tabell35.A" style:family="table-column">
      <style:table-column-properties style:column-width="2.307cm" style:rel-column-width="8893*"/>
    </style:style>
    <style:style style:name="Tabell35.B" style:family="table-column">
      <style:table-column-properties style:column-width="2.201cm" style:rel-column-width="8485*"/>
    </style:style>
    <style:style style:name="Tabell35.D" style:family="table-column">
      <style:table-column-properties style:column-width="4.191cm" style:rel-column-width="16155*"/>
    </style:style>
    <style:style style:name="Tabell35.E" style:family="table-column">
      <style:table-column-properties style:column-width="6.101cm" style:rel-column-width="23517*"/>
    </style:style>
    <style:style style:name="Tabell35.A1" style:family="table-cell">
      <style:table-cell-properties fo:padding="0.097cm" fo:border-left="0.05pt solid #000000" fo:border-right="none" fo:border-top="0.05pt solid #000000" fo:border-bottom="0.05pt solid #000000"/>
    </style:style>
    <style:style style:name="Tabell35.E1" style:family="table-cell">
      <style:table-cell-properties fo:padding="0.097cm" fo:border="0.05pt solid #000000"/>
    </style:style>
    <style:style style:name="Tabell35.A2" style:family="table-cell">
      <style:table-cell-properties fo:padding="0.097cm" fo:border-left="0.05pt solid #000000" fo:border-right="none" fo:border-top="none" fo:border-bottom="0.05pt solid #000000"/>
    </style:style>
    <style:style style:name="Tabell35.E2" style:family="table-cell">
      <style:table-cell-properties fo:padding="0.097cm" fo:border-left="0.05pt solid #000000" fo:border-right="0.05pt solid #000000" fo:border-top="none" fo:border-bottom="0.05pt solid #000000"/>
    </style:style>
    <style:style style:name="Tabell35.3" style:family="table-row">
      <style:table-row-properties style:min-row-height="1.048cm"/>
    </style:style>
    <style:style style:name="Tabell18" style:family="table">
      <style:table-properties style:width="17cm" table:align="margins"/>
    </style:style>
    <style:style style:name="Tabell18.A" style:family="table-column">
      <style:table-column-properties style:column-width="4.297cm" style:rel-column-width="16563*"/>
    </style:style>
    <style:style style:name="Tabell18.B" style:family="table-column">
      <style:table-column-properties style:column-width="12.704cm" style:rel-column-width="48972*"/>
    </style:style>
    <style:style style:name="Tabell18.A1" style:family="table-cell">
      <style:table-cell-properties fo:padding="0.097cm" fo:border-left="0.05pt solid #000000" fo:border-right="none" fo:border-top="0.05pt solid #000000" fo:border-bottom="0.05pt solid #000000"/>
    </style:style>
    <style:style style:name="Tabell18.B1" style:family="table-cell">
      <style:table-cell-properties fo:padding="0.097cm" fo:border="0.05pt solid #000000"/>
    </style:style>
    <style:style style:name="Tabell18.A2" style:family="table-cell">
      <style:table-cell-properties fo:padding="0.097cm" fo:border-left="0.05pt solid #000000" fo:border-right="none" fo:border-top="none" fo:border-bottom="0.05pt solid #000000"/>
    </style:style>
    <style:style style:name="Tabell18.B2" style:family="table-cell">
      <style:table-cell-properties fo:padding="0.097cm" fo:border-left="0.05pt solid #000000" fo:border-right="0.05pt solid #000000" fo:border-top="none" fo:border-bottom="0.05pt solid #000000"/>
    </style:style>
    <style:style style:name="Tabell18.4" style:family="table-row">
      <style:table-row-properties style:min-row-height="0.746cm"/>
    </style:style>
    <style:style style:name="Tabell18.5" style:family="table-row">
      <style:table-row-properties style:min-row-height="0.804cm"/>
    </style:style>
    <style:style style:name="Tabell18.8" style:family="table-row">
      <style:table-row-properties style:min-row-height="0.889cm"/>
    </style:style>
    <style:style style:name="Tabell36" style:family="table">
      <style:table-properties style:width="17cm" table:align="margins"/>
    </style:style>
    <style:style style:name="Tabell36.A" style:family="table-column">
      <style:table-column-properties style:column-width="2.307cm" style:rel-column-width="8893*"/>
    </style:style>
    <style:style style:name="Tabell36.B" style:family="table-column">
      <style:table-column-properties style:column-width="2.201cm" style:rel-column-width="8485*"/>
    </style:style>
    <style:style style:name="Tabell36.D" style:family="table-column">
      <style:table-column-properties style:column-width="4.191cm" style:rel-column-width="16155*"/>
    </style:style>
    <style:style style:name="Tabell36.E" style:family="table-column">
      <style:table-column-properties style:column-width="6.101cm" style:rel-column-width="23517*"/>
    </style:style>
    <style:style style:name="Tabell36.A1" style:family="table-cell">
      <style:table-cell-properties fo:padding="0.097cm" fo:border-left="0.05pt solid #000000" fo:border-right="none" fo:border-top="0.05pt solid #000000" fo:border-bottom="0.05pt solid #000000"/>
    </style:style>
    <style:style style:name="Tabell36.E1" style:family="table-cell">
      <style:table-cell-properties fo:padding="0.097cm" fo:border="0.05pt solid #000000"/>
    </style:style>
    <style:style style:name="Tabell36.A2" style:family="table-cell">
      <style:table-cell-properties fo:padding="0.097cm" fo:border-left="0.05pt solid #000000" fo:border-right="none" fo:border-top="none" fo:border-bottom="0.05pt solid #000000"/>
    </style:style>
    <style:style style:name="Tabell36.E2" style:family="table-cell">
      <style:table-cell-properties fo:padding="0.097cm" fo:border-left="0.05pt solid #000000" fo:border-right="0.05pt solid #000000" fo:border-top="none" fo:border-bottom="0.05pt solid #000000"/>
    </style:style>
    <style:style style:name="Tabell36.3" style:family="table-row">
      <style:table-row-properties style:min-row-height="1.048cm"/>
    </style:style>
    <style:style style:name="Tabell19" style:family="table">
      <style:table-properties style:width="17cm" table:align="margins"/>
    </style:style>
    <style:style style:name="Tabell19.A" style:family="table-column">
      <style:table-column-properties style:column-width="4.297cm" style:rel-column-width="16563*"/>
    </style:style>
    <style:style style:name="Tabell19.B" style:family="table-column">
      <style:table-column-properties style:column-width="12.704cm" style:rel-column-width="48972*"/>
    </style:style>
    <style:style style:name="Tabell19.A1" style:family="table-cell">
      <style:table-cell-properties fo:padding="0.097cm" fo:border-left="0.05pt solid #000000" fo:border-right="none" fo:border-top="0.05pt solid #000000" fo:border-bottom="0.05pt solid #000000"/>
    </style:style>
    <style:style style:name="Tabell19.B1" style:family="table-cell">
      <style:table-cell-properties fo:padding="0.097cm" fo:border="0.05pt solid #000000"/>
    </style:style>
    <style:style style:name="Tabell19.A2" style:family="table-cell">
      <style:table-cell-properties fo:padding="0.097cm" fo:border-left="0.05pt solid #000000" fo:border-right="none" fo:border-top="none" fo:border-bottom="0.05pt solid #000000"/>
    </style:style>
    <style:style style:name="Tabell19.B2" style:family="table-cell">
      <style:table-cell-properties fo:padding="0.097cm" fo:border-left="0.05pt solid #000000" fo:border-right="0.05pt solid #000000" fo:border-top="none" fo:border-bottom="0.05pt solid #000000"/>
    </style:style>
    <style:style style:name="Tabell19.4" style:family="table-row">
      <style:table-row-properties style:min-row-height="0.746cm"/>
    </style:style>
    <style:style style:name="Tabell19.5" style:family="table-row">
      <style:table-row-properties style:min-row-height="0.804cm"/>
    </style:style>
    <style:style style:name="Tabell19.9" style:family="table-row">
      <style:table-row-properties style:min-row-height="0.889cm"/>
    </style:style>
    <style:style style:name="Tabell37" style:family="table">
      <style:table-properties style:width="17cm" table:align="margins"/>
    </style:style>
    <style:style style:name="Tabell37.A" style:family="table-column">
      <style:table-column-properties style:column-width="2.307cm" style:rel-column-width="8893*"/>
    </style:style>
    <style:style style:name="Tabell37.B" style:family="table-column">
      <style:table-column-properties style:column-width="2.201cm" style:rel-column-width="8485*"/>
    </style:style>
    <style:style style:name="Tabell37.D" style:family="table-column">
      <style:table-column-properties style:column-width="4.191cm" style:rel-column-width="16155*"/>
    </style:style>
    <style:style style:name="Tabell37.E" style:family="table-column">
      <style:table-column-properties style:column-width="6.101cm" style:rel-column-width="23517*"/>
    </style:style>
    <style:style style:name="Tabell37.A1" style:family="table-cell">
      <style:table-cell-properties fo:padding="0.097cm" fo:border-left="0.05pt solid #000000" fo:border-right="none" fo:border-top="0.05pt solid #000000" fo:border-bottom="0.05pt solid #000000"/>
    </style:style>
    <style:style style:name="Tabell37.E1" style:family="table-cell">
      <style:table-cell-properties fo:padding="0.097cm" fo:border="0.05pt solid #000000"/>
    </style:style>
    <style:style style:name="Tabell37.A2" style:family="table-cell">
      <style:table-cell-properties fo:padding="0.097cm" fo:border-left="0.05pt solid #000000" fo:border-right="none" fo:border-top="none" fo:border-bottom="0.05pt solid #000000"/>
    </style:style>
    <style:style style:name="Tabell37.E2" style:family="table-cell">
      <style:table-cell-properties fo:padding="0.097cm" fo:border-left="0.05pt solid #000000" fo:border-right="0.05pt solid #000000" fo:border-top="none" fo:border-bottom="0.05pt solid #000000"/>
    </style:style>
    <style:style style:name="Tabell37.4" style:family="table-row">
      <style:table-row-properties style:min-row-height="1.048cm"/>
    </style:style>
    <style:style style:name="Tabell20" style:family="table">
      <style:table-properties style:width="17cm" table:align="margins"/>
    </style:style>
    <style:style style:name="Tabell20.A" style:family="table-column">
      <style:table-column-properties style:column-width="4.297cm" style:rel-column-width="16563*"/>
    </style:style>
    <style:style style:name="Tabell20.B" style:family="table-column">
      <style:table-column-properties style:column-width="12.704cm" style:rel-column-width="48972*"/>
    </style:style>
    <style:style style:name="Tabell20.A1" style:family="table-cell">
      <style:table-cell-properties fo:padding="0.097cm" fo:border-left="0.05pt solid #000000" fo:border-right="none" fo:border-top="0.05pt solid #000000" fo:border-bottom="0.05pt solid #000000"/>
    </style:style>
    <style:style style:name="Tabell20.B1" style:family="table-cell">
      <style:table-cell-properties fo:padding="0.097cm" fo:border="0.05pt solid #000000"/>
    </style:style>
    <style:style style:name="Tabell20.A2" style:family="table-cell">
      <style:table-cell-properties fo:padding="0.097cm" fo:border-left="0.05pt solid #000000" fo:border-right="none" fo:border-top="none" fo:border-bottom="0.05pt solid #000000"/>
    </style:style>
    <style:style style:name="Tabell20.B2" style:family="table-cell">
      <style:table-cell-properties fo:padding="0.097cm" fo:border-left="0.05pt solid #000000" fo:border-right="0.05pt solid #000000" fo:border-top="none" fo:border-bottom="0.05pt solid #000000"/>
    </style:style>
    <style:style style:name="Tabell20.4" style:family="table-row">
      <style:table-row-properties style:min-row-height="0.746cm"/>
    </style:style>
    <style:style style:name="Tabell20.5" style:family="table-row">
      <style:table-row-properties style:min-row-height="0.804cm"/>
    </style:style>
    <style:style style:name="Tabell20.9" style:family="table-row">
      <style:table-row-properties style:min-row-height="0.889cm"/>
    </style:style>
    <style:style style:name="Tabell38" style:family="table">
      <style:table-properties style:width="17cm" table:align="margins"/>
    </style:style>
    <style:style style:name="Tabell38.A" style:family="table-column">
      <style:table-column-properties style:column-width="2.307cm" style:rel-column-width="8893*"/>
    </style:style>
    <style:style style:name="Tabell38.B" style:family="table-column">
      <style:table-column-properties style:column-width="2.201cm" style:rel-column-width="8485*"/>
    </style:style>
    <style:style style:name="Tabell38.D" style:family="table-column">
      <style:table-column-properties style:column-width="4.191cm" style:rel-column-width="16155*"/>
    </style:style>
    <style:style style:name="Tabell38.E" style:family="table-column">
      <style:table-column-properties style:column-width="6.101cm" style:rel-column-width="23517*"/>
    </style:style>
    <style:style style:name="Tabell38.A1" style:family="table-cell">
      <style:table-cell-properties fo:padding="0.097cm" fo:border-left="0.05pt solid #000000" fo:border-right="none" fo:border-top="0.05pt solid #000000" fo:border-bottom="0.05pt solid #000000"/>
    </style:style>
    <style:style style:name="Tabell38.E1" style:family="table-cell">
      <style:table-cell-properties fo:padding="0.097cm" fo:border="0.05pt solid #000000"/>
    </style:style>
    <style:style style:name="Tabell38.A2" style:family="table-cell">
      <style:table-cell-properties fo:padding="0.097cm" fo:border-left="0.05pt solid #000000" fo:border-right="none" fo:border-top="none" fo:border-bottom="0.05pt solid #000000"/>
    </style:style>
    <style:style style:name="Tabell38.E2" style:family="table-cell">
      <style:table-cell-properties fo:padding="0.097cm" fo:border-left="0.05pt solid #000000" fo:border-right="0.05pt solid #000000" fo:border-top="none" fo:border-bottom="0.05pt solid #000000"/>
    </style:style>
    <style:style style:name="Tabell38.4" style:family="table-row">
      <style:table-row-properties style:min-row-height="1.048cm"/>
    </style:style>
    <style:style style:name="Tabell21" style:family="table">
      <style:table-properties style:width="17cm" table:align="margins"/>
    </style:style>
    <style:style style:name="Tabell21.A" style:family="table-column">
      <style:table-column-properties style:column-width="4.297cm" style:rel-column-width="16563*"/>
    </style:style>
    <style:style style:name="Tabell21.B" style:family="table-column">
      <style:table-column-properties style:column-width="12.704cm" style:rel-column-width="48972*"/>
    </style:style>
    <style:style style:name="Tabell21.A1" style:family="table-cell">
      <style:table-cell-properties fo:padding="0.097cm" fo:border-left="0.05pt solid #000000" fo:border-right="none" fo:border-top="0.05pt solid #000000" fo:border-bottom="0.05pt solid #000000"/>
    </style:style>
    <style:style style:name="Tabell21.B1" style:family="table-cell">
      <style:table-cell-properties fo:padding="0.097cm" fo:border="0.05pt solid #000000"/>
    </style:style>
    <style:style style:name="Tabell21.A2" style:family="table-cell">
      <style:table-cell-properties fo:padding="0.097cm" fo:border-left="0.05pt solid #000000" fo:border-right="none" fo:border-top="none" fo:border-bottom="0.05pt solid #000000"/>
    </style:style>
    <style:style style:name="Tabell21.B2" style:family="table-cell">
      <style:table-cell-properties fo:padding="0.097cm" fo:border-left="0.05pt solid #000000" fo:border-right="0.05pt solid #000000" fo:border-top="none" fo:border-bottom="0.05pt solid #000000"/>
    </style:style>
    <style:style style:name="Tabell21.4" style:family="table-row">
      <style:table-row-properties style:min-row-height="0.746cm"/>
    </style:style>
    <style:style style:name="Tabell21.5" style:family="table-row">
      <style:table-row-properties style:min-row-height="0.804cm"/>
    </style:style>
    <style:style style:name="Tabell21.9" style:family="table-row">
      <style:table-row-properties style:min-row-height="0.889cm"/>
    </style:style>
    <style:style style:name="Tabell39" style:family="table">
      <style:table-properties style:width="17cm" table:align="margins"/>
    </style:style>
    <style:style style:name="Tabell39.A" style:family="table-column">
      <style:table-column-properties style:column-width="2.307cm" style:rel-column-width="8893*"/>
    </style:style>
    <style:style style:name="Tabell39.B" style:family="table-column">
      <style:table-column-properties style:column-width="2.201cm" style:rel-column-width="8485*"/>
    </style:style>
    <style:style style:name="Tabell39.D" style:family="table-column">
      <style:table-column-properties style:column-width="4.191cm" style:rel-column-width="16155*"/>
    </style:style>
    <style:style style:name="Tabell39.E" style:family="table-column">
      <style:table-column-properties style:column-width="6.101cm" style:rel-column-width="23517*"/>
    </style:style>
    <style:style style:name="Tabell39.A1" style:family="table-cell">
      <style:table-cell-properties fo:padding="0.097cm" fo:border-left="0.05pt solid #000000" fo:border-right="none" fo:border-top="0.05pt solid #000000" fo:border-bottom="0.05pt solid #000000"/>
    </style:style>
    <style:style style:name="Tabell39.E1" style:family="table-cell">
      <style:table-cell-properties fo:padding="0.097cm" fo:border="0.05pt solid #000000"/>
    </style:style>
    <style:style style:name="Tabell39.A2" style:family="table-cell">
      <style:table-cell-properties fo:padding="0.097cm" fo:border-left="0.05pt solid #000000" fo:border-right="none" fo:border-top="none" fo:border-bottom="0.05pt solid #000000"/>
    </style:style>
    <style:style style:name="Tabell39.E2" style:family="table-cell">
      <style:table-cell-properties fo:padding="0.097cm" fo:border-left="0.05pt solid #000000" fo:border-right="0.05pt solid #000000" fo:border-top="none" fo:border-bottom="0.05pt solid #000000"/>
    </style:style>
    <style:style style:name="Tabell39.4" style:family="table-row">
      <style:table-row-properties style:min-row-height="1.048cm"/>
    </style:style>
    <style:style style:name="P1" style:family="paragraph" style:parent-style-name="Standard">
      <style:text-properties fo:language="en" fo:country="GB" officeooo:rsid="00052367" officeooo:paragraph-rsid="00052367"/>
    </style:style>
    <style:style style:name="P2" style:family="paragraph" style:parent-style-name="Standard">
      <style:text-properties fo:language="en" fo:country="GB" officeooo:rsid="00074ace" officeooo:paragraph-rsid="00074ace"/>
    </style:style>
    <style:style style:name="P3" style:family="paragraph" style:parent-style-name="Standard">
      <style:text-properties fo:language="en" fo:country="GB" officeooo:rsid="00084f79" officeooo:paragraph-rsid="00084f79"/>
    </style:style>
    <style:style style:name="P4" style:family="paragraph" style:parent-style-name="Standard">
      <style:text-properties fo:language="en" fo:country="GB" officeooo:rsid="000a384c" officeooo:paragraph-rsid="000a384c"/>
    </style:style>
    <style:style style:name="P5" style:family="paragraph" style:parent-style-name="Standard">
      <style:text-properties fo:language="en" fo:country="GB" officeooo:rsid="000ad304" officeooo:paragraph-rsid="000ad304"/>
    </style:style>
    <style:style style:name="P6" style:family="paragraph" style:parent-style-name="Standard">
      <style:text-properties fo:language="en" fo:country="GB" officeooo:rsid="00100b59" officeooo:paragraph-rsid="00100b59"/>
    </style:style>
    <style:style style:name="P7" style:family="paragraph" style:parent-style-name="Standard">
      <style:text-properties fo:language="en" fo:country="GB" officeooo:rsid="008d967c" officeooo:paragraph-rsid="008d967c"/>
    </style:style>
    <style:style style:name="P8" style:family="paragraph" style:parent-style-name="Standard">
      <style:text-properties fo:language="en" fo:country="GB" officeooo:rsid="00b0ca21" officeooo:paragraph-rsid="00b0ca21"/>
    </style:style>
    <style:style style:name="P9" style:family="paragraph" style:parent-style-name="Standard">
      <style:text-properties officeooo:rsid="00417d1b" officeooo:paragraph-rsid="00428203"/>
    </style:style>
    <style:style style:name="P10" style:family="paragraph" style:parent-style-name="Standard">
      <style:text-properties officeooo:rsid="00417d1b" officeooo:paragraph-rsid="00b53767"/>
    </style:style>
    <style:style style:name="P11" style:family="paragraph" style:parent-style-name="Standard">
      <style:text-properties officeooo:rsid="00417d1b" officeooo:paragraph-rsid="003f1cf7"/>
    </style:style>
    <style:style style:name="P12" style:family="paragraph" style:parent-style-name="Standard">
      <style:text-properties officeooo:paragraph-rsid="00428203"/>
    </style:style>
    <style:style style:name="P13" style:family="paragraph" style:parent-style-name="Standard">
      <style:text-properties officeooo:rsid="004407ba" officeooo:paragraph-rsid="0045a7da"/>
    </style:style>
    <style:style style:name="P14" style:family="paragraph" style:parent-style-name="Standard">
      <style:text-properties officeooo:rsid="004407ba" officeooo:paragraph-rsid="004a8d96"/>
    </style:style>
    <style:style style:name="P15" style:family="paragraph" style:parent-style-name="Standard">
      <style:text-properties officeooo:rsid="004c5f2c" officeooo:paragraph-rsid="004c5f2c"/>
    </style:style>
    <style:style style:name="P16" style:family="paragraph" style:parent-style-name="Standard">
      <style:text-properties officeooo:paragraph-rsid="004c5f2c"/>
    </style:style>
    <style:style style:name="P17" style:family="paragraph" style:parent-style-name="Standard">
      <style:text-properties officeooo:paragraph-rsid="0057171f"/>
    </style:style>
    <style:style style:name="P18" style:family="paragraph" style:parent-style-name="Standard">
      <style:text-properties officeooo:paragraph-rsid="005da0b4"/>
    </style:style>
    <style:style style:name="P19" style:family="paragraph" style:parent-style-name="Standard">
      <style:text-properties officeooo:paragraph-rsid="005e99c9"/>
    </style:style>
    <style:style style:name="P20" style:family="paragraph" style:parent-style-name="Standard">
      <style:text-properties officeooo:paragraph-rsid="00638917"/>
    </style:style>
    <style:style style:name="P21" style:family="paragraph" style:parent-style-name="Standard">
      <style:text-properties officeooo:rsid="00760a34" officeooo:paragraph-rsid="00760a34"/>
    </style:style>
    <style:style style:name="P22" style:family="paragraph" style:parent-style-name="Standard">
      <style:text-properties officeooo:paragraph-rsid="00760a34"/>
    </style:style>
    <style:style style:name="P23" style:family="paragraph" style:parent-style-name="Standard">
      <style:text-properties officeooo:rsid="0084193c" officeooo:paragraph-rsid="00880a75"/>
    </style:style>
    <style:style style:name="P24" style:family="paragraph" style:parent-style-name="Standard">
      <style:text-properties officeooo:rsid="0084193c" officeooo:paragraph-rsid="00dbe78f"/>
    </style:style>
    <style:style style:name="P25" style:family="paragraph" style:parent-style-name="Standard">
      <style:text-properties officeooo:rsid="00880a75" officeooo:paragraph-rsid="00880a75"/>
    </style:style>
    <style:style style:name="P26" style:family="paragraph" style:parent-style-name="Standard">
      <style:text-properties officeooo:rsid="0045a7da" officeooo:paragraph-rsid="00b784bf"/>
    </style:style>
    <style:style style:name="P27" style:family="paragraph" style:parent-style-name="Standard">
      <style:text-properties officeooo:rsid="00494c18" officeooo:paragraph-rsid="00b784bf"/>
    </style:style>
    <style:style style:name="P28" style:family="paragraph" style:parent-style-name="Standard">
      <style:text-properties officeooo:rsid="00494c18" officeooo:paragraph-rsid="00b7f824"/>
    </style:style>
    <style:style style:name="P29" style:family="paragraph" style:parent-style-name="Standard">
      <style:text-properties officeooo:rsid="00497dc7" officeooo:paragraph-rsid="00b7f824"/>
    </style:style>
    <style:style style:name="P30" style:family="paragraph" style:parent-style-name="Standard">
      <style:text-properties officeooo:rsid="0056427c" officeooo:paragraph-rsid="00bbada2"/>
    </style:style>
    <style:style style:name="P31" style:family="paragraph" style:parent-style-name="Standard">
      <style:text-properties officeooo:rsid="0056427c" officeooo:paragraph-rsid="00549b2e"/>
    </style:style>
    <style:style style:name="P32" style:family="paragraph" style:parent-style-name="Standard">
      <style:text-properties officeooo:rsid="006df9ae" officeooo:paragraph-rsid="00d6cfbf"/>
    </style:style>
    <style:style style:name="P33" style:family="paragraph" style:parent-style-name="Standard">
      <style:text-properties officeooo:rsid="006df9ae" officeooo:paragraph-rsid="00d78c80"/>
    </style:style>
    <style:style style:name="P34" style:family="paragraph" style:parent-style-name="Standard">
      <style:text-properties officeooo:rsid="006df9ae" officeooo:paragraph-rsid="00d90b2c"/>
    </style:style>
    <style:style style:name="P35" style:family="paragraph" style:parent-style-name="Standard">
      <style:text-properties officeooo:rsid="006df9ae" officeooo:paragraph-rsid="00dbe78f"/>
    </style:style>
    <style:style style:name="P36" style:family="paragraph" style:parent-style-name="Standard">
      <style:text-properties officeooo:rsid="006df9ae" officeooo:paragraph-rsid="00dc1ede"/>
    </style:style>
    <style:style style:name="P37" style:family="paragraph" style:parent-style-name="Standard">
      <style:text-properties officeooo:rsid="006df9ae" officeooo:paragraph-rsid="00dd5b58"/>
    </style:style>
    <style:style style:name="P38" style:family="paragraph" style:parent-style-name="Standard">
      <style:text-properties officeooo:rsid="006df9ae" officeooo:paragraph-rsid="00ee58c1"/>
    </style:style>
    <style:style style:name="P39" style:family="paragraph" style:parent-style-name="Standard">
      <style:text-properties officeooo:rsid="006df9ae" officeooo:paragraph-rsid="00efe41b"/>
    </style:style>
    <style:style style:name="P40" style:family="paragraph" style:parent-style-name="Standard">
      <style:text-properties officeooo:rsid="006df9ae" officeooo:paragraph-rsid="00f35869"/>
    </style:style>
    <style:style style:name="P41" style:family="paragraph" style:parent-style-name="Standard">
      <style:text-properties officeooo:rsid="006df9ae" officeooo:paragraph-rsid="00f3b61b"/>
    </style:style>
    <style:style style:name="P42" style:family="paragraph" style:parent-style-name="Standard">
      <style:text-properties officeooo:rsid="006df9ae" officeooo:paragraph-rsid="00f40777"/>
    </style:style>
    <style:style style:name="P43" style:family="paragraph" style:parent-style-name="Standard">
      <style:text-properties officeooo:rsid="006df9ae" officeooo:paragraph-rsid="00f79143"/>
    </style:style>
    <style:style style:name="P44" style:family="paragraph" style:parent-style-name="Standard">
      <style:text-properties officeooo:rsid="006df9ae" officeooo:paragraph-rsid="00da1f2b"/>
    </style:style>
    <style:style style:name="P45" style:family="paragraph" style:parent-style-name="Standard">
      <style:text-properties officeooo:rsid="006df9ae" officeooo:paragraph-rsid="0069f634"/>
    </style:style>
    <style:style style:name="P46" style:family="paragraph" style:parent-style-name="Standard">
      <style:text-properties officeooo:rsid="006faf86" officeooo:paragraph-rsid="00d6cfbf"/>
    </style:style>
    <style:style style:name="P47" style:family="paragraph" style:parent-style-name="Standard">
      <style:text-properties officeooo:rsid="0093498a" officeooo:paragraph-rsid="00ee58c1"/>
    </style:style>
    <style:style style:name="P48" style:family="paragraph" style:parent-style-name="Standard">
      <style:text-properties officeooo:rsid="0093498a" officeooo:paragraph-rsid="00efe41b"/>
    </style:style>
    <style:style style:name="P49" style:family="paragraph" style:parent-style-name="Standard">
      <style:text-properties officeooo:rsid="0093498a" officeooo:paragraph-rsid="00f35869"/>
    </style:style>
    <style:style style:name="P50" style:family="paragraph" style:parent-style-name="Standard">
      <style:text-properties officeooo:rsid="0093498a" officeooo:paragraph-rsid="00f40777"/>
    </style:style>
    <style:style style:name="P51" style:family="paragraph" style:parent-style-name="Standard">
      <style:text-properties officeooo:rsid="0093498a" officeooo:paragraph-rsid="00925329"/>
    </style:style>
    <style:style style:name="P52" style:family="paragraph" style:parent-style-name="Standard">
      <style:text-properties officeooo:rsid="00a3862d" officeooo:paragraph-rsid="00f40777"/>
    </style:style>
    <style:style style:name="P53" style:family="paragraph" style:parent-style-name="Standard">
      <style:text-properties officeooo:rsid="00a3862d" officeooo:paragraph-rsid="009f0a9d"/>
    </style:style>
    <style:style style:name="P54" style:family="paragraph" style:parent-style-name="Standard">
      <style:text-properties officeooo:rsid="00a53823" officeooo:paragraph-rsid="00f79143"/>
    </style:style>
    <style:style style:name="P55" style:family="paragraph" style:parent-style-name="Standard">
      <style:text-properties officeooo:rsid="00a53823" officeooo:paragraph-rsid="00a4f81e"/>
    </style:style>
    <style:style style:name="P56" style:family="paragraph" style:parent-style-name="Standard">
      <style:text-properties officeooo:rsid="00b784bf" officeooo:paragraph-rsid="00b784bf"/>
    </style:style>
    <style:style style:name="P57" style:family="paragraph" style:parent-style-name="Standard">
      <style:text-properties officeooo:rsid="004a8d96" officeooo:paragraph-rsid="00b784bf"/>
    </style:style>
    <style:style style:name="P58" style:family="paragraph" style:parent-style-name="Standard">
      <style:text-properties officeooo:rsid="00bbada2" officeooo:paragraph-rsid="00bbada2"/>
    </style:style>
    <style:style style:name="P59" style:family="paragraph" style:parent-style-name="Standard">
      <style:text-properties officeooo:rsid="00bf1cf9" officeooo:paragraph-rsid="00bf1cf9"/>
    </style:style>
    <style:style style:name="P60" style:family="paragraph" style:parent-style-name="Standard">
      <style:text-properties officeooo:rsid="005da0b4" officeooo:paragraph-rsid="00bf1cf9"/>
    </style:style>
    <style:style style:name="P61" style:family="paragraph" style:parent-style-name="Standard">
      <style:text-properties officeooo:rsid="00c42f07" officeooo:paragraph-rsid="00c42f07"/>
    </style:style>
    <style:style style:name="P62" style:family="paragraph" style:parent-style-name="Standard">
      <style:text-properties officeooo:rsid="00c63aed" officeooo:paragraph-rsid="00c63aed"/>
    </style:style>
    <style:style style:name="P63" style:family="paragraph" style:parent-style-name="Standard">
      <style:text-properties officeooo:rsid="00c83421" officeooo:paragraph-rsid="00c83421"/>
    </style:style>
    <style:style style:name="P64" style:family="paragraph" style:parent-style-name="Standard">
      <style:text-properties officeooo:rsid="00c86a4f" officeooo:paragraph-rsid="00c86a4f"/>
    </style:style>
    <style:style style:name="P65" style:family="paragraph" style:parent-style-name="Standard">
      <style:text-properties officeooo:rsid="0063fe2c" officeooo:paragraph-rsid="00d481cd"/>
    </style:style>
    <style:style style:name="P66" style:family="paragraph" style:parent-style-name="Standard">
      <style:text-properties officeooo:rsid="00d00156" officeooo:paragraph-rsid="00d00156"/>
    </style:style>
    <style:style style:name="P67" style:family="paragraph" style:parent-style-name="Standard">
      <style:text-properties officeooo:rsid="00d00156" officeooo:paragraph-rsid="00d481cd"/>
    </style:style>
    <style:style style:name="P68" style:family="paragraph" style:parent-style-name="Standard">
      <style:text-properties officeooo:paragraph-rsid="0064a529"/>
    </style:style>
    <style:style style:name="P69" style:family="paragraph" style:parent-style-name="Standard">
      <style:text-properties officeooo:rsid="00d6cfbf" officeooo:paragraph-rsid="00d6cfbf"/>
    </style:style>
    <style:style style:name="P70" style:family="paragraph" style:parent-style-name="Standard">
      <style:text-properties officeooo:rsid="00d6cfbf" officeooo:paragraph-rsid="00dbe78f"/>
    </style:style>
    <style:style style:name="P71" style:family="paragraph" style:parent-style-name="Standard">
      <style:text-properties officeooo:rsid="00d78c80" officeooo:paragraph-rsid="00d78c80"/>
    </style:style>
    <style:style style:name="P72" style:family="paragraph" style:parent-style-name="Standard">
      <style:text-properties officeooo:rsid="00d78c80" officeooo:paragraph-rsid="00dc1ede"/>
    </style:style>
    <style:style style:name="P73" style:family="paragraph" style:parent-style-name="Standard">
      <style:text-properties officeooo:rsid="00d90b2c" officeooo:paragraph-rsid="00d90b2c"/>
    </style:style>
    <style:style style:name="P74" style:family="paragraph" style:parent-style-name="Standard">
      <style:text-properties officeooo:rsid="00da1f2b" officeooo:paragraph-rsid="00da1f2b"/>
    </style:style>
    <style:style style:name="P75" style:family="paragraph" style:parent-style-name="Standard">
      <style:text-properties officeooo:rsid="00dc1ede" officeooo:paragraph-rsid="00dc1ede"/>
    </style:style>
    <style:style style:name="P76" style:family="paragraph" style:parent-style-name="Standard">
      <style:text-properties officeooo:rsid="00dd77d7" officeooo:paragraph-rsid="00dd77d7"/>
    </style:style>
    <style:style style:name="P77" style:family="paragraph" style:parent-style-name="Standard">
      <style:text-properties officeooo:rsid="00ee58c1" officeooo:paragraph-rsid="00ee58c1"/>
    </style:style>
    <style:style style:name="P78" style:family="paragraph" style:parent-style-name="Standard">
      <style:text-properties officeooo:rsid="00ee58c1" officeooo:paragraph-rsid="00efe41b"/>
    </style:style>
    <style:style style:name="P79" style:family="paragraph" style:parent-style-name="Standard">
      <style:text-properties officeooo:rsid="00ee58c1" officeooo:paragraph-rsid="00f35869"/>
    </style:style>
    <style:style style:name="P80" style:family="paragraph" style:parent-style-name="Standard">
      <style:text-properties officeooo:rsid="00ee58c1" officeooo:paragraph-rsid="00f40777"/>
    </style:style>
    <style:style style:name="P81" style:family="paragraph" style:parent-style-name="Standard">
      <style:text-properties officeooo:rsid="00efe41b" officeooo:paragraph-rsid="00efe41b"/>
    </style:style>
    <style:style style:name="P82" style:family="paragraph" style:parent-style-name="Standard">
      <style:text-properties officeooo:rsid="00efe41b" officeooo:paragraph-rsid="00f35869"/>
    </style:style>
    <style:style style:name="P83" style:family="paragraph" style:parent-style-name="Standard">
      <style:text-properties officeooo:rsid="00efe41b" officeooo:paragraph-rsid="00f40777"/>
    </style:style>
    <style:style style:name="P84" style:family="paragraph" style:parent-style-name="Standard">
      <style:text-properties officeooo:rsid="00f3b61b" officeooo:paragraph-rsid="00f3b61b"/>
    </style:style>
    <style:style style:name="P85" style:family="paragraph" style:parent-style-name="Standard">
      <style:text-properties officeooo:rsid="00f3b61b" officeooo:paragraph-rsid="00f40777"/>
    </style:style>
    <style:style style:name="P86" style:family="paragraph" style:parent-style-name="Standard">
      <style:text-properties officeooo:paragraph-rsid="00f79143"/>
    </style:style>
    <style:style style:name="P87" style:family="paragraph" style:parent-style-name="Standard">
      <style:text-properties officeooo:rsid="007e063a" officeooo:paragraph-rsid="00dbe78f"/>
    </style:style>
    <style:style style:name="P88" style:family="paragraph" style:parent-style-name="Standard">
      <style:text-properties officeooo:rsid="0017f5b4" officeooo:paragraph-rsid="0017f5b4"/>
    </style:style>
    <style:style style:name="P89" style:family="paragraph" style:parent-style-name="Standard">
      <style:text-properties officeooo:rsid="00606d6e" officeooo:paragraph-rsid="00606d6e"/>
    </style:style>
    <style:style style:name="P90" style:family="paragraph" style:parent-style-name="Standard">
      <style:text-properties officeooo:rsid="00606d6e" officeooo:paragraph-rsid="00880a75"/>
    </style:style>
    <style:style style:name="P91" style:family="paragraph" style:parent-style-name="Standard">
      <style:text-properties officeooo:rsid="011f4c5c" officeooo:paragraph-rsid="011f4c5c"/>
    </style:style>
    <style:style style:name="P92" style:family="paragraph" style:parent-style-name="Standard">
      <style:text-properties officeooo:rsid="002bc313" officeooo:paragraph-rsid="0029eac4"/>
    </style:style>
    <style:style style:name="P93" style:family="paragraph" style:parent-style-name="Standard">
      <style:text-properties officeooo:rsid="00986cc6" officeooo:paragraph-rsid="00986cc6"/>
    </style:style>
    <style:style style:name="P94" style:family="paragraph" style:parent-style-name="Standard">
      <style:text-properties officeooo:rsid="009d8c12" officeooo:paragraph-rsid="0098781e"/>
    </style:style>
    <style:style style:name="P95" style:family="paragraph" style:parent-style-name="Table_20_Contents">
      <style:text-properties officeooo:rsid="001da853" officeooo:paragraph-rsid="001da853"/>
    </style:style>
    <style:style style:name="P96" style:family="paragraph" style:parent-style-name="Table_20_Contents">
      <style:text-properties officeooo:rsid="001da853" officeooo:paragraph-rsid="00201d12"/>
    </style:style>
    <style:style style:name="P97" style:family="paragraph" style:parent-style-name="Table_20_Contents">
      <style:text-properties officeooo:rsid="001da853" officeooo:paragraph-rsid="0024c8bf"/>
    </style:style>
    <style:style style:name="P98" style:family="paragraph" style:parent-style-name="Table_20_Contents">
      <style:text-properties officeooo:rsid="001da853" officeooo:paragraph-rsid="0029eac4"/>
    </style:style>
    <style:style style:name="P99" style:family="paragraph" style:parent-style-name="Table_20_Contents">
      <style:text-properties officeooo:rsid="001da853" officeooo:paragraph-rsid="002bc313"/>
    </style:style>
    <style:style style:name="P100" style:family="paragraph" style:parent-style-name="Table_20_Contents">
      <style:text-properties officeooo:rsid="001da853" officeooo:paragraph-rsid="003f1cf7"/>
    </style:style>
    <style:style style:name="P101" style:family="paragraph" style:parent-style-name="Table_20_Contents">
      <style:text-properties officeooo:rsid="001da853" officeooo:paragraph-rsid="00428203"/>
    </style:style>
    <style:style style:name="P102" style:family="paragraph" style:parent-style-name="Table_20_Contents">
      <style:text-properties officeooo:rsid="001da853" officeooo:paragraph-rsid="0053c38e"/>
    </style:style>
    <style:style style:name="P103" style:family="paragraph" style:parent-style-name="Table_20_Contents">
      <style:text-properties officeooo:rsid="001da853" officeooo:paragraph-rsid="00549b2e"/>
    </style:style>
    <style:style style:name="P104" style:family="paragraph" style:parent-style-name="Table_20_Contents">
      <style:text-properties officeooo:rsid="001da853" officeooo:paragraph-rsid="0057171f"/>
    </style:style>
    <style:style style:name="P105" style:family="paragraph" style:parent-style-name="Table_20_Contents">
      <style:text-properties officeooo:rsid="001da853" officeooo:paragraph-rsid="005da0b4"/>
    </style:style>
    <style:style style:name="P106" style:family="paragraph" style:parent-style-name="Table_20_Contents">
      <style:text-properties officeooo:rsid="001da853" officeooo:paragraph-rsid="005e99c9"/>
    </style:style>
    <style:style style:name="P107" style:family="paragraph" style:parent-style-name="Table_20_Contents">
      <style:text-properties officeooo:rsid="001da853" officeooo:paragraph-rsid="00606d6e"/>
    </style:style>
    <style:style style:name="P108" style:family="paragraph" style:parent-style-name="Table_20_Contents">
      <style:text-properties officeooo:rsid="001da853" officeooo:paragraph-rsid="00638917"/>
    </style:style>
    <style:style style:name="P109" style:family="paragraph" style:parent-style-name="Table_20_Contents">
      <style:text-properties officeooo:rsid="001da853" officeooo:paragraph-rsid="0064a529"/>
    </style:style>
    <style:style style:name="P110" style:family="paragraph" style:parent-style-name="Table_20_Contents">
      <style:text-properties officeooo:rsid="001da853" officeooo:paragraph-rsid="0069f634"/>
    </style:style>
    <style:style style:name="P111" style:family="paragraph" style:parent-style-name="Table_20_Contents">
      <style:text-properties officeooo:rsid="001da853" officeooo:paragraph-rsid="00760a34"/>
    </style:style>
    <style:style style:name="P112" style:family="paragraph" style:parent-style-name="Table_20_Contents">
      <style:text-properties officeooo:rsid="001da853" officeooo:paragraph-rsid="00880a75"/>
    </style:style>
    <style:style style:name="P113" style:family="paragraph" style:parent-style-name="Table_20_Contents">
      <style:text-properties officeooo:rsid="001da853" officeooo:paragraph-rsid="00925329"/>
    </style:style>
    <style:style style:name="P114" style:family="paragraph" style:parent-style-name="Table_20_Contents">
      <style:text-properties officeooo:rsid="001da853" officeooo:paragraph-rsid="00986cc6"/>
    </style:style>
    <style:style style:name="P115" style:family="paragraph" style:parent-style-name="Table_20_Contents">
      <style:text-properties officeooo:rsid="001da853" officeooo:paragraph-rsid="0098781e"/>
    </style:style>
    <style:style style:name="P116" style:family="paragraph" style:parent-style-name="Table_20_Contents">
      <style:text-properties officeooo:rsid="001da853" officeooo:paragraph-rsid="009f0a9d"/>
    </style:style>
    <style:style style:name="P117" style:family="paragraph" style:parent-style-name="Table_20_Contents">
      <style:text-properties officeooo:rsid="001da853" officeooo:paragraph-rsid="00a4f81e"/>
    </style:style>
    <style:style style:name="P118" style:family="paragraph" style:parent-style-name="Table_20_Contents">
      <style:text-properties officeooo:rsid="001da853" officeooo:paragraph-rsid="00b3274e"/>
    </style:style>
    <style:style style:name="P119" style:family="paragraph" style:parent-style-name="Table_20_Contents">
      <style:text-properties officeooo:rsid="001da853" officeooo:paragraph-rsid="011d0fcf"/>
    </style:style>
    <style:style style:name="P120" style:family="paragraph" style:parent-style-name="Table_20_Contents">
      <style:text-properties officeooo:rsid="001da853" officeooo:paragraph-rsid="011f4c5c"/>
    </style:style>
    <style:style style:name="P121" style:family="paragraph" style:parent-style-name="Table_20_Contents">
      <style:text-properties officeooo:paragraph-rsid="00201d12"/>
    </style:style>
    <style:style style:name="P122" style:family="paragraph" style:parent-style-name="Table_20_Contents">
      <style:text-properties officeooo:rsid="0022d65a" officeooo:paragraph-rsid="0022d65a"/>
    </style:style>
    <style:style style:name="P123" style:family="paragraph" style:parent-style-name="Table_20_Contents">
      <style:text-properties officeooo:rsid="0022d65a" officeooo:paragraph-rsid="0029eac4"/>
    </style:style>
    <style:style style:name="P124" style:family="paragraph" style:parent-style-name="Table_20_Contents">
      <style:text-properties officeooo:rsid="0022d65a" officeooo:paragraph-rsid="003f1cf7"/>
    </style:style>
    <style:style style:name="P125" style:family="paragraph" style:parent-style-name="Table_20_Contents">
      <style:text-properties officeooo:rsid="0022d65a" officeooo:paragraph-rsid="00428203"/>
    </style:style>
    <style:style style:name="P126" style:family="paragraph" style:parent-style-name="Table_20_Contents">
      <style:text-properties officeooo:rsid="0022d65a" officeooo:paragraph-rsid="0053c38e"/>
    </style:style>
    <style:style style:name="P127" style:family="paragraph" style:parent-style-name="Table_20_Contents">
      <style:text-properties officeooo:rsid="0022d65a" officeooo:paragraph-rsid="00549b2e"/>
    </style:style>
    <style:style style:name="P128" style:family="paragraph" style:parent-style-name="Table_20_Contents">
      <style:text-properties officeooo:rsid="0022d65a" officeooo:paragraph-rsid="0057171f"/>
    </style:style>
    <style:style style:name="P129" style:family="paragraph" style:parent-style-name="Table_20_Contents">
      <style:text-properties officeooo:rsid="0022d65a" officeooo:paragraph-rsid="005da0b4"/>
    </style:style>
    <style:style style:name="P130" style:family="paragraph" style:parent-style-name="Table_20_Contents">
      <style:text-properties officeooo:rsid="0022d65a" officeooo:paragraph-rsid="00638917"/>
    </style:style>
    <style:style style:name="P131" style:family="paragraph" style:parent-style-name="Table_20_Contents">
      <style:text-properties officeooo:rsid="0022d65a" officeooo:paragraph-rsid="0064a529"/>
    </style:style>
    <style:style style:name="P132" style:family="paragraph" style:parent-style-name="Table_20_Contents">
      <style:text-properties officeooo:rsid="0022d65a" officeooo:paragraph-rsid="0069f634"/>
    </style:style>
    <style:style style:name="P133" style:family="paragraph" style:parent-style-name="Table_20_Contents">
      <style:text-properties officeooo:rsid="0022d65a" officeooo:paragraph-rsid="00760a34"/>
    </style:style>
    <style:style style:name="P134" style:family="paragraph" style:parent-style-name="Table_20_Contents">
      <style:text-properties officeooo:rsid="0022d65a" officeooo:paragraph-rsid="00925329"/>
    </style:style>
    <style:style style:name="P135" style:family="paragraph" style:parent-style-name="Table_20_Contents">
      <style:text-properties officeooo:rsid="0022d65a" officeooo:paragraph-rsid="00986cc6"/>
    </style:style>
    <style:style style:name="P136" style:family="paragraph" style:parent-style-name="Table_20_Contents">
      <style:text-properties officeooo:rsid="0022d65a" officeooo:paragraph-rsid="0098781e"/>
    </style:style>
    <style:style style:name="P137" style:family="paragraph" style:parent-style-name="Table_20_Contents">
      <style:text-properties officeooo:rsid="0022d65a" officeooo:paragraph-rsid="009f0a9d"/>
    </style:style>
    <style:style style:name="P138" style:family="paragraph" style:parent-style-name="Table_20_Contents">
      <style:text-properties officeooo:rsid="0022d65a" officeooo:paragraph-rsid="00a4f81e"/>
    </style:style>
    <style:style style:name="P139" style:family="paragraph" style:parent-style-name="Table_20_Contents">
      <style:text-properties officeooo:rsid="0022d65a" officeooo:paragraph-rsid="011d0fcf"/>
    </style:style>
    <style:style style:name="P140" style:family="paragraph" style:parent-style-name="Table_20_Contents">
      <style:text-properties officeooo:rsid="0024c8bf" officeooo:paragraph-rsid="0024c8bf"/>
    </style:style>
    <style:style style:name="P141" style:family="paragraph" style:parent-style-name="Table_20_Contents">
      <style:text-properties officeooo:rsid="0024c8bf" officeooo:paragraph-rsid="0029eac4"/>
    </style:style>
    <style:style style:name="P142" style:family="paragraph" style:parent-style-name="Table_20_Contents">
      <style:text-properties officeooo:rsid="0024c8bf" officeooo:paragraph-rsid="00201d12"/>
    </style:style>
    <style:style style:name="P143" style:family="paragraph" style:parent-style-name="Table_20_Contents">
      <style:text-properties officeooo:paragraph-rsid="0029eac4"/>
    </style:style>
    <style:style style:name="P144" style:family="paragraph" style:parent-style-name="Table_20_Contents">
      <style:text-properties officeooo:rsid="002a8735" officeooo:paragraph-rsid="002a8735"/>
    </style:style>
    <style:style style:name="P145" style:family="paragraph" style:parent-style-name="Table_20_Contents">
      <style:text-properties officeooo:rsid="002a8735" officeooo:paragraph-rsid="00b3274e"/>
    </style:style>
    <style:style style:name="P146" style:family="paragraph" style:parent-style-name="Table_20_Contents">
      <style:text-properties officeooo:rsid="002c60d2" officeooo:paragraph-rsid="002c60d2"/>
    </style:style>
    <style:style style:name="P147" style:family="paragraph" style:parent-style-name="Table_20_Contents">
      <style:text-properties officeooo:rsid="002dcb6e" officeooo:paragraph-rsid="002dcb6e"/>
    </style:style>
    <style:style style:name="P148" style:family="paragraph" style:parent-style-name="Table_20_Contents">
      <style:text-properties officeooo:paragraph-rsid="003f1cf7"/>
    </style:style>
    <style:style style:name="P149" style:family="paragraph" style:parent-style-name="Table_20_Contents">
      <style:text-properties officeooo:rsid="003fd8c3" officeooo:paragraph-rsid="003fd8c3"/>
    </style:style>
    <style:style style:name="P150" style:family="paragraph" style:parent-style-name="Table_20_Contents">
      <style:text-properties officeooo:rsid="003fd8c3" officeooo:paragraph-rsid="004407ba"/>
    </style:style>
    <style:style style:name="P151" style:family="paragraph" style:parent-style-name="Table_20_Contents">
      <style:text-properties officeooo:rsid="003fd8c3" officeooo:paragraph-rsid="0053c38e"/>
    </style:style>
    <style:style style:name="P152" style:family="paragraph" style:parent-style-name="Table_20_Contents">
      <style:text-properties officeooo:rsid="003fd8c3" officeooo:paragraph-rsid="00549b2e"/>
    </style:style>
    <style:style style:name="P153" style:family="paragraph" style:parent-style-name="Table_20_Contents">
      <style:text-properties officeooo:paragraph-rsid="00428203"/>
    </style:style>
    <style:style style:name="P154" style:family="paragraph" style:parent-style-name="Table_20_Contents">
      <style:text-properties officeooo:paragraph-rsid="00428909"/>
    </style:style>
    <style:style style:name="P155" style:family="paragraph" style:parent-style-name="Table_20_Contents">
      <style:text-properties officeooo:rsid="004407ba" officeooo:paragraph-rsid="004407ba"/>
    </style:style>
    <style:style style:name="P156" style:family="paragraph" style:parent-style-name="Table_20_Contents">
      <style:text-properties officeooo:rsid="004407ba" officeooo:paragraph-rsid="0053c38e"/>
    </style:style>
    <style:style style:name="P157" style:family="paragraph" style:parent-style-name="Table_20_Contents">
      <style:text-properties officeooo:rsid="004407ba" officeooo:paragraph-rsid="00549b2e"/>
    </style:style>
    <style:style style:name="P158" style:family="paragraph" style:parent-style-name="Table_20_Contents">
      <style:text-properties officeooo:rsid="004407ba" officeooo:paragraph-rsid="0057171f"/>
    </style:style>
    <style:style style:name="P159" style:family="paragraph" style:parent-style-name="Table_20_Contents">
      <style:text-properties officeooo:rsid="004407ba" officeooo:paragraph-rsid="005da0b4"/>
    </style:style>
    <style:style style:name="P160" style:family="paragraph" style:parent-style-name="Table_20_Contents">
      <style:text-properties officeooo:paragraph-rsid="0053c38e"/>
    </style:style>
    <style:style style:name="P161" style:family="paragraph" style:parent-style-name="Table_20_Contents">
      <style:text-properties officeooo:paragraph-rsid="00549b2e"/>
    </style:style>
    <style:style style:name="P162" style:family="paragraph" style:parent-style-name="Table_20_Contents">
      <style:text-properties officeooo:rsid="00549b2e" officeooo:paragraph-rsid="00549b2e"/>
    </style:style>
    <style:style style:name="P163" style:family="paragraph" style:parent-style-name="Table_20_Contents">
      <style:text-properties officeooo:paragraph-rsid="0057171f"/>
    </style:style>
    <style:style style:name="P164" style:family="paragraph" style:parent-style-name="Table_20_Contents">
      <style:text-properties officeooo:rsid="0057171f" officeooo:paragraph-rsid="0057171f"/>
    </style:style>
    <style:style style:name="P165" style:family="paragraph" style:parent-style-name="Table_20_Contents">
      <style:text-properties officeooo:rsid="0057171f" officeooo:paragraph-rsid="005da0b4"/>
    </style:style>
    <style:style style:name="P166" style:family="paragraph" style:parent-style-name="Table_20_Contents">
      <style:text-properties officeooo:rsid="0057171f" officeooo:paragraph-rsid="00606d6e"/>
    </style:style>
    <style:style style:name="P167" style:family="paragraph" style:parent-style-name="Table_20_Contents">
      <style:text-properties officeooo:rsid="0057171f" officeooo:paragraph-rsid="00638917"/>
    </style:style>
    <style:style style:name="P168" style:family="paragraph" style:parent-style-name="Table_20_Contents">
      <style:text-properties officeooo:rsid="0057171f" officeooo:paragraph-rsid="0064a529"/>
    </style:style>
    <style:style style:name="P169" style:family="paragraph" style:parent-style-name="Table_20_Contents">
      <style:text-properties officeooo:paragraph-rsid="0057af42"/>
    </style:style>
    <style:style style:name="P170" style:family="paragraph" style:parent-style-name="Table_20_Contents">
      <style:text-properties officeooo:rsid="00587874" officeooo:paragraph-rsid="00587874"/>
    </style:style>
    <style:style style:name="P171" style:family="paragraph" style:parent-style-name="Table_20_Contents">
      <style:text-properties officeooo:rsid="00587874" officeooo:paragraph-rsid="005da0b4"/>
    </style:style>
    <style:style style:name="P172" style:family="paragraph" style:parent-style-name="Table_20_Contents">
      <style:text-properties officeooo:rsid="00587874" officeooo:paragraph-rsid="00606d6e"/>
    </style:style>
    <style:style style:name="P173" style:family="paragraph" style:parent-style-name="Table_20_Contents">
      <style:text-properties officeooo:rsid="00587874" officeooo:paragraph-rsid="00638917"/>
    </style:style>
    <style:style style:name="P174" style:family="paragraph" style:parent-style-name="Table_20_Contents">
      <style:text-properties officeooo:rsid="00587874" officeooo:paragraph-rsid="0064a529"/>
    </style:style>
    <style:style style:name="P175" style:family="paragraph" style:parent-style-name="Table_20_Contents">
      <style:text-properties officeooo:rsid="00587874" officeooo:paragraph-rsid="00880a75"/>
    </style:style>
    <style:style style:name="P176" style:family="paragraph" style:parent-style-name="Table_20_Contents">
      <style:text-properties officeooo:rsid="005d814d" officeooo:paragraph-rsid="005d814d"/>
    </style:style>
    <style:style style:name="P177" style:family="paragraph" style:parent-style-name="Table_20_Contents">
      <style:text-properties officeooo:rsid="005d814d" officeooo:paragraph-rsid="005da0b4"/>
    </style:style>
    <style:style style:name="P178" style:family="paragraph" style:parent-style-name="Table_20_Contents">
      <style:text-properties officeooo:rsid="005d814d" officeooo:paragraph-rsid="00c031ff"/>
    </style:style>
    <style:style style:name="P179" style:family="paragraph" style:parent-style-name="Table_20_Contents">
      <style:text-properties officeooo:rsid="005d814d" officeooo:paragraph-rsid="00bf1cf9"/>
    </style:style>
    <style:style style:name="P180" style:family="paragraph" style:parent-style-name="Table_20_Contents">
      <style:text-properties officeooo:rsid="005da0b4" officeooo:paragraph-rsid="005da0b4"/>
    </style:style>
    <style:style style:name="P181" style:family="paragraph" style:parent-style-name="Table_20_Contents">
      <style:text-properties officeooo:rsid="005da0b4" officeooo:paragraph-rsid="00c63aed"/>
    </style:style>
    <style:style style:name="P182" style:family="paragraph" style:parent-style-name="Table_20_Contents">
      <style:text-properties officeooo:paragraph-rsid="005da0b4"/>
    </style:style>
    <style:style style:name="P183" style:family="paragraph" style:parent-style-name="Table_20_Contents">
      <style:text-properties officeooo:rsid="005ddec8" officeooo:paragraph-rsid="00606d6e"/>
    </style:style>
    <style:style style:name="P184" style:family="paragraph" style:parent-style-name="Table_20_Contents">
      <style:text-properties officeooo:rsid="005ddec8" officeooo:paragraph-rsid="00638917"/>
    </style:style>
    <style:style style:name="P185" style:family="paragraph" style:parent-style-name="Table_20_Contents">
      <style:text-properties officeooo:rsid="005ddec8" officeooo:paragraph-rsid="0064a529"/>
    </style:style>
    <style:style style:name="P186" style:family="paragraph" style:parent-style-name="Table_20_Contents">
      <style:text-properties officeooo:rsid="005ddec8" officeooo:paragraph-rsid="00760a34"/>
    </style:style>
    <style:style style:name="P187" style:family="paragraph" style:parent-style-name="Table_20_Contents">
      <style:text-properties officeooo:paragraph-rsid="005e99c9"/>
    </style:style>
    <style:style style:name="P188" style:family="paragraph" style:parent-style-name="Table_20_Contents">
      <style:text-properties officeooo:rsid="00606d6e" officeooo:paragraph-rsid="00606d6e"/>
    </style:style>
    <style:style style:name="P189" style:family="paragraph" style:parent-style-name="Table_20_Contents">
      <style:text-properties officeooo:rsid="00606d6e" officeooo:paragraph-rsid="00c80381"/>
    </style:style>
    <style:style style:name="P190" style:family="paragraph" style:parent-style-name="Table_20_Contents">
      <style:text-properties officeooo:rsid="00606d6e" officeooo:paragraph-rsid="00c86a4f"/>
    </style:style>
    <style:style style:name="P191" style:family="paragraph" style:parent-style-name="Table_20_Contents">
      <style:text-properties officeooo:rsid="00606d6e" officeooo:paragraph-rsid="00dd5b58"/>
    </style:style>
    <style:style style:name="P192" style:family="paragraph" style:parent-style-name="Table_20_Contents">
      <style:text-properties officeooo:rsid="00606d6e" officeooo:paragraph-rsid="00dd77d7"/>
    </style:style>
    <style:style style:name="P193" style:family="paragraph" style:parent-style-name="Table_20_Contents">
      <style:text-properties officeooo:paragraph-rsid="00618881"/>
    </style:style>
    <style:style style:name="P194" style:family="paragraph" style:parent-style-name="Table_20_Contents">
      <style:text-properties officeooo:paragraph-rsid="00638917"/>
    </style:style>
    <style:style style:name="P195" style:family="paragraph" style:parent-style-name="Table_20_Contents">
      <style:text-properties officeooo:rsid="0063fe2c" officeooo:paragraph-rsid="0063fe2c"/>
    </style:style>
    <style:style style:name="P196" style:family="paragraph" style:parent-style-name="Table_20_Contents">
      <style:text-properties officeooo:rsid="0063fe2c" officeooo:paragraph-rsid="0064a529"/>
    </style:style>
    <style:style style:name="P197" style:family="paragraph" style:parent-style-name="Table_20_Contents">
      <style:text-properties officeooo:rsid="0063fe2c" officeooo:paragraph-rsid="00650ced"/>
    </style:style>
    <style:style style:name="P198" style:family="paragraph" style:parent-style-name="Table_20_Contents">
      <style:text-properties officeooo:rsid="0063fe2c" officeooo:paragraph-rsid="0069f634"/>
    </style:style>
    <style:style style:name="P199" style:family="paragraph" style:parent-style-name="Table_20_Contents">
      <style:text-properties officeooo:rsid="0063fe2c" officeooo:paragraph-rsid="00760a34"/>
    </style:style>
    <style:style style:name="P200" style:family="paragraph" style:parent-style-name="Table_20_Contents">
      <style:text-properties officeooo:rsid="0063fe2c" officeooo:paragraph-rsid="00880a75"/>
    </style:style>
    <style:style style:name="P201" style:family="paragraph" style:parent-style-name="Table_20_Contents">
      <style:text-properties officeooo:rsid="0063fe2c" officeooo:paragraph-rsid="00925329"/>
    </style:style>
    <style:style style:name="P202" style:family="paragraph" style:parent-style-name="Table_20_Contents">
      <style:text-properties officeooo:rsid="0063fe2c" officeooo:paragraph-rsid="00986cc6"/>
    </style:style>
    <style:style style:name="P203" style:family="paragraph" style:parent-style-name="Table_20_Contents">
      <style:text-properties officeooo:rsid="0063fe2c" officeooo:paragraph-rsid="0098781e"/>
    </style:style>
    <style:style style:name="P204" style:family="paragraph" style:parent-style-name="Table_20_Contents">
      <style:text-properties officeooo:rsid="0063fe2c" officeooo:paragraph-rsid="009f0a9d"/>
    </style:style>
    <style:style style:name="P205" style:family="paragraph" style:parent-style-name="Table_20_Contents">
      <style:text-properties officeooo:rsid="0063fe2c" officeooo:paragraph-rsid="00a4f81e"/>
    </style:style>
    <style:style style:name="P206" style:family="paragraph" style:parent-style-name="Table_20_Contents">
      <style:text-properties officeooo:rsid="0063fe2c" officeooo:paragraph-rsid="00ce68c6"/>
    </style:style>
    <style:style style:name="P207" style:family="paragraph" style:parent-style-name="Table_20_Contents">
      <style:text-properties officeooo:rsid="0063fe2c" officeooo:paragraph-rsid="00d00156"/>
    </style:style>
    <style:style style:name="P208" style:family="paragraph" style:parent-style-name="Table_20_Contents">
      <style:text-properties officeooo:paragraph-rsid="0064a529"/>
    </style:style>
    <style:style style:name="P209" style:family="paragraph" style:parent-style-name="Table_20_Contents">
      <style:text-properties officeooo:rsid="00650ced" officeooo:paragraph-rsid="00650ced"/>
    </style:style>
    <style:style style:name="P210" style:family="paragraph" style:parent-style-name="Table_20_Contents">
      <style:text-properties officeooo:rsid="00650ced" officeooo:paragraph-rsid="00d481cd"/>
    </style:style>
    <style:style style:name="P211" style:family="paragraph" style:parent-style-name="Table_20_Contents">
      <style:text-properties officeooo:paragraph-rsid="0069f634"/>
    </style:style>
    <style:style style:name="P212" style:family="paragraph" style:parent-style-name="Table_20_Contents">
      <style:text-properties officeooo:rsid="006cb543" officeooo:paragraph-rsid="006cb543"/>
    </style:style>
    <style:style style:name="P213" style:family="paragraph" style:parent-style-name="Table_20_Contents">
      <style:text-properties officeooo:rsid="006cb543" officeooo:paragraph-rsid="00760a34"/>
    </style:style>
    <style:style style:name="P214" style:family="paragraph" style:parent-style-name="Table_20_Contents">
      <style:text-properties officeooo:rsid="006cb543" officeooo:paragraph-rsid="007d1599"/>
    </style:style>
    <style:style style:name="P215" style:family="paragraph" style:parent-style-name="Table_20_Contents">
      <style:text-properties officeooo:rsid="006cb543" officeooo:paragraph-rsid="00880a75"/>
    </style:style>
    <style:style style:name="P216" style:family="paragraph" style:parent-style-name="Table_20_Contents">
      <style:text-properties officeooo:rsid="006cb543" officeooo:paragraph-rsid="00d6cfbf"/>
    </style:style>
    <style:style style:name="P217" style:family="paragraph" style:parent-style-name="Table_20_Contents">
      <style:text-properties officeooo:paragraph-rsid="00760a34"/>
    </style:style>
    <style:style style:name="P218" style:family="paragraph" style:parent-style-name="Table_20_Contents">
      <style:text-properties officeooo:rsid="007e063a" officeooo:paragraph-rsid="007e063a"/>
    </style:style>
    <style:style style:name="P219" style:family="paragraph" style:parent-style-name="Table_20_Contents">
      <style:text-properties officeooo:paragraph-rsid="00880a75"/>
    </style:style>
    <style:style style:name="P220" style:family="paragraph" style:parent-style-name="Table_20_Contents">
      <style:text-properties officeooo:rsid="007d1599" officeooo:paragraph-rsid="007d1599"/>
    </style:style>
    <style:style style:name="P221" style:family="paragraph" style:parent-style-name="Table_20_Contents">
      <style:text-properties officeooo:rsid="00925329" officeooo:paragraph-rsid="00925329"/>
    </style:style>
    <style:style style:name="P222" style:family="paragraph" style:parent-style-name="Table_20_Contents">
      <style:text-properties officeooo:rsid="00925329" officeooo:paragraph-rsid="0098781e"/>
    </style:style>
    <style:style style:name="P223" style:family="paragraph" style:parent-style-name="Table_20_Contents">
      <style:text-properties officeooo:rsid="00925329" officeooo:paragraph-rsid="00a4f81e"/>
    </style:style>
    <style:style style:name="P224" style:family="paragraph" style:parent-style-name="Table_20_Contents">
      <style:text-properties officeooo:paragraph-rsid="00925329"/>
    </style:style>
    <style:style style:name="P225" style:family="paragraph" style:parent-style-name="Table_20_Contents">
      <style:text-properties officeooo:rsid="00926efd" officeooo:paragraph-rsid="00926efd"/>
    </style:style>
    <style:style style:name="P226" style:family="paragraph" style:parent-style-name="Table_20_Contents">
      <style:text-properties officeooo:rsid="00926efd" officeooo:paragraph-rsid="00986cc6"/>
    </style:style>
    <style:style style:name="P227" style:family="paragraph" style:parent-style-name="Table_20_Contents">
      <style:text-properties officeooo:rsid="00926efd" officeooo:paragraph-rsid="0098781e"/>
    </style:style>
    <style:style style:name="P228" style:family="paragraph" style:parent-style-name="Table_20_Contents">
      <style:text-properties officeooo:rsid="00926efd" officeooo:paragraph-rsid="009a084e"/>
    </style:style>
    <style:style style:name="P229" style:family="paragraph" style:parent-style-name="Table_20_Contents">
      <style:text-properties officeooo:rsid="00926efd" officeooo:paragraph-rsid="009f0a9d"/>
    </style:style>
    <style:style style:name="P230" style:family="paragraph" style:parent-style-name="Table_20_Contents">
      <style:text-properties officeooo:rsid="00926efd" officeooo:paragraph-rsid="00a4f81e"/>
    </style:style>
    <style:style style:name="P231" style:family="paragraph" style:parent-style-name="Table_20_Contents">
      <style:text-properties officeooo:rsid="00926efd" officeooo:paragraph-rsid="00ee58c1"/>
    </style:style>
    <style:style style:name="P232" style:family="paragraph" style:parent-style-name="Table_20_Contents">
      <style:text-properties officeooo:rsid="00926efd" officeooo:paragraph-rsid="00efe41b"/>
    </style:style>
    <style:style style:name="P233" style:family="paragraph" style:parent-style-name="Table_20_Contents">
      <style:text-properties officeooo:paragraph-rsid="00986cc6"/>
    </style:style>
    <style:style style:name="P234" style:family="paragraph" style:parent-style-name="Table_20_Contents">
      <style:text-properties officeooo:rsid="00986cc6" officeooo:paragraph-rsid="00986cc6"/>
    </style:style>
    <style:style style:name="P235" style:family="paragraph" style:parent-style-name="Table_20_Contents">
      <style:text-properties officeooo:paragraph-rsid="0098781e"/>
    </style:style>
    <style:style style:name="P236" style:family="paragraph" style:parent-style-name="Table_20_Contents">
      <style:text-properties officeooo:rsid="009a084e" officeooo:paragraph-rsid="009a084e"/>
    </style:style>
    <style:style style:name="P237" style:family="paragraph" style:parent-style-name="Table_20_Contents">
      <style:text-properties officeooo:rsid="009a084e" officeooo:paragraph-rsid="009f0a9d"/>
    </style:style>
    <style:style style:name="P238" style:family="paragraph" style:parent-style-name="Table_20_Contents">
      <style:text-properties officeooo:rsid="009a9070" officeooo:paragraph-rsid="009a9070"/>
    </style:style>
    <style:style style:name="P239" style:family="paragraph" style:parent-style-name="Table_20_Contents">
      <style:text-properties officeooo:rsid="009a9070" officeooo:paragraph-rsid="009f0a9d"/>
    </style:style>
    <style:style style:name="P240" style:family="paragraph" style:parent-style-name="Table_20_Contents">
      <style:text-properties officeooo:paragraph-rsid="009f0a9d"/>
    </style:style>
    <style:style style:name="P241" style:family="paragraph" style:parent-style-name="Table_20_Contents">
      <style:text-properties officeooo:paragraph-rsid="00a0427c"/>
    </style:style>
    <style:style style:name="P242" style:family="paragraph" style:parent-style-name="Table_20_Contents">
      <style:text-properties officeooo:rsid="00a1eb32" officeooo:paragraph-rsid="00a1eb32"/>
    </style:style>
    <style:style style:name="P243" style:family="paragraph" style:parent-style-name="Table_20_Contents">
      <style:text-properties officeooo:paragraph-rsid="00a4f81e"/>
    </style:style>
    <style:style style:name="P244" style:family="paragraph" style:parent-style-name="Table_20_Contents">
      <style:text-properties officeooo:rsid="00a53823" officeooo:paragraph-rsid="00a53823"/>
    </style:style>
    <style:style style:name="P245" style:family="paragraph" style:parent-style-name="Table_20_Contents">
      <style:text-properties officeooo:rsid="005e99c9" officeooo:paragraph-rsid="00c6a2fd"/>
    </style:style>
    <style:style style:name="P246" style:family="paragraph" style:parent-style-name="Table_20_Contents">
      <style:text-properties officeooo:rsid="00ab38ad" officeooo:paragraph-rsid="00ab38ad"/>
    </style:style>
    <style:style style:name="P247" style:family="paragraph" style:parent-style-name="Table_20_Contents">
      <style:text-properties officeooo:rsid="00ab38ad" officeooo:paragraph-rsid="00adf0d9"/>
    </style:style>
    <style:style style:name="P248" style:family="paragraph" style:parent-style-name="Table_20_Contents">
      <style:text-properties officeooo:rsid="00ab38ad" officeooo:paragraph-rsid="00b264b5"/>
    </style:style>
    <style:style style:name="P249" style:family="paragraph" style:parent-style-name="Table_20_Contents">
      <style:text-properties officeooo:rsid="00ab38ad" officeooo:paragraph-rsid="00b53767"/>
    </style:style>
    <style:style style:name="P250" style:family="paragraph" style:parent-style-name="Table_20_Contents">
      <style:text-properties officeooo:rsid="00ab38ad" officeooo:paragraph-rsid="00b784bf"/>
    </style:style>
    <style:style style:name="P251" style:family="paragraph" style:parent-style-name="Table_20_Contents">
      <style:text-properties officeooo:rsid="00ab38ad" officeooo:paragraph-rsid="00bbada2"/>
    </style:style>
    <style:style style:name="P252" style:family="paragraph" style:parent-style-name="Table_20_Contents">
      <style:text-properties officeooo:rsid="00ab38ad" officeooo:paragraph-rsid="00bf1cf9"/>
    </style:style>
    <style:style style:name="P253" style:family="paragraph" style:parent-style-name="Table_20_Contents">
      <style:text-properties officeooo:rsid="00ab38ad" officeooo:paragraph-rsid="00c80381"/>
    </style:style>
    <style:style style:name="P254" style:family="paragraph" style:parent-style-name="Table_20_Contents">
      <style:text-properties officeooo:rsid="00ab38ad" officeooo:paragraph-rsid="00d00156"/>
    </style:style>
    <style:style style:name="P255" style:family="paragraph" style:parent-style-name="Table_20_Contents">
      <style:text-properties officeooo:rsid="00ab38ad" officeooo:paragraph-rsid="00d481cd"/>
    </style:style>
    <style:style style:name="P256" style:family="paragraph" style:parent-style-name="Table_20_Contents">
      <style:text-properties officeooo:rsid="00ab38ad" officeooo:paragraph-rsid="00d6cfbf"/>
    </style:style>
    <style:style style:name="P257" style:family="paragraph" style:parent-style-name="Table_20_Contents">
      <style:text-properties officeooo:rsid="00ab38ad" officeooo:paragraph-rsid="00dbe78f"/>
    </style:style>
    <style:style style:name="P258" style:family="paragraph" style:parent-style-name="Table_20_Contents">
      <style:text-properties officeooo:rsid="00ab38ad" officeooo:paragraph-rsid="00dd5b58"/>
    </style:style>
    <style:style style:name="P259" style:family="paragraph" style:parent-style-name="Table_20_Contents">
      <style:text-properties officeooo:rsid="00ab38ad" officeooo:paragraph-rsid="00ee58c1"/>
    </style:style>
    <style:style style:name="P260" style:family="paragraph" style:parent-style-name="Table_20_Contents">
      <style:text-properties officeooo:rsid="00ab38ad" officeooo:paragraph-rsid="00efe41b"/>
    </style:style>
    <style:style style:name="P261" style:family="paragraph" style:parent-style-name="Table_20_Contents">
      <style:text-properties officeooo:rsid="00ab38ad" officeooo:paragraph-rsid="00f35869"/>
    </style:style>
    <style:style style:name="P262" style:family="paragraph" style:parent-style-name="Table_20_Contents">
      <style:text-properties officeooo:rsid="00ab38ad" officeooo:paragraph-rsid="00f40777"/>
    </style:style>
    <style:style style:name="P263" style:family="paragraph" style:parent-style-name="Table_20_Contents">
      <style:text-properties officeooo:rsid="00ab38ad" officeooo:paragraph-rsid="00f79143"/>
    </style:style>
    <style:style style:name="P264" style:family="paragraph" style:parent-style-name="Table_20_Contents">
      <style:text-properties officeooo:rsid="00ab38ad" officeooo:paragraph-rsid="011f4c5c"/>
    </style:style>
    <style:style style:name="P265" style:family="paragraph" style:parent-style-name="Table_20_Contents">
      <style:text-properties officeooo:rsid="00ad28d7" officeooo:paragraph-rsid="00ad28d7"/>
    </style:style>
    <style:style style:name="P266" style:family="paragraph" style:parent-style-name="Table_20_Contents">
      <style:text-properties officeooo:rsid="00ad28d7" officeooo:paragraph-rsid="00adf0d9"/>
    </style:style>
    <style:style style:name="P267" style:family="paragraph" style:parent-style-name="Table_20_Contents">
      <style:text-properties officeooo:rsid="00ad28d7" officeooo:paragraph-rsid="00b264b5"/>
    </style:style>
    <style:style style:name="P268" style:family="paragraph" style:parent-style-name="Table_20_Contents">
      <style:text-properties officeooo:rsid="00ad28d7" officeooo:paragraph-rsid="00b53767"/>
    </style:style>
    <style:style style:name="P269" style:family="paragraph" style:parent-style-name="Table_20_Contents">
      <style:text-properties officeooo:rsid="00ad28d7" officeooo:paragraph-rsid="00b784bf"/>
    </style:style>
    <style:style style:name="P270" style:family="paragraph" style:parent-style-name="Table_20_Contents">
      <style:text-properties officeooo:rsid="00ad28d7" officeooo:paragraph-rsid="00bbada2"/>
    </style:style>
    <style:style style:name="P271" style:family="paragraph" style:parent-style-name="Table_20_Contents">
      <style:text-properties officeooo:rsid="00ad28d7" officeooo:paragraph-rsid="00bf1cf9"/>
    </style:style>
    <style:style style:name="P272" style:family="paragraph" style:parent-style-name="Table_20_Contents">
      <style:text-properties officeooo:rsid="00ad28d7" officeooo:paragraph-rsid="00c80381"/>
    </style:style>
    <style:style style:name="P273" style:family="paragraph" style:parent-style-name="Table_20_Contents">
      <style:text-properties officeooo:rsid="00ad28d7" officeooo:paragraph-rsid="00d00156"/>
    </style:style>
    <style:style style:name="P274" style:family="paragraph" style:parent-style-name="Table_20_Contents">
      <style:text-properties officeooo:rsid="00ad28d7" officeooo:paragraph-rsid="00d481cd"/>
    </style:style>
    <style:style style:name="P275" style:family="paragraph" style:parent-style-name="Table_20_Contents">
      <style:text-properties officeooo:rsid="00ad28d7" officeooo:paragraph-rsid="00d6cfbf"/>
    </style:style>
    <style:style style:name="P276" style:family="paragraph" style:parent-style-name="Table_20_Contents">
      <style:text-properties officeooo:rsid="00ad28d7" officeooo:paragraph-rsid="00dbe78f"/>
    </style:style>
    <style:style style:name="P277" style:family="paragraph" style:parent-style-name="Table_20_Contents">
      <style:text-properties officeooo:rsid="00ad28d7" officeooo:paragraph-rsid="00dd5b58"/>
    </style:style>
    <style:style style:name="P278" style:family="paragraph" style:parent-style-name="Table_20_Contents">
      <style:text-properties officeooo:rsid="00ad28d7" officeooo:paragraph-rsid="00ee58c1"/>
    </style:style>
    <style:style style:name="P279" style:family="paragraph" style:parent-style-name="Table_20_Contents">
      <style:text-properties officeooo:rsid="00ad28d7" officeooo:paragraph-rsid="00efe41b"/>
    </style:style>
    <style:style style:name="P280" style:family="paragraph" style:parent-style-name="Table_20_Contents">
      <style:text-properties officeooo:rsid="00ad28d7" officeooo:paragraph-rsid="00f35869"/>
    </style:style>
    <style:style style:name="P281" style:family="paragraph" style:parent-style-name="Table_20_Contents">
      <style:text-properties officeooo:rsid="00ad28d7" officeooo:paragraph-rsid="00f40777"/>
    </style:style>
    <style:style style:name="P282" style:family="paragraph" style:parent-style-name="Table_20_Contents">
      <style:text-properties officeooo:rsid="00ad28d7" officeooo:paragraph-rsid="00f79143"/>
    </style:style>
    <style:style style:name="P283" style:family="paragraph" style:parent-style-name="Table_20_Contents">
      <style:text-properties officeooo:rsid="00ad28d7" officeooo:paragraph-rsid="011f4c5c"/>
    </style:style>
    <style:style style:name="P284" style:family="paragraph" style:parent-style-name="Table_20_Contents">
      <style:text-properties officeooo:rsid="00aee500" officeooo:paragraph-rsid="00aee500"/>
    </style:style>
    <style:style style:name="P285" style:family="paragraph" style:parent-style-name="Table_20_Contents">
      <style:text-properties officeooo:rsid="00aee500" officeooo:paragraph-rsid="00b264b5"/>
    </style:style>
    <style:style style:name="P286" style:family="paragraph" style:parent-style-name="Table_20_Contents">
      <style:text-properties officeooo:rsid="00aee500" officeooo:paragraph-rsid="00b53767"/>
    </style:style>
    <style:style style:name="P287" style:family="paragraph" style:parent-style-name="Table_20_Contents">
      <style:text-properties officeooo:rsid="00aee500" officeooo:paragraph-rsid="00bbada2"/>
    </style:style>
    <style:style style:name="P288" style:family="paragraph" style:parent-style-name="Table_20_Contents">
      <style:text-properties officeooo:rsid="00aee500" officeooo:paragraph-rsid="00c80381"/>
    </style:style>
    <style:style style:name="P289" style:family="paragraph" style:parent-style-name="Table_20_Contents">
      <style:text-properties officeooo:rsid="00aee500" officeooo:paragraph-rsid="00d00156"/>
    </style:style>
    <style:style style:name="P290" style:family="paragraph" style:parent-style-name="Table_20_Contents">
      <style:text-properties officeooo:rsid="00aee500" officeooo:paragraph-rsid="00d481cd"/>
    </style:style>
    <style:style style:name="P291" style:family="paragraph" style:parent-style-name="Table_20_Contents">
      <style:text-properties officeooo:rsid="00aee500" officeooo:paragraph-rsid="00d6cfbf"/>
    </style:style>
    <style:style style:name="P292" style:family="paragraph" style:parent-style-name="Table_20_Contents">
      <style:text-properties officeooo:rsid="00aee500" officeooo:paragraph-rsid="00dbe78f"/>
    </style:style>
    <style:style style:name="P293" style:family="paragraph" style:parent-style-name="Table_20_Contents">
      <style:text-properties officeooo:rsid="00aee500" officeooo:paragraph-rsid="00dd5b58"/>
    </style:style>
    <style:style style:name="P294" style:family="paragraph" style:parent-style-name="Table_20_Contents">
      <style:text-properties officeooo:rsid="00b0b9e0" officeooo:paragraph-rsid="00b0b9e0"/>
    </style:style>
    <style:style style:name="P295" style:family="paragraph" style:parent-style-name="Table_20_Contents">
      <style:text-properties officeooo:rsid="00b0b9e0" officeooo:paragraph-rsid="00b264b5"/>
    </style:style>
    <style:style style:name="P296" style:family="paragraph" style:parent-style-name="Table_20_Contents">
      <style:text-properties officeooo:rsid="00b53767" officeooo:paragraph-rsid="00b53767"/>
    </style:style>
    <style:style style:name="P297" style:family="paragraph" style:parent-style-name="Table_20_Contents">
      <style:text-properties officeooo:rsid="00b784bf" officeooo:paragraph-rsid="00b784bf"/>
    </style:style>
    <style:style style:name="P298" style:family="paragraph" style:parent-style-name="Table_20_Contents">
      <style:text-properties officeooo:rsid="00b784bf" officeooo:paragraph-rsid="00bf1cf9"/>
    </style:style>
    <style:style style:name="P299" style:family="paragraph" style:parent-style-name="Table_20_Contents">
      <style:text-properties officeooo:rsid="00b784bf" officeooo:paragraph-rsid="011f4c5c"/>
    </style:style>
    <style:style style:name="P300" style:family="paragraph" style:parent-style-name="Table_20_Contents">
      <style:text-properties officeooo:rsid="0045a7da" officeooo:paragraph-rsid="00bf1cf9"/>
    </style:style>
    <style:style style:name="P301" style:family="paragraph" style:parent-style-name="Table_20_Contents">
      <style:text-properties officeooo:rsid="00b7f824" officeooo:paragraph-rsid="00b7f824"/>
    </style:style>
    <style:style style:name="P302" style:family="paragraph" style:parent-style-name="Table_20_Contents">
      <style:text-properties officeooo:rsid="00b7f824" officeooo:paragraph-rsid="00c42f07"/>
    </style:style>
    <style:style style:name="P303" style:family="paragraph" style:parent-style-name="Table_20_Contents">
      <style:text-properties officeooo:rsid="00b7f824" officeooo:paragraph-rsid="00c6a2fd"/>
    </style:style>
    <style:style style:name="P304" style:family="paragraph" style:parent-style-name="Table_20_Contents">
      <style:text-properties officeooo:rsid="00497dc7" officeooo:paragraph-rsid="00c6a2fd"/>
    </style:style>
    <style:style style:name="P305" style:family="paragraph" style:parent-style-name="Table_20_Contents">
      <style:text-properties officeooo:rsid="00b86e94" officeooo:paragraph-rsid="00b86e94"/>
    </style:style>
    <style:style style:name="P306" style:family="paragraph" style:parent-style-name="Table_20_Contents">
      <style:text-properties officeooo:rsid="00c42f07" officeooo:paragraph-rsid="00c42f07"/>
    </style:style>
    <style:style style:name="P307" style:family="paragraph" style:parent-style-name="Table_20_Contents">
      <style:text-properties officeooo:rsid="00c63aed" officeooo:paragraph-rsid="00c63aed"/>
    </style:style>
    <style:style style:name="P308" style:family="paragraph" style:parent-style-name="Table_20_Contents">
      <style:text-properties officeooo:rsid="00c6a2fd" officeooo:paragraph-rsid="00c6a2fd"/>
    </style:style>
    <style:style style:name="P309" style:family="paragraph" style:parent-style-name="Table_20_Contents">
      <style:text-properties officeooo:rsid="00c86a4f" officeooo:paragraph-rsid="00c86a4f"/>
    </style:style>
    <style:style style:name="P310" style:family="paragraph" style:parent-style-name="Table_20_Contents">
      <style:text-properties officeooo:rsid="00c86a4f" officeooo:paragraph-rsid="00d00156"/>
    </style:style>
    <style:style style:name="P311" style:family="paragraph" style:parent-style-name="Table_20_Contents">
      <style:text-properties officeooo:rsid="00c86a4f" officeooo:paragraph-rsid="00d481cd"/>
    </style:style>
    <style:style style:name="P312" style:family="paragraph" style:parent-style-name="Table_20_Contents">
      <style:text-properties officeooo:rsid="00c86a4f" officeooo:paragraph-rsid="00d6cfbf"/>
    </style:style>
    <style:style style:name="P313" style:family="paragraph" style:parent-style-name="Table_20_Contents">
      <style:text-properties officeooo:rsid="00d00156" officeooo:paragraph-rsid="00d00156"/>
    </style:style>
    <style:style style:name="P314" style:family="paragraph" style:parent-style-name="Table_20_Contents">
      <style:text-properties officeooo:rsid="00d00156" officeooo:paragraph-rsid="00d481cd"/>
    </style:style>
    <style:style style:name="P315" style:family="paragraph" style:parent-style-name="Table_20_Contents">
      <style:text-properties officeooo:rsid="00d00156" officeooo:paragraph-rsid="00d6cfbf"/>
    </style:style>
    <style:style style:name="P316" style:family="paragraph" style:parent-style-name="Table_20_Contents">
      <style:text-properties officeooo:rsid="00d00156" officeooo:paragraph-rsid="00dbe78f"/>
    </style:style>
    <style:style style:name="P317" style:family="paragraph" style:parent-style-name="Table_20_Contents">
      <style:text-properties officeooo:rsid="00d00156" officeooo:paragraph-rsid="00dd5b58"/>
    </style:style>
    <style:style style:name="P318" style:family="paragraph" style:parent-style-name="Table_20_Contents">
      <style:text-properties officeooo:rsid="00d6cfbf" officeooo:paragraph-rsid="00d6cfbf"/>
    </style:style>
    <style:style style:name="P319" style:family="paragraph" style:parent-style-name="Table_20_Contents">
      <style:text-properties officeooo:rsid="00d90b2c" officeooo:paragraph-rsid="00d90b2c"/>
    </style:style>
    <style:style style:name="P320" style:family="paragraph" style:parent-style-name="Table_20_Contents">
      <style:text-properties officeooo:rsid="00d90b2c" officeooo:paragraph-rsid="00dbe78f"/>
    </style:style>
    <style:style style:name="P321" style:family="paragraph" style:parent-style-name="Table_20_Contents">
      <style:text-properties officeooo:rsid="00da1f2b" officeooo:paragraph-rsid="00da1f2b"/>
    </style:style>
    <style:style style:name="P322" style:family="paragraph" style:parent-style-name="Table_20_Contents">
      <style:text-properties officeooo:rsid="00da1f2b" officeooo:paragraph-rsid="00dbe78f"/>
    </style:style>
    <style:style style:name="P323" style:family="paragraph" style:parent-style-name="Table_20_Contents">
      <style:text-properties officeooo:rsid="00dc1ede" officeooo:paragraph-rsid="00dc1ede"/>
    </style:style>
    <style:style style:name="P324" style:family="paragraph" style:parent-style-name="Table_20_Contents">
      <style:text-properties officeooo:paragraph-rsid="00e0c337"/>
    </style:style>
    <style:style style:name="P325" style:family="paragraph" style:parent-style-name="Table_20_Contents">
      <style:text-properties officeooo:rsid="00ee58c1" officeooo:paragraph-rsid="00ee58c1"/>
    </style:style>
    <style:style style:name="P326" style:family="paragraph" style:parent-style-name="Table_20_Contents">
      <style:text-properties officeooo:rsid="00ee58c1" officeooo:paragraph-rsid="00efe41b"/>
    </style:style>
    <style:style style:name="P327" style:family="paragraph" style:parent-style-name="Table_20_Contents">
      <style:text-properties officeooo:rsid="00ee58c1" officeooo:paragraph-rsid="00f35869"/>
    </style:style>
    <style:style style:name="P328" style:family="paragraph" style:parent-style-name="Table_20_Contents">
      <style:text-properties officeooo:rsid="00ee58c1" officeooo:paragraph-rsid="00f40777"/>
    </style:style>
    <style:style style:name="P329" style:family="paragraph" style:parent-style-name="Table_20_Contents">
      <style:text-properties officeooo:rsid="00ee58c1" officeooo:paragraph-rsid="00f79143"/>
    </style:style>
    <style:style style:name="P330" style:family="paragraph" style:parent-style-name="Table_20_Contents">
      <style:text-properties officeooo:rsid="00efe41b" officeooo:paragraph-rsid="00efe41b"/>
    </style:style>
    <style:style style:name="P331" style:family="paragraph" style:parent-style-name="Table_20_Contents">
      <style:text-properties officeooo:rsid="00efe41b" officeooo:paragraph-rsid="00f35869"/>
    </style:style>
    <style:style style:name="P332" style:family="paragraph" style:parent-style-name="Table_20_Contents">
      <style:text-properties officeooo:rsid="00efe41b" officeooo:paragraph-rsid="00f40777"/>
    </style:style>
    <style:style style:name="P333" style:family="paragraph" style:parent-style-name="Table_20_Contents">
      <style:text-properties officeooo:rsid="00f3b61b" officeooo:paragraph-rsid="00f3b61b"/>
    </style:style>
    <style:style style:name="P334" style:family="paragraph" style:parent-style-name="Table_20_Contents">
      <style:text-properties officeooo:rsid="00f3b61b" officeooo:paragraph-rsid="00f40777"/>
    </style:style>
    <style:style style:name="P335" style:family="paragraph" style:parent-style-name="Table_20_Contents">
      <style:text-properties officeooo:rsid="00f40777" officeooo:paragraph-rsid="00f40777"/>
    </style:style>
    <style:style style:name="P336" style:family="paragraph" style:parent-style-name="Table_20_Contents">
      <style:text-properties officeooo:rsid="00f6543a" officeooo:paragraph-rsid="00f6543a"/>
    </style:style>
    <style:style style:name="P337" style:family="paragraph" style:parent-style-name="Table_20_Contents">
      <style:text-properties officeooo:paragraph-rsid="011d0fcf"/>
    </style:style>
    <style:style style:name="P338" style:family="paragraph" style:parent-style-name="Table_20_Contents">
      <style:text-properties officeooo:rsid="011d0fcf" officeooo:paragraph-rsid="011d0fcf"/>
    </style:style>
    <style:style style:name="P339" style:family="paragraph" style:parent-style-name="Table_20_Contents">
      <style:text-properties officeooo:rsid="011e36f4" officeooo:paragraph-rsid="011e36f4"/>
    </style:style>
    <style:style style:name="P340" style:family="paragraph" style:parent-style-name="Table_20_Contents">
      <style:text-properties officeooo:paragraph-rsid="011e36f4"/>
    </style:style>
    <style:style style:name="P341" style:family="paragraph" style:parent-style-name="Table_20_Contents">
      <style:text-properties officeooo:paragraph-rsid="011f4c5c"/>
    </style:style>
    <style:style style:name="P342" style:family="paragraph" style:parent-style-name="Table_20_Contents">
      <style:text-properties officeooo:rsid="011f4c5c" officeooo:paragraph-rsid="011f4c5c"/>
    </style:style>
    <style:style style:name="P343" style:family="paragraph" style:parent-style-name="Text_20_body">
      <style:text-properties officeooo:rsid="00084f79" officeooo:paragraph-rsid="00084f79"/>
    </style:style>
    <style:style style:name="P344" style:family="paragraph" style:parent-style-name="Text_20_body">
      <style:text-properties officeooo:rsid="000d4b15" officeooo:paragraph-rsid="000d4b15"/>
    </style:style>
    <style:style style:name="P345" style:family="paragraph" style:parent-style-name="Text_20_body">
      <style:text-properties officeooo:rsid="0012e00f" officeooo:paragraph-rsid="0012e00f"/>
    </style:style>
    <style:style style:name="P346" style:family="paragraph" style:parent-style-name="Text_20_body">
      <style:text-properties officeooo:rsid="0012e00f" officeooo:paragraph-rsid="0015318b"/>
    </style:style>
    <style:style style:name="P347" style:family="paragraph" style:parent-style-name="Text_20_body">
      <style:text-properties officeooo:paragraph-rsid="0015318b"/>
    </style:style>
    <style:style style:name="P348" style:family="paragraph" style:parent-style-name="Text_20_body">
      <style:text-properties officeooo:rsid="0017f5b4" officeooo:paragraph-rsid="0017f5b4"/>
    </style:style>
    <style:style style:name="P349" style:family="paragraph" style:parent-style-name="Text_20_body">
      <style:text-properties officeooo:rsid="001da853" officeooo:paragraph-rsid="001da853"/>
    </style:style>
    <style:style style:name="P350" style:family="paragraph" style:parent-style-name="Text_20_body">
      <style:text-properties officeooo:rsid="00355da8" officeooo:paragraph-rsid="00355da8"/>
    </style:style>
    <style:style style:name="P351" style:family="paragraph" style:parent-style-name="Text_20_body">
      <style:text-properties officeooo:rsid="00370081" officeooo:paragraph-rsid="00370081"/>
    </style:style>
    <style:style style:name="P352" style:family="paragraph" style:parent-style-name="Text_20_body">
      <style:text-properties officeooo:rsid="00428203" officeooo:paragraph-rsid="00428203"/>
    </style:style>
    <style:style style:name="P353" style:family="paragraph" style:parent-style-name="Text_20_body">
      <style:text-properties officeooo:rsid="00549b2e" officeooo:paragraph-rsid="00549b2e"/>
    </style:style>
    <style:style style:name="P354" style:family="paragraph" style:parent-style-name="Text_20_body">
      <style:text-properties officeooo:rsid="0057171f" officeooo:paragraph-rsid="0057171f"/>
    </style:style>
    <style:style style:name="P355" style:family="paragraph" style:parent-style-name="Text_20_body">
      <style:text-properties officeooo:rsid="005da0b4" officeooo:paragraph-rsid="005da0b4"/>
    </style:style>
    <style:style style:name="P356" style:family="paragraph" style:parent-style-name="Text_20_body">
      <style:text-properties officeooo:rsid="005e99c9" officeooo:paragraph-rsid="005e99c9"/>
    </style:style>
    <style:style style:name="P357" style:family="paragraph" style:parent-style-name="Text_20_body">
      <style:text-properties officeooo:rsid="005f18c2" officeooo:paragraph-rsid="005f18c2"/>
    </style:style>
    <style:style style:name="P358" style:family="paragraph" style:parent-style-name="Text_20_body">
      <style:text-properties officeooo:rsid="00618881" officeooo:paragraph-rsid="00618881"/>
    </style:style>
    <style:style style:name="P359" style:family="paragraph" style:parent-style-name="Text_20_body">
      <style:text-properties officeooo:rsid="0063fe2c" officeooo:paragraph-rsid="0063fe2c"/>
    </style:style>
    <style:style style:name="P360" style:family="paragraph" style:parent-style-name="Text_20_body">
      <style:text-properties officeooo:rsid="0063fe2c" officeooo:paragraph-rsid="00d189d3"/>
    </style:style>
    <style:style style:name="P361" style:family="paragraph" style:parent-style-name="Text_20_body">
      <style:text-properties officeooo:rsid="0063fe2c" officeooo:paragraph-rsid="00d483b4"/>
    </style:style>
    <style:style style:name="P362" style:family="paragraph" style:parent-style-name="Text_20_body">
      <style:text-properties officeooo:rsid="00760a34" officeooo:paragraph-rsid="00760a34"/>
    </style:style>
    <style:style style:name="P363" style:family="paragraph" style:parent-style-name="Text_20_body">
      <style:text-properties officeooo:rsid="00925329" officeooo:paragraph-rsid="00925329"/>
    </style:style>
    <style:style style:name="P364" style:family="paragraph" style:parent-style-name="Text_20_body">
      <style:text-properties officeooo:rsid="00986cc6" officeooo:paragraph-rsid="00986cc6"/>
    </style:style>
    <style:style style:name="P365" style:family="paragraph" style:parent-style-name="Text_20_body">
      <style:text-properties officeooo:rsid="0099cfb6" officeooo:paragraph-rsid="0099cfb6"/>
    </style:style>
    <style:style style:name="P366" style:family="paragraph" style:parent-style-name="Text_20_body">
      <style:text-properties officeooo:rsid="0099cfb6" officeooo:paragraph-rsid="009f0a9d"/>
    </style:style>
    <style:style style:name="P367" style:family="paragraph" style:parent-style-name="Text_20_body">
      <style:text-properties officeooo:rsid="0099cfb6" officeooo:paragraph-rsid="00a4f81e"/>
    </style:style>
    <style:style style:name="P368" style:family="paragraph" style:parent-style-name="Text_20_body">
      <style:text-properties officeooo:rsid="0025339d" officeooo:paragraph-rsid="0025339d"/>
    </style:style>
    <style:style style:name="P369" style:family="paragraph" style:parent-style-name="Text_20_body">
      <style:text-properties officeooo:rsid="0025339d" officeooo:paragraph-rsid="00adf0d9"/>
    </style:style>
    <style:style style:name="P370" style:family="paragraph" style:parent-style-name="Text_20_body">
      <style:text-properties officeooo:rsid="0025339d" officeooo:paragraph-rsid="00aee500"/>
    </style:style>
    <style:style style:name="P371" style:family="paragraph" style:parent-style-name="Text_20_body">
      <style:text-properties officeooo:rsid="0025339d" officeooo:paragraph-rsid="00b0b9e0"/>
    </style:style>
    <style:style style:name="P372" style:family="paragraph" style:parent-style-name="Text_20_body">
      <style:text-properties officeooo:rsid="0025339d" officeooo:paragraph-rsid="00b264b5"/>
    </style:style>
    <style:style style:name="P373" style:family="paragraph" style:parent-style-name="Text_20_body">
      <style:text-properties officeooo:rsid="0025339d" officeooo:paragraph-rsid="00b53767"/>
    </style:style>
    <style:style style:name="P374" style:family="paragraph" style:parent-style-name="Text_20_body">
      <style:text-properties officeooo:rsid="0025339d" officeooo:paragraph-rsid="00b784bf"/>
    </style:style>
    <style:style style:name="P375" style:family="paragraph" style:parent-style-name="Text_20_body">
      <style:text-properties officeooo:rsid="0025339d" officeooo:paragraph-rsid="00b7f824"/>
    </style:style>
    <style:style style:name="P376" style:family="paragraph" style:parent-style-name="Text_20_body">
      <style:text-properties officeooo:rsid="0025339d" officeooo:paragraph-rsid="00bbada2"/>
    </style:style>
    <style:style style:name="P377" style:family="paragraph" style:parent-style-name="Text_20_body">
      <style:text-properties officeooo:rsid="0025339d" officeooo:paragraph-rsid="00bf1cf9"/>
    </style:style>
    <style:style style:name="P378" style:family="paragraph" style:parent-style-name="Text_20_body">
      <style:text-properties officeooo:rsid="0025339d" officeooo:paragraph-rsid="00c80381"/>
    </style:style>
    <style:style style:name="P379" style:family="paragraph" style:parent-style-name="Text_20_body">
      <style:text-properties officeooo:rsid="0025339d" officeooo:paragraph-rsid="00cb4a3e"/>
    </style:style>
    <style:style style:name="P380" style:family="paragraph" style:parent-style-name="Text_20_body">
      <style:text-properties officeooo:rsid="0025339d" officeooo:paragraph-rsid="00d00156"/>
    </style:style>
    <style:style style:name="P381" style:family="paragraph" style:parent-style-name="Text_20_body">
      <style:text-properties officeooo:rsid="0025339d" officeooo:paragraph-rsid="00d481cd"/>
    </style:style>
    <style:style style:name="P382" style:family="paragraph" style:parent-style-name="Text_20_body">
      <style:text-properties officeooo:rsid="0025339d" officeooo:paragraph-rsid="00d6cfbf"/>
    </style:style>
    <style:style style:name="P383" style:family="paragraph" style:parent-style-name="Text_20_body">
      <style:text-properties officeooo:rsid="0025339d" officeooo:paragraph-rsid="00dbe78f"/>
    </style:style>
    <style:style style:name="P384" style:family="paragraph" style:parent-style-name="Text_20_body">
      <style:text-properties officeooo:rsid="0025339d" officeooo:paragraph-rsid="00dd5b58"/>
    </style:style>
    <style:style style:name="P385" style:family="paragraph" style:parent-style-name="Text_20_body">
      <style:text-properties officeooo:rsid="0025339d" officeooo:paragraph-rsid="00ee58c1"/>
    </style:style>
    <style:style style:name="P386" style:family="paragraph" style:parent-style-name="Text_20_body">
      <style:text-properties officeooo:rsid="0025339d" officeooo:paragraph-rsid="00efe41b"/>
    </style:style>
    <style:style style:name="P387" style:family="paragraph" style:parent-style-name="Text_20_body">
      <style:text-properties officeooo:rsid="0025339d" officeooo:paragraph-rsid="00f35869"/>
    </style:style>
    <style:style style:name="P388" style:family="paragraph" style:parent-style-name="Text_20_body">
      <style:text-properties officeooo:rsid="0025339d" officeooo:paragraph-rsid="00f40777"/>
    </style:style>
    <style:style style:name="P389" style:family="paragraph" style:parent-style-name="Text_20_body">
      <style:text-properties officeooo:rsid="0025339d" officeooo:paragraph-rsid="00f79143"/>
    </style:style>
    <style:style style:name="P390" style:family="paragraph" style:parent-style-name="Text_20_body">
      <style:text-properties officeooo:rsid="0025339d" officeooo:paragraph-rsid="011f4c5c"/>
    </style:style>
    <style:style style:name="P391" style:family="paragraph" style:parent-style-name="Text_20_body">
      <style:text-properties officeooo:rsid="00aee500" officeooo:paragraph-rsid="00aee500"/>
    </style:style>
    <style:style style:name="P392" style:family="paragraph" style:parent-style-name="Text_20_body">
      <style:text-properties officeooo:rsid="00b3274e" officeooo:paragraph-rsid="00b3274e"/>
    </style:style>
    <style:style style:name="P393" style:family="paragraph" style:parent-style-name="Text_20_body">
      <style:text-properties officeooo:rsid="00b3c845" officeooo:paragraph-rsid="00b3c845"/>
    </style:style>
    <style:style style:name="P394" style:family="paragraph" style:parent-style-name="Text_20_body">
      <style:text-properties officeooo:rsid="00b53767" officeooo:paragraph-rsid="00b53767"/>
    </style:style>
    <style:style style:name="P395" style:family="paragraph" style:parent-style-name="Text_20_body">
      <style:text-properties officeooo:rsid="00b784bf" officeooo:paragraph-rsid="00b784bf"/>
    </style:style>
    <style:style style:name="P396" style:family="paragraph" style:parent-style-name="Text_20_body">
      <style:text-properties officeooo:rsid="00b7f824" officeooo:paragraph-rsid="00b7f824"/>
    </style:style>
    <style:style style:name="P397" style:family="paragraph" style:parent-style-name="Text_20_body">
      <style:text-properties officeooo:rsid="00bf1cf9" officeooo:paragraph-rsid="00bf1cf9"/>
    </style:style>
    <style:style style:name="P398" style:family="paragraph" style:parent-style-name="Text_20_body">
      <style:text-properties officeooo:rsid="00c031ff" officeooo:paragraph-rsid="00c031ff"/>
    </style:style>
    <style:style style:name="P399" style:family="paragraph" style:parent-style-name="Text_20_body">
      <style:text-properties officeooo:rsid="00676a3b" officeooo:paragraph-rsid="00676a3b"/>
    </style:style>
    <style:style style:name="P400" style:family="paragraph" style:parent-style-name="Text_20_body">
      <style:text-properties officeooo:rsid="00331017" officeooo:paragraph-rsid="00aee500"/>
    </style:style>
    <style:style style:name="P401" style:family="paragraph" style:parent-style-name="Text_20_body">
      <style:text-properties officeooo:rsid="0066ac6d" officeooo:paragraph-rsid="0066ac6d"/>
    </style:style>
    <style:style style:name="P402" style:family="paragraph" style:parent-style-name="Text_20_body">
      <style:text-properties officeooo:rsid="00311af3" officeooo:paragraph-rsid="00aee500"/>
    </style:style>
    <style:style style:name="P403" style:family="paragraph" style:parent-style-name="Text_20_body">
      <style:text-properties officeooo:rsid="010fdf10" officeooo:paragraph-rsid="010fdf10"/>
    </style:style>
    <style:style style:name="P404" style:family="paragraph" style:parent-style-name="Text_20_body">
      <style:text-properties officeooo:rsid="011d0fcf" officeooo:paragraph-rsid="011d0fcf"/>
    </style:style>
    <style:style style:name="P405" style:family="paragraph" style:parent-style-name="Title">
      <style:text-properties fo:language="en" fo:country="GB"/>
    </style:style>
    <style:style style:name="P406" style:family="paragraph" style:parent-style-name="Contents_20_1">
      <style:paragraph-properties>
        <style:tab-stops>
          <style:tab-stop style:position="17cm" style:type="right" style:leader-style="dotted" style:leader-text="."/>
        </style:tab-stops>
      </style:paragraph-properties>
    </style:style>
    <style:style style:name="P407" style:family="paragraph" style:parent-style-name="Contents_20_2">
      <style:paragraph-properties>
        <style:tab-stops>
          <style:tab-stop style:position="17cm" style:type="right" style:leader-style="dotted" style:leader-text="."/>
        </style:tab-stops>
      </style:paragraph-properties>
    </style:style>
    <style:style style:name="P408" style:family="paragraph" style:parent-style-name="Contents_20_3">
      <style:paragraph-properties>
        <style:tab-stops>
          <style:tab-stop style:position="17cm" style:type="right" style:leader-style="dotted" style:leader-text="."/>
        </style:tab-stops>
      </style:paragraph-properties>
    </style:style>
    <style:style style:name="P409" style:family="paragraph" style:parent-style-name="Heading_20_2">
      <style:paragraph-properties>
        <style:tab-stops/>
      </style:paragraph-properties>
    </style:style>
    <style:style style:name="P410" style:family="paragraph" style:parent-style-name="Heading_20_2">
      <style:text-properties officeooo:rsid="011d0fcf" officeooo:paragraph-rsid="011d0fcf"/>
    </style:style>
    <style:style style:name="P411" style:family="paragraph" style:parent-style-name="Heading_20_2">
      <style:text-properties officeooo:paragraph-rsid="011f4c5c"/>
    </style:style>
    <style:style style:name="P412" style:family="paragraph" style:parent-style-name="Heading_20_2">
      <style:paragraph-properties fo:break-before="page"/>
      <style:text-properties officeooo:rsid="002dcb6e" officeooo:paragraph-rsid="003dba27"/>
    </style:style>
    <style:style style:name="P413" style:family="paragraph" style:parent-style-name="Standard" style:list-style-name="L1">
      <style:text-properties fo:language="en" fo:country="GB" officeooo:rsid="00100b59" officeooo:paragraph-rsid="00100b59"/>
    </style:style>
    <style:style style:name="P414" style:family="paragraph" style:parent-style-name="Standard" style:list-style-name="L1">
      <style:text-properties fo:language="en" fo:country="GB" officeooo:rsid="00b784bf" officeooo:paragraph-rsid="00b784bf"/>
    </style:style>
    <style:style style:name="P415" style:family="paragraph" style:parent-style-name="Standard" style:list-style-name="L1">
      <style:text-properties fo:language="en" fo:country="GB" officeooo:rsid="01180d3e" officeooo:paragraph-rsid="01180d3e"/>
    </style:style>
    <style:style style:name="P416" style:family="paragraph" style:parent-style-name="Standard" style:list-style-name="L1">
      <style:text-properties fo:language="en" fo:country="GB" officeooo:rsid="0117330e" officeooo:paragraph-rsid="0117330e"/>
    </style:style>
    <style:style style:name="P417" style:family="paragraph" style:parent-style-name="Standard" style:list-style-name="L4">
      <style:text-properties officeooo:rsid="0017f5b4" officeooo:paragraph-rsid="0017f5b4"/>
    </style:style>
    <style:style style:name="P418" style:family="paragraph" style:parent-style-name="Standard" style:list-style-name="L4">
      <style:text-properties officeooo:rsid="011f9830" officeooo:paragraph-rsid="011f9830"/>
    </style:style>
    <style:style style:name="P419" style:family="paragraph" style:parent-style-name="Standard" style:list-style-name="L5">
      <style:text-properties officeooo:rsid="001a3368" officeooo:paragraph-rsid="001a3368"/>
    </style:style>
    <style:style style:name="P420" style:family="paragraph" style:parent-style-name="Standard" style:list-style-name="L6">
      <style:text-properties officeooo:rsid="001da853" officeooo:paragraph-rsid="00b264b5"/>
    </style:style>
    <style:style style:name="P421" style:family="paragraph" style:parent-style-name="Standard" style:list-style-name="L8">
      <style:text-properties officeooo:rsid="00428203" officeooo:paragraph-rsid="00b53767"/>
    </style:style>
    <style:style style:name="P422" style:family="paragraph" style:parent-style-name="Standard" style:list-style-name="L11">
      <style:text-properties officeooo:rsid="00606d6e" officeooo:paragraph-rsid="00c80381"/>
    </style:style>
    <style:style style:name="P423" style:family="paragraph" style:parent-style-name="Table_20_Contents" style:list-style-name="L7">
      <style:text-properties officeooo:rsid="002ec471" officeooo:paragraph-rsid="002ec471"/>
    </style:style>
    <style:style style:name="P424" style:family="paragraph" style:parent-style-name="Table_20_Contents" style:list-style-name="L9">
      <style:text-properties officeooo:rsid="00bd5447" officeooo:paragraph-rsid="00bd5447"/>
    </style:style>
    <style:style style:name="P425" style:family="paragraph" style:parent-style-name="Table_20_Contents" style:list-style-name="L9">
      <style:text-properties officeooo:rsid="010b8622" officeooo:paragraph-rsid="010b8622"/>
    </style:style>
    <style:style style:name="P426" style:family="paragraph" style:parent-style-name="Table_20_Contents" style:list-style-name="L10">
      <style:text-properties officeooo:rsid="005ddec8" officeooo:paragraph-rsid="005ddec8"/>
    </style:style>
    <style:style style:name="P427" style:family="paragraph" style:parent-style-name="Table_20_Contents" style:list-style-name="L10">
      <style:text-properties officeooo:rsid="010c8a7d" officeooo:paragraph-rsid="010c8a7d"/>
    </style:style>
    <style:style style:name="P428" style:family="paragraph" style:parent-style-name="Text_20_body" style:list-style-name="L2">
      <style:text-properties officeooo:rsid="00160bf9" officeooo:paragraph-rsid="00160bf9"/>
    </style:style>
    <style:style style:name="P429" style:family="paragraph" style:parent-style-name="Text_20_body" style:list-style-name="L3">
      <style:text-properties officeooo:rsid="0017f5b4" officeooo:paragraph-rsid="0017f5b4"/>
    </style:style>
    <style:style style:name="T1" style:family="text">
      <style:text-properties officeooo:rsid="0007a018"/>
    </style:style>
    <style:style style:name="T2" style:family="text">
      <style:text-properties officeooo:rsid="000a384c"/>
    </style:style>
    <style:style style:name="T3" style:family="text">
      <style:text-properties officeooo:rsid="000ad304"/>
    </style:style>
    <style:style style:name="T4" style:family="text">
      <style:text-properties officeooo:rsid="000c6e7d"/>
    </style:style>
    <style:style style:name="T5" style:family="text">
      <style:text-properties officeooo:rsid="00100b59"/>
    </style:style>
    <style:style style:name="T6" style:family="text">
      <style:text-properties officeooo:rsid="0012e00f"/>
    </style:style>
    <style:style style:name="T7" style:family="text">
      <style:text-properties officeooo:rsid="0015318b"/>
    </style:style>
    <style:style style:name="T8" style:family="text">
      <style:text-properties officeooo:rsid="00160bf9"/>
    </style:style>
    <style:style style:name="T9" style:family="text">
      <style:text-properties officeooo:rsid="001bb1a6"/>
    </style:style>
    <style:style style:name="T10" style:family="text">
      <style:text-properties officeooo:rsid="001da853"/>
    </style:style>
    <style:style style:name="T11" style:family="text">
      <style:text-properties officeooo:rsid="00201d12"/>
    </style:style>
    <style:style style:name="T12" style:family="text">
      <style:text-properties officeooo:rsid="0022d65a"/>
    </style:style>
    <style:style style:name="T13" style:family="text">
      <style:text-properties officeooo:rsid="0024c8bf"/>
    </style:style>
    <style:style style:name="T14" style:family="text">
      <style:text-properties officeooo:rsid="00281cfe"/>
    </style:style>
    <style:style style:name="T15" style:family="text">
      <style:text-properties officeooo:rsid="0029eac4"/>
    </style:style>
    <style:style style:name="T16" style:family="text">
      <style:text-properties officeooo:rsid="002c689f"/>
    </style:style>
    <style:style style:name="T17" style:family="text">
      <style:text-properties officeooo:rsid="002ec471"/>
    </style:style>
    <style:style style:name="T18" style:family="text">
      <style:text-properties officeooo:rsid="00308e14"/>
    </style:style>
    <style:style style:name="T19" style:family="text">
      <style:text-properties officeooo:rsid="0034384a"/>
    </style:style>
    <style:style style:name="T20" style:family="text">
      <style:text-properties officeooo:rsid="0039e4c1"/>
    </style:style>
    <style:style style:name="T21" style:family="text">
      <style:text-properties officeooo:rsid="003a7109"/>
    </style:style>
    <style:style style:name="T22" style:family="text">
      <style:text-properties officeooo:rsid="003dba27"/>
    </style:style>
    <style:style style:name="T23" style:family="text">
      <style:text-properties officeooo:rsid="003ee554"/>
    </style:style>
    <style:style style:name="T24" style:family="text">
      <style:text-properties officeooo:rsid="003f1cf7"/>
    </style:style>
    <style:style style:name="T25" style:family="text">
      <style:text-properties officeooo:rsid="003fc04d"/>
    </style:style>
    <style:style style:name="T26" style:family="text">
      <style:text-properties officeooo:rsid="003fd8c3"/>
    </style:style>
    <style:style style:name="T27" style:family="text">
      <style:text-properties officeooo:rsid="00428909"/>
    </style:style>
    <style:style style:name="T28" style:family="text">
      <style:text-properties officeooo:rsid="004407ba"/>
    </style:style>
    <style:style style:name="T29" style:family="text">
      <style:text-properties officeooo:rsid="0045a7da"/>
    </style:style>
    <style:style style:name="T30" style:family="text">
      <style:text-properties officeooo:rsid="00494c18"/>
    </style:style>
    <style:style style:name="T31" style:family="text">
      <style:text-properties officeooo:rsid="00497dc7"/>
    </style:style>
    <style:style style:name="T32" style:family="text">
      <style:text-properties officeooo:rsid="004e03c9"/>
    </style:style>
    <style:style style:name="T33" style:family="text">
      <style:text-properties officeooo:rsid="004f0751"/>
    </style:style>
    <style:style style:name="T34" style:family="text">
      <style:text-properties officeooo:rsid="0050f1aa"/>
    </style:style>
    <style:style style:name="T35" style:family="text">
      <style:text-properties officeooo:rsid="0050f1f0"/>
    </style:style>
    <style:style style:name="T36" style:family="text">
      <style:text-properties officeooo:rsid="00549b2e"/>
    </style:style>
    <style:style style:name="T37" style:family="text">
      <style:text-properties officeooo:rsid="0056427c"/>
    </style:style>
    <style:style style:name="T38" style:family="text">
      <style:text-properties officeooo:rsid="00569667"/>
    </style:style>
    <style:style style:name="T39" style:family="text">
      <style:text-properties officeooo:rsid="0057171f"/>
    </style:style>
    <style:style style:name="T40" style:family="text">
      <style:text-properties officeooo:rsid="0057af42"/>
    </style:style>
    <style:style style:name="T41" style:family="text">
      <style:text-properties officeooo:rsid="00587874"/>
    </style:style>
    <style:style style:name="T42" style:family="text">
      <style:text-properties officeooo:rsid="00597681"/>
    </style:style>
    <style:style style:name="T43" style:family="text">
      <style:text-properties officeooo:rsid="005d814d"/>
    </style:style>
    <style:style style:name="T44" style:family="text">
      <style:text-properties officeooo:rsid="005da0b4"/>
    </style:style>
    <style:style style:name="T45" style:family="text">
      <style:text-properties officeooo:rsid="005e99c9"/>
    </style:style>
    <style:style style:name="T46" style:family="text">
      <style:text-properties officeooo:rsid="005f18c2"/>
    </style:style>
    <style:style style:name="T47" style:family="text">
      <style:text-properties officeooo:rsid="005feae3"/>
    </style:style>
    <style:style style:name="T48" style:family="text">
      <style:text-properties officeooo:rsid="00606d6e"/>
    </style:style>
    <style:style style:name="T49" style:family="text">
      <style:text-properties officeooo:rsid="00618881"/>
    </style:style>
    <style:style style:name="T50" style:family="text">
      <style:text-properties officeooo:rsid="00631eb1"/>
    </style:style>
    <style:style style:name="T51" style:family="text">
      <style:text-properties officeooo:rsid="00638917"/>
    </style:style>
    <style:style style:name="T52" style:family="text">
      <style:text-properties officeooo:rsid="0064a529"/>
    </style:style>
    <style:style style:name="T53" style:family="text">
      <style:text-properties officeooo:rsid="0066ac6d"/>
    </style:style>
    <style:style style:name="T54" style:family="text">
      <style:text-properties officeooo:rsid="0066d3bc"/>
    </style:style>
    <style:style style:name="T55" style:family="text">
      <style:text-properties officeooo:rsid="0069f634"/>
    </style:style>
    <style:style style:name="T56" style:family="text">
      <style:text-properties officeooo:rsid="006cb543"/>
    </style:style>
    <style:style style:name="T57" style:family="text">
      <style:text-properties officeooo:rsid="00752493"/>
    </style:style>
    <style:style style:name="T58" style:family="text">
      <style:text-properties officeooo:rsid="00760a34"/>
    </style:style>
    <style:style style:name="T59" style:family="text">
      <style:text-properties officeooo:rsid="007973e0"/>
    </style:style>
    <style:style style:name="T60" style:family="text">
      <style:text-properties officeooo:rsid="0079ea24"/>
    </style:style>
    <style:style style:name="T61" style:family="text">
      <style:text-properties officeooo:rsid="007a00a3"/>
    </style:style>
    <style:style style:name="T62" style:family="text">
      <style:text-properties officeooo:rsid="007b8d48"/>
    </style:style>
    <style:style style:name="T63" style:family="text">
      <style:text-properties officeooo:rsid="007d1599"/>
    </style:style>
    <style:style style:name="T64" style:family="text">
      <style:text-properties officeooo:rsid="007e063a"/>
    </style:style>
    <style:style style:name="T65" style:family="text">
      <style:text-properties officeooo:rsid="00880a75"/>
    </style:style>
    <style:style style:name="T66" style:family="text">
      <style:text-properties officeooo:rsid="00891451"/>
    </style:style>
    <style:style style:name="T67" style:family="text">
      <style:text-properties officeooo:rsid="008a652d"/>
    </style:style>
    <style:style style:name="T68" style:family="text">
      <style:text-properties officeooo:rsid="008d875d"/>
    </style:style>
    <style:style style:name="T69" style:family="text">
      <style:text-properties officeooo:rsid="008d967c"/>
    </style:style>
    <style:style style:name="T70" style:family="text">
      <style:text-properties officeooo:rsid="00925329"/>
    </style:style>
    <style:style style:name="T71" style:family="text">
      <style:text-properties officeooo:rsid="00926081"/>
    </style:style>
    <style:style style:name="T72" style:family="text">
      <style:text-properties officeooo:rsid="00926efd"/>
    </style:style>
    <style:style style:name="T73" style:family="text">
      <style:text-properties officeooo:rsid="0095eb9f"/>
    </style:style>
    <style:style style:name="T74" style:family="text">
      <style:text-properties officeooo:rsid="0097aa15"/>
    </style:style>
    <style:style style:name="T75" style:family="text">
      <style:text-properties officeooo:rsid="00986cc6"/>
    </style:style>
    <style:style style:name="T76" style:family="text">
      <style:text-properties officeooo:rsid="0098781e"/>
    </style:style>
    <style:style style:name="T77" style:family="text">
      <style:text-properties officeooo:rsid="009d8c12"/>
    </style:style>
    <style:style style:name="T78" style:family="text">
      <style:text-properties officeooo:rsid="0093498a"/>
    </style:style>
    <style:style style:name="T79" style:family="text">
      <style:text-properties officeooo:rsid="009f0a9d"/>
    </style:style>
    <style:style style:name="T80" style:family="text">
      <style:text-properties style:font-name="Liberation Sans" fo:font-size="16.1000003814697pt" fo:font-weight="bold" officeooo:rsid="009f0a9d" style:font-name-asian="Microsoft YaHei" style:font-size-asian="16.1000003814697pt" style:font-weight-asian="bold" style:font-name-complex="Arial1" style:font-size-complex="16.1000003814697pt" style:font-weight-complex="bold"/>
    </style:style>
    <style:style style:name="T81" style:family="text">
      <style:text-properties style:font-name="Liberation Sans" fo:font-size="16.1000003814697pt" fo:font-weight="bold" officeooo:rsid="00a4f81e" style:font-name-asian="Microsoft YaHei" style:font-size-asian="16.1000003814697pt" style:font-weight-asian="bold" style:font-name-complex="Arial1" style:font-size-complex="16.1000003814697pt" style:font-weight-complex="bold"/>
    </style:style>
    <style:style style:name="T82" style:family="text">
      <style:text-properties officeooo:rsid="00a0427c"/>
    </style:style>
    <style:style style:name="T83" style:family="text">
      <style:text-properties officeooo:rsid="00a10457"/>
    </style:style>
    <style:style style:name="T84" style:family="text">
      <style:text-properties officeooo:rsid="00a4f81e"/>
    </style:style>
    <style:style style:name="T85" style:family="text">
      <style:text-properties officeooo:rsid="00aee500"/>
    </style:style>
    <style:style style:name="T86" style:family="text">
      <style:text-properties officeooo:rsid="00b0ca21"/>
    </style:style>
    <style:style style:name="T87" style:family="text">
      <style:text-properties officeooo:rsid="00b3274e"/>
    </style:style>
    <style:style style:name="T88" style:family="text">
      <style:text-properties officeooo:rsid="00b36ed6"/>
    </style:style>
    <style:style style:name="T89" style:family="text">
      <style:text-properties officeooo:rsid="00b3c845"/>
    </style:style>
    <style:style style:name="T90" style:family="text">
      <style:text-properties officeooo:rsid="00b53767"/>
    </style:style>
    <style:style style:name="T91" style:family="text">
      <style:text-properties officeooo:rsid="00b59d47"/>
    </style:style>
    <style:style style:name="T92" style:family="text">
      <style:text-properties officeooo:rsid="00b7f824"/>
    </style:style>
    <style:style style:name="T93" style:family="text">
      <style:text-properties officeooo:rsid="00ba4629"/>
    </style:style>
    <style:style style:name="T94" style:family="text">
      <style:text-properties officeooo:rsid="00bbada2"/>
    </style:style>
    <style:style style:name="T95" style:family="text">
      <style:text-properties officeooo:rsid="00bf1cf9"/>
    </style:style>
    <style:style style:name="T96" style:family="text">
      <style:text-properties officeooo:rsid="00bf27f5"/>
    </style:style>
    <style:style style:name="T97" style:family="text">
      <style:text-properties officeooo:rsid="00c031ff"/>
    </style:style>
    <style:style style:name="T98" style:family="text">
      <style:text-properties officeooo:rsid="00c1c552"/>
    </style:style>
    <style:style style:name="T99" style:family="text">
      <style:text-properties officeooo:rsid="00c42f07"/>
    </style:style>
    <style:style style:name="T100" style:family="text">
      <style:text-properties officeooo:rsid="00c63aed"/>
    </style:style>
    <style:style style:name="T101" style:family="text">
      <style:text-properties officeooo:rsid="00c6a2fd"/>
    </style:style>
    <style:style style:name="T102" style:family="text">
      <style:text-properties officeooo:rsid="00c86a4f"/>
    </style:style>
    <style:style style:name="T103" style:family="text">
      <style:text-properties officeooo:rsid="00ce0289"/>
    </style:style>
    <style:style style:name="T104" style:family="text">
      <style:text-properties officeooo:rsid="00ce20a9"/>
    </style:style>
    <style:style style:name="T105" style:family="text">
      <style:text-properties officeooo:rsid="00d00156"/>
    </style:style>
    <style:style style:name="T106" style:family="text">
      <style:text-properties officeooo:rsid="00d481cd"/>
    </style:style>
    <style:style style:name="T107" style:family="text">
      <style:text-properties officeooo:rsid="00d6cfbf"/>
    </style:style>
    <style:style style:name="T108" style:family="text">
      <style:text-properties officeooo:rsid="00d78c80"/>
    </style:style>
    <style:style style:name="T109" style:family="text">
      <style:text-properties officeooo:rsid="00d90b2c"/>
    </style:style>
    <style:style style:name="T110" style:family="text">
      <style:text-properties officeooo:rsid="00dbe78f"/>
    </style:style>
    <style:style style:name="T111" style:family="text">
      <style:text-properties officeooo:rsid="00dc1ede"/>
    </style:style>
    <style:style style:name="T112" style:family="text">
      <style:text-properties officeooo:rsid="00dd5b58"/>
    </style:style>
    <style:style style:name="T113" style:family="text">
      <style:text-properties officeooo:rsid="00dd77d7"/>
    </style:style>
    <style:style style:name="T114" style:family="text">
      <style:text-properties officeooo:rsid="00e68905"/>
    </style:style>
    <style:style style:name="T115" style:family="text">
      <style:text-properties officeooo:rsid="00e7f37f"/>
    </style:style>
    <style:style style:name="T116" style:family="text">
      <style:text-properties officeooo:rsid="00ec9774"/>
    </style:style>
    <style:style style:name="T117" style:family="text">
      <style:text-properties officeooo:rsid="00edd5f6"/>
    </style:style>
    <style:style style:name="T118" style:family="text">
      <style:text-properties officeooo:rsid="00ee58c1"/>
    </style:style>
    <style:style style:name="T119" style:family="text">
      <style:text-properties officeooo:rsid="00f35869"/>
    </style:style>
    <style:style style:name="T120" style:family="text">
      <style:text-properties officeooo:rsid="00f3b61b"/>
    </style:style>
    <style:style style:name="T121" style:family="text">
      <style:text-properties officeooo:rsid="00f40777"/>
    </style:style>
    <style:style style:name="T122" style:family="text">
      <style:text-properties officeooo:rsid="00f79143"/>
    </style:style>
    <style:style style:name="T123" style:family="text">
      <style:text-properties officeooo:rsid="00fa48b9"/>
    </style:style>
    <style:style style:name="T124" style:family="text">
      <style:text-properties officeooo:rsid="00fabd6b"/>
    </style:style>
    <style:style style:name="T125" style:family="text">
      <style:text-properties officeooo:rsid="0106f10f"/>
    </style:style>
    <style:style style:name="T126" style:family="text">
      <style:text-properties officeooo:rsid="01083248"/>
    </style:style>
    <style:style style:name="T127" style:family="text">
      <style:text-properties officeooo:rsid="01115210"/>
    </style:style>
    <style:style style:name="T128" style:family="text">
      <style:text-properties officeooo:rsid="011322a2"/>
    </style:style>
    <style:style style:name="T129" style:family="text">
      <style:text-properties officeooo:rsid="01153b5b"/>
    </style:style>
    <style:style style:name="T130" style:family="text">
      <style:text-properties officeooo:rsid="01164184"/>
    </style:style>
    <style:style style:name="T131" style:family="text">
      <style:text-properties officeooo:rsid="01180d3e"/>
    </style:style>
    <style:style style:name="T132" style:family="text">
      <style:text-properties officeooo:rsid="01199361"/>
    </style:style>
    <style:style style:name="T133" style:family="text">
      <style:text-properties officeooo:rsid="011f4c5c"/>
    </style:style>
    <style:style style:name="T134" style:family="text">
      <style:text-properties officeooo:rsid="0125361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5">Open SAE J1939</text:p>
      <text:h text:style-name="Heading_20_1" text:outline-level="1"><text:bookmark-start text:name="__RefHeading___Toc4409_1222565161"/>Foreword<text:bookmark-end text:name="__RefHeading___Toc4409_1222565161"/></text:h>
      <text:p text:style-name="P2">SAE J1939 is a protocol for shaping the CAN-bus message in a specific way that suits industrial vehicles such as tractors, machinery, trucks and more.</text:p>
      <text:p text:style-name="P2"/>
      <text:p text:style-name="P2">SAE J1939 is a very easy protocol to use, but <text:span text:style-name="T68">there is</text:span> a lack of information <text:span text:style-name="T68">about SAE J1939</text:span>, due to the cost of the protocol document, available how to shape a CAN-bus message according to SAE J1939 protocol standard. So therefore I’m writing a SAE J1939 protocol available for free to use on any embedded systems such as STM32, Arduino, AVR, PIC etc.</text:p>
      <text:p text:style-name="P2"/>
      <text:p text:style-name="P2">To learn to build on this project, you need first to understand SAE J1939. I have written this project in C language because C is an industry standard. <text:span text:style-name="T1">The C language dialect I have chosen is C99 </text:span><text:span text:style-name="T23">and I don’t use dynamical memory allocation in this library. So it will work with MISRA C standard.</text:span></text:p>
      <text:p text:style-name="P2"/>
      <text:p text:style-name="P7">With this library, you can communicate with valves, engines, actuators, hardware and all other things that are suitable for heavy industrial mobile applications. I have build up a basic structure of the project and I hope that other users will send pull request of their C code for extra functionality to SAE J1939 standard because SAE J1939 is a huge standard. </text:p>
      <text:p text:style-name="P2"/>
      <text:p text:style-name="P2">- Daniel Mårtensson, Sweden, 2021-07-14</text:p>
      <text:p text:style-name="P2"/>
      <text:table-of-content text:style-name="Sect1" text:protected="true" text:name="Innehållsförteckning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Table of Contents</text:p>
          </text:index-title>
          <text:p text:style-name="P406"><text:a xlink:type="simple" xlink:href="#__RefHeading___Toc4409_1222565161" text:style-name="Index_20_Link" text:visited-style-name="Index_20_Link">Foreword<text:tab/>1</text:a></text:p>
          <text:p text:style-name="P406"><text:a xlink:type="simple" xlink:href="#__RefHeading___Toc4411_1222565161" text:style-name="Index_20_Link" text:visited-style-name="Index_20_Link">Quick introduction to SAE J1939 ID and DATA<text:tab/>2</text:a></text:p>
          <text:p text:style-name="P406"><text:a xlink:type="simple" xlink:href="#__RefHeading___Toc4413_1222565161" text:style-name="Index_20_Link" text:visited-style-name="Index_20_Link">Functionality overview of Open SAE J1939<text:tab/>3</text:a></text:p>
          <text:p text:style-name="P407"><text:a xlink:type="simple" xlink:href="#__RefHeading___Toc4415_1222565161" text:style-name="Index_20_Link" text:visited-style-name="Index_20_Link">Open SAE J1939<text:tab/>4</text:a></text:p>
          <text:p text:style-name="P408"><text:a xlink:type="simple" xlink:href="#__RefHeading___Toc4417_1222565161" text:style-name="Index_20_Link" text:visited-style-name="Index_20_Link">Listen For Messages<text:tab/>4</text:a></text:p>
          <text:p text:style-name="P407"><text:a xlink:type="simple" xlink:href="#__RefHeading___Toc4419_1222565161" text:style-name="Index_20_Link" text:visited-style-name="Index_20_Link">SAE J1939:71 Application Layer<text:tab/>4</text:a></text:p>
          <text:p text:style-name="P408"><text:a xlink:type="simple" xlink:href="#__RefHeading___Toc4421_1222565161" text:style-name="Index_20_Link" text:visited-style-name="Index_20_Link">Request Software ID<text:tab/>4</text:a></text:p>
          <text:p text:style-name="P408"><text:a xlink:type="simple" xlink:href="#__RefHeading___Toc4423_1222565161" text:style-name="Index_20_Link" text:visited-style-name="Index_20_Link">Request Component ID<text:tab/>4</text:a></text:p>
          <text:p text:style-name="P408"><text:a xlink:type="simple" xlink:href="#__RefHeading___Toc4425_1222565161" text:style-name="Index_20_Link" text:visited-style-name="Index_20_Link">Request ECU ID<text:tab/>4</text:a></text:p>
          <text:p text:style-name="P407"><text:a xlink:type="simple" xlink:href="#__RefHeading___Toc4427_1222565161" text:style-name="Index_20_Link" text:visited-style-name="Index_20_Link">ISO 11783-7 Application Layer<text:tab/>4</text:a></text:p>
          <text:p text:style-name="P407"><text:a xlink:type="simple" xlink:href="#__RefHeading___Toc4429_1222565161" text:style-name="Index_20_Link" text:visited-style-name="Index_20_Link">SAE J1939:73 Diagnostics Layer<text:tab/>4</text:a></text:p>
          <text:p text:style-name="P407"><text:a xlink:type="simple" xlink:href="#__RefHeading___Toc4431_1222565161" text:style-name="Index_20_Link" text:visited-style-name="Index_20_Link">SAE J1939:81 Network Layer<text:tab/>5</text:a></text:p>
          <text:p text:style-name="P407"><text:a xlink:type="simple" xlink:href="#__RefHeading___Toc4433_1222565161" text:style-name="Index_20_Link" text:visited-style-name="Index_20_Link">SAE J1939:21 Transport Layer<text:tab/>5</text:a></text:p>
          <text:p text:style-name="P406"><text:a xlink:type="simple" xlink:href="#__RefHeading___Toc4435_1222565161" text:style-name="Index_20_Link" text:visited-style-name="Index_20_Link">SAE J1939 Protocol<text:tab/>5</text:a></text:p>
          <text:p text:style-name="P407"><text:a xlink:type="simple" xlink:href="#__RefHeading___Toc4437_1222565161" text:style-name="Index_20_Link" text:visited-style-name="Index_20_Link">Request<text:tab/>5</text:a></text:p>
          <text:p text:style-name="P407"><text:a xlink:type="simple" xlink:href="#__RefHeading___Toc4439_1222565161" text:style-name="Index_20_Link" text:visited-style-name="Index_20_Link">Acknowledgement<text:tab/>6</text:a></text:p>
          <text:p text:style-name="P407"><text:a xlink:type="simple" xlink:href="#__RefHeading___Toc4441_1222565161" text:style-name="Index_20_Link" text:visited-style-name="Index_20_Link">Transport Protocol Connection Management<text:tab/>7</text:a></text:p>
          <text:p text:style-name="P407"><text:a xlink:type="simple" xlink:href="#__RefHeading___Toc4443_1222565161" text:style-name="Index_20_Link" text:visited-style-name="Index_20_Link">Transport Protocol Data Transfer<text:tab/>9</text:a></text:p>
          <text:p text:style-name="P407"><text:a xlink:type="simple" xlink:href="#__RefHeading___Toc4445_1222565161" text:style-name="Index_20_Link" text:visited-style-name="Index_20_Link">Address Claimed<text:tab/>9</text:a></text:p>
          <text:p text:style-name="P407"><text:a xlink:type="simple" xlink:href="#__RefHeading___Toc4447_1222565161" text:style-name="Index_20_Link" text:visited-style-name="Index_20_Link">Address not claimed<text:tab/>11</text:a></text:p>
          <text:p text:style-name="P407"><text:a xlink:type="simple" xlink:href="#__RefHeading___Toc4449_1222565161" text:style-name="Index_20_Link" text:visited-style-name="Index_20_Link">Commanded Address<text:tab/>12</text:a></text:p>
          <text:p text:style-name="P407"><text:a xlink:type="simple" xlink:href="#__RefHeading___Toc4730_1895525216" text:style-name="Index_20_Link" text:visited-style-name="Index_20_Link">Delete Address<text:tab/>12</text:a></text:p>
          <text:p text:style-name="P407"><text:a xlink:type="simple" xlink:href="#__RefHeading___Toc4451_1222565161" text:style-name="Index_20_Link" text:visited-style-name="Index_20_Link">DM1<text:tab/>13</text:a></text:p>
          <text:p text:style-name="P407"><text:a xlink:type="simple" xlink:href="#__RefHeading___Toc4453_1222565161" text:style-name="Index_20_Link" text:visited-style-name="Index_20_Link">DM2<text:tab/>15</text:a></text:p>
          <text:p text:style-name="P407"><text:soft-page-break/><text:a xlink:type="simple" xlink:href="#__RefHeading___Toc4455_1222565161" text:style-name="Index_20_Link" text:visited-style-name="Index_20_Link">DM3<text:tab/>16</text:a></text:p>
          <text:p text:style-name="P407"><text:a xlink:type="simple" xlink:href="#__RefHeading___Toc4457_1222565161" text:style-name="Index_20_Link" text:visited-style-name="Index_20_Link">DM11 – Not supported<text:tab/>16</text:a></text:p>
          <text:p text:style-name="P407"><text:a xlink:type="simple" xlink:href="#__RefHeading___Toc4459_1222565161" text:style-name="Index_20_Link" text:visited-style-name="Index_20_Link">Software identification<text:tab/>16</text:a></text:p>
          <text:p text:style-name="P407"><text:a xlink:type="simple" xlink:href="#__RefHeading___Toc4461_1222565161" text:style-name="Index_20_Link" text:visited-style-name="Index_20_Link">ECU identification<text:tab/>16</text:a></text:p>
          <text:p text:style-name="P407"><text:a xlink:type="simple" xlink:href="#__RefHeading___Toc4463_1222565161" text:style-name="Index_20_Link" text:visited-style-name="Index_20_Link">Component identification<text:tab/>17</text:a></text:p>
          <text:p text:style-name="P407"><text:a xlink:type="simple" xlink:href="#__RefHeading___Toc4465_1222565161" text:style-name="Index_20_Link" text:visited-style-name="Index_20_Link">DM14 &amp; DM15 and DM16<text:tab/>18</text:a></text:p>
          <text:p text:style-name="P406"><text:a xlink:type="simple" xlink:href="#__RefHeading___Toc4561_1827126013" text:style-name="Index_20_Link" text:visited-style-name="Index_20_Link">ISO 11783 Protocol<text:tab/>21</text:a></text:p>
          <text:p text:style-name="P407"><text:a xlink:type="simple" xlink:href="#__RefHeading___Toc4563_1827126013" text:style-name="Index_20_Link" text:visited-style-name="Index_20_Link">ISO 11783-7 Application Layer<text:tab/>21</text:a></text:p>
          <text:p text:style-name="P408"><text:a xlink:type="simple" xlink:href="#__RefHeading___Toc4467_1222565161" text:style-name="Index_20_Link" text:visited-style-name="Index_20_Link">Auxiliary Valve Command<text:tab/>21</text:a></text:p>
          <text:p text:style-name="P408"><text:a xlink:type="simple" xlink:href="#__RefHeading___Toc4469_1222565161" text:style-name="Index_20_Link" text:visited-style-name="Index_20_Link">General Purpose Valve Command<text:tab/>22</text:a></text:p>
          <text:p text:style-name="P408"><text:a xlink:type="simple" xlink:href="#__RefHeading___Toc4471_1222565161" text:style-name="Index_20_Link" text:visited-style-name="Index_20_Link">Auxiliary Valve Estimated Flow<text:tab/>23</text:a></text:p>
          <text:p text:style-name="P408"><text:a xlink:type="simple" xlink:href="#__RefHeading___Toc4473_1222565161" text:style-name="Index_20_Link" text:visited-style-name="Index_20_Link">General Purpose Valve Estimated Flow<text:tab/>24</text:a></text:p>
          <text:p text:style-name="P408"><text:a xlink:type="simple" xlink:href="#__RefHeading___Toc4475_1222565161" text:style-name="Index_20_Link" text:visited-style-name="Index_20_Link">Auxiliary Valve Measured Position<text:tab/>25</text:a></text:p>
        </text:index-body>
      </text:table-of-content>
      <text:p text:style-name="P2"/>
      <text:h text:style-name="Heading_20_1" text:outline-level="1"><text:bookmark-start text:name="__RefHeading___Toc4411_1222565161"/><text:span text:style-name="T3">Quick i</text:span>ntroduction to SAE J1939 <text:span text:style-name="T3">ID and DATA</text:span><text:bookmark-end text:name="__RefHeading___Toc4411_1222565161"/></text:h>
      <text:p text:style-name="P343">First you need to understand the data frame of SAE J1939. The data frame of SAE J1939 is basically one ID and one DATA. <text:span text:style-name="T4">ID and DATA is the information we are going to send through the CAN-bus network.</text:span></text:p>
      <text:p text:style-name="P343"><draw:frame draw:style-name="fr2" draw:name="Ram1" text:anchor-type="char" svg:width="12.573cm" draw:z-index="0"><draw:text-box fo:min-height="2.604cm"><text:p text:style-name="Figure_20__28_user_29_"><draw:frame draw:style-name="fr5" draw:name="Bild1" text:anchor-type="paragraph" svg:width="12.573cm" style:rel-width="100%" svg:height="2.604cm" style:rel-height="scale" draw:z-index="1"><draw:image xlink:href="Pictures/10000000000002520000007BA57DA1B1272823D4.png" xlink:type="simple" xlink:show="embed" xlink:actuate="onLoad" draw:mime-type="image/png"/></draw:frame>Figure <text:sequence text:ref-name="refFigure0" text:name="Figure" text:formula="ooow:Figure+1" style:num-format="1">1</text:sequence>: SAE J1939 Data frame</text:p></draw:text-box></draw:frame></text:p>
      <text:p text:style-name="P2"/>
      <text:p text:style-name="P1"/>
      <text:p text:style-name="P1"/>
      <text:p text:style-name="P1"/>
      <text:p text:style-name="P1"/>
      <text:p text:style-name="P1"/>
      <text:p text:style-name="P3">ID contains <text:span text:style-name="T2">4 hex values</text:span> and DATA contains maximum <text:span text:style-name="T2">8 hex</text:span> value<text:span text:style-name="T2">s </text:span><text:span text:style-name="T3">e.g 8 bytes values.</text:span></text:p>
      <text:p text:style-name="P4">An ID can be shaped as this 0x18FE8022 where 80 is the destination address, called DA and 22 is the source address, called SA. So you more likely going to see ID numbers as this <text:span text:style-name="T3">0x18FE’DA’’SA’</text:span></text:p>
      <text:p text:style-name="P4"/>
      <text:p text:style-name="P4">The DA address and SA address is the addresses of the ECU – Electronic Control Unit, e.g microcontroller/PCB board. You self decide what address your ECU should have. For example. If you have two ECU that are going to communicate to each other. Then you have for example ECU1 address as 0xA1 and ECU2 as 0xA5. If ECU1 what to send a message to ECU2, then the destination address DA would be 0xA5 <text:span text:style-name="T3">and the source address SA would be 0xA1. If ECU2 want to send a message to ECU1, then DA would be 0xA1 and source address SA would be 0xA5. </text:span></text:p>
      <text:p text:style-name="P4"/>
      <text:p text:style-name="P5">So keep that in mind that when I’m talking about SA and DA, it’s only about source address and destination address of the ECU. When it comes to the rest <text:span text:style-name="T86">of </text:span>the ID values 0x18FE, they are just there to describe the type of message. Each message have a unique ID and therefore the ID will be shaped differently. <text:span text:style-name="T4">Sometimes, DA in the ID message is replaced by a unique hex value.</text:span></text:p>
      <text:p text:style-name="P5"/>
      <text:p text:style-name="P8">The length of DA and SA are from 0x0 to 0xFD because 0xFE is error address and 0xFF is broadcast address.</text:p>
      <text:p text:style-name="P5"/>
      <text:p text:style-name="P5">DATA is just 8 bytes of data. <text:span text:style-name="T5">DATA holds information about anything the user want to send to other ECU.</text:span> <text:span text:style-name="T5">Sometimes DATA can be 3 bytes depending on if we are sending a unique message.</text:span></text:p>
      <text:h text:style-name="Heading_20_1" text:outline-level="1"><text:bookmark-start text:name="__RefHeading___Toc4413_1222565161"/><text:soft-page-break/>Functionality <text:span text:style-name="T5">overview</text:span> <text:span text:style-name="T4">of Open SAE J1939</text:span><text:bookmark-end text:name="__RefHeading___Toc4413_1222565161"/></text:h>
      <text:p text:style-name="P344">Open SAE J1939 is just basic C-code, arrays, function, structures and bitwise operations. Nothing more. I have shaped this project according to this <text:span text:style-name="T5">map below. </text:span><text:span text:style-name="T52">This map describe basic overview of the project. Some functions may have been added after this document was made, but the structure is the same. </text:span><text:span text:style-name="T69">Those functions are inside the green box and they are called extra functionality of the project.</text:span></text:p>
      <text:p text:style-name="P344"><draw:frame draw:style-name="fr2" draw:name="Ram2" text:anchor-type="char" svg:width="17cm" draw:z-index="2"><draw:text-box fo:min-height="14.538cm"><text:p text:style-name="Figure_20__28_user_29_"><draw:frame draw:style-name="fr4" draw:name="Bild2" text:anchor-type="char" svg:width="17cm" svg:height="15.693cm" draw:z-index="11"><draw:image xlink:href="Pictures/100000000000037500000331D55E728883DA4696.png" xlink:type="simple" xlink:show="embed" xlink:actuate="onLoad" draw:mime-type="image/png"/></draw:frame>Figure <text:sequence text:ref-name="refFigure1" text:name="Figure" text:formula="ooow:Figure+1" style:num-format="1">2</text:sequence>: Structure of this project</text:p></draw:text-box></draw:frame></text:p>
      <text:p text:style-name="P6">We begin from the top. The J1939 Typedef Struct. That structure is just a basic C code typedef struct that holds information about all ECU who are connected to the CAN-network. The struct can be found at the Open SAE J1939 folder.</text:p>
      <text:p text:style-name="P6">The idea behind the struct:</text:p>
      <text:list xml:id="list2443796439" text:style-name="L1">
        <text:list-item>
          <text:p text:style-name="P413">The struct holds<text:span text:style-name="T91"> source address of all ECU</text:span></text:p>
        </text:list-item>
        <text:list-item>
          <text:p text:style-name="P413">The user are going to create a C pointer of the struct and pass it to the SAE J1939 functions, <text:span text:style-name="T132">like an object where the user pass that object as argument in the functions. So you can interpret that object as likely basic OOP in C.</text:span></text:p>
        </text:list-item>
        <text:list-item>
          <text:p text:style-name="P414">The struct hold temporar<text:span text:style-name="T131">y</text:span> information about other ECU</text:p>
        </text:list-item>
        <text:list-item>
          <text:p text:style-name="P415"><text:soft-page-break/>The struct hold information about their own ECU</text:p>
        </text:list-item>
        <text:list-item>
          <text:p text:style-name="P416">The struct holds the source address from where the message came from</text:p>
        </text:list-item>
      </text:list>
      <text:p text:style-name="P6"/>
      <text:h text:style-name="Heading_20_2" text:outline-level="2"><text:bookmark-start text:name="__RefHeading___Toc4415_1222565161"/>Open SAE J1939<text:bookmark-end text:name="__RefHeading___Toc4415_1222565161"/></text:h>
      <text:h text:style-name="Heading_20_3" text:outline-level="3"><text:bookmark-start text:name="__RefHeading___Toc4417_1222565161"/>Listen For Messages<text:bookmark-end text:name="__RefHeading___Toc4417_1222565161"/></text:h>
      <text:p text:style-name="P345">This function is called all the time by the user. Most likely inside a while loop. This function reading ID and DATA directly and split ID into 4 different ID for determine what kind of ID it is and what to do next. It split up ID, check what ID it is and then check what function it want to call and then pass that DATA + source address SA + pointer of the struct to that function as argument. That’s it. Listen For Messages is just a function who select which function we want to call, depending on how the ID looks like.</text:p>
      <text:h text:style-name="Heading_20_2" text:outline-level="2"><text:bookmark-start text:name="__RefHeading___Toc4419_1222565161"/>SAE J1939:71 Application Layer<text:bookmark-end text:name="__RefHeading___Toc4419_1222565161"/></text:h>
      <text:h text:style-name="Heading_20_3" text:outline-level="3"><text:bookmark-start text:name="__RefHeading___Toc4421_1222565161"/>Request Software ID<text:bookmark-end text:name="__RefHeading___Toc4421_1222565161"/></text:h>
      <text:p text:style-name="P345">Every ECU has a software ID for example a number or a text that describe for example BIOS software or software version. Call this function if you want to request the software ID from other ECU. The ECU will then response back to you with information.</text:p>
      <text:h text:style-name="Heading_20_3" text:outline-level="3"><text:bookmark-start text:name="__RefHeading___Toc4423_1222565161"/>Request Component ID<text:bookmark-end text:name="__RefHeading___Toc4423_1222565161"/></text:h>
      <text:p text:style-name="P345">Every ECU has a component it control. It can be for example a motor, valve or other thing. Call this function if you want the ECU to send information about the component that ECU controls.</text:p>
      <text:h text:style-name="Heading_20_3" text:outline-level="3"><text:bookmark-start text:name="__RefHeading___Toc4425_1222565161"/>Request ECU ID<text:bookmark-end text:name="__RefHeading___Toc4425_1222565161"/></text:h>
      <text:p text:style-name="P346">Same as above. Call this function if you want to know the ID information about the ECU you are sending to.</text:p>
      <text:h text:style-name="Heading_20_2" text:outline-level="2"><text:bookmark-start text:name="__RefHeading___Toc4427_1222565161"/>ISO 11783-7 Application Layer<text:bookmark-end text:name="__RefHeading___Toc4427_1222565161"/></text:h>
      <text:p text:style-name="P347"><text:span text:style-name="T6"><text:s/></text:span><text:span text:style-name="T7">Here I have selected the application layer of agriculture, tractors and machinery ISO standard. </text:span><text:span text:style-name="T8">That application layer contains these functions:</text:span></text:p>
      <text:list xml:id="list3651975013" text:style-name="L2">
        <text:list-item>
          <text:p text:style-name="P428">General Purpose Valve command – Sending control messages to ECU for controlling valves</text:p>
        </text:list-item>
        <text:list-item>
          <text:p text:style-name="P428">Auxiliary Valve Command – Sending control messages to ECU for controlling valves</text:p>
        </text:list-item>
        <text:list-item>
          <text:p text:style-name="P428">General Purpose Valve Estimated Flow – Get the computed flow from a valve</text:p>
        </text:list-item>
        <text:list-item>
          <text:p text:style-name="P428">Auxiliary Valve Estimated Flow – Get the computed flow from a valve</text:p>
        </text:list-item>
        <text:list-item>
          <text:p text:style-name="P428">Auxiliary Valve Estimated Position – Get the computed position of the valve main spool</text:p>
        </text:list-item>
      </text:list>
      <text:h text:style-name="Heading_20_2" text:outline-level="2"><text:bookmark-start text:name="__RefHeading___Toc4429_1222565161"/>SAE J1939:73 Diagnostics Layer<text:bookmark-end text:name="__RefHeading___Toc4429_1222565161"/></text:h>
      <text:p text:style-name="P348">Diagnostics layer contains messages about errors, but it also can contains functionality such as memory access of the EEPROM (built in “hard drive”) or command for deleting error messages.</text:p>
      <text:list xml:id="list2220816070" text:style-name="L3">
        <text:list-item>
          <text:p text:style-name="P429"><text:soft-page-break/>DM1 – Contains error messages such as electrical fault, location etc</text:p>
        </text:list-item>
        <text:list-item>
          <text:p text:style-name="P429">DM2 – Contains previous active DM1 messages</text:p>
        </text:list-item>
        <text:list-item>
          <text:p text:style-name="P429">DM3 – Deleting DM2 messages</text:p>
        </text:list-item>
        <text:list-item>
          <text:p text:style-name="P429">DM14 – Memory request of bytes, address etc from a ECU</text:p>
        </text:list-item>
        <text:list-item>
          <text:p text:style-name="P429">DM15 – Memory response from a DM14 request from that ECU</text:p>
        </text:list-item>
        <text:list-item>
          <text:p text:style-name="P429">DM16 – Binary data transfer (if DM15 repose was OK)</text:p>
        </text:list-item>
      </text:list>
      <text:h text:style-name="Heading_20_2" text:outline-level="2"><text:bookmark-start text:name="__RefHeading___Toc4431_1222565161"/>SAE J1939:81 Network Layer<text:bookmark-end text:name="__RefHeading___Toc4431_1222565161"/></text:h>
      <text:p text:style-name="P88">At the startup of an ECU, the ECU sending Address Claimed, which means it giving out the information about something called NAME. NAME is basic information about the ECU + SA. </text:p>
      <text:p text:style-name="P88"/>
      <text:list xml:id="list2865468378" text:style-name="L4">
        <text:list-item>
          <text:p text:style-name="P417">Address Claimed – Send out NAME + ID that holds SA.</text:p>
        </text:list-item>
        <text:list-item>
          <text:p text:style-name="P417">Address Not Claimed – Send out NAME + ID that holds Address Not Claimed.</text:p>
        </text:list-item>
        <text:list-item>
          <text:p text:style-name="P417">Commanded Address – Send this to an ECU and you can change its NAME and SA.</text:p>
        </text:list-item>
        <text:list-item>
          <text:p text:style-name="P418">Delete Address – Send a command to other ECU or all ECU for deleting a specific address. <text:span text:style-name="T134">This is not SAE J1939 standard.</text:span></text:p>
        </text:list-item>
      </text:list>
      <text:h text:style-name="Heading_20_2" text:outline-level="2"><text:bookmark-start text:name="__RefHeading___Toc4433_1222565161"/>SAE J1939:21 Transport Layer<text:bookmark-end text:name="__RefHeading___Toc4433_1222565161"/></text:h>
      <text:list xml:id="list574266091" text:style-name="L5">
        <text:list-item>
          <text:p text:style-name="P419">Acknowledgement – Send a OK, BUSY, <text:s/>WAIT etc. as a response on a request.</text:p>
        </text:list-item>
        <text:list-item>
          <text:p text:style-name="P419">Request – Asking information or functionality about an ECU.</text:p>
        </text:list-item>
        <text:list-item>
          <text:p text:style-name="P419">Transport Protocol Connection Management – Send how much data <text:span text:style-name="T9">in</text:span> packages you want to send to the receiver.</text:p>
        </text:list-item>
        <text:list-item>
          <text:p text:style-name="P419">Transport Protocol Data Transfer – Send the data <text:span text:style-name="T9">in</text:span> packages to the receiver. </text:p>
        </text:list-item>
      </text:list>
      <text:h text:style-name="Heading_20_1" text:outline-level="1"><text:bookmark-start text:name="__RefHeading___Toc4435_1222565161"/>SAE J1939 Protocol<text:bookmark-end text:name="__RefHeading___Toc4435_1222565161"/></text:h>
      <text:h text:style-name="Heading_20_2" text:outline-level="2"><text:bookmark-start text:name="__RefHeading___Toc4437_1222565161"/>Request<text:bookmark-end text:name="__RefHeading___Toc4437_1222565161"/></text:h>
      <text:p text:style-name="P350">Request are used when we want to ask an ECU of “something”. That “something” is a PGN number. Enter a PGN number, send the message and get a response from that ECU directly. All PGN numbers can be found in Enum_PGN.h</text:p>
      <table:table table:name="Tabell1" table:style-name="Tabell1">
        <table:table-column table:style-name="Tabell1.A"/>
        <table:table-column table:style-name="Tabell1.B"/>
        <table:table-row table:style-name="TableLine2596572982112">
          <table:table-cell table:style-name="Tabell1.A1" office:value-type="string">
            <text:p text:style-name="P95">Message ID</text:p>
          </table:table-cell>
          <table:table-cell table:style-name="Tabell1.B1" office:value-type="string">
            <text:p text:style-name="Table_20_Contents">18 EA "DA" "SA" </text:p>
          </table:table-cell>
        </table:table-row>
        <table:table-row table:style-name="TableLine2596572966064">
          <table:table-cell table:style-name="Tabell1.A2" office:value-type="string">
            <text:p text:style-name="P95">PGN</text:p>
          </table:table-cell>
          <table:table-cell table:style-name="Tabell1.B2" office:value-type="string">
            <text:p text:style-name="P95">0x00EA00 (59904) </text:p>
          </table:table-cell>
        </table:table-row>
        <table:table-row table:style-name="TableLine2596572974768">
          <table:table-cell table:style-name="Tabell1.A2" office:value-type="string">
            <text:p text:style-name="P95">Peer to Peer/Broadcast</text:p>
          </table:table-cell>
          <table:table-cell table:style-name="Tabell1.B2" office:value-type="string">
            <text:p text:style-name="Table_20_Contents">Peer to Peer <text:span text:style-name="T125">or Broadcast with DA = 0xFF </text:span><text:span text:style-name="T126">(Used for Address Claimed)</text:span></text:p>
          </table:table-cell>
        </table:table-row>
        <table:table-row table:style-name="Tabell1.4">
          <table:table-cell table:style-name="Tabell1.A2" office:value-type="string">
            <text:p text:style-name="P95">Message length</text:p>
          </table:table-cell>
          <table:table-cell table:style-name="Tabell1.B2" office:value-type="string">
            <text:p text:style-name="P95">3 bytes</text:p>
          </table:table-cell>
        </table:table-row>
        <table:table-row table:style-name="Tabell1.5">
          <table:table-cell table:style-name="Tabell1.A2" office:value-type="string">
            <text:p text:style-name="P95">Multipacket</text:p>
          </table:table-cell>
          <table:table-cell table:style-name="Tabell1.B2" office:value-type="string">
            <text:p text:style-name="P95">No</text:p>
          </table:table-cell>
        </table:table-row>
        <table:table-row table:style-name="Tabell1.5">
          <table:table-cell table:style-name="Tabell1.A2" office:value-type="string">
            <text:p text:style-name="P95">Byte 1</text:p>
          </table:table-cell>
          <table:table-cell table:style-name="Tabell1.B2" office:value-type="string">
            <text:p text:style-name="P95">PGN LSB</text:p>
          </table:table-cell>
        </table:table-row>
        <table:table-row table:style-name="Tabell1.5">
          <table:table-cell table:style-name="Tabell1.A2" office:value-type="string">
            <text:p text:style-name="P95">Byte 2</text:p>
          </table:table-cell>
          <table:table-cell table:style-name="Tabell1.B2" office:value-type="string">
            <text:p text:style-name="P95">PGN</text:p>
          </table:table-cell>
        </table:table-row>
        <table:table-row table:style-name="Tabell1.5">
          <table:table-cell table:style-name="Tabell1.A2" office:value-type="string">
            <text:p text:style-name="P95">Byte 3</text:p>
          </table:table-cell>
          <table:table-cell table:style-name="Tabell1.B2" office:value-type="string">
            <text:p text:style-name="P95">PGN MSB</text:p>
          </table:table-cell>
        </table:table-row>
      </table:table>
      <text:p text:style-name="Text_20_body"/>
      <table:table table:name="Tabell22" table:style-name="Tabell22">
        <table:table-column table:style-name="Tabell22.A"/>
        <table:table-column table:style-name="Tabell22.B" table:number-columns-repeated="2"/>
        <table:table-column table:style-name="Tabell22.D"/>
        <table:table-column table:style-name="Tabell22.E"/>
        <text:soft-page-break/>
        <table:table-row table:style-name="TableLine2596572970144">
          <table:table-cell table:style-name="Tabell22.A1" office:value-type="string">
            <text:p text:style-name="P246">Field</text:p>
          </table:table-cell>
          <table:table-cell table:style-name="Tabell22.A1" office:value-type="string">
            <text:p text:style-name="P246">Max value</text:p>
          </table:table-cell>
          <table:table-cell table:style-name="Tabell22.A1" office:value-type="string">
            <text:p text:style-name="P246">Min value</text:p>
          </table:table-cell>
          <table:table-cell table:style-name="Tabell22.A1" office:value-type="string">
            <text:p text:style-name="P265">Explanation</text:p>
          </table:table-cell>
          <table:table-cell table:style-name="Tabell22.E1" office:value-type="string">
            <text:p text:style-name="P265">Enum</text:p>
          </table:table-cell>
        </table:table-row>
        <table:table-row table:style-name="TableLine2596572969328">
          <table:table-cell table:style-name="Tabell22.A2" office:value-type="string">
            <text:p text:style-name="P246">PGN</text:p>
          </table:table-cell>
          <table:table-cell table:style-name="Tabell22.A2" office:value-type="string">
            <text:p text:style-name="P246">0x0</text:p>
          </table:table-cell>
          <table:table-cell table:style-name="Tabell22.A2" office:value-type="string">
            <text:p text:style-name="P246">0xFFFFFF</text:p>
          </table:table-cell>
          <table:table-cell table:style-name="Tabell22.A2" office:value-type="string">
            <text:p text:style-name="P265">Request command</text:p>
          </table:table-cell>
          <table:table-cell table:style-name="Tabell22.E2" office:value-type="string">
            <text:p text:style-name="Table_20_Contents">Enum_PGN.h</text:p>
          </table:table-cell>
        </table:table-row>
      </table:table>
      <text:p text:style-name="Text_20_body"/>
      <text:p text:style-name="P349">In case you did not understand what LSB and MSB is. LSB stands for least signifiant bit and MSB stands for most signifiant bit. LSB means the <text:span text:style-name="T19">lowest</text:span> number and MSB means the highest number. If we want to send the PGN number 0x18EEA1, then the LSB is 0xA1 because that’s the lowest number and MSB is 0x18 because that’s the highest number. The same reason when you write out 1024 where you begin with highest number 1(1000), then 0(000), then 2(20) and last 4. 1000 + 000 + 20 + 4 = 1024. So keep that in mind that MSB is the highest number and <text:s/>LSB is the lowest number.</text:p>
      <text:h text:style-name="Heading_20_2" text:outline-level="2"><text:bookmark-start text:name="__RefHeading___Toc4439_1222565161"/>Acknowledgement<text:bookmark-end text:name="__RefHeading___Toc4439_1222565161"/></text:h>
      <text:p text:style-name="P351">Acknowledgement are used when we want to response back to an ECU e.g completed, busy, not available etc.</text:p>
      <table:table table:name="Tabell2" table:style-name="Tabell2">
        <table:table-column table:style-name="Tabell2.A"/>
        <table:table-column table:style-name="Tabell2.B"/>
        <table:table-row table:style-name="TableLine2596572980480">
          <table:table-cell table:style-name="Tabell2.A1" office:value-type="string">
            <text:p text:style-name="P96">Message ID</text:p>
          </table:table-cell>
          <table:table-cell table:style-name="Tabell2.B1" office:value-type="string">
            <text:p text:style-name="P121">18 E<text:span text:style-name="T11">8</text:span> "DA" "SA" </text:p>
          </table:table-cell>
        </table:table-row>
        <table:table-row table:style-name="TableLine2596572981024">
          <table:table-cell table:style-name="Tabell2.A2" office:value-type="string">
            <text:p text:style-name="P96">PGN</text:p>
          </table:table-cell>
          <table:table-cell table:style-name="Tabell2.B2" office:value-type="string">
            <text:p text:style-name="P121"><text:span text:style-name="T10">0x00E</text:span><text:span text:style-name="T11">8</text:span><text:span text:style-name="T10">00 (</text:span>59392<text:span text:style-name="T10">) </text:span></text:p>
          </table:table-cell>
        </table:table-row>
        <table:table-row table:style-name="TableLine2596572968240">
          <table:table-cell table:style-name="Tabell2.A2" office:value-type="string">
            <text:p text:style-name="P96">Peer to Peer/Broadcast</text:p>
          </table:table-cell>
          <table:table-cell table:style-name="Tabell2.B2" office:value-type="string">
            <text:p text:style-name="P121">Peer to Peer</text:p>
          </table:table-cell>
        </table:table-row>
        <table:table-row table:style-name="Tabell2.4">
          <table:table-cell table:style-name="Tabell2.A2" office:value-type="string">
            <text:p text:style-name="P96">Message length</text:p>
          </table:table-cell>
          <table:table-cell table:style-name="Tabell2.B2" office:value-type="string">
            <text:p text:style-name="P96"><text:span text:style-name="T12">8</text:span> bytes</text:p>
          </table:table-cell>
        </table:table-row>
        <table:table-row table:style-name="Tabell2.5">
          <table:table-cell table:style-name="Tabell2.A2" office:value-type="string">
            <text:p text:style-name="P96">Multipacket</text:p>
          </table:table-cell>
          <table:table-cell table:style-name="Tabell2.B2" office:value-type="string">
            <text:p text:style-name="P96">No</text:p>
          </table:table-cell>
        </table:table-row>
        <table:table-row table:style-name="Tabell2.5">
          <table:table-cell table:style-name="Tabell2.A2" office:value-type="string">
            <text:p text:style-name="P96">Byte 1</text:p>
          </table:table-cell>
          <table:table-cell table:style-name="Tabell2.B2" office:value-type="string">
            <text:p text:style-name="P140">Control byte</text:p>
          </table:table-cell>
        </table:table-row>
        <table:table-row table:style-name="Tabell2.5">
          <table:table-cell table:style-name="Tabell2.A2" office:value-type="string">
            <text:p text:style-name="P96">Byte 2</text:p>
          </table:table-cell>
          <table:table-cell table:style-name="Tabell2.B2" office:value-type="string">
            <text:p text:style-name="P140">Group function value</text:p>
          </table:table-cell>
        </table:table-row>
        <table:table-row table:style-name="Tabell2.8">
          <table:table-cell table:style-name="Tabell2.A2" office:value-type="string">
            <text:p text:style-name="P96">Byte 3</text:p>
          </table:table-cell>
          <table:table-cell table:style-name="Tabell2.B2" office:value-type="string">
            <text:p text:style-name="P140">0xFF (Reserved)</text:p>
          </table:table-cell>
        </table:table-row>
        <table:table-row table:style-name="Tabell2.8">
          <table:table-cell table:style-name="Tabell2.A2" office:value-type="string">
            <text:p text:style-name="P122">Byte 4</text:p>
          </table:table-cell>
          <table:table-cell table:style-name="Tabell2.B2" office:value-type="string">
            <text:p text:style-name="P140">0xFF (Reserved)</text:p>
          </table:table-cell>
        </table:table-row>
        <table:table-row table:style-name="Tabell2.8">
          <table:table-cell table:style-name="Tabell2.A2" office:value-type="string">
            <text:p text:style-name="P122">Byte 5</text:p>
          </table:table-cell>
          <table:table-cell table:style-name="Tabell2.B2" office:value-type="string">
            <text:p text:style-name="P142">Address</text:p>
          </table:table-cell>
        </table:table-row>
        <table:table-row table:style-name="Tabell2.8">
          <table:table-cell table:style-name="Tabell2.A2" office:value-type="string">
            <text:p text:style-name="P122">Byte 6</text:p>
          </table:table-cell>
          <table:table-cell table:style-name="Tabell2.B2" office:value-type="string">
            <text:p text:style-name="P97">PGN of requested info <text:span text:style-name="T13">LSB</text:span></text:p>
          </table:table-cell>
        </table:table-row>
        <table:table-row table:style-name="Tabell2.8">
          <table:table-cell table:style-name="Tabell2.A2" office:value-type="string">
            <text:p text:style-name="P122">Byte 7</text:p>
          </table:table-cell>
          <table:table-cell table:style-name="Tabell2.B2" office:value-type="string">
            <text:p text:style-name="P97">PGN of requested info</text:p>
          </table:table-cell>
        </table:table-row>
        <table:table-row table:style-name="Tabell2.8">
          <table:table-cell table:style-name="Tabell2.A2" office:value-type="string">
            <text:p text:style-name="P122">Byte 8</text:p>
          </table:table-cell>
          <table:table-cell table:style-name="Tabell2.B2" office:value-type="string">
            <text:p text:style-name="P97">PGN of requested info <text:span text:style-name="T13">MSB</text:span></text:p>
          </table:table-cell>
        </table:table-row>
      </table:table>
      <text:p text:style-name="P368"/>
      <table:table table:name="Tabell23" table:style-name="Tabell23">
        <table:table-column table:style-name="Tabell23.A"/>
        <table:table-column table:style-name="Tabell23.B" table:number-columns-repeated="2"/>
        <table:table-column table:style-name="Tabell23.D"/>
        <table:table-column table:style-name="Tabell23.E"/>
        <table:table-row table:style-name="TableLine2596572979664">
          <table:table-cell table:style-name="Tabell23.A1" office:value-type="string">
            <text:p text:style-name="P247">Field</text:p>
          </table:table-cell>
          <table:table-cell table:style-name="Tabell23.A1" office:value-type="string">
            <text:p text:style-name="P247">Max value</text:p>
          </table:table-cell>
          <table:table-cell table:style-name="Tabell23.A1" office:value-type="string">
            <text:p text:style-name="P247">Min value</text:p>
          </table:table-cell>
          <table:table-cell table:style-name="Tabell23.A1" office:value-type="string">
            <text:p text:style-name="P266">Explanation</text:p>
          </table:table-cell>
          <table:table-cell table:style-name="Tabell23.E1" office:value-type="string">
            <text:p text:style-name="P266">Enum</text:p>
          </table:table-cell>
        </table:table-row>
        <table:table-row table:style-name="TableLine2596572994352">
          <table:table-cell table:style-name="Tabell23.A2" office:value-type="string">
            <text:p text:style-name="P284">Control byte</text:p>
          </table:table-cell>
          <table:table-cell table:style-name="Tabell23.A2" office:value-type="string">
            <text:p text:style-name="P247">0x0</text:p>
          </table:table-cell>
          <table:table-cell table:style-name="Tabell23.A2" office:value-type="string">
            <text:p text:style-name="P284">0xFF</text:p>
          </table:table-cell>
          <table:table-cell table:style-name="Tabell23.A2" office:value-type="string">
            <text:p text:style-name="P370">Describes the status of the requested PGN</text:p>
          </table:table-cell>
          <table:table-cell table:style-name="Tabell23.E2" office:value-type="string">
            <text:p text:style-name="P370">Enum_Control_Byte.h</text:p>
          </table:table-cell>
        </table:table-row>
        <table:table-row table:style-name="TableLine2596572994624">
          <table:table-cell table:style-name="Tabell23.A2" office:value-type="string">
            <text:p text:style-name="P370">Group function value</text:p>
          </table:table-cell>
          <table:table-cell table:style-name="Tabell23.A2" office:value-type="string">
            <text:p text:style-name="P284">0x0</text:p>
          </table:table-cell>
          <table:table-cell table:style-name="Tabell23.A2" office:value-type="string">
            <text:p text:style-name="P284">0xFF</text:p>
          </table:table-cell>
          <table:table-cell table:style-name="Tabell23.A2" office:value-type="string">
            <text:p text:style-name="P402">The function code that specify the cause of the control byte</text:p>
          </table:table-cell>
          <table:table-cell table:style-name="Tabell23.E2" office:value-type="string">
            <text:p text:style-name="P400">Enum_Group_Function_Value.h</text:p>
          </table:table-cell>
        </table:table-row>
        <table:table-row table:style-name="TableLine2596572997888">
          <table:table-cell table:style-name="Tabell23.A2" office:value-type="string">
            <text:p text:style-name="P391">Address</text:p>
          </table:table-cell>
          <table:table-cell table:style-name="Tabell23.A2" office:value-type="string">
            <text:p text:style-name="P284">0x0</text:p>
          </table:table-cell>
          <table:table-cell table:style-name="Tabell23.A2" office:value-type="string">
            <text:p text:style-name="P284">0xFF</text:p>
          </table:table-cell>
          <table:table-cell table:style-name="Tabell23.A2" office:value-type="string">
            <text:p text:style-name="P370">The <text:span text:style-name="T14">source </text:span>address of <text:soft-page-break/>the ECU <text:span text:style-name="T85">from where the acknowledgement came from</text:span></text:p>
          </table:table-cell>
          <table:table-cell table:style-name="Tabell23.E2" office:value-type="string">
            <text:p text:style-name="P370"/>
          </table:table-cell>
        </table:table-row>
        <table:table-row table:style-name="TableLine2596572994896">
          <table:table-cell table:style-name="Tabell23.A2" office:value-type="string">
            <text:p text:style-name="P371">PGN<text:span text:style-name="T10"> of requested info</text:span></text:p>
          </table:table-cell>
          <table:table-cell table:style-name="Tabell23.A2" office:value-type="string">
            <text:p text:style-name="P294">0x0</text:p>
          </table:table-cell>
          <table:table-cell table:style-name="Tabell23.A2" office:value-type="string">
            <text:p text:style-name="P294">0xFFFFFF</text:p>
          </table:table-cell>
          <table:table-cell table:style-name="Tabell23.A2" office:value-type="string">
            <text:p text:style-name="P371">The same PGN number in the request</text:p>
          </table:table-cell>
          <table:table-cell table:style-name="Tabell23.E2" office:value-type="string">
            <text:p text:style-name="P371">Enum_PGN.h</text:p>
          </table:table-cell>
        </table:table-row>
      </table:table>
      <text:p text:style-name="P369"/>
      <text:h text:style-name="P409" text:outline-level="2"><text:bookmark-start text:name="__RefHeading___Toc4441_1222565161"/>Transport Protocol Conne<text:span text:style-name="T15">cti</text:span>on Management <text:bookmark-end text:name="__RefHeading___Toc4441_1222565161"/></text:h>
      <text:p text:style-name="P352">This describe for the receiver ECU how many packages and total size of data we are going to send <text:span text:style-name="T87">via Transport Protocol Data Transfer.</text:span></text:p>
      <table:table table:name="Tabell3" table:style-name="Tabell3">
        <table:table-column table:style-name="Tabell3.A"/>
        <table:table-column table:style-name="Tabell3.B"/>
        <table:table-row table:style-name="TableLine2596572998432">
          <table:table-cell table:style-name="Tabell3.A1" office:value-type="string">
            <text:p text:style-name="P98">Message ID</text:p>
          </table:table-cell>
          <table:table-cell table:style-name="Tabell3.B1" office:value-type="string">
            <text:p text:style-name="P143">1<text:span text:style-name="T15">C</text:span> E<text:span text:style-name="T15">C</text:span> "DA" "SA" </text:p>
          </table:table-cell>
        </table:table-row>
        <table:table-row table:style-name="TableLine2596572988640">
          <table:table-cell table:style-name="Tabell3.A2" office:value-type="string">
            <text:p text:style-name="P98">PGN</text:p>
          </table:table-cell>
          <table:table-cell table:style-name="Tabell3.B2" office:value-type="string">
            <text:p text:style-name="P143"><text:span text:style-name="T10">0x</text:span>00EC00 (60416) </text:p>
          </table:table-cell>
        </table:table-row>
        <table:table-row table:style-name="TableLine2596572985920">
          <table:table-cell table:style-name="Tabell3.A2" office:value-type="string">
            <text:p text:style-name="P98">Peer to Peer/Broadcast</text:p>
          </table:table-cell>
          <table:table-cell table:style-name="Tabell3.B2" office:value-type="string">
            <text:p text:style-name="P143">Peer to Peer</text:p>
          </table:table-cell>
        </table:table-row>
        <table:table-row table:style-name="Tabell3.4">
          <table:table-cell table:style-name="Tabell3.A2" office:value-type="string">
            <text:p text:style-name="P98">Message length</text:p>
          </table:table-cell>
          <table:table-cell table:style-name="Tabell3.B2" office:value-type="string">
            <text:p text:style-name="P98"><text:span text:style-name="T12">8</text:span> bytes</text:p>
          </table:table-cell>
        </table:table-row>
        <table:table-row table:style-name="Tabell3.5">
          <table:table-cell table:style-name="Tabell3.A2" office:value-type="string">
            <text:p text:style-name="P98">Multipacket</text:p>
          </table:table-cell>
          <table:table-cell table:style-name="Tabell3.B2" office:value-type="string">
            <text:p text:style-name="P98">No</text:p>
          </table:table-cell>
        </table:table-row>
        <table:table-row table:style-name="Tabell3.5">
          <table:table-cell table:style-name="Tabell3.A2" office:value-type="string">
            <text:p text:style-name="P98">Byte 1</text:p>
          </table:table-cell>
          <table:table-cell table:style-name="Tabell3.B2" office:value-type="string">
            <text:p text:style-name="P141">Control byte</text:p>
          </table:table-cell>
        </table:table-row>
        <table:table-row table:style-name="Tabell3.5">
          <table:table-cell table:style-name="Tabell3.A2" office:value-type="string">
            <text:p text:style-name="P98">Byte 2</text:p>
          </table:table-cell>
          <table:table-cell table:style-name="Tabell3.B2" office:value-type="string">
            <text:p text:style-name="P144">Total message size LSB</text:p>
          </table:table-cell>
        </table:table-row>
        <table:table-row table:style-name="Tabell3.8">
          <table:table-cell table:style-name="Tabell3.A2" office:value-type="string">
            <text:p text:style-name="P98">Byte 3</text:p>
          </table:table-cell>
          <table:table-cell table:style-name="Tabell3.B2" office:value-type="string">
            <text:p text:style-name="P144">Total message size MSB</text:p>
          </table:table-cell>
        </table:table-row>
        <table:table-row table:style-name="Tabell3.8">
          <table:table-cell table:style-name="Tabell3.A2" office:value-type="string">
            <text:p text:style-name="P123">Byte 4</text:p>
          </table:table-cell>
          <table:table-cell table:style-name="Tabell3.B2" office:value-type="string">
            <text:p text:style-name="P144">Number of packages</text:p>
          </table:table-cell>
        </table:table-row>
        <table:table-row table:style-name="Tabell3.8">
          <table:table-cell table:style-name="Tabell3.A2" office:value-type="string">
            <text:p text:style-name="P123">Byte 5</text:p>
          </table:table-cell>
          <table:table-cell table:style-name="Tabell3.B2" office:value-type="string">
            <text:p text:style-name="P144">0xFF (Reserved)</text:p>
          </table:table-cell>
        </table:table-row>
        <table:table-row table:style-name="Tabell3.8">
          <table:table-cell table:style-name="Tabell3.A2" office:value-type="string">
            <text:p text:style-name="P123">Byte 6</text:p>
          </table:table-cell>
          <table:table-cell table:style-name="Tabell3.B2" office:value-type="string">
            <text:p text:style-name="P98">PGN of the packeted message <text:span text:style-name="T13">LSB</text:span></text:p>
          </table:table-cell>
        </table:table-row>
        <table:table-row table:style-name="Tabell3.8">
          <table:table-cell table:style-name="Tabell3.A2" office:value-type="string">
            <text:p text:style-name="P123">Byte 7</text:p>
          </table:table-cell>
          <table:table-cell table:style-name="Tabell3.B2" office:value-type="string">
            <text:p text:style-name="P98">PGN of the packeted message </text:p>
          </table:table-cell>
        </table:table-row>
        <table:table-row table:style-name="Tabell3.8">
          <table:table-cell table:style-name="Tabell3.A2" office:value-type="string">
            <text:p text:style-name="P123">Byte 8</text:p>
          </table:table-cell>
          <table:table-cell table:style-name="Tabell3.B2" office:value-type="string">
            <text:p text:style-name="P98">PGN of the packeted message <text:span text:style-name="T13">MSB</text:span></text:p>
          </table:table-cell>
        </table:table-row>
      </table:table>
      <text:p text:style-name="P92"/>
      <table:table table:name="Tabell24" table:style-name="Tabell24">
        <table:table-column table:style-name="Tabell24.A"/>
        <table:table-column table:style-name="Tabell24.B" table:number-columns-repeated="2"/>
        <table:table-column table:style-name="Tabell24.D"/>
        <table:table-column table:style-name="Tabell24.E"/>
        <table:table-row table:style-name="TableLine2596572999792">
          <table:table-cell table:style-name="Tabell24.A1" office:value-type="string">
            <text:p text:style-name="P248">Field</text:p>
          </table:table-cell>
          <table:table-cell table:style-name="Tabell24.A1" office:value-type="string">
            <text:p text:style-name="P248">Max value</text:p>
          </table:table-cell>
          <table:table-cell table:style-name="Tabell24.A1" office:value-type="string">
            <text:p text:style-name="P248">Min value</text:p>
          </table:table-cell>
          <table:table-cell table:style-name="Tabell24.A1" office:value-type="string">
            <text:p text:style-name="P267">Explanation</text:p>
          </table:table-cell>
          <table:table-cell table:style-name="Tabell24.E1" office:value-type="string">
            <text:p text:style-name="P267">Enum</text:p>
          </table:table-cell>
        </table:table-row>
        <table:table-row table:style-name="TableLine2596572987552">
          <table:table-cell table:style-name="Tabell24.A2" office:value-type="string">
            <text:p text:style-name="P285">Control byte</text:p>
          </table:table-cell>
          <table:table-cell table:style-name="Tabell24.A2" office:value-type="string">
            <text:p text:style-name="P248">0x0</text:p>
          </table:table-cell>
          <table:table-cell table:style-name="Tabell24.A2" office:value-type="string">
            <text:p text:style-name="P285">0xFF</text:p>
          </table:table-cell>
          <table:table-cell table:style-name="Tabell24.A2" office:value-type="string">
            <text:p text:style-name="P372">Describes <text:span text:style-name="T87">how the data transfer should become</text:span></text:p>
          </table:table-cell>
          <table:table-cell table:style-name="Tabell24.E2" office:value-type="string">
            <text:p text:style-name="P372">Enum_Control_Byte.h</text:p>
          </table:table-cell>
        </table:table-row>
        <table:table-row table:style-name="TableLine2596572987824">
          <table:table-cell table:style-name="Tabell24.A2" office:value-type="string">
            <text:p text:style-name="P145">Total message size</text:p>
          </table:table-cell>
          <table:table-cell table:style-name="Tabell24.A2" office:value-type="string">
            <text:p text:style-name="P285">0x<text:span text:style-name="T87">9</text:span></text:p>
          </table:table-cell>
          <table:table-cell table:style-name="Tabell24.A2" office:value-type="string">
            <text:p text:style-name="P285">0x<text:span text:style-name="T87">6F9</text:span></text:p>
          </table:table-cell>
          <table:table-cell table:style-name="Tabell24.A2" office:value-type="string">
            <text:p text:style-name="P392">Total bytes we are going to transfer</text:p>
          </table:table-cell>
          <table:table-cell table:style-name="Tabell24.E2" office:value-type="string">
            <text:p text:style-name="P372"/>
          </table:table-cell>
        </table:table-row>
        <table:table-row table:style-name="TableLine2596572988096">
          <table:table-cell table:style-name="Tabell24.A2" office:value-type="string">
            <text:p text:style-name="P145">Number of packages</text:p>
          </table:table-cell>
          <table:table-cell table:style-name="Tabell24.A2" office:value-type="string">
            <text:p text:style-name="P285">0x<text:span text:style-name="T87">2</text:span></text:p>
          </table:table-cell>
          <table:table-cell table:style-name="Tabell24.A2" office:value-type="string">
            <text:p text:style-name="P285">0x<text:span text:style-name="T88">E0</text:span></text:p>
          </table:table-cell>
          <table:table-cell table:style-name="Tabell24.A2" office:value-type="string">
            <text:p text:style-name="P393">How many packages are we going to transfer</text:p>
          </table:table-cell>
          <table:table-cell table:style-name="Tabell24.E2" office:value-type="string">
            <text:p text:style-name="P372"/>
          </table:table-cell>
        </table:table-row>
        <table:table-row table:style-name="TableLine2596572993264">
          <table:table-cell table:style-name="Tabell24.A2" office:value-type="string">
            <text:p text:style-name="P118">PGN of the <text:soft-page-break/>packeted message</text:p>
          </table:table-cell>
          <table:table-cell table:style-name="Tabell24.A2" office:value-type="string">
            <text:p text:style-name="P295">0x0</text:p>
          </table:table-cell>
          <table:table-cell table:style-name="Tabell24.A2" office:value-type="string">
            <text:p text:style-name="P295">0xFFFFFF</text:p>
          </table:table-cell>
          <table:table-cell table:style-name="Tabell24.A2" office:value-type="string">
            <text:p text:style-name="P372">The <text:span text:style-name="T89">type of </text:span><text:soft-page-break/><text:span text:style-name="T89">information we are sending</text:span></text:p>
          </table:table-cell>
          <table:table-cell table:style-name="Tabell24.E2" office:value-type="string">
            <text:p text:style-name="P372">Enum_PGN.h</text:p>
          </table:table-cell>
        </table:table-row>
      </table:table>
      <text:list xml:id="list830195946" text:style-name="L6">
        <text:list-header>
          <text:p text:style-name="P420"/>
        </text:list-header>
      </text:list>
      <text:p text:style-name="P99"/>
      <text:p text:style-name="P146">Here is <text:span text:style-name="T17">two way to send a multi pack message</text:span><text:span text:style-name="T18">s</text:span><text:span text:style-name="T17">:</text:span></text:p>
      <text:p text:style-name="P146"/>
      <text:list xml:id="list1976224289" text:style-name="L7">
        <text:list-item>
          <text:p text:style-name="P423">BAM – <text:span text:style-name="T24">Just send the message to the ECU</text:span></text:p>
        </text:list-item>
        <text:list-item>
          <text:p text:style-name="P423">RTS/CTS – <text:span text:style-name="T24">Wait for a response </text:span><text:span text:style-name="T21">(With an acknowledgement response at the end)</text:span></text:p>
        </text:list-item>
      </text:list>
      <text:p text:style-name="P147"><draw:frame draw:style-name="fr3" draw:name="Ram3" text:anchor-type="char" svg:width="8.234cm" draw:z-index="3"><draw:text-box fo:min-height="8.297cm"><text:p text:style-name="Figure_20__28_user_29_"><draw:frame draw:style-name="fr4" draw:name="Bild3" text:anchor-type="char" svg:width="8.234cm" svg:height="7.654cm" draw:z-index="4"><draw:image xlink:href="Pictures/100000000000028E00000260C319D95BA2E7A223.png" xlink:type="simple" xlink:show="embed" xlink:actuate="onLoad" draw:mime-type="image/png"/></draw:frame>Figure <text:sequence text:ref-name="refFigure2" text:name="Figure" text:formula="ooow:Figure+1" style:num-format="1">3</text:sequence>: Broadcast Announce Message<text:span text:style-name="T16">(BAM)</text:span></text:p></draw:text-box></draw:frame></text:p>
      <text:p text:style-name="P147"><draw:frame draw:style-name="fr2" draw:name="Ram4" text:anchor-type="char" svg:width="9.008cm" draw:z-index="5"><draw:text-box fo:min-height="10.239cm"><text:p text:style-name="Figure_20__28_user_29_"><draw:frame draw:style-name="fr5" draw:name="Bild4" text:anchor-type="paragraph" svg:width="11.342cm" style:rel-width="126%" svg:height="12.892cm" style:rel-height="scale" draw:z-index="6"><draw:image xlink:href="Pictures/100000000000020F000002576BD9B05E2028DE20.png" xlink:type="simple" xlink:show="embed" xlink:actuate="onLoad" draw:mime-type="image/png"/></draw:frame>Figure <text:sequence text:ref-name="refFigure3" text:name="Figure" text:formula="ooow:Figure+1" style:num-format="1">4</text:sequence>: Request To Send(RTS), Clear To Send(CTS) <text:span text:style-name="T20">and EndOfM</text:span><text:span text:style-name="T22">s</text:span><text:span text:style-name="T20">gACK</text:span></text:p></draw:text-box></draw:frame><text:s/></text:p>
      <text:h text:style-name="P412" text:outline-level="2"><text:bookmark-start text:name="__RefHeading___Toc4443_1222565161"/>Transport Protocol <text:span text:style-name="T22">Data Transfer</text:span><text:bookmark-end text:name="__RefHeading___Toc4443_1222565161"/></text:h>
      <text:p text:style-name="P352">This sending packages to the receiver ECU. Transport Protocol Connection Management must be sent first. Else the receiver won’t know how many packages and total data and PGN number we the transmitter is sending.</text:p>
      <table:table table:name="Tabell4" table:style-name="Tabell4">
        <table:table-column table:style-name="Tabell4.A"/>
        <table:table-column table:style-name="Tabell4.B"/>
        <table:table-row table:style-name="TableLine2596572997072">
          <table:table-cell table:style-name="Tabell4.A1" office:value-type="string">
            <text:p text:style-name="P100">Message ID</text:p>
          </table:table-cell>
          <table:table-cell table:style-name="Tabell4.B1" office:value-type="string">
            <text:p text:style-name="P148">1<text:span text:style-name="T15">C</text:span> E<text:span text:style-name="T25">B</text:span> "DA" "SA" </text:p>
          </table:table-cell>
        </table:table-row>
        <table:table-row table:style-name="TableLine2596573001968">
          <table:table-cell table:style-name="Tabell4.A2" office:value-type="string">
            <text:p text:style-name="P100">PGN</text:p>
          </table:table-cell>
          <table:table-cell table:style-name="Tabell4.B2" office:value-type="string">
            <text:p text:style-name="P148"><text:span text:style-name="T10">0x</text:span>00E<text:span text:style-name="T25">B</text:span>00 (60160) </text:p>
          </table:table-cell>
        </table:table-row>
        <table:table-row table:style-name="TableLine2596573007680">
          <table:table-cell table:style-name="Tabell4.A2" office:value-type="string">
            <text:p text:style-name="P100">Peer to Peer/Broadcast</text:p>
          </table:table-cell>
          <table:table-cell table:style-name="Tabell4.B2" office:value-type="string">
            <text:p text:style-name="P148">Peer to Peer</text:p>
          </table:table-cell>
        </table:table-row>
        <table:table-row table:style-name="Tabell4.4">
          <table:table-cell table:style-name="Tabell4.A2" office:value-type="string">
            <text:p text:style-name="P100">Message length</text:p>
          </table:table-cell>
          <table:table-cell table:style-name="Tabell4.B2" office:value-type="string">
            <text:p text:style-name="P100"><text:span text:style-name="T12">8</text:span> bytes</text:p>
          </table:table-cell>
        </table:table-row>
        <table:table-row table:style-name="Tabell4.5">
          <table:table-cell table:style-name="Tabell4.A2" office:value-type="string">
            <text:p text:style-name="P100">Multipacket</text:p>
          </table:table-cell>
          <table:table-cell table:style-name="Tabell4.B2" office:value-type="string">
            <text:p text:style-name="P100">No</text:p>
          </table:table-cell>
        </table:table-row>
        <table:table-row table:style-name="Tabell4.5">
          <table:table-cell table:style-name="Tabell4.A2" office:value-type="string">
            <text:p text:style-name="P100">Byte 1</text:p>
          </table:table-cell>
          <table:table-cell table:style-name="Tabell4.B2" office:value-type="string">
            <text:p text:style-name="P149">Sequence number</text:p>
          </table:table-cell>
        </table:table-row>
        <table:table-row table:style-name="Tabell4.5">
          <table:table-cell table:style-name="Tabell4.A2" office:value-type="string">
            <text:p text:style-name="P100">Byte 2</text:p>
          </table:table-cell>
          <table:table-cell table:style-name="Tabell4.B2" office:value-type="string">
            <text:p text:style-name="P149">Data 1</text:p>
          </table:table-cell>
        </table:table-row>
        <table:table-row table:style-name="Tabell4.8">
          <table:table-cell table:style-name="Tabell4.A2" office:value-type="string">
            <text:p text:style-name="P100">Byte 3</text:p>
          </table:table-cell>
          <table:table-cell table:style-name="Tabell4.B2" office:value-type="string">
            <text:p text:style-name="P149">Data 2</text:p>
          </table:table-cell>
        </table:table-row>
        <table:table-row table:style-name="Tabell4.8">
          <table:table-cell table:style-name="Tabell4.A2" office:value-type="string">
            <text:p text:style-name="P124">Byte 4</text:p>
          </table:table-cell>
          <table:table-cell table:style-name="Tabell4.B2" office:value-type="string">
            <text:p text:style-name="P149">Data 3</text:p>
          </table:table-cell>
        </table:table-row>
        <table:table-row table:style-name="Tabell4.8">
          <table:table-cell table:style-name="Tabell4.A2" office:value-type="string">
            <text:p text:style-name="P124">Byte 5</text:p>
          </table:table-cell>
          <table:table-cell table:style-name="Tabell4.B2" office:value-type="string">
            <text:p text:style-name="P149">Data 4</text:p>
          </table:table-cell>
        </table:table-row>
        <table:table-row table:style-name="Tabell4.8">
          <table:table-cell table:style-name="Tabell4.A2" office:value-type="string">
            <text:p text:style-name="P124">Byte 6</text:p>
          </table:table-cell>
          <table:table-cell table:style-name="Tabell4.B2" office:value-type="string">
            <text:p text:style-name="P149">Data 5</text:p>
          </table:table-cell>
        </table:table-row>
        <table:table-row table:style-name="Tabell4.8">
          <table:table-cell table:style-name="Tabell4.A2" office:value-type="string">
            <text:p text:style-name="P124">Byte 7</text:p>
          </table:table-cell>
          <table:table-cell table:style-name="Tabell4.B2" office:value-type="string">
            <text:p text:style-name="P149">Data 6</text:p>
          </table:table-cell>
        </table:table-row>
        <table:table-row table:style-name="Tabell4.8">
          <table:table-cell table:style-name="Tabell4.A2" office:value-type="string">
            <text:p text:style-name="P124">Byte 8</text:p>
          </table:table-cell>
          <table:table-cell table:style-name="Tabell4.B2" office:value-type="string">
            <text:p text:style-name="P149">Data 7</text:p>
          </table:table-cell>
        </table:table-row>
      </table:table>
      <text:p text:style-name="P11"/>
      <table:table table:name="Tabell25" table:style-name="Tabell25">
        <table:table-column table:style-name="Tabell25.A"/>
        <table:table-column table:style-name="Tabell25.B" table:number-columns-repeated="2"/>
        <table:table-column table:style-name="Tabell25.D"/>
        <table:table-column table:style-name="Tabell25.E"/>
        <table:table-row table:style-name="TableLine2596573004144">
          <table:table-cell table:style-name="Tabell25.A1" office:value-type="string">
            <text:p text:style-name="P249">Field</text:p>
          </table:table-cell>
          <table:table-cell table:style-name="Tabell25.A1" office:value-type="string">
            <text:p text:style-name="P249">Max value</text:p>
          </table:table-cell>
          <table:table-cell table:style-name="Tabell25.A1" office:value-type="string">
            <text:p text:style-name="P249">Min value</text:p>
          </table:table-cell>
          <table:table-cell table:style-name="Tabell25.A1" office:value-type="string">
            <text:p text:style-name="P268">Explanation</text:p>
          </table:table-cell>
          <table:table-cell table:style-name="Tabell25.E1" office:value-type="string">
            <text:p text:style-name="P268">Enum</text:p>
          </table:table-cell>
        </table:table-row>
        <table:table-row table:style-name="TableLine2596573011216">
          <table:table-cell table:style-name="Tabell25.A2" office:value-type="string">
            <text:p text:style-name="P10">Sequence number</text:p>
          </table:table-cell>
          <table:table-cell table:style-name="Tabell25.A2" office:value-type="string">
            <text:p text:style-name="P249">0x0</text:p>
          </table:table-cell>
          <table:table-cell table:style-name="Tabell25.A2" office:value-type="string">
            <text:p text:style-name="P286">0x<text:span text:style-name="T90">E0</text:span></text:p>
          </table:table-cell>
          <table:table-cell table:style-name="Tabell25.A2" office:value-type="string">
            <text:p text:style-name="P10">This is the order/index of the data transfer packages</text:p>
          </table:table-cell>
          <table:table-cell table:style-name="Tabell25.E2" office:value-type="string">
            <text:p text:style-name="P373"/>
          </table:table-cell>
        </table:table-row>
        <table:table-row table:style-name="TableLine2596573009040">
          <table:table-cell table:style-name="Tabell25.A2" office:value-type="string">
            <text:p text:style-name="P296">Data 1 to Data 7</text:p>
          </table:table-cell>
          <table:table-cell table:style-name="Tabell25.A2" office:value-type="string">
            <text:p text:style-name="P286">0x<text:span text:style-name="T90">0</text:span></text:p>
          </table:table-cell>
          <table:table-cell table:style-name="Tabell25.A2" office:value-type="string">
            <text:p text:style-name="P286">0x<text:span text:style-name="T90">FF</text:span></text:p>
          </table:table-cell>
          <table:table-cell table:style-name="Tabell25.A2" office:value-type="string">
            <text:p text:style-name="P394">Your data bytes</text:p>
          </table:table-cell>
          <table:table-cell table:style-name="Tabell25.E2" office:value-type="string">
            <text:p text:style-name="P373"/>
          </table:table-cell>
        </table:table-row>
      </table:table>
      <text:list xml:id="list3209710733" text:style-name="L8">
        <text:list-header>
          <text:p text:style-name="P421"/>
        </text:list-header>
      </text:list>
      <text:h text:style-name="Heading_20_2" text:outline-level="2"><text:bookmark-start text:name="__RefHeading___Toc4445_1222565161"/>Address Claimed<text:bookmark-end text:name="__RefHeading___Toc4445_1222565161"/></text:h>
      <text:p text:style-name="P14">This describes the <text:span text:style-name="T30">NAME</text:span> about the ECU, and also the other ECU get to know its SA.</text:p>
      <text:p text:style-name="P12"/>
      <table:table table:name="Tabell5" table:style-name="Tabell5">
        <table:table-column table:style-name="Tabell5.A"/>
        <table:table-column table:style-name="Tabell5.B"/>
        <table:table-row table:style-name="TableLine2596573009584">
          <table:table-cell table:style-name="Tabell5.A1" office:value-type="string">
            <text:p text:style-name="P101">Message ID</text:p>
          </table:table-cell>
          <table:table-cell table:style-name="Tabell5.B1" office:value-type="string">
            <text:p text:style-name="P153">1<text:span text:style-name="T28">8</text:span> E<text:span text:style-name="T27">E</text:span> <text:span text:style-name="T73">FF</text:span> "SA" </text:p>
          </table:table-cell>
        </table:table-row>
        <table:table-row table:style-name="TableLine2596573001152">
          <table:table-cell table:style-name="Tabell5.A2" office:value-type="string">
            <text:p text:style-name="P101">PGN</text:p>
          </table:table-cell>
          <table:table-cell table:style-name="Tabell5.B2" office:value-type="string">
            <text:p text:style-name="P154"><text:span text:style-name="T10">0x</text:span>00E<text:span text:style-name="T27">E</text:span>00 (60928) </text:p>
          </table:table-cell>
        </table:table-row>
        <table:table-row table:style-name="TableLine2596573010128">
          <table:table-cell table:style-name="Tabell5.A2" office:value-type="string">
            <text:p text:style-name="P101">Peer to Peer/Broadcast</text:p>
          </table:table-cell>
          <table:table-cell table:style-name="Tabell5.B2" office:value-type="string">
            <text:p text:style-name="P153"><text:span text:style-name="T73">Broadcast</text:span> </text:p>
          </table:table-cell>
        </table:table-row>
        <table:table-row table:style-name="Tabell5.4">
          <table:table-cell table:style-name="Tabell5.A2" office:value-type="string">
            <text:p text:style-name="P101">Message length</text:p>
          </table:table-cell>
          <table:table-cell table:style-name="Tabell5.B2" office:value-type="string">
            <text:p text:style-name="P101"><text:span text:style-name="T12">8</text:span> bytes</text:p>
          </table:table-cell>
        </table:table-row>
        <table:table-row table:style-name="Tabell5.5">
          <table:table-cell table:style-name="Tabell5.A2" office:value-type="string">
            <text:p text:style-name="P101">Multipacket</text:p>
          </table:table-cell>
          <table:table-cell table:style-name="Tabell5.B2" office:value-type="string">
            <text:p text:style-name="P101">No</text:p>
          </table:table-cell>
        </table:table-row>
        <table:table-row table:style-name="Tabell5.5">
          <table:table-cell table:style-name="Tabell5.A2" office:value-type="string">
            <text:p text:style-name="P101">Repetition rate </text:p>
          </table:table-cell>
          <table:table-cell table:style-name="Tabell5.B2" office:value-type="string">
            <text:p text:style-name="P101">Sent at power on, after a “Request” for “Address Claim” and after a “Commanded Address”</text:p>
          </table:table-cell>
        </table:table-row>
        <text:soft-page-break/>
        <table:table-row table:style-name="Tabell5.5">
          <table:table-cell table:style-name="Tabell5.A2" office:value-type="string">
            <text:p text:style-name="P101">Byte 1</text:p>
          </table:table-cell>
          <table:table-cell table:style-name="Tabell5.B2" office:value-type="string">
            <text:p text:style-name="P155">Identity number LSB</text:p>
          </table:table-cell>
        </table:table-row>
        <table:table-row table:style-name="Tabell5.5">
          <table:table-cell table:style-name="Tabell5.A2" office:value-type="string">
            <text:p text:style-name="P101">Byte 2</text:p>
          </table:table-cell>
          <table:table-cell table:style-name="Tabell5.B2" office:value-type="string">
            <text:p text:style-name="P155">Identity number</text:p>
          </table:table-cell>
        </table:table-row>
        <table:table-row table:style-name="Tabell5.9">
          <table:table-cell table:style-name="Tabell5.A2" office:value-type="string">
            <text:p text:style-name="P101">Byte 3</text:p>
          </table:table-cell>
          <table:table-cell table:style-name="Tabell5.B2" office:value-type="string">
            <text:p text:style-name="P155">Manufacturer code LSB [8..6], Identity number MSB [5..1]</text:p>
          </table:table-cell>
        </table:table-row>
        <table:table-row table:style-name="Tabell5.9">
          <table:table-cell table:style-name="Tabell5.A2" office:value-type="string">
            <text:p text:style-name="P125">Byte 4</text:p>
          </table:table-cell>
          <table:table-cell table:style-name="Tabell5.B2" office:value-type="string">
            <text:p text:style-name="P155">Manufacturer code MSB</text:p>
          </table:table-cell>
        </table:table-row>
        <table:table-row table:style-name="Tabell5.9">
          <table:table-cell table:style-name="Tabell5.A2" office:value-type="string">
            <text:p text:style-name="P125">Byte 5</text:p>
          </table:table-cell>
          <table:table-cell table:style-name="Tabell5.B2" office:value-type="string">
            <text:p text:style-name="P155">Function instance [8..4], ECU Instance [3..1]</text:p>
          </table:table-cell>
        </table:table-row>
        <table:table-row table:style-name="Tabell5.9">
          <table:table-cell table:style-name="Tabell5.A2" office:value-type="string">
            <text:p text:style-name="P125">Byte 6</text:p>
          </table:table-cell>
          <table:table-cell table:style-name="Tabell5.B2" office:value-type="string">
            <text:p text:style-name="P155">Function</text:p>
          </table:table-cell>
        </table:table-row>
        <table:table-row table:style-name="Tabell5.9">
          <table:table-cell table:style-name="Tabell5.A2" office:value-type="string">
            <text:p text:style-name="P125">Byte 7</text:p>
          </table:table-cell>
          <table:table-cell table:style-name="Tabell5.B2" office:value-type="string">
            <text:p text:style-name="P155">Vehicle system [8..2], <text:span text:style-name="T72">0x</text:span>1 <text:span text:style-name="T72">(</text:span>Reserved<text:span text:style-name="T72">)</text:span> [1] </text:p>
          </table:table-cell>
        </table:table-row>
        <table:table-row table:style-name="Tabell5.9">
          <table:table-cell table:style-name="Tabell5.A2" office:value-type="string">
            <text:p text:style-name="P125">Byte 8</text:p>
          </table:table-cell>
          <table:table-cell table:style-name="Tabell5.B2" office:value-type="string">
            <text:p text:style-name="P150">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p text:style-name="P9"/>
      <text:p text:style-name="P13">Notice that [X..Y] describes the bit index in the byte. <text:span text:style-name="T29">It more likely looks like this.</text:span></text:p>
      <text:p text:style-name="P13"><draw:frame draw:style-name="fr2" draw:name="Ram5" text:anchor-type="char" svg:width="16.552cm" draw:z-index="7"><draw:text-box fo:min-height="10.647cm"><text:p text:style-name="Figure_20__28_user_29_"><draw:frame draw:style-name="fr5" draw:name="Bild5" text:anchor-type="paragraph" svg:width="16.552cm" style:rel-width="100%" svg:height="10.647cm" style:rel-height="scale" draw:z-index="8"><draw:image xlink:href="Pictures/100000000000030E000001F7A9D54159565BC140.png" xlink:type="simple" xlink:show="embed" xlink:actuate="onLoad" draw:mime-type="image/png"/></draw:frame>Figure <text:sequence text:ref-name="refFigure4" text:name="Figure" text:formula="ooow:Figure+1" style:num-format="1">5</text:sequence>: How to interpret</text:p></draw:text-box></draw:frame><text:s/></text:p>
      <table:table table:name="Tabell26" table:style-name="Tabell26">
        <table:table-column table:style-name="Tabell26.A"/>
        <table:table-column table:style-name="Tabell26.B" table:number-columns-repeated="2"/>
        <table:table-column table:style-name="Tabell26.D"/>
        <table:table-column table:style-name="Tabell26.E"/>
        <table:table-row table:style-name="TableLine2596573013936">
          <table:table-cell table:style-name="Tabell26.A1" office:value-type="string">
            <text:p text:style-name="P250">Field</text:p>
          </table:table-cell>
          <table:table-cell table:style-name="Tabell26.A1" office:value-type="string">
            <text:p text:style-name="P250">Max value</text:p>
          </table:table-cell>
          <table:table-cell table:style-name="Tabell26.A1" office:value-type="string">
            <text:p text:style-name="P250">Min value</text:p>
          </table:table-cell>
          <table:table-cell table:style-name="Tabell26.A1" office:value-type="string">
            <text:p text:style-name="P269">Explanation</text:p>
          </table:table-cell>
          <table:table-cell table:style-name="Tabell26.E1" office:value-type="string">
            <text:p text:style-name="P269">Enum</text:p>
          </table:table-cell>
        </table:table-row>
        <table:table-row table:style-name="TableLine2596573009312">
          <table:table-cell table:style-name="Tabell26.A2" office:value-type="string">
            <text:p text:style-name="P26">Identity number</text:p>
          </table:table-cell>
          <table:table-cell table:style-name="Tabell26.A2" office:value-type="string">
            <text:p text:style-name="P297">0x0</text:p>
          </table:table-cell>
          <table:table-cell table:style-name="Tabell26.A2" office:value-type="string">
            <text:p text:style-name="P297">0x1FFFFF</text:p>
          </table:table-cell>
          <table:table-cell table:style-name="Tabell26.A2" office:value-type="string">
            <text:p text:style-name="P56">ECU identity number</text:p>
          </table:table-cell>
          <table:table-cell table:style-name="Tabell26.E2" office:value-type="string">
            <text:p text:style-name="P374"/>
          </table:table-cell>
        </table:table-row>
        <table:table-row table:style-name="TableLine2596573013120">
          <table:table-cell table:style-name="Tabell26.A2" office:value-type="string">
            <text:p text:style-name="P26">Manufacturer code</text:p>
          </table:table-cell>
          <table:table-cell table:style-name="Tabell26.A2" office:value-type="string">
            <text:p text:style-name="P297">0x0</text:p>
          </table:table-cell>
          <table:table-cell table:style-name="Tabell26.A2" office:value-type="string">
            <text:p text:style-name="P297">0x7FF</text:p>
          </table:table-cell>
          <table:table-cell table:style-name="Tabell26.A2" office:value-type="string">
            <text:p text:style-name="P395">ECU manufacturer code</text:p>
          </table:table-cell>
          <table:table-cell table:style-name="Tabell26.E2" office:value-type="string">
            <text:p text:style-name="P374"/>
          </table:table-cell>
        </table:table-row>
        <table:table-row table:style-name="TableLine2596573013392">
          <table:table-cell table:style-name="Tabell26.A2" office:value-type="string">
            <text:p text:style-name="P26">Function instance</text:p>
          </table:table-cell>
          <table:table-cell table:style-name="Tabell26.A2" office:value-type="string">
            <text:p text:style-name="P297">0x0</text:p>
          </table:table-cell>
          <table:table-cell table:style-name="Tabell26.A2" office:value-type="string">
            <text:p text:style-name="P297">0x1F</text:p>
          </table:table-cell>
          <table:table-cell table:style-name="Tabell26.A2" office:value-type="string">
            <text:p text:style-name="P395">ECU function area</text:p>
          </table:table-cell>
          <table:table-cell table:style-name="Tabell26.E2" office:value-type="string">
            <text:p text:style-name="P374"/>
          </table:table-cell>
        </table:table-row>
        <table:table-row table:style-name="TableLine2596573014208">
          <table:table-cell table:style-name="Tabell26.A2" office:value-type="string">
            <text:p text:style-name="P27">ECU <text:soft-page-break/>instance</text:p>
          </table:table-cell>
          <table:table-cell table:style-name="Tabell26.A2" office:value-type="string">
            <text:p text:style-name="P297">0x0</text:p>
          </table:table-cell>
          <table:table-cell table:style-name="Tabell26.A2" office:value-type="string">
            <text:p text:style-name="P297">0x7</text:p>
          </table:table-cell>
          <table:table-cell table:style-name="Tabell26.A2" office:value-type="string">
            <text:p text:style-name="P395">ECU function area</text:p>
          </table:table-cell>
          <table:table-cell table:style-name="Tabell26.E2" office:value-type="string">
            <text:p text:style-name="P374"/>
          </table:table-cell>
        </table:table-row>
        <table:table-row table:style-name="TableLine2596573030800">
          <table:table-cell table:style-name="Tabell26.A2" office:value-type="string">
            <text:p text:style-name="P297">Function</text:p>
          </table:table-cell>
          <table:table-cell table:style-name="Tabell26.A2" office:value-type="string">
            <text:p text:style-name="P297">0x0</text:p>
          </table:table-cell>
          <table:table-cell table:style-name="Tabell26.A2" office:value-type="string">
            <text:p text:style-name="P297">0xFF</text:p>
          </table:table-cell>
          <table:table-cell table:style-name="Tabell26.A2" office:value-type="string">
            <text:p text:style-name="P396">ECU functionality</text:p>
          </table:table-cell>
          <table:table-cell table:style-name="Tabell26.E2" office:value-type="string">
            <text:p text:style-name="P374">Enum_NAME.h</text:p>
          </table:table-cell>
        </table:table-row>
        <table:table-row table:style-name="TableLine2596573021824">
          <table:table-cell table:style-name="Tabell26.A2" office:value-type="string">
            <text:p text:style-name="P28">Vehicle system</text:p>
          </table:table-cell>
          <table:table-cell table:style-name="Tabell26.A2" office:value-type="string">
            <text:p text:style-name="P301">0x0</text:p>
          </table:table-cell>
          <table:table-cell table:style-name="Tabell26.A2" office:value-type="string">
            <text:p text:style-name="P301">0x7F</text:p>
          </table:table-cell>
          <table:table-cell table:style-name="Tabell26.A2" office:value-type="string">
            <text:p text:style-name="P28"><text:span text:style-name="T92">W</text:span>here <text:span text:style-name="T92">in the vehicle system the </text:span>ECU is located</text:p>
          </table:table-cell>
          <table:table-cell table:style-name="Tabell26.E2" office:value-type="string">
            <text:p text:style-name="P374"/>
          </table:table-cell>
        </table:table-row>
        <table:table-row table:style-name="TableLine2596573028352">
          <table:table-cell table:style-name="Tabell26.A2" office:value-type="string">
            <text:p text:style-name="P28"><text:span text:style-name="T26">Arbitrary </text:span><text:span text:style-name="T28">a</text:span><text:span text:style-name="T26">ddress </text:span><text:span text:style-name="T28">c</text:span><text:span text:style-name="T26">apable</text:span></text:p>
          </table:table-cell>
          <table:table-cell table:style-name="Tabell26.A2" office:value-type="string">
            <text:p text:style-name="P301">0x0</text:p>
          </table:table-cell>
          <table:table-cell table:style-name="Tabell26.A2" office:value-type="string">
            <text:p text:style-name="P301">0x1</text:p>
          </table:table-cell>
          <table:table-cell table:style-name="Tabell26.A2" office:value-type="string">
            <text:p text:style-name="P396">If the ECU have right to change address if the address conflicts with another ECU</text:p>
          </table:table-cell>
          <table:table-cell table:style-name="Tabell26.E2" office:value-type="string">
            <text:p text:style-name="P379">Enum_NAME.h</text:p>
          </table:table-cell>
        </table:table-row>
        <table:table-row table:style-name="TableLine2596573024544">
          <table:table-cell table:style-name="Tabell26.A2" office:value-type="string">
            <text:p text:style-name="P29">Industry group</text:p>
          </table:table-cell>
          <table:table-cell table:style-name="Tabell26.A2" office:value-type="string">
            <text:p text:style-name="P301">0x0</text:p>
          </table:table-cell>
          <table:table-cell table:style-name="Tabell26.A2" office:value-type="string">
            <text:p text:style-name="P301">0x7</text:p>
          </table:table-cell>
          <table:table-cell table:style-name="Tabell26.A2" office:value-type="string">
            <text:p text:style-name="P396">Where in the industry the ECU is located</text:p>
          </table:table-cell>
          <table:table-cell table:style-name="Tabell26.E2" office:value-type="string">
            <text:p text:style-name="P375">Enum_NAME.h</text:p>
          </table:table-cell>
        </table:table-row>
        <table:table-row table:style-name="TableLine2596573020464">
          <table:table-cell table:style-name="Tabell26.A2" office:value-type="string">
            <text:p text:style-name="P29">Vehicle system instance</text:p>
          </table:table-cell>
          <table:table-cell table:style-name="Tabell26.A2" office:value-type="string">
            <text:p text:style-name="P301">0x0</text:p>
          </table:table-cell>
          <table:table-cell table:style-name="Tabell26.A2" office:value-type="string">
            <text:p text:style-name="P301">0xF</text:p>
          </table:table-cell>
          <table:table-cell table:style-name="Tabell26.A2" office:value-type="string">
            <text:p text:style-name="P396">The vehicle system code</text:p>
          </table:table-cell>
          <table:table-cell table:style-name="Tabell26.E2" office:value-type="string">
            <text:p text:style-name="P375"/>
          </table:table-cell>
        </table:table-row>
      </table:table>
      <text:p text:style-name="P57"/>
      <text:h text:style-name="Heading_20_2" text:outline-level="2"><text:bookmark-start text:name="__RefHeading___Toc4447_1222565161"/>Address not claimed<text:bookmark-end text:name="__RefHeading___Toc4447_1222565161"/></text:h>
      <text:p text:style-name="P15">When an ECU cannot claim their address, the other ECU will receive this message. <text:span text:style-name="T32">The user don’t know which ECU cannot claim their address. The user can only see the amount of how many ECU could not claim their address </text:span><text:span text:style-name="T127">and the NAME of the ECU who could not claim its address. </text:span><text:span text:style-name="T128">To find which name, just look at the ECU address 0xFE</text:span><text:span text:style-name="T32">. See the uint8_t variable number_of_cannot_claim_address </text:span><text:span text:style-name="T33">in</text:span><text:span text:style-name="T35">side</text:span><text:span text:style-name="T32"> </text:span><text:span text:style-name="T34">the struct </text:span><text:span text:style-name="T32">J1939.</text:span></text:p>
      <text:p text:style-name="P16"/>
      <table:table table:name="Tabell6" table:style-name="Tabell6">
        <table:table-column table:style-name="Tabell6.A"/>
        <table:table-column table:style-name="Tabell6.B"/>
        <table:table-row table:style-name="TableLine2596573017472">
          <table:table-cell table:style-name="Tabell6.A1" office:value-type="string">
            <text:p text:style-name="P102">Message ID</text:p>
          </table:table-cell>
          <table:table-cell table:style-name="Tabell6.B1" office:value-type="string">
            <text:p text:style-name="P160">1<text:span text:style-name="T28">8</text:span> E<text:span text:style-name="T27">E</text:span> <text:span text:style-name="T73">FF</text:span> <text:span text:style-name="T74">FE</text:span> </text:p>
          </table:table-cell>
        </table:table-row>
        <table:table-row table:style-name="TableLine2596573018832">
          <table:table-cell table:style-name="Tabell6.A2" office:value-type="string">
            <text:p text:style-name="P102">PGN</text:p>
          </table:table-cell>
          <table:table-cell table:style-name="Tabell6.B2" office:value-type="string">
            <text:p text:style-name="P160"><text:span text:style-name="T10">0x</text:span>00E<text:span text:style-name="T27">E</text:span>00 (60928) </text:p>
          </table:table-cell>
        </table:table-row>
        <table:table-row table:style-name="TableLine2596573024816">
          <table:table-cell table:style-name="Tabell6.A2" office:value-type="string">
            <text:p text:style-name="P102">Peer to Peer/Broadcast</text:p>
          </table:table-cell>
          <table:table-cell table:style-name="Tabell6.B2" office:value-type="string">
            <text:p text:style-name="P160"><text:span text:style-name="T73">Broadcast</text:span> </text:p>
          </table:table-cell>
        </table:table-row>
        <table:table-row table:style-name="Tabell6.4">
          <table:table-cell table:style-name="Tabell6.A2" office:value-type="string">
            <text:p text:style-name="P102">Message length</text:p>
          </table:table-cell>
          <table:table-cell table:style-name="Tabell6.B2" office:value-type="string">
            <text:p text:style-name="P102"><text:span text:style-name="T12">8</text:span> bytes</text:p>
          </table:table-cell>
        </table:table-row>
        <table:table-row table:style-name="Tabell6.5">
          <table:table-cell table:style-name="Tabell6.A2" office:value-type="string">
            <text:p text:style-name="P102">Multipacket</text:p>
          </table:table-cell>
          <table:table-cell table:style-name="Tabell6.B2" office:value-type="string">
            <text:p text:style-name="P102">No</text:p>
          </table:table-cell>
        </table:table-row>
        <table:table-row table:style-name="Tabell6.5">
          <table:table-cell table:style-name="Tabell6.A2" office:value-type="string">
            <text:p text:style-name="P102">Repetition rate </text:p>
          </table:table-cell>
          <table:table-cell table:style-name="Tabell6.B2" office:value-type="string">
            <text:p text:style-name="P305">Sent if ECU address conflicts with other addresses</text:p>
          </table:table-cell>
        </table:table-row>
        <table:table-row table:style-name="Tabell6.5">
          <table:table-cell table:style-name="Tabell6.A2" office:value-type="string">
            <text:p text:style-name="P102">Byte 1</text:p>
          </table:table-cell>
          <table:table-cell table:style-name="Tabell6.B2" office:value-type="string">
            <text:p text:style-name="P156">Identity number LSB</text:p>
          </table:table-cell>
        </table:table-row>
        <table:table-row table:style-name="Tabell6.5">
          <table:table-cell table:style-name="Tabell6.A2" office:value-type="string">
            <text:p text:style-name="P102">Byte 2</text:p>
          </table:table-cell>
          <table:table-cell table:style-name="Tabell6.B2" office:value-type="string">
            <text:p text:style-name="P156">Identity number</text:p>
          </table:table-cell>
        </table:table-row>
        <table:table-row table:style-name="Tabell6.9">
          <table:table-cell table:style-name="Tabell6.A2" office:value-type="string">
            <text:p text:style-name="P102">Byte 3</text:p>
          </table:table-cell>
          <table:table-cell table:style-name="Tabell6.B2" office:value-type="string">
            <text:p text:style-name="P156">Manufacturer code LSB [8..6], Identity number MSB [5..1]</text:p>
          </table:table-cell>
        </table:table-row>
        <table:table-row table:style-name="Tabell6.9">
          <table:table-cell table:style-name="Tabell6.A2" office:value-type="string">
            <text:p text:style-name="P126">Byte 4</text:p>
          </table:table-cell>
          <table:table-cell table:style-name="Tabell6.B2" office:value-type="string">
            <text:p text:style-name="P156">Manufacturer code MSB</text:p>
          </table:table-cell>
        </table:table-row>
        <table:table-row table:style-name="Tabell6.9">
          <table:table-cell table:style-name="Tabell6.A2" office:value-type="string">
            <text:p text:style-name="P126">Byte 5</text:p>
          </table:table-cell>
          <table:table-cell table:style-name="Tabell6.B2" office:value-type="string">
            <text:p text:style-name="P156">Function instance [8..4], ECU Instance [3..1]</text:p>
          </table:table-cell>
        </table:table-row>
        <table:table-row table:style-name="Tabell6.9">
          <table:table-cell table:style-name="Tabell6.A2" office:value-type="string">
            <text:p text:style-name="P126">Byte 6</text:p>
          </table:table-cell>
          <table:table-cell table:style-name="Tabell6.B2" office:value-type="string">
            <text:p text:style-name="P156">Function</text:p>
          </table:table-cell>
        </table:table-row>
        <table:table-row table:style-name="Tabell6.9">
          <table:table-cell table:style-name="Tabell6.A2" office:value-type="string">
            <text:p text:style-name="P126">Byte 7</text:p>
          </table:table-cell>
          <table:table-cell table:style-name="Tabell6.B2" office:value-type="string">
            <text:p text:style-name="P156">Vehicle system [8..2], <text:span text:style-name="T72">0x</text:span>1 <text:span text:style-name="T72">(</text:span>Reserved<text:span text:style-name="T72">)</text:span> [1] </text:p>
          </table:table-cell>
        </table:table-row>
        <table:table-row table:style-name="Tabell6.9">
          <table:table-cell table:style-name="Tabell6.A2" office:value-type="string">
            <text:p text:style-name="P126">Byte 8</text:p>
          </table:table-cell>
          <table:table-cell table:style-name="Tabell6.B2" office:value-type="string">
            <text:p text:style-name="P151">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
      <text:h text:style-name="Heading_20_2" text:outline-level="2"><text:bookmark-start text:name="__RefHeading___Toc4449_1222565161"/><text:soft-page-break/>Commanded Address<text:bookmark-end text:name="__RefHeading___Toc4449_1222565161"/></text:h>
      <text:p text:style-name="P353">This command is used when the user want to change the NAME + SA at an ECU. Notice that this PGN don’t have an ID because <text:span text:style-name="T37">Commanded Address DATA is 9 bytes </text:span><text:span text:style-name="T93">and therefore using transport protocol data transfer.</text:span></text:p>
      <table:table table:name="Tabell7" table:style-name="Tabell7">
        <table:table-column table:style-name="Tabell7.A"/>
        <table:table-column table:style-name="Tabell7.B"/>
        <table:table-row table:style-name="TableLine2596573025360">
          <table:table-cell table:style-name="Tabell7.A1" office:value-type="string">
            <text:p text:style-name="P103">PGN</text:p>
          </table:table-cell>
          <table:table-cell table:style-name="Tabell7.B1" office:value-type="string">
            <text:p text:style-name="P161"><text:span text:style-name="T10">0x</text:span>00<text:span text:style-name="T36">FED8</text:span> (65240) </text:p>
          </table:table-cell>
        </table:table-row>
        <table:table-row table:style-name="TableLine2596573030256">
          <table:table-cell table:style-name="Tabell7.A2" office:value-type="string">
            <text:p text:style-name="P103">Peer to Peer/Broadcast</text:p>
          </table:table-cell>
          <table:table-cell table:style-name="Tabell7.B2" office:value-type="string">
            <text:p text:style-name="P161">Peer to Peer</text:p>
          </table:table-cell>
        </table:table-row>
        <table:table-row table:style-name="Tabell7.3">
          <table:table-cell table:style-name="Tabell7.A2" office:value-type="string">
            <text:p text:style-name="P103">Message length</text:p>
          </table:table-cell>
          <table:table-cell table:style-name="Tabell7.B2" office:value-type="string">
            <text:p text:style-name="P103"><text:span text:style-name="T12">8</text:span> bytes</text:p>
          </table:table-cell>
        </table:table-row>
        <table:table-row table:style-name="Tabell7.4">
          <table:table-cell table:style-name="Tabell7.A2" office:value-type="string">
            <text:p text:style-name="P103">Multipacket</text:p>
          </table:table-cell>
          <table:table-cell table:style-name="Tabell7.B2" office:value-type="string">
            <text:p text:style-name="P162">Y<text:span text:style-name="T38">es.</text:span> Use Transport Protocol Connection Management → Transport Protocol Data Transfer</text:p>
          </table:table-cell>
        </table:table-row>
        <table:table-row table:style-name="Tabell7.4">
          <table:table-cell table:style-name="Tabell7.A2" office:value-type="string">
            <text:p text:style-name="P103">Byte 1</text:p>
          </table:table-cell>
          <table:table-cell table:style-name="Tabell7.B2" office:value-type="string">
            <text:p text:style-name="P157">Identity number LSB</text:p>
          </table:table-cell>
        </table:table-row>
        <table:table-row table:style-name="Tabell7.4">
          <table:table-cell table:style-name="Tabell7.A2" office:value-type="string">
            <text:p text:style-name="P103">Byte 2</text:p>
          </table:table-cell>
          <table:table-cell table:style-name="Tabell7.B2" office:value-type="string">
            <text:p text:style-name="P157">Identity number</text:p>
          </table:table-cell>
        </table:table-row>
        <table:table-row table:style-name="Tabell7.7">
          <table:table-cell table:style-name="Tabell7.A2" office:value-type="string">
            <text:p text:style-name="P103">Byte 3</text:p>
          </table:table-cell>
          <table:table-cell table:style-name="Tabell7.B2" office:value-type="string">
            <text:p text:style-name="P157">Manufacturer code LSB [8..6], Identity number MSB [5..1]</text:p>
          </table:table-cell>
        </table:table-row>
        <table:table-row table:style-name="Tabell7.7">
          <table:table-cell table:style-name="Tabell7.A2" office:value-type="string">
            <text:p text:style-name="P127">Byte 4</text:p>
          </table:table-cell>
          <table:table-cell table:style-name="Tabell7.B2" office:value-type="string">
            <text:p text:style-name="P157">Manufacturer code MSB</text:p>
          </table:table-cell>
        </table:table-row>
        <table:table-row table:style-name="Tabell7.7">
          <table:table-cell table:style-name="Tabell7.A2" office:value-type="string">
            <text:p text:style-name="P127">Byte 5</text:p>
          </table:table-cell>
          <table:table-cell table:style-name="Tabell7.B2" office:value-type="string">
            <text:p text:style-name="P157">Function instance [8..4], ECU Instance [3..1]</text:p>
          </table:table-cell>
        </table:table-row>
        <table:table-row table:style-name="Tabell7.7">
          <table:table-cell table:style-name="Tabell7.A2" office:value-type="string">
            <text:p text:style-name="P127">Byte 6</text:p>
          </table:table-cell>
          <table:table-cell table:style-name="Tabell7.B2" office:value-type="string">
            <text:p text:style-name="P157">Function</text:p>
          </table:table-cell>
        </table:table-row>
        <table:table-row table:style-name="Tabell7.7">
          <table:table-cell table:style-name="Tabell7.A2" office:value-type="string">
            <text:p text:style-name="P127">Byte 7</text:p>
          </table:table-cell>
          <table:table-cell table:style-name="Tabell7.B2" office:value-type="string">
            <text:p text:style-name="P157">Vehicle system [8..2], <text:span text:style-name="T72">0x</text:span>1 <text:span text:style-name="T72">(</text:span>Reserved<text:span text:style-name="T72">)</text:span> [1] </text:p>
          </table:table-cell>
        </table:table-row>
        <table:table-row table:style-name="Tabell7.7">
          <table:table-cell table:style-name="Tabell7.A2" office:value-type="string">
            <text:p text:style-name="P127">Byte 8</text:p>
          </table:table-cell>
          <table:table-cell table:style-name="Tabell7.B2" office:value-type="string">
            <text:p text:style-name="P152">Arbitrary <text:span text:style-name="T28">a</text:span>ddress <text:span text:style-name="T28">c</text:span>apable <text:span text:style-name="T28">[8], Industry group [7..5], Vehicle system </text:span><text:span text:style-name="T31">instance</text:span><text:span text:style-name="T28"> [4..1]</text:span></text:p>
          </table:table-cell>
        </table:table-row>
        <table:table-row table:style-name="Tabell7.7">
          <table:table-cell table:style-name="Tabell7.A2" office:value-type="string">
            <text:p text:style-name="P162">Byte 9</text:p>
          </table:table-cell>
          <table:table-cell table:style-name="Tabell7.B2" office:value-type="string">
            <text:p text:style-name="P162">New ECU address</text:p>
          </table:table-cell>
        </table:table-row>
      </table:table>
      <text:p text:style-name="P31"/>
      <table:table table:name="Tabell27" table:style-name="Tabell27">
        <table:table-column table:style-name="Tabell27.A"/>
        <table:table-column table:style-name="Tabell27.B" table:number-columns-repeated="2"/>
        <table:table-column table:style-name="Tabell27.D"/>
        <table:table-column table:style-name="Tabell27.E"/>
        <table:table-row table:style-name="TableLine2596573019648">
          <table:table-cell table:style-name="Tabell27.A1" office:value-type="string">
            <text:p text:style-name="P251">Field</text:p>
          </table:table-cell>
          <table:table-cell table:style-name="Tabell27.A1" office:value-type="string">
            <text:p text:style-name="P251">Max value</text:p>
          </table:table-cell>
          <table:table-cell table:style-name="Tabell27.A1" office:value-type="string">
            <text:p text:style-name="P251">Min value</text:p>
          </table:table-cell>
          <table:table-cell table:style-name="Tabell27.A1" office:value-type="string">
            <text:p text:style-name="P270">Explanation</text:p>
          </table:table-cell>
          <table:table-cell table:style-name="Tabell27.E1" office:value-type="string">
            <text:p text:style-name="P270">Enum</text:p>
          </table:table-cell>
        </table:table-row>
        <table:table-row table:style-name="TableLine2596573022912">
          <table:table-cell table:style-name="Tabell27.A2" office:value-type="string">
            <text:p text:style-name="P58">New ECU address</text:p>
          </table:table-cell>
          <table:table-cell table:style-name="Tabell27.A2" office:value-type="string">
            <text:p text:style-name="P251">0x0</text:p>
          </table:table-cell>
          <table:table-cell table:style-name="Tabell27.A2" office:value-type="string">
            <text:p text:style-name="P287">0x<text:span text:style-name="T94">FD</text:span></text:p>
          </table:table-cell>
          <table:table-cell table:style-name="Tabell27.A2" office:value-type="string">
            <text:p text:style-name="P58">New address of the ECU</text:p>
          </table:table-cell>
          <table:table-cell table:style-name="Tabell27.E2" office:value-type="string">
            <text:p text:style-name="P376"/>
          </table:table-cell>
        </table:table-row>
      </table:table>
      <text:p text:style-name="P30"/>
      <text:h text:style-name="P410" text:outline-level="2"><text:bookmark-start text:name="__RefHeading___Toc4730_1895525216"/>Delete Address<text:bookmark-end text:name="__RefHeading___Toc4730_1895525216"/></text:h>
      <text:p text:style-name="P404">This is not a SAE J1939 standard. It’s made up by me. The reason is that I cannot find an ECU that deletes an address. Because Open SAE J1939 library remembers all the ECU addresses of other ECU addresses. Just to have the ability to count how many are connected and how many are not connected. Good to know. <text:span text:style-name="T133">I have looked up the PGN at ISOBUS and I haven’t found any PGN with the number 2. So I guess it’s free for me to use then.</text:span></text:p>
      <table:table table:name="Tabell40" table:style-name="Tabell40">
        <table:table-column table:style-name="Tabell40.A"/>
        <table:table-column table:style-name="Tabell40.B"/>
        <table:table-row table:style-name="TableLine2596573026176">
          <table:table-cell table:style-name="Tabell40.A1" office:value-type="string">
            <text:p text:style-name="P120">Message ID</text:p>
          </table:table-cell>
          <table:table-cell table:style-name="Tabell40.B1" office:value-type="string">
            <text:p text:style-name="P341"><text:span text:style-name="T133">00</text:span> <text:span text:style-name="T133">02</text:span> "DA" "SA"</text:p>
          </table:table-cell>
        </table:table-row>
        <table:table-row table:style-name="TableLine2596573027536">
          <table:table-cell table:style-name="Tabell40.A2" office:value-type="string">
            <text:p text:style-name="P119">PGN</text:p>
          </table:table-cell>
          <table:table-cell table:style-name="Tabell40.B2" office:value-type="string">
            <text:p text:style-name="P337"><text:span text:style-name="T10">0x</text:span>00<text:span text:style-name="T133">0002</text:span> (<text:span text:style-name="T133">2</text:span>) </text:p>
          </table:table-cell>
        </table:table-row>
        <table:table-row table:style-name="TableLine2596573029440">
          <table:table-cell table:style-name="Tabell40.A2" office:value-type="string">
            <text:p text:style-name="P119">Peer to Peer/Broadcast</text:p>
          </table:table-cell>
          <table:table-cell table:style-name="Tabell40.B2" office:value-type="string">
            <text:p text:style-name="P340">Peer to Peer <text:span text:style-name="T125">or Broadcast with DA = 0xFF </text:span><text:span text:style-name="T126">(Used </text:span><text:span text:style-name="T133">if the user want all ECU to delete a specific address for example after Commanded Address</text:span><text:span text:style-name="T126">)</text:span></text:p>
          </table:table-cell>
        </table:table-row>
        <table:table-row table:style-name="Tabell40.4">
          <table:table-cell table:style-name="Tabell40.A2" office:value-type="string">
            <text:p text:style-name="P119">Message length</text:p>
          </table:table-cell>
          <table:table-cell table:style-name="Tabell40.B2" office:value-type="string">
            <text:p text:style-name="P119"><text:span text:style-name="T12">8</text:span> bytes</text:p>
          </table:table-cell>
        </table:table-row>
        <table:table-row table:style-name="Tabell40.5">
          <table:table-cell table:style-name="Tabell40.A2" office:value-type="string">
            <text:p text:style-name="P119">Multipacket</text:p>
          </table:table-cell>
          <table:table-cell table:style-name="Tabell40.B2" office:value-type="string">
            <text:p text:style-name="P339">No</text:p>
          </table:table-cell>
        </table:table-row>
        <text:soft-page-break/>
        <table:table-row table:style-name="Tabell40.5">
          <table:table-cell table:style-name="Tabell40.A2" office:value-type="string">
            <text:p text:style-name="P119">Byte 1</text:p>
          </table:table-cell>
          <table:table-cell table:style-name="Tabell40.B2" office:value-type="string">
            <text:p text:style-name="P338">Old ECU address</text:p>
          </table:table-cell>
        </table:table-row>
        <table:table-row table:style-name="Tabell40.5">
          <table:table-cell table:style-name="Tabell40.A2" office:value-type="string">
            <text:p text:style-name="P119">Byte 2</text:p>
          </table:table-cell>
          <table:table-cell table:style-name="Tabell40.B2" office:value-type="string">
            <text:p text:style-name="P338">0xFF (Reserved) </text:p>
          </table:table-cell>
        </table:table-row>
        <table:table-row table:style-name="Tabell40.8">
          <table:table-cell table:style-name="Tabell40.A2" office:value-type="string">
            <text:p text:style-name="P119">Byte 3</text:p>
          </table:table-cell>
          <table:table-cell table:style-name="Tabell40.B2" office:value-type="string">
            <text:p text:style-name="P338">0xFF (Reserved) </text:p>
          </table:table-cell>
        </table:table-row>
        <table:table-row table:style-name="Tabell40.8">
          <table:table-cell table:style-name="Tabell40.A2" office:value-type="string">
            <text:p text:style-name="P139">Byte 4</text:p>
          </table:table-cell>
          <table:table-cell table:style-name="Tabell40.B2" office:value-type="string">
            <text:p text:style-name="P338">0xFF (Reserved) </text:p>
          </table:table-cell>
        </table:table-row>
        <table:table-row table:style-name="Tabell40.8">
          <table:table-cell table:style-name="Tabell40.A2" office:value-type="string">
            <text:p text:style-name="P139">Byte 5</text:p>
          </table:table-cell>
          <table:table-cell table:style-name="Tabell40.B2" office:value-type="string">
            <text:p text:style-name="P338">0xFF (Reserved) </text:p>
          </table:table-cell>
        </table:table-row>
        <table:table-row table:style-name="Tabell40.8">
          <table:table-cell table:style-name="Tabell40.A2" office:value-type="string">
            <text:p text:style-name="P139">Byte 6</text:p>
          </table:table-cell>
          <table:table-cell table:style-name="Tabell40.B2" office:value-type="string">
            <text:p text:style-name="P338">0xFF (Reserved) </text:p>
          </table:table-cell>
        </table:table-row>
        <table:table-row table:style-name="Tabell40.8">
          <table:table-cell table:style-name="Tabell40.A2" office:value-type="string">
            <text:p text:style-name="P139">Byte 7</text:p>
          </table:table-cell>
          <table:table-cell table:style-name="Tabell40.B2" office:value-type="string">
            <text:p text:style-name="P338">0xFF (Reserved) </text:p>
          </table:table-cell>
        </table:table-row>
        <table:table-row table:style-name="Tabell40.8">
          <table:table-cell table:style-name="Tabell40.A2" office:value-type="string">
            <text:p text:style-name="P139">Byte 8</text:p>
          </table:table-cell>
          <table:table-cell table:style-name="Tabell40.B2" office:value-type="string">
            <text:p text:style-name="P338">0xFF (Reserved) </text:p>
          </table:table-cell>
        </table:table-row>
      </table:table>
      <text:p text:style-name="Text_20_body"/>
      <table:table table:name="Tabell41" table:style-name="Tabell41">
        <table:table-column table:style-name="Tabell41.A"/>
        <table:table-column table:style-name="Tabell41.B" table:number-columns-repeated="2"/>
        <table:table-column table:style-name="Tabell41.D"/>
        <table:table-column table:style-name="Tabell41.E"/>
        <table:table-row table:style-name="TableLine2596573026720">
          <table:table-cell table:style-name="Tabell41.A1" office:value-type="string">
            <text:p text:style-name="P264">Field</text:p>
          </table:table-cell>
          <table:table-cell table:style-name="Tabell41.A1" office:value-type="string">
            <text:p text:style-name="P264">Max value</text:p>
          </table:table-cell>
          <table:table-cell table:style-name="Tabell41.A1" office:value-type="string">
            <text:p text:style-name="P264">Min value</text:p>
          </table:table-cell>
          <table:table-cell table:style-name="Tabell41.A1" office:value-type="string">
            <text:p text:style-name="P283">Explanation</text:p>
          </table:table-cell>
          <table:table-cell table:style-name="Tabell41.E1" office:value-type="string">
            <text:p text:style-name="P283">Enum</text:p>
          </table:table-cell>
        </table:table-row>
        <table:table-row table:style-name="TableLine2596573039776">
          <table:table-cell table:style-name="Tabell41.A2" office:value-type="string">
            <text:p text:style-name="P342">Old ECU address</text:p>
          </table:table-cell>
          <table:table-cell table:style-name="Tabell41.A2" office:value-type="string">
            <text:p text:style-name="P299">0x<text:span text:style-name="T95">0</text:span></text:p>
          </table:table-cell>
          <table:table-cell table:style-name="Tabell41.A2" office:value-type="string">
            <text:p text:style-name="P299">0x<text:span text:style-name="T133">FD</text:span></text:p>
          </table:table-cell>
          <table:table-cell table:style-name="Tabell41.A2" office:value-type="string">
            <text:p text:style-name="P91">This ECU address is going to disapear from ECU_address[255] array in J1939 struct</text:p>
          </table:table-cell>
          <table:table-cell table:style-name="Tabell41.E2" office:value-type="string">
            <text:p text:style-name="P390"/>
          </table:table-cell>
        </table:table-row>
      </table:table>
      <text:h text:style-name="P411" text:outline-level="2"><text:bookmark-start text:name="__RefHeading___Toc4451_1222565161"/>DM1<text:bookmark-end text:name="__RefHeading___Toc4451_1222565161"/></text:h>
      <text:p text:style-name="P354">Diagnostics of error and location of an ECU. Notice that this message ID don’t have a destination address because it’s a broadcast message to all ECU.</text:p>
      <table:table table:name="Tabell8" table:style-name="Tabell8">
        <table:table-column table:style-name="Tabell8.A"/>
        <table:table-column table:style-name="Tabell8.B"/>
        <table:table-row table:style-name="TableLine2596573038960">
          <table:table-cell table:style-name="Tabell8.A1" office:value-type="string">
            <text:p text:style-name="P104">Message ID</text:p>
          </table:table-cell>
          <table:table-cell table:style-name="Tabell8.B1" office:value-type="string">
            <text:p text:style-name="P163">1<text:span text:style-name="T28">8</text:span> <text:span text:style-name="T39">F</text:span><text:span text:style-name="T27">E</text:span> <text:span text:style-name="T39">CA</text:span> "SA" </text:p>
          </table:table-cell>
        </table:table-row>
        <table:table-row table:style-name="TableLine2596573041680">
          <table:table-cell table:style-name="Tabell8.A2" office:value-type="string">
            <text:p text:style-name="P104">PGN</text:p>
          </table:table-cell>
          <table:table-cell table:style-name="Tabell8.B2" office:value-type="string">
            <text:p text:style-name="P169"><text:span text:style-name="T10">0x</text:span>00<text:span text:style-name="T40">FECA</text:span> (65226) </text:p>
          </table:table-cell>
        </table:table-row>
        <table:table-row table:style-name="TableLine2596573039232">
          <table:table-cell table:style-name="Tabell8.A2" office:value-type="string">
            <text:p text:style-name="P104">Peer to Peer/Broadcast</text:p>
          </table:table-cell>
          <table:table-cell table:style-name="Tabell8.B2" office:value-type="string">
            <text:p text:style-name="P164">Broadcast</text:p>
          </table:table-cell>
        </table:table-row>
        <table:table-row table:style-name="Tabell8.4">
          <table:table-cell table:style-name="Tabell8.A2" office:value-type="string">
            <text:p text:style-name="P104">Message length</text:p>
          </table:table-cell>
          <table:table-cell table:style-name="Tabell8.B2" office:value-type="string">
            <text:p text:style-name="P104"><text:span text:style-name="T12">8</text:span> bytes</text:p>
          </table:table-cell>
        </table:table-row>
        <table:table-row table:style-name="Tabell8.5">
          <table:table-cell table:style-name="Tabell8.A2" office:value-type="string">
            <text:p text:style-name="P104">Multipacket</text:p>
          </table:table-cell>
          <table:table-cell table:style-name="Tabell8.B2" office:value-type="string">
            <text:p text:style-name="P104">No: <text:span text:style-name="T41">Normal </text:span><text:span text:style-name="T42">transfer</text:span></text:p>
            <text:p text:style-name="P170">Yes: <text:span text:style-name="T36">Use Transport Protocol Connection Management → Transport Protocol Data Transfer</text:span></text:p>
          </table:table-cell>
        </table:table-row>
        <table:table-row table:style-name="Tabell8.5">
          <table:table-cell table:style-name="Tabell8.A2" office:value-type="string">
            <text:p text:style-name="P104">Repetition rate </text:p>
          </table:table-cell>
          <table:table-cell table:style-name="Tabell8.B2" office:value-type="string">
            <text:list xml:id="list532764538" text:style-name="L9">
              <text:list-item>
                <text:p text:style-name="P424">On request from other ECU</text:p>
              </text:list-item>
              <text:list-item>
                <text:p text:style-name="P425">When an error becomes active</text:p>
              </text:list-item>
            </text:list>
          </table:table-cell>
        </table:table-row>
        <table:table-row table:style-name="Tabell8.5">
          <table:table-cell table:style-name="Tabell8.A2" office:value-type="string">
            <text:p text:style-name="P104">Byte 1</text:p>
          </table:table-cell>
          <table:table-cell table:style-name="Tabell8.B2" office:value-type="string">
            <text:p text:style-name="P176">SAE Lamp status malfunction indicator [8..7],</text:p>
            <text:p text:style-name="P176">SAE Lamp status red stop [6..5],</text:p>
            <text:p text:style-name="P176">SAE Lamp status amber warning [4..3],</text:p>
            <text:p text:style-name="P176">SAE lamp status protect lamp [2..1]</text:p>
          </table:table-cell>
        </table:table-row>
        <table:table-row table:style-name="Tabell8.5">
          <table:table-cell table:style-name="Tabell8.A2" office:value-type="string">
            <text:p text:style-name="P104">Byte 2</text:p>
          </table:table-cell>
          <table:table-cell table:style-name="Tabell8.B2" office:value-type="string">
            <text:p text:style-name="P176">SAE Flash lamp malfunction indicator [8..7],</text:p>
            <text:p text:style-name="P176">SAE Flash lamp red stop [6..5],</text:p>
            <text:p text:style-name="P176">SAE Flash lamp amber warning [4..3],</text:p>
            <text:p text:style-name="P176">SAE Flash lamp protect lamp [2..1]</text:p>
          </table:table-cell>
        </table:table-row>
        <table:table-row table:style-name="Tabell8.9">
          <table:table-cell table:style-name="Tabell8.A2" office:value-type="string">
            <text:p text:style-name="P104">Byte 3</text:p>
          </table:table-cell>
          <table:table-cell table:style-name="Tabell8.B2" office:value-type="string">
            <text:p text:style-name="P180">SPN LSB</text:p>
          </table:table-cell>
        </table:table-row>
        <table:table-row table:style-name="Tabell8.9">
          <table:table-cell table:style-name="Tabell8.A2" office:value-type="string">
            <text:p text:style-name="P128">Byte 4</text:p>
          </table:table-cell>
          <table:table-cell table:style-name="Tabell8.B2" office:value-type="string">
            <text:p text:style-name="P180">SPN </text:p>
          </table:table-cell>
        </table:table-row>
        <text:soft-page-break/>
        <table:table-row table:style-name="Tabell8.9">
          <table:table-cell table:style-name="Tabell8.A2" office:value-type="string">
            <text:p text:style-name="P128">Byte 5</text:p>
          </table:table-cell>
          <table:table-cell table:style-name="Tabell8.B2" office:value-type="string">
            <text:p text:style-name="P180">SPN MSB [8..6], FMI [5..1]</text:p>
          </table:table-cell>
        </table:table-row>
        <table:table-row table:style-name="Tabell8.9">
          <table:table-cell table:style-name="Tabell8.A2" office:value-type="string">
            <text:p text:style-name="P128">Byte 6</text:p>
          </table:table-cell>
          <table:table-cell table:style-name="Tabell8.B2" office:value-type="string">
            <text:p text:style-name="P158"><text:span text:style-name="T44">SPN conversion method [8], </text:span>Occurrence count<text:span text:style-name="T44">[7..1]</text:span></text:p>
          </table:table-cell>
        </table:table-row>
        <table:table-row table:style-name="Tabell8.9">
          <table:table-cell table:style-name="Tabell8.A2" office:value-type="string">
            <text:p text:style-name="P128">Byte 7</text:p>
          </table:table-cell>
          <table:table-cell table:style-name="Tabell8.B2" office:value-type="string">
            <text:p text:style-name="P180">0xFF (Reserved)</text:p>
          </table:table-cell>
        </table:table-row>
        <table:table-row table:style-name="Tabell8.9">
          <table:table-cell table:style-name="Tabell8.A2" office:value-type="string">
            <text:p text:style-name="P128">Byte 8</text:p>
          </table:table-cell>
          <table:table-cell table:style-name="Tabell8.B2" office:value-type="string">
            <text:p text:style-name="P180">0xFF (Reserved)</text:p>
          </table:table-cell>
        </table:table-row>
      </table:table>
      <text:p text:style-name="P17"/>
      <table:table table:name="Tabell28" table:style-name="Tabell28">
        <table:table-column table:style-name="Tabell28.A"/>
        <table:table-column table:style-name="Tabell28.B" table:number-columns-repeated="2"/>
        <table:table-column table:style-name="Tabell28.D"/>
        <table:table-column table:style-name="Tabell28.E"/>
        <table:table-row table:style-name="TableLine2596587425488">
          <table:table-cell table:style-name="Tabell28.A1" office:value-type="string">
            <text:p text:style-name="P252">Field</text:p>
          </table:table-cell>
          <table:table-cell table:style-name="Tabell28.A1" office:value-type="string">
            <text:p text:style-name="P252">Max value</text:p>
          </table:table-cell>
          <table:table-cell table:style-name="Tabell28.A1" office:value-type="string">
            <text:p text:style-name="P252">Min value</text:p>
          </table:table-cell>
          <table:table-cell table:style-name="Tabell28.A1" office:value-type="string">
            <text:p text:style-name="P271">Explanation</text:p>
          </table:table-cell>
          <table:table-cell table:style-name="Tabell28.E1" office:value-type="string">
            <text:p text:style-name="P271">Enum</text:p>
          </table:table-cell>
        </table:table-row>
        <table:table-row table:style-name="TableLine2596587414336">
          <table:table-cell table:style-name="Tabell28.A2" office:value-type="string">
            <text:p text:style-name="P179">SAE Lamp status malfunction indicator</text:p>
          </table:table-cell>
          <table:table-cell table:style-name="Tabell28.A2" office:value-type="string">
            <text:p text:style-name="P298">0x<text:span text:style-name="T95">0</text:span></text:p>
          </table:table-cell>
          <table:table-cell table:style-name="Tabell28.A2" office:value-type="string">
            <text:p text:style-name="P298">0x1</text:p>
          </table:table-cell>
          <table:table-cell table:style-name="Tabell28.A2" office:value-type="string">
            <text:p text:style-name="P59">SAE<text:span text:style-name="T97"> l</text:span>amp indicates fault</text:p>
          </table:table-cell>
          <table:table-cell table:style-name="Tabell28.E2" office:value-type="string">
            <text:p text:style-name="P377"/>
          </table:table-cell>
        </table:table-row>
        <table:table-row table:style-name="TableLine2596587421408">
          <table:table-cell table:style-name="Tabell28.A2" office:value-type="string">
            <text:p text:style-name="P179">SAE Lamp status red stop</text:p>
          </table:table-cell>
          <table:table-cell table:style-name="Tabell28.A2" office:value-type="string">
            <text:p text:style-name="P298">0x0</text:p>
          </table:table-cell>
          <table:table-cell table:style-name="Tabell28.A2" office:value-type="string">
            <text:p text:style-name="P298">0x<text:span text:style-name="T96">1</text:span></text:p>
          </table:table-cell>
          <table:table-cell table:style-name="Tabell28.A2" office:value-type="string">
            <text:p text:style-name="P397">SAE<text:span text:style-name="T97"> l</text:span>amp becomes red</text:p>
          </table:table-cell>
          <table:table-cell table:style-name="Tabell28.E2" office:value-type="string">
            <text:p text:style-name="P377"/>
          </table:table-cell>
        </table:table-row>
        <table:table-row table:style-name="TableLine2596587423584">
          <table:table-cell table:style-name="Tabell28.A2" office:value-type="string">
            <text:p text:style-name="P178">SAE Lamp status amber warning</text:p>
          </table:table-cell>
          <table:table-cell table:style-name="Tabell28.A2" office:value-type="string">
            <text:p text:style-name="P298">0x0</text:p>
          </table:table-cell>
          <table:table-cell table:style-name="Tabell28.A2" office:value-type="string">
            <text:p text:style-name="P298">0x1</text:p>
          </table:table-cell>
          <table:table-cell table:style-name="Tabell28.A2" office:value-type="string">
            <text:p text:style-name="P398">SAE lamp warns with amber light</text:p>
          </table:table-cell>
          <table:table-cell table:style-name="Tabell28.E2" office:value-type="string">
            <text:p text:style-name="P377"/>
          </table:table-cell>
        </table:table-row>
        <table:table-row table:style-name="TableLine2596587422224">
          <table:table-cell table:style-name="Tabell28.A2" office:value-type="string">
            <text:p text:style-name="P178">SAE lamp status protect lamp</text:p>
          </table:table-cell>
          <table:table-cell table:style-name="Tabell28.A2" office:value-type="string">
            <text:p text:style-name="P298">0x0</text:p>
          </table:table-cell>
          <table:table-cell table:style-name="Tabell28.A2" office:value-type="string">
            <text:p text:style-name="P298">0x<text:span text:style-name="T97">1</text:span></text:p>
          </table:table-cell>
          <table:table-cell table:style-name="Tabell28.A2" office:value-type="string">
            <text:p text:style-name="P398">SAE lamp lights up the protection light</text:p>
          </table:table-cell>
          <table:table-cell table:style-name="Tabell28.E2" office:value-type="string">
            <text:p text:style-name="P377"/>
          </table:table-cell>
        </table:table-row>
        <table:table-row table:style-name="TableLine2596587417600">
          <table:table-cell table:style-name="Tabell28.A2" office:value-type="string">
            <text:p text:style-name="P300"><text:span text:style-name="T43">SAE </text:span><text:span text:style-name="T98">Flash</text:span><text:span text:style-name="T43"> </text:span><text:span text:style-name="T98">lamp</text:span><text:span text:style-name="T43"> malfunction indicator</text:span></text:p>
          </table:table-cell>
          <table:table-cell table:style-name="Tabell28.A2" office:value-type="string">
            <text:p text:style-name="P298">0x<text:span text:style-name="T95">0</text:span></text:p>
          </table:table-cell>
          <table:table-cell table:style-name="Tabell28.A2" office:value-type="string">
            <text:p text:style-name="P298">0x1</text:p>
          </table:table-cell>
          <table:table-cell table:style-name="Tabell28.A2" office:value-type="string">
            <text:p text:style-name="P59">SAE<text:span text:style-name="T97"> </text:span><text:span text:style-name="T98">flash </text:span><text:span text:style-name="T97">l</text:span>amp indicates fault</text:p>
          </table:table-cell>
          <table:table-cell table:style-name="Tabell28.E2" office:value-type="string">
            <text:p text:style-name="P377"/>
          </table:table-cell>
        </table:table-row>
        <table:table-row table:style-name="TableLine2596587421680">
          <table:table-cell table:style-name="Tabell28.A2" office:value-type="string">
            <text:p text:style-name="P300"><text:span text:style-name="T43">SAE </text:span><text:span text:style-name="T98">Flash</text:span><text:span text:style-name="T43"> Lamp red stop</text:span></text:p>
          </table:table-cell>
          <table:table-cell table:style-name="Tabell28.A2" office:value-type="string">
            <text:p text:style-name="P298">0x0</text:p>
          </table:table-cell>
          <table:table-cell table:style-name="Tabell28.A2" office:value-type="string">
            <text:p text:style-name="P298">0x<text:span text:style-name="T96">1</text:span></text:p>
          </table:table-cell>
          <table:table-cell table:style-name="Tabell28.A2" office:value-type="string">
            <text:p text:style-name="P397">SAE<text:span text:style-name="T97"> </text:span><text:span text:style-name="T98">flash </text:span><text:span text:style-name="T97">l</text:span>amp becomes red</text:p>
          </table:table-cell>
          <table:table-cell table:style-name="Tabell28.E2" office:value-type="string">
            <text:p text:style-name="P377"/>
          </table:table-cell>
        </table:table-row>
        <table:table-row table:style-name="TableLine2596587425216">
          <table:table-cell table:style-name="Tabell28.A2" office:value-type="string">
            <text:p text:style-name="P178">SAE <text:span text:style-name="T98">Flash</text:span> Lamp amber warning</text:p>
          </table:table-cell>
          <table:table-cell table:style-name="Tabell28.A2" office:value-type="string">
            <text:p text:style-name="P298">0x0</text:p>
          </table:table-cell>
          <table:table-cell table:style-name="Tabell28.A2" office:value-type="string">
            <text:p text:style-name="P298">0x1</text:p>
          </table:table-cell>
          <table:table-cell table:style-name="Tabell28.A2" office:value-type="string">
            <text:p text:style-name="P398">SAE <text:span text:style-name="T98">flash </text:span>lamp warns with amber light</text:p>
          </table:table-cell>
          <table:table-cell table:style-name="Tabell28.E2" office:value-type="string">
            <text:p text:style-name="P377"/>
          </table:table-cell>
        </table:table-row>
        <table:table-row table:style-name="TableLine2596587422496">
          <table:table-cell table:style-name="Tabell28.A2" office:value-type="string">
            <text:p text:style-name="P178">SAE <text:span text:style-name="T98">Flash</text:span> lamp protect lamp</text:p>
          </table:table-cell>
          <table:table-cell table:style-name="Tabell28.A2" office:value-type="string">
            <text:p text:style-name="P298">0x0</text:p>
          </table:table-cell>
          <table:table-cell table:style-name="Tabell28.A2" office:value-type="string">
            <text:p text:style-name="P298">0x<text:span text:style-name="T97">1</text:span></text:p>
          </table:table-cell>
          <table:table-cell table:style-name="Tabell28.A2" office:value-type="string">
            <text:p text:style-name="P398">SAE <text:span text:style-name="T98">flash </text:span>lamp lights up the protection light</text:p>
          </table:table-cell>
          <table:table-cell table:style-name="Tabell28.E2" office:value-type="string">
            <text:p text:style-name="P377"/>
          </table:table-cell>
        </table:table-row>
        <table:table-row table:style-name="TableLine2596587422768">
          <table:table-cell table:style-name="Tabell28.A2" office:value-type="string">
            <text:p text:style-name="P61">SPN</text:p>
          </table:table-cell>
          <table:table-cell table:style-name="Tabell28.A2" office:value-type="string">
            <text:p text:style-name="P306">0x<text:span text:style-name="T100">0</text:span></text:p>
          </table:table-cell>
          <table:table-cell table:style-name="Tabell28.A2" office:value-type="string">
            <text:p text:style-name="P306">0x7FFFFF</text:p>
          </table:table-cell>
          <table:table-cell table:style-name="Tabell28.A2" office:value-type="string">
            <text:p text:style-name="P302">Suspect Parameter Number – <text:span text:style-name="T99">Location of the fault</text:span></text:p>
          </table:table-cell>
          <table:table-cell table:style-name="Tabell28.E2" office:value-type="string">
            <text:p text:style-name="P181">Enum_DM1_<text:span text:style-name="T129">DM2</text:span>.h</text:p>
          </table:table-cell>
        </table:table-row>
        <table:table-row table:style-name="TableLine2596587423040">
          <table:table-cell table:style-name="Tabell28.A2" office:value-type="string">
            <text:p text:style-name="P62">FMI</text:p>
          </table:table-cell>
          <table:table-cell table:style-name="Tabell28.A2" office:value-type="string">
            <text:p text:style-name="P307">0x0</text:p>
          </table:table-cell>
          <table:table-cell table:style-name="Tabell28.A2" office:value-type="string">
            <text:p text:style-name="P307">0x1F</text:p>
          </table:table-cell>
          <table:table-cell table:style-name="Tabell28.A2" office:value-type="string">
            <text:p text:style-name="P307">Failure Mode Identifier – What cause the fault</text:p>
          </table:table-cell>
          <table:table-cell table:style-name="Tabell28.E2" office:value-type="string">
            <text:p text:style-name="P181">Enum_DM1_<text:span text:style-name="T129">DM2</text:span>.h</text:p>
          </table:table-cell>
        </table:table-row>
        <table:table-row table:style-name="TableLine2596587419232">
          <table:table-cell table:style-name="Tabell28.A2" office:value-type="string">
            <text:p text:style-name="P245">SPN Conversion method</text:p>
          </table:table-cell>
          <table:table-cell table:style-name="Tabell28.A2" office:value-type="string">
            <text:p text:style-name="P308">0x0</text:p>
          </table:table-cell>
          <table:table-cell table:style-name="Tabell28.A2" office:value-type="string">
            <text:p text:style-name="P308">0x1</text:p>
          </table:table-cell>
          <table:table-cell table:style-name="Tabell28.A2" office:value-type="string">
            <text:p text:style-name="P245"><text:span text:style-name="T101">1 = </text:span>Diagnostics Trouble Code are aligned using a newer <text:soft-page-break/>conversion method. 0 = One of the three Diagnostics Trouble Code conversion methods is used and ECU manufacture shall know which of the three methods is used</text:p>
          </table:table-cell>
          <table:table-cell table:style-name="Tabell28.E2" office:value-type="string">
            <text:p text:style-name="P377"/>
          </table:table-cell>
        </table:table-row>
        <table:table-row table:style-name="TableLine2596587411888">
          <table:table-cell table:style-name="Tabell28.A2" office:value-type="string">
            <text:p text:style-name="P304">Occurence count</text:p>
          </table:table-cell>
          <table:table-cell table:style-name="Tabell28.A2" office:value-type="string">
            <text:p text:style-name="P308">0x0</text:p>
          </table:table-cell>
          <table:table-cell table:style-name="Tabell28.A2" office:value-type="string">
            <text:p text:style-name="P308">0x7E</text:p>
          </table:table-cell>
          <table:table-cell table:style-name="Tabell28.A2" office:value-type="string">
            <text:p text:style-name="P303"><text:span text:style-name="T101">Count</text:span><text:span text:style-name="T44"> how often the DM1 error message becomes active</text:span></text:p>
          </table:table-cell>
          <table:table-cell table:style-name="Tabell28.E2" office:value-type="string">
            <text:p text:style-name="P377"/>
          </table:table-cell>
        </table:table-row>
      </table:table>
      <text:p text:style-name="P60"/>
      <text:h text:style-name="Heading_20_2" text:outline-level="2"><text:bookmark-start text:name="__RefHeading___Toc4453_1222565161"/>DM2<text:bookmark-end text:name="__RefHeading___Toc4453_1222565161"/></text:h>
      <text:p text:style-name="P355">DM2 is the previous active DM1 messages. <text:span text:style-name="T129">Them shares the same SPN and FMI codes.</text:span></text:p>
      <table:table table:name="Tabell9" table:style-name="Tabell9">
        <table:table-column table:style-name="Tabell9.A"/>
        <table:table-column table:style-name="Tabell9.B"/>
        <table:table-row table:style-name="TableLine2596587410800">
          <table:table-cell table:style-name="Tabell9.A1" office:value-type="string">
            <text:p text:style-name="P105">Message ID</text:p>
          </table:table-cell>
          <table:table-cell table:style-name="Tabell9.B1" office:value-type="string">
            <text:p text:style-name="P182">1<text:span text:style-name="T28">8</text:span> <text:span text:style-name="T39">F</text:span><text:span text:style-name="T27">E</text:span> <text:span text:style-name="T39">C</text:span><text:span text:style-name="T44">B</text:span> "SA" </text:p>
          </table:table-cell>
        </table:table-row>
        <table:table-row table:style-name="TableLine2596587418144">
          <table:table-cell table:style-name="Tabell9.A2" office:value-type="string">
            <text:p text:style-name="P105">PGN</text:p>
          </table:table-cell>
          <table:table-cell table:style-name="Tabell9.B2" office:value-type="string">
            <text:p text:style-name="P182"><text:span text:style-name="T10">0x</text:span>00<text:span text:style-name="T40">FEC</text:span><text:span text:style-name="T44">B</text:span> (65227) </text:p>
          </table:table-cell>
        </table:table-row>
        <table:table-row table:style-name="TableLine2596587423856">
          <table:table-cell table:style-name="Tabell9.A2" office:value-type="string">
            <text:p text:style-name="P105">Peer to Peer/Broadcast</text:p>
          </table:table-cell>
          <table:table-cell table:style-name="Tabell9.B2" office:value-type="string">
            <text:p text:style-name="P165">Broadcast</text:p>
          </table:table-cell>
        </table:table-row>
        <table:table-row table:style-name="Tabell9.4">
          <table:table-cell table:style-name="Tabell9.A2" office:value-type="string">
            <text:p text:style-name="P105">Message length</text:p>
          </table:table-cell>
          <table:table-cell table:style-name="Tabell9.B2" office:value-type="string">
            <text:p text:style-name="P105"><text:span text:style-name="T12">8</text:span> bytes</text:p>
          </table:table-cell>
        </table:table-row>
        <table:table-row table:style-name="Tabell9.5">
          <table:table-cell table:style-name="Tabell9.A2" office:value-type="string">
            <text:p text:style-name="P105">Multipacket</text:p>
          </table:table-cell>
          <table:table-cell table:style-name="Tabell9.B2" office:value-type="string">
            <text:p text:style-name="P105">No: <text:span text:style-name="T41">Normal </text:span><text:span text:style-name="T42">transfer</text:span></text:p>
            <text:p text:style-name="P171">Yes: <text:span text:style-name="T36">Use Transport Protocol Connection Management → Transport Protocol Data Transfer</text:span></text:p>
          </table:table-cell>
        </table:table-row>
        <table:table-row table:style-name="Tabell9.5">
          <table:table-cell table:style-name="Tabell9.A2" office:value-type="string">
            <text:p text:style-name="P105">Repetition rate </text:p>
          </table:table-cell>
          <table:table-cell table:style-name="Tabell9.B2" office:value-type="string">
            <text:list xml:id="list2146566600" text:style-name="L10">
              <text:list-item>
                <text:p text:style-name="P426">On request from other ECU</text:p>
              </text:list-item>
              <text:list-item>
                <text:p text:style-name="P427">On request for DM3</text:p>
              </text:list-item>
            </text:list>
          </table:table-cell>
        </table:table-row>
        <table:table-row table:style-name="Tabell9.5">
          <table:table-cell table:style-name="Tabell9.A2" office:value-type="string">
            <text:p text:style-name="P105">Byte 1</text:p>
          </table:table-cell>
          <table:table-cell table:style-name="Tabell9.B2" office:value-type="string">
            <text:p text:style-name="P177">SAE Lamp status malfunction indicator [8..7],</text:p>
            <text:p text:style-name="P177">SAE Lamp status red stop [6..5],</text:p>
            <text:p text:style-name="P177">SAE Lamp status amber warning [4..3],</text:p>
            <text:p text:style-name="P177">SAE lamp status protect lamp [2..1]</text:p>
          </table:table-cell>
        </table:table-row>
        <table:table-row table:style-name="Tabell9.5">
          <table:table-cell table:style-name="Tabell9.A2" office:value-type="string">
            <text:p text:style-name="P105">Byte 2</text:p>
          </table:table-cell>
          <table:table-cell table:style-name="Tabell9.B2" office:value-type="string">
            <text:p text:style-name="P177">SAE Flash lamp malfunction indicator [8..7],</text:p>
            <text:p text:style-name="P177">SAE Flash lamp red stop [6..5],</text:p>
            <text:p text:style-name="P177">SAE Flash lamp amber warning [4..3],</text:p>
            <text:p text:style-name="P177">SAE Flash lamp protect lamp [2..1]</text:p>
          </table:table-cell>
        </table:table-row>
        <table:table-row table:style-name="Tabell9.9">
          <table:table-cell table:style-name="Tabell9.A2" office:value-type="string">
            <text:p text:style-name="P105">Byte 3</text:p>
          </table:table-cell>
          <table:table-cell table:style-name="Tabell9.B2" office:value-type="string">
            <text:p text:style-name="P180">SPN LSB</text:p>
          </table:table-cell>
        </table:table-row>
        <table:table-row table:style-name="Tabell9.9">
          <table:table-cell table:style-name="Tabell9.A2" office:value-type="string">
            <text:p text:style-name="P129">Byte 4</text:p>
          </table:table-cell>
          <table:table-cell table:style-name="Tabell9.B2" office:value-type="string">
            <text:p text:style-name="P180">SPN </text:p>
          </table:table-cell>
        </table:table-row>
        <table:table-row table:style-name="Tabell9.9">
          <table:table-cell table:style-name="Tabell9.A2" office:value-type="string">
            <text:p text:style-name="P129">Byte 5</text:p>
          </table:table-cell>
          <table:table-cell table:style-name="Tabell9.B2" office:value-type="string">
            <text:p text:style-name="P180">SPN MSB [8..6], FMI [5..1]</text:p>
          </table:table-cell>
        </table:table-row>
        <table:table-row table:style-name="Tabell9.9">
          <table:table-cell table:style-name="Tabell9.A2" office:value-type="string">
            <text:p text:style-name="P129">Byte 6</text:p>
          </table:table-cell>
          <table:table-cell table:style-name="Tabell9.B2" office:value-type="string">
            <text:p text:style-name="P159"><text:span text:style-name="T44">SPN conversion method [8], </text:span>Occurrence count<text:span text:style-name="T44">[7..1]</text:span></text:p>
          </table:table-cell>
        </table:table-row>
        <table:table-row table:style-name="Tabell9.9">
          <table:table-cell table:style-name="Tabell9.A2" office:value-type="string">
            <text:p text:style-name="P129">Byte 7</text:p>
          </table:table-cell>
          <table:table-cell table:style-name="Tabell9.B2" office:value-type="string">
            <text:p text:style-name="P180">0xFF (Reserved)</text:p>
          </table:table-cell>
        </table:table-row>
        <table:table-row table:style-name="Tabell9.9">
          <table:table-cell table:style-name="Tabell9.A2" office:value-type="string">
            <text:p text:style-name="P129">Byte 8</text:p>
          </table:table-cell>
          <table:table-cell table:style-name="Tabell9.B2" office:value-type="string">
            <text:p text:style-name="P180">0xFF (Reserved)</text:p>
          </table:table-cell>
        </table:table-row>
      </table:table>
      <text:p text:style-name="P18"/>
      <text:h text:style-name="Heading_20_2" text:outline-level="2"><text:bookmark-start text:name="__RefHeading___Toc4455_1222565161"/><text:soft-page-break/>DM3<text:bookmark-end text:name="__RefHeading___Toc4455_1222565161"/></text:h>
      <text:p text:style-name="P356"><text:span text:style-name="T46">DM3 is a request to clear</text:span> <text:span text:style-name="T46">DM2 messages. Use the request function above. </text:span><text:span text:style-name="T47">After this is done, DM2 will be sent to all ECU via broadcast.</text:span></text:p>
      <table:table table:name="Tabell10" table:style-name="Tabell10">
        <table:table-column table:style-name="Tabell10.A"/>
        <table:table-column table:style-name="Tabell10.B"/>
        <table:table-row table:style-name="TableLine2596587424400">
          <table:table-cell table:style-name="Tabell10.A1" office:value-type="string">
            <text:p text:style-name="P106">PGN</text:p>
          </table:table-cell>
          <table:table-cell table:style-name="Tabell10.B1" office:value-type="string">
            <text:p text:style-name="P187"><text:span text:style-name="T10">0x</text:span>00<text:span text:style-name="T40">FEC</text:span><text:span text:style-name="T45">C</text:span> (65228) </text:p>
          </table:table-cell>
        </table:table-row>
      </table:table>
      <text:p text:style-name="P19"/>
      <text:h text:style-name="Heading_20_2" text:outline-level="2"><text:bookmark-start text:name="__RefHeading___Toc4457_1222565161"/>DM11 – <text:span text:style-name="T46">Not supported</text:span><text:bookmark-end text:name="__RefHeading___Toc4457_1222565161"/></text:h>
      <text:p text:style-name="P357">DM11 is a request for clearing DM1 messages. The reason why I don’t have implement it, is because in my opinion, it’s just an administrative burden that other ECU need to clear the DM1 error codes. I want the ECU it self to clear their own DM1 codes. The same way it activate the error codes by it self.</text:p>
      <text:h text:style-name="Heading_20_2" text:outline-level="2"><text:bookmark-start text:name="__RefHeading___Toc4459_1222565161"/>Software identification<text:bookmark-end text:name="__RefHeading___Toc4459_1222565161"/></text:h>
      <text:p text:style-name="P358">Send out the software ID of the ECU. Notice that DA here in the message ID is not destination address. It’s the hex value 0xDA.</text:p>
      <table:table table:name="Tabell11" table:style-name="Tabell11">
        <table:table-column table:style-name="Tabell11.A"/>
        <table:table-column table:style-name="Tabell11.B"/>
        <table:table-row table:style-name="TableLine2596587419776">
          <table:table-cell table:style-name="Tabell11.A1" office:value-type="string">
            <text:p text:style-name="P107">Message ID</text:p>
          </table:table-cell>
          <table:table-cell table:style-name="Tabell11.B1" office:value-type="string">
            <text:p text:style-name="P193">1<text:span text:style-name="T28">8</text:span> <text:span text:style-name="T39">F</text:span><text:span text:style-name="T27">E</text:span> <text:span text:style-name="T49">DA</text:span> "SA" </text:p>
          </table:table-cell>
        </table:table-row>
        <table:table-row table:style-name="TableLine2596587408624">
          <table:table-cell table:style-name="Tabell11.A2" office:value-type="string">
            <text:p text:style-name="P107">PGN</text:p>
          </table:table-cell>
          <table:table-cell table:style-name="Tabell11.B2" office:value-type="string">
            <text:p text:style-name="P193"><text:span text:style-name="T10">0x</text:span>00<text:span text:style-name="T40">FE</text:span><text:span text:style-name="T49">DA</text:span> (65242) </text:p>
          </table:table-cell>
        </table:table-row>
        <table:table-row table:style-name="TableLine2596587412704">
          <table:table-cell table:style-name="Tabell11.A2" office:value-type="string">
            <text:p text:style-name="P107">Peer to Peer/Broadcast</text:p>
          </table:table-cell>
          <table:table-cell table:style-name="Tabell11.B2" office:value-type="string">
            <text:p text:style-name="P166">Broadcast</text:p>
          </table:table-cell>
        </table:table-row>
        <table:table-row table:style-name="Tabell11.4">
          <table:table-cell table:style-name="Tabell11.A2" office:value-type="string">
            <text:p text:style-name="P107">Message length</text:p>
          </table:table-cell>
          <table:table-cell table:style-name="Tabell11.B2" office:value-type="string">
            <text:p text:style-name="P107"><text:span text:style-name="T12">8</text:span> bytes</text:p>
          </table:table-cell>
        </table:table-row>
        <table:table-row table:style-name="Tabell11.5">
          <table:table-cell table:style-name="Tabell11.A2" office:value-type="string">
            <text:p text:style-name="P107">Multipacket</text:p>
          </table:table-cell>
          <table:table-cell table:style-name="Tabell11.B2" office:value-type="string">
            <text:p text:style-name="P107">No: <text:span text:style-name="T41">Normal </text:span><text:span text:style-name="T42">transfer</text:span></text:p>
            <text:p text:style-name="P172">Yes: <text:span text:style-name="T36">Use Transport Protocol Connection Management → Transport Protocol Data Transfer</text:span></text:p>
          </table:table-cell>
        </table:table-row>
        <table:table-row table:style-name="Tabell11.5">
          <table:table-cell table:style-name="Tabell11.A2" office:value-type="string">
            <text:p text:style-name="P107">Repetition rate </text:p>
          </table:table-cell>
          <table:table-cell table:style-name="Tabell11.B2" office:value-type="string">
            <text:p text:style-name="P183">On request from other ECU</text:p>
          </table:table-cell>
        </table:table-row>
        <table:table-row table:style-name="Tabell11.5">
          <table:table-cell table:style-name="Tabell11.A2" office:value-type="string">
            <text:p text:style-name="P107">Byte 1</text:p>
          </table:table-cell>
          <table:table-cell table:style-name="Tabell11.B2" office:value-type="string">
            <text:p text:style-name="P188">Number of <text:span text:style-name="T50">fields</text:span></text:p>
          </table:table-cell>
        </table:table-row>
        <table:table-row table:style-name="Tabell11.5">
          <table:table-cell table:style-name="Tabell11.A2" office:value-type="string">
            <text:p text:style-name="P107">Byte 2-<text:span text:style-name="T103">N</text:span></text:p>
          </table:table-cell>
          <table:table-cell table:style-name="Tabell11.B2" office:value-type="string">
            <text:p text:style-name="P188">Identification</text:p>
          </table:table-cell>
        </table:table-row>
      </table:table>
      <text:p text:style-name="P89"/>
      <table:table table:name="Tabell29" table:style-name="Tabell29">
        <table:table-column table:style-name="Tabell29.A"/>
        <table:table-column table:style-name="Tabell29.B" table:number-columns-repeated="2"/>
        <table:table-column table:style-name="Tabell29.D"/>
        <table:table-column table:style-name="Tabell29.E"/>
        <table:table-row table:style-name="TableLine2596587420864">
          <table:table-cell table:style-name="Tabell29.A1" office:value-type="string">
            <text:p text:style-name="P253">Field</text:p>
          </table:table-cell>
          <table:table-cell table:style-name="Tabell29.A1" office:value-type="string">
            <text:p text:style-name="P253">Max value</text:p>
          </table:table-cell>
          <table:table-cell table:style-name="Tabell29.A1" office:value-type="string">
            <text:p text:style-name="P253">Min value</text:p>
          </table:table-cell>
          <table:table-cell table:style-name="Tabell29.A1" office:value-type="string">
            <text:p text:style-name="P272">Explanation</text:p>
          </table:table-cell>
          <table:table-cell table:style-name="Tabell29.E1" office:value-type="string">
            <text:p text:style-name="P272">Enum</text:p>
          </table:table-cell>
        </table:table-row>
        <table:table-row table:style-name="TableLine2596587430928">
          <table:table-cell table:style-name="Tabell29.A2" office:value-type="string">
            <text:p text:style-name="P189">Number of <text:span text:style-name="T50">fields</text:span></text:p>
          </table:table-cell>
          <table:table-cell table:style-name="Tabell29.A2" office:value-type="string">
            <text:p text:style-name="P253">0x0</text:p>
          </table:table-cell>
          <table:table-cell table:style-name="Tabell29.A2" office:value-type="string">
            <text:p text:style-name="P288">0x<text:span text:style-name="T104">1E</text:span></text:p>
          </table:table-cell>
          <table:table-cell table:style-name="Tabell29.A2" office:value-type="string">
            <text:p text:style-name="P63">How many <text:span text:style-name="T103">fields</text:span><text:span text:style-name="T102"> we </text:span><text:span text:style-name="T103">are going to transfer</text:span></text:p>
          </table:table-cell>
          <table:table-cell table:style-name="Tabell29.E2" office:value-type="string">
            <text:p text:style-name="P378"/>
          </table:table-cell>
        </table:table-row>
        <table:table-row table:style-name="Tabell29.3">
          <table:table-cell table:style-name="Tabell29.A2" office:value-type="string">
            <text:p text:style-name="P190">Identification <text:span text:style-name="T102">1 to </text:span><text:span text:style-name="T103">N</text:span></text:p>
          </table:table-cell>
          <table:table-cell table:style-name="Tabell29.A2" office:value-type="string">
            <text:p text:style-name="P309">0x0</text:p>
          </table:table-cell>
          <table:table-cell table:style-name="Tabell29.A2" office:value-type="string">
            <text:p text:style-name="P309">0xFF</text:p>
          </table:table-cell>
          <table:table-cell table:style-name="Tabell29.A2" office:value-type="string">
            <text:p text:style-name="P64">Each identification is one byte e.g ASCII</text:p>
          </table:table-cell>
          <table:table-cell table:style-name="Tabell29.E2" office:value-type="string">
            <text:p text:style-name="P378"/>
          </table:table-cell>
        </table:table-row>
      </table:table>
      <text:list xml:id="list1961882967" text:style-name="L11">
        <text:list-header>
          <text:p text:style-name="P422"/>
        </text:list-header>
      </text:list>
      <text:h text:style-name="Heading_20_2" text:outline-level="2"><text:bookmark-start text:name="__RefHeading___Toc4461_1222565161"/>ECU identification<text:bookmark-end text:name="__RefHeading___Toc4461_1222565161"/></text:h>
      <text:p text:style-name="P359">Send out ECU identification to the ECU. </text:p>
      <table:table table:name="Tabell12" table:style-name="Tabell12">
        <table:table-column table:style-name="Tabell12.A"/>
        <table:table-column table:style-name="Tabell12.B"/>
        <table:table-row table:style-name="TableLine2596587415968">
          <table:table-cell table:style-name="Tabell12.A1" office:value-type="string">
            <text:p text:style-name="P108">Message ID</text:p>
          </table:table-cell>
          <table:table-cell table:style-name="Tabell12.B1" office:value-type="string">
            <text:p text:style-name="P194">1<text:span text:style-name="T28">8</text:span> <text:span text:style-name="T39">F</text:span><text:span text:style-name="T51">D</text:span> <text:span text:style-name="T51">C5</text:span> "SA" </text:p>
          </table:table-cell>
        </table:table-row>
        <table:table-row table:style-name="TableLine2596587426304">
          <table:table-cell table:style-name="Tabell12.A2" office:value-type="string">
            <text:p text:style-name="P108">PGN</text:p>
          </table:table-cell>
          <table:table-cell table:style-name="Tabell12.B2" office:value-type="string">
            <text:p text:style-name="P194"><text:span text:style-name="T10">0x</text:span>00<text:span text:style-name="T40">F</text:span><text:span text:style-name="T51">DC5</text:span> (64965) </text:p>
          </table:table-cell>
        </table:table-row>
        <table:table-row table:style-name="TableLine2596587432288">
          <table:table-cell table:style-name="Tabell12.A2" office:value-type="string">
            <text:p text:style-name="P108">Peer to Peer/Broadcast</text:p>
          </table:table-cell>
          <table:table-cell table:style-name="Tabell12.B2" office:value-type="string">
            <text:p text:style-name="P167">Broadcast</text:p>
          </table:table-cell>
        </table:table-row>
        <table:table-row table:style-name="Tabell12.4">
          <table:table-cell table:style-name="Tabell12.A2" office:value-type="string">
            <text:p text:style-name="P108">Message length</text:p>
          </table:table-cell>
          <table:table-cell table:style-name="Tabell12.B2" office:value-type="string">
            <text:p text:style-name="P108"><text:span text:style-name="T12">8</text:span> bytes</text:p>
          </table:table-cell>
        </table:table-row>
        <text:soft-page-break/>
        <table:table-row table:style-name="Tabell12.5">
          <table:table-cell table:style-name="Tabell12.A2" office:value-type="string">
            <text:p text:style-name="P108">Multipacket</text:p>
          </table:table-cell>
          <table:table-cell table:style-name="Tabell12.B2" office:value-type="string">
            <text:p text:style-name="P108">No: <text:span text:style-name="T41">Normal </text:span><text:span text:style-name="T42">transfer</text:span></text:p>
            <text:p text:style-name="P173">Yes: <text:span text:style-name="T36">Use Transport Protocol Connection Management → Transport Protocol Data Transfer</text:span></text:p>
          </table:table-cell>
        </table:table-row>
        <table:table-row table:style-name="Tabell12.5">
          <table:table-cell table:style-name="Tabell12.A2" office:value-type="string">
            <text:p text:style-name="P108">Repetition rate </text:p>
          </table:table-cell>
          <table:table-cell table:style-name="Tabell12.B2" office:value-type="string">
            <text:p text:style-name="P184">On request from other ECU</text:p>
          </table:table-cell>
        </table:table-row>
        <table:table-row table:style-name="Tabell12.5">
          <table:table-cell table:style-name="Tabell12.A2" office:value-type="string">
            <text:p text:style-name="P108">Byte 1</text:p>
          </table:table-cell>
          <table:table-cell table:style-name="Tabell12.B2" office:value-type="string">
            <text:p text:style-name="P195">ECU part number</text:p>
          </table:table-cell>
        </table:table-row>
        <table:table-row table:style-name="Tabell12.5">
          <table:table-cell table:style-name="Tabell12.A2" office:value-type="string">
            <text:p text:style-name="P195">Byte 2</text:p>
          </table:table-cell>
          <table:table-cell table:style-name="Tabell12.B2" office:value-type="string">
            <text:p text:style-name="P195">ECU serial number</text:p>
          </table:table-cell>
        </table:table-row>
        <table:table-row table:style-name="Tabell12.9">
          <table:table-cell table:style-name="Tabell12.A2" office:value-type="string">
            <text:p text:style-name="P108">Byte 3</text:p>
          </table:table-cell>
          <table:table-cell table:style-name="Tabell12.B2" office:value-type="string">
            <text:p text:style-name="P195">ECU location</text:p>
          </table:table-cell>
        </table:table-row>
        <table:table-row table:style-name="Tabell12.9">
          <table:table-cell table:style-name="Tabell12.A2" office:value-type="string">
            <text:p text:style-name="P130">Byte 4</text:p>
          </table:table-cell>
          <table:table-cell table:style-name="Tabell12.B2" office:value-type="string">
            <text:p text:style-name="P195">ECU type</text:p>
          </table:table-cell>
        </table:table-row>
        <table:table-row table:style-name="Tabell12.9">
          <table:table-cell table:style-name="Tabell12.A2" office:value-type="string">
            <text:p text:style-name="P130">Byte 5</text:p>
          </table:table-cell>
          <table:table-cell table:style-name="Tabell12.B2" office:value-type="string">
            <text:p text:style-name="P206">0xFF (Reserved)</text:p>
          </table:table-cell>
        </table:table-row>
        <table:table-row table:style-name="Tabell12.9">
          <table:table-cell table:style-name="Tabell12.A2" office:value-type="string">
            <text:p text:style-name="P130">Byte 6</text:p>
          </table:table-cell>
          <table:table-cell table:style-name="Tabell12.B2" office:value-type="string">
            <text:p text:style-name="P206">0xFF (Reserved)</text:p>
          </table:table-cell>
        </table:table-row>
        <table:table-row table:style-name="Tabell12.9">
          <table:table-cell table:style-name="Tabell12.A2" office:value-type="string">
            <text:p text:style-name="P130">Byte 7</text:p>
          </table:table-cell>
          <table:table-cell table:style-name="Tabell12.B2" office:value-type="string">
            <text:p text:style-name="P195">0xFF (Reserved)</text:p>
          </table:table-cell>
        </table:table-row>
        <table:table-row table:style-name="Tabell12.9">
          <table:table-cell table:style-name="Tabell12.A2" office:value-type="string">
            <text:p text:style-name="P130">Byte 8</text:p>
          </table:table-cell>
          <table:table-cell table:style-name="Tabell12.B2" office:value-type="string">
            <text:p text:style-name="P195">0xFF (Reserved)</text:p>
          </table:table-cell>
        </table:table-row>
      </table:table>
      <text:p text:style-name="P20"/>
      <text:p text:style-name="P360">Notice that there are a field called length_of_each_field in ECU_identification inside the J1939 struct. If length_of_each_field = 1, then this message is going to be transfer in a normal way, else multipacket. </text:p>
      <table:table table:name="Tabell30" table:style-name="Tabell30">
        <table:table-column table:style-name="Tabell30.A"/>
        <table:table-column table:style-name="Tabell30.B" table:number-columns-repeated="2"/>
        <table:table-column table:style-name="Tabell30.D"/>
        <table:table-column table:style-name="Tabell30.E"/>
        <table:table-row table:style-name="TableLine2596587431200">
          <table:table-cell table:style-name="Tabell30.A1" office:value-type="string">
            <text:p text:style-name="P254">Field</text:p>
          </table:table-cell>
          <table:table-cell table:style-name="Tabell30.A1" office:value-type="string">
            <text:p text:style-name="P254">Max value</text:p>
          </table:table-cell>
          <table:table-cell table:style-name="Tabell30.A1" office:value-type="string">
            <text:p text:style-name="P254">Min value</text:p>
          </table:table-cell>
          <table:table-cell table:style-name="Tabell30.A1" office:value-type="string">
            <text:p text:style-name="P273">Explanation</text:p>
          </table:table-cell>
          <table:table-cell table:style-name="Tabell30.E1" office:value-type="string">
            <text:p text:style-name="P273">Enum</text:p>
          </table:table-cell>
        </table:table-row>
        <table:table-row table:style-name="TableLine2596587434192">
          <table:table-cell table:style-name="Tabell30.A2" office:value-type="string">
            <text:p text:style-name="P207">ECU part number</text:p>
          </table:table-cell>
          <table:table-cell table:style-name="Tabell30.A2" office:value-type="string">
            <text:p text:style-name="P254">0x0</text:p>
          </table:table-cell>
          <table:table-cell table:style-name="Tabell30.A2" office:value-type="string">
            <text:p text:style-name="P289">0x<text:span text:style-name="T105">FF</text:span></text:p>
          </table:table-cell>
          <table:table-cell table:style-name="Tabell30.A2" office:value-type="string">
            <text:p text:style-name="P66">The part number in ASCII format</text:p>
          </table:table-cell>
          <table:table-cell table:style-name="Tabell30.E2" office:value-type="string">
            <text:p text:style-name="P380"/>
          </table:table-cell>
        </table:table-row>
        <table:table-row table:style-name="Tabell30.3">
          <table:table-cell table:style-name="Tabell30.A2" office:value-type="string">
            <text:p text:style-name="P207">ECU serial number</text:p>
          </table:table-cell>
          <table:table-cell table:style-name="Tabell30.A2" office:value-type="string">
            <text:p text:style-name="P310">0x0</text:p>
          </table:table-cell>
          <table:table-cell table:style-name="Tabell30.A2" office:value-type="string">
            <text:p text:style-name="P310">0xFF</text:p>
          </table:table-cell>
          <table:table-cell table:style-name="Tabell30.A2" office:value-type="string">
            <text:p text:style-name="P66">The serial number in ASCII format</text:p>
          </table:table-cell>
          <table:table-cell table:style-name="Tabell30.E2" office:value-type="string">
            <text:p text:style-name="P380"/>
          </table:table-cell>
        </table:table-row>
        <table:table-row table:style-name="Tabell30.3">
          <table:table-cell table:style-name="Tabell30.A2" office:value-type="string">
            <text:p text:style-name="P207">ECU location</text:p>
          </table:table-cell>
          <table:table-cell table:style-name="Tabell30.A2" office:value-type="string">
            <text:p text:style-name="P313">0x0</text:p>
          </table:table-cell>
          <table:table-cell table:style-name="Tabell30.A2" office:value-type="string">
            <text:p text:style-name="P313">0xFF</text:p>
          </table:table-cell>
          <table:table-cell table:style-name="Tabell30.A2" office:value-type="string">
            <text:p text:style-name="P66">The location in ASCII format</text:p>
          </table:table-cell>
          <table:table-cell table:style-name="Tabell30.E2" office:value-type="string">
            <text:p text:style-name="P380"/>
          </table:table-cell>
        </table:table-row>
        <table:table-row table:style-name="Tabell30.3">
          <table:table-cell table:style-name="Tabell30.A2" office:value-type="string">
            <text:p text:style-name="P207">ECU type</text:p>
          </table:table-cell>
          <table:table-cell table:style-name="Tabell30.A2" office:value-type="string">
            <text:p text:style-name="P313">0x0</text:p>
          </table:table-cell>
          <table:table-cell table:style-name="Tabell30.A2" office:value-type="string">
            <text:p text:style-name="P313">0xFF</text:p>
          </table:table-cell>
          <table:table-cell table:style-name="Tabell30.A2" office:value-type="string">
            <text:p text:style-name="P66">The type in ASCII format</text:p>
          </table:table-cell>
          <table:table-cell table:style-name="Tabell30.E2" office:value-type="string">
            <text:p text:style-name="P380"/>
          </table:table-cell>
        </table:table-row>
      </table:table>
      <text:h text:style-name="Heading_20_2" text:outline-level="2"><text:bookmark-start text:name="__RefHeading___Toc4463_1222565161"/>Component identification<text:bookmark-end text:name="__RefHeading___Toc4463_1222565161"/></text:h>
      <text:p text:style-name="P401">Send out component identification to the ECU. </text:p>
      <table:table table:name="Tabell13" table:style-name="Tabell13">
        <table:table-column table:style-name="Tabell13.A"/>
        <table:table-column table:style-name="Tabell13.B"/>
        <table:table-row table:style-name="TableLine2596587435552">
          <table:table-cell table:style-name="Tabell13.A1" office:value-type="string">
            <text:p text:style-name="P109">Message ID</text:p>
          </table:table-cell>
          <table:table-cell table:style-name="Tabell13.B1" office:value-type="string">
            <text:p text:style-name="P208">1<text:span text:style-name="T28">8</text:span> <text:span text:style-name="T39">F</text:span><text:span text:style-name="T54">E</text:span> <text:span text:style-name="T54">EB</text:span> "SA" </text:p>
          </table:table-cell>
        </table:table-row>
        <table:table-row table:style-name="TableLine2596587435824">
          <table:table-cell table:style-name="Tabell13.A2" office:value-type="string">
            <text:p text:style-name="P109">PGN</text:p>
          </table:table-cell>
          <table:table-cell table:style-name="Tabell13.B2" office:value-type="string">
            <text:p text:style-name="P208"><text:span text:style-name="T10">0x</text:span>00<text:span text:style-name="T40">F</text:span><text:span text:style-name="T54">EEB</text:span> (65259) </text:p>
          </table:table-cell>
        </table:table-row>
        <table:table-row table:style-name="TableLine2596587436640">
          <table:table-cell table:style-name="Tabell13.A2" office:value-type="string">
            <text:p text:style-name="P109">Peer to Peer/Broadcast</text:p>
          </table:table-cell>
          <table:table-cell table:style-name="Tabell13.B2" office:value-type="string">
            <text:p text:style-name="P168">Broadcast</text:p>
          </table:table-cell>
        </table:table-row>
        <table:table-row table:style-name="Tabell13.4">
          <table:table-cell table:style-name="Tabell13.A2" office:value-type="string">
            <text:p text:style-name="P109">Message length</text:p>
          </table:table-cell>
          <table:table-cell table:style-name="Tabell13.B2" office:value-type="string">
            <text:p text:style-name="P109"><text:span text:style-name="T12">8</text:span> bytes</text:p>
          </table:table-cell>
        </table:table-row>
        <table:table-row table:style-name="Tabell13.5">
          <table:table-cell table:style-name="Tabell13.A2" office:value-type="string">
            <text:p text:style-name="P109">Multipacket</text:p>
          </table:table-cell>
          <table:table-cell table:style-name="Tabell13.B2" office:value-type="string">
            <text:p text:style-name="P109">No: <text:span text:style-name="T41">Normal </text:span><text:span text:style-name="T42">transfer</text:span></text:p>
            <text:p text:style-name="P174">Yes: <text:span text:style-name="T36">Use Transport Protocol Connection Management → Transport Protocol Data Transfer</text:span></text:p>
          </table:table-cell>
        </table:table-row>
        <table:table-row table:style-name="Tabell13.5">
          <table:table-cell table:style-name="Tabell13.A2" office:value-type="string">
            <text:p text:style-name="P109">Repetition rate </text:p>
          </table:table-cell>
          <table:table-cell table:style-name="Tabell13.B2" office:value-type="string">
            <text:p text:style-name="P185">On request from other ECU</text:p>
          </table:table-cell>
        </table:table-row>
        <table:table-row table:style-name="Tabell13.5">
          <table:table-cell table:style-name="Tabell13.A2" office:value-type="string">
            <text:p text:style-name="P109">Byte 1</text:p>
          </table:table-cell>
          <table:table-cell table:style-name="Tabell13.B2" office:value-type="string">
            <text:p text:style-name="P209">Component product date</text:p>
          </table:table-cell>
        </table:table-row>
        <text:soft-page-break/>
        <table:table-row table:style-name="Tabell13.5">
          <table:table-cell table:style-name="Tabell13.A2" office:value-type="string">
            <text:p text:style-name="P196">Byte 2</text:p>
          </table:table-cell>
          <table:table-cell table:style-name="Tabell13.B2" office:value-type="string">
            <text:p text:style-name="P209">Component model name</text:p>
          </table:table-cell>
        </table:table-row>
        <table:table-row table:style-name="Tabell13.9">
          <table:table-cell table:style-name="Tabell13.A2" office:value-type="string">
            <text:p text:style-name="P109">Byte 3</text:p>
          </table:table-cell>
          <table:table-cell table:style-name="Tabell13.B2" office:value-type="string">
            <text:p text:style-name="P209">Component <text:span text:style-name="T130">serial</text:span> number</text:p>
          </table:table-cell>
        </table:table-row>
        <table:table-row table:style-name="Tabell13.9">
          <table:table-cell table:style-name="Tabell13.A2" office:value-type="string">
            <text:p text:style-name="P131">Byte 4</text:p>
          </table:table-cell>
          <table:table-cell table:style-name="Tabell13.B2" office:value-type="string">
            <text:p text:style-name="P209">Component unit name</text:p>
          </table:table-cell>
        </table:table-row>
        <table:table-row table:style-name="Tabell13.9">
          <table:table-cell table:style-name="Tabell13.A2" office:value-type="string">
            <text:p text:style-name="P131">Byte 5</text:p>
          </table:table-cell>
          <table:table-cell table:style-name="Tabell13.B2" office:value-type="string">
            <text:p text:style-name="P197">0xFF (Reserved)</text:p>
          </table:table-cell>
        </table:table-row>
        <table:table-row table:style-name="Tabell13.9">
          <table:table-cell table:style-name="Tabell13.A2" office:value-type="string">
            <text:p text:style-name="P131">Byte 6</text:p>
          </table:table-cell>
          <table:table-cell table:style-name="Tabell13.B2" office:value-type="string">
            <text:p text:style-name="P197">0xFF (Reserved)</text:p>
          </table:table-cell>
        </table:table-row>
        <table:table-row table:style-name="Tabell13.9">
          <table:table-cell table:style-name="Tabell13.A2" office:value-type="string">
            <text:p text:style-name="P131">Byte 7</text:p>
          </table:table-cell>
          <table:table-cell table:style-name="Tabell13.B2" office:value-type="string">
            <text:p text:style-name="P196">0xFF (Reserved)</text:p>
          </table:table-cell>
        </table:table-row>
        <table:table-row table:style-name="Tabell13.9">
          <table:table-cell table:style-name="Tabell13.A2" office:value-type="string">
            <text:p text:style-name="P131">Byte 8</text:p>
          </table:table-cell>
          <table:table-cell table:style-name="Tabell13.B2" office:value-type="string">
            <text:p text:style-name="P196">0xFF (Reserved)</text:p>
          </table:table-cell>
        </table:table-row>
      </table:table>
      <text:p text:style-name="P68"/>
      <text:p text:style-name="P361">Notice that there are a field called length_of_each_field in <text:span text:style-name="T53">Component</text:span>_identification inside the J1939 struct. If length_of_each_field = 1, then this message is going to be transfer in a normal way, else multipacket. </text:p>
      <table:table table:name="Tabell31" table:style-name="Tabell31">
        <table:table-column table:style-name="Tabell31.A"/>
        <table:table-column table:style-name="Tabell31.B" table:number-columns-repeated="2"/>
        <table:table-column table:style-name="Tabell31.D"/>
        <table:table-column table:style-name="Tabell31.E"/>
        <table:table-row table:style-name="TableLine2596587433648">
          <table:table-cell table:style-name="Tabell31.A1" office:value-type="string">
            <text:p text:style-name="P255">Field</text:p>
          </table:table-cell>
          <table:table-cell table:style-name="Tabell31.A1" office:value-type="string">
            <text:p text:style-name="P255">Max value</text:p>
          </table:table-cell>
          <table:table-cell table:style-name="Tabell31.A1" office:value-type="string">
            <text:p text:style-name="P255">Min value</text:p>
          </table:table-cell>
          <table:table-cell table:style-name="Tabell31.A1" office:value-type="string">
            <text:p text:style-name="P274">Explanation</text:p>
          </table:table-cell>
          <table:table-cell table:style-name="Tabell31.E1" office:value-type="string">
            <text:p text:style-name="P274">Enum</text:p>
          </table:table-cell>
        </table:table-row>
        <table:table-row table:style-name="TableLine2596587457856">
          <table:table-cell table:style-name="Tabell31.A2" office:value-type="string">
            <text:p text:style-name="P210">Component product date</text:p>
          </table:table-cell>
          <table:table-cell table:style-name="Tabell31.A2" office:value-type="string">
            <text:p text:style-name="P255">0x0</text:p>
          </table:table-cell>
          <table:table-cell table:style-name="Tabell31.A2" office:value-type="string">
            <text:p text:style-name="P290">0x<text:span text:style-name="T105">FF</text:span></text:p>
          </table:table-cell>
          <table:table-cell table:style-name="Tabell31.A2" office:value-type="string">
            <text:p text:style-name="P67">The <text:span text:style-name="T106">product</text:span> <text:span text:style-name="T106">date</text:span> in ASCII format</text:p>
          </table:table-cell>
          <table:table-cell table:style-name="Tabell31.E2" office:value-type="string">
            <text:p text:style-name="P381"/>
          </table:table-cell>
        </table:table-row>
        <table:table-row table:style-name="Tabell31.3">
          <table:table-cell table:style-name="Tabell31.A2" office:value-type="string">
            <text:p text:style-name="P210">Component model name</text:p>
          </table:table-cell>
          <table:table-cell table:style-name="Tabell31.A2" office:value-type="string">
            <text:p text:style-name="P311">0x0</text:p>
          </table:table-cell>
          <table:table-cell table:style-name="Tabell31.A2" office:value-type="string">
            <text:p text:style-name="P311">0xFF</text:p>
          </table:table-cell>
          <table:table-cell table:style-name="Tabell31.A2" office:value-type="string">
            <text:p text:style-name="P67">The <text:span text:style-name="T106">model</text:span> <text:span text:style-name="T106">name</text:span> in ASCII format</text:p>
          </table:table-cell>
          <table:table-cell table:style-name="Tabell31.E2" office:value-type="string">
            <text:p text:style-name="P381"/>
          </table:table-cell>
        </table:table-row>
        <table:table-row table:style-name="Tabell31.3">
          <table:table-cell table:style-name="Tabell31.A2" office:value-type="string">
            <text:p text:style-name="P210">Component <text:span text:style-name="T130">serial</text:span> number</text:p>
          </table:table-cell>
          <table:table-cell table:style-name="Tabell31.A2" office:value-type="string">
            <text:p text:style-name="P314">0x0</text:p>
          </table:table-cell>
          <table:table-cell table:style-name="Tabell31.A2" office:value-type="string">
            <text:p text:style-name="P314">0xFF</text:p>
          </table:table-cell>
          <table:table-cell table:style-name="Tabell31.A2" office:value-type="string">
            <text:p text:style-name="P67">The <text:span text:style-name="T130">serial</text:span><text:span text:style-name="T106"> number</text:span> in ASCII format</text:p>
          </table:table-cell>
          <table:table-cell table:style-name="Tabell31.E2" office:value-type="string">
            <text:p text:style-name="P381"/>
          </table:table-cell>
        </table:table-row>
        <table:table-row table:style-name="Tabell31.3">
          <table:table-cell table:style-name="Tabell31.A2" office:value-type="string">
            <text:p text:style-name="P210">Component unit name</text:p>
          </table:table-cell>
          <table:table-cell table:style-name="Tabell31.A2" office:value-type="string">
            <text:p text:style-name="P314">0x0</text:p>
          </table:table-cell>
          <table:table-cell table:style-name="Tabell31.A2" office:value-type="string">
            <text:p text:style-name="P314">0xFF</text:p>
          </table:table-cell>
          <table:table-cell table:style-name="Tabell31.A2" office:value-type="string">
            <text:p text:style-name="P67">The <text:span text:style-name="T106">unit name</text:span> in ASCII format</text:p>
          </table:table-cell>
          <table:table-cell table:style-name="Tabell31.E2" office:value-type="string">
            <text:p text:style-name="P381"/>
          </table:table-cell>
        </table:table-row>
      </table:table>
      <text:p text:style-name="P65"><text:s/></text:p>
      <text:h text:style-name="Heading_20_2" text:outline-level="2"><text:bookmark-start text:name="__RefHeading___Toc4465_1222565161"/>DM14 &amp; DM15 and DM16<text:bookmark-end text:name="__RefHeading___Toc4465_1222565161"/></text:h>
      <text:p text:style-name="P399">DM14 is a memory request. DM15 is a memory response for the DM14 memory request and if DM15 response was <text:span text:style-name="T107">proceeded</text:span>, then DM16 data transfer is called next. </text:p>
      <text:p text:style-name="P399"><draw:frame draw:style-name="fr1" draw:name="Ram6" text:anchor-type="char" svg:width="8.276cm" draw:z-index="9"><draw:text-box fo:min-height="8.086cm"><text:p text:style-name="Figure"><draw:frame draw:style-name="fr5" draw:name="Bild6" text:anchor-type="paragraph" svg:width="8.276cm" style:rel-width="100%" svg:height="8.086cm" style:rel-height="scale" draw:z-index="10"><draw:image xlink:href="Pictures/10000000000001870000017EA40834F9E1F197E2.png" xlink:type="simple" xlink:show="embed" xlink:actuate="onLoad" draw:mime-type="image/png"/></draw:frame>Figur<text:span text:style-name="T59">e</text:span> <text:sequence text:ref-name="refFigure5" text:name="Figure" text:formula="ooow:Figure" style:num-format="1">5</text:sequence>: DM14, DM15 and DM16</text:p></draw:text-box></draw:frame><text:soft-page-break/></text:p>
      <text:p text:style-name="P362">DM14 memory request:</text:p>
      <table:table table:name="Tabell14" table:style-name="Tabell14">
        <table:table-column table:style-name="Tabell14.A"/>
        <table:table-column table:style-name="Tabell14.B"/>
        <table:table-row table:style-name="TableLine2596587458400">
          <table:table-cell table:style-name="Tabell14.A1" office:value-type="string">
            <text:p text:style-name="P110">Message ID</text:p>
          </table:table-cell>
          <table:table-cell table:style-name="Tabell14.B1" office:value-type="string">
            <text:p text:style-name="P211">1<text:span text:style-name="T28">8</text:span> <text:span text:style-name="T55">D</text:span><text:span text:style-name="T58">9</text:span> "<text:span text:style-name="T55">DA</text:span>" "SA" </text:p>
          </table:table-cell>
        </table:table-row>
        <table:table-row table:style-name="TableLine2596587449424">
          <table:table-cell table:style-name="Tabell14.A2" office:value-type="string">
            <text:p text:style-name="P110">PGN</text:p>
          </table:table-cell>
          <table:table-cell table:style-name="Tabell14.B2" office:value-type="string">
            <text:p text:style-name="P217"><text:span text:style-name="T10">0x</text:span>00<text:span text:style-name="T55">D</text:span><text:span text:style-name="T58">9</text:span><text:span text:style-name="T55">00</text:span> (55552) </text:p>
          </table:table-cell>
        </table:table-row>
        <table:table-row table:style-name="TableLine2596587456224">
          <table:table-cell table:style-name="Tabell14.A2" office:value-type="string">
            <text:p text:style-name="P110">Peer to Peer/Broadcast</text:p>
          </table:table-cell>
          <table:table-cell table:style-name="Tabell14.B2" office:value-type="string">
            <text:p text:style-name="Table_20_Contents">Peer to Peer</text:p>
          </table:table-cell>
        </table:table-row>
        <table:table-row table:style-name="Tabell14.4">
          <table:table-cell table:style-name="Tabell14.A2" office:value-type="string">
            <text:p text:style-name="P110">Message length</text:p>
          </table:table-cell>
          <table:table-cell table:style-name="Tabell14.B2" office:value-type="string">
            <text:p text:style-name="P110"><text:span text:style-name="T12">8</text:span> bytes</text:p>
          </table:table-cell>
        </table:table-row>
        <table:table-row table:style-name="Tabell14.5">
          <table:table-cell table:style-name="Tabell14.A2" office:value-type="string">
            <text:p text:style-name="P110">Multipacket</text:p>
          </table:table-cell>
          <table:table-cell table:style-name="Tabell14.B2" office:value-type="string">
            <text:p text:style-name="P110">No</text:p>
          </table:table-cell>
        </table:table-row>
        <table:table-row table:style-name="Tabell14.5">
          <table:table-cell table:style-name="Tabell14.A2" office:value-type="string">
            <text:p text:style-name="P110">Byte 1</text:p>
          </table:table-cell>
          <table:table-cell table:style-name="Tabell14.B2" office:value-type="string">
            <text:p text:style-name="P212">Number of requested bytes LSB</text:p>
          </table:table-cell>
        </table:table-row>
        <table:table-row table:style-name="Tabell14.5">
          <table:table-cell table:style-name="Tabell14.A2" office:value-type="string">
            <text:p text:style-name="P198">Byte 2</text:p>
          </table:table-cell>
          <table:table-cell table:style-name="Tabell14.B2" office:value-type="string">
            <text:p text:style-name="P212">Number of requested bytes MSB [8..6], Pointer type [7], Command [6..3], <text:span text:style-name="T72">0x</text:span>1 (Reserved) [1]</text:p>
          </table:table-cell>
        </table:table-row>
        <table:table-row table:style-name="Tabell14.8">
          <table:table-cell table:style-name="Tabell14.A2" office:value-type="string">
            <text:p text:style-name="P110">Byte 3</text:p>
          </table:table-cell>
          <table:table-cell table:style-name="Tabell14.B2" office:value-type="string">
            <text:p text:style-name="P212">Pointer LSB</text:p>
          </table:table-cell>
        </table:table-row>
        <table:table-row table:style-name="Tabell14.8">
          <table:table-cell table:style-name="Tabell14.A2" office:value-type="string">
            <text:p text:style-name="P132">Byte 4</text:p>
          </table:table-cell>
          <table:table-cell table:style-name="Tabell14.B2" office:value-type="string">
            <text:p text:style-name="P212">Pointer</text:p>
          </table:table-cell>
        </table:table-row>
        <table:table-row table:style-name="Tabell14.8">
          <table:table-cell table:style-name="Tabell14.A2" office:value-type="string">
            <text:p text:style-name="P132">Byte 5</text:p>
          </table:table-cell>
          <table:table-cell table:style-name="Tabell14.B2" office:value-type="string">
            <text:p text:style-name="P212">Pointer MSB</text:p>
          </table:table-cell>
        </table:table-row>
        <table:table-row table:style-name="Tabell14.8">
          <table:table-cell table:style-name="Tabell14.A2" office:value-type="string">
            <text:p text:style-name="P132">Byte 6</text:p>
          </table:table-cell>
          <table:table-cell table:style-name="Tabell14.B2" office:value-type="string">
            <text:p text:style-name="P212">Pointer extension</text:p>
          </table:table-cell>
        </table:table-row>
        <table:table-row table:style-name="Tabell14.8">
          <table:table-cell table:style-name="Tabell14.A2" office:value-type="string">
            <text:p text:style-name="P132">Byte 7</text:p>
          </table:table-cell>
          <table:table-cell table:style-name="Tabell14.B2" office:value-type="string">
            <text:p text:style-name="P212">Key LSB</text:p>
          </table:table-cell>
        </table:table-row>
        <table:table-row table:style-name="Tabell14.8">
          <table:table-cell table:style-name="Tabell14.A2" office:value-type="string">
            <text:p text:style-name="P132">Byte 8</text:p>
          </table:table-cell>
          <table:table-cell table:style-name="Tabell14.B2" office:value-type="string">
            <text:p text:style-name="P212">Key MSB</text:p>
          </table:table-cell>
        </table:table-row>
      </table:table>
      <text:p text:style-name="P45"/>
      <table:table table:name="Tabell32" table:style-name="Tabell32">
        <table:table-column table:style-name="Tabell32.A"/>
        <table:table-column table:style-name="Tabell32.B" table:number-columns-repeated="2"/>
        <table:table-column table:style-name="Tabell32.D"/>
        <table:table-column table:style-name="Tabell32.E"/>
        <table:table-row table:style-name="TableLine2596587452960">
          <table:table-cell table:style-name="Tabell32.A1" office:value-type="string">
            <text:p text:style-name="P256">Field</text:p>
          </table:table-cell>
          <table:table-cell table:style-name="Tabell32.A1" office:value-type="string">
            <text:p text:style-name="P256">Max value</text:p>
          </table:table-cell>
          <table:table-cell table:style-name="Tabell32.A1" office:value-type="string">
            <text:p text:style-name="P256">Min value</text:p>
          </table:table-cell>
          <table:table-cell table:style-name="Tabell32.A1" office:value-type="string">
            <text:p text:style-name="P275">Explanation</text:p>
          </table:table-cell>
          <table:table-cell table:style-name="Tabell32.E1" office:value-type="string">
            <text:p text:style-name="P275">Enum</text:p>
          </table:table-cell>
        </table:table-row>
        <table:table-row table:style-name="TableLine2596587447248">
          <table:table-cell table:style-name="Tabell32.A2" office:value-type="string">
            <text:p text:style-name="P216">Number of requested bytes</text:p>
          </table:table-cell>
          <table:table-cell table:style-name="Tabell32.A2" office:value-type="string">
            <text:p text:style-name="P256">0x0</text:p>
          </table:table-cell>
          <table:table-cell table:style-name="Tabell32.A2" office:value-type="string">
            <text:p text:style-name="P291">0x<text:span text:style-name="T114">FF</text:span></text:p>
          </table:table-cell>
          <table:table-cell table:style-name="Tabell32.A2" office:value-type="string">
            <text:p text:style-name="P69">The question of how many bytes the ECU want to have</text:p>
          </table:table-cell>
          <table:table-cell table:style-name="Tabell32.E2" office:value-type="string">
            <text:p text:style-name="P382"/>
          </table:table-cell>
        </table:table-row>
        <table:table-row table:style-name="Tabell32.3">
          <table:table-cell table:style-name="Tabell32.A2" office:value-type="string">
            <text:p text:style-name="P216">Pointer type</text:p>
          </table:table-cell>
          <table:table-cell table:style-name="Tabell32.A2" office:value-type="string">
            <text:p text:style-name="P312">0x0</text:p>
          </table:table-cell>
          <table:table-cell table:style-name="Tabell32.A2" office:value-type="string">
            <text:p text:style-name="P312">0x<text:span text:style-name="T107">1</text:span></text:p>
          </table:table-cell>
          <table:table-cell table:style-name="Tabell32.A2" office:value-type="string">
            <text:p text:style-name="P32">0 if Pointer and Pointer extension are together <text:soft-page-break/>one addresses. 1 if pointer is an address and Pointer extension is a way to describe a function <text:span text:style-name="T57">code</text:span></text:p>
          </table:table-cell>
          <table:table-cell table:style-name="Tabell32.E2" office:value-type="string">
            <text:p text:style-name="P32">Enum_DM14_DM15.h</text:p>
          </table:table-cell>
        </table:table-row>
        <table:table-row table:style-name="Tabell32.3">
          <table:table-cell table:style-name="Tabell32.A2" office:value-type="string">
            <text:p text:style-name="P318">Command</text:p>
          </table:table-cell>
          <table:table-cell table:style-name="Tabell32.A2" office:value-type="string">
            <text:p text:style-name="P315">0x0</text:p>
          </table:table-cell>
          <table:table-cell table:style-name="Tabell32.A2" office:value-type="string">
            <text:p text:style-name="P315">0x<text:span text:style-name="T108">7</text:span></text:p>
          </table:table-cell>
          <table:table-cell table:style-name="Tabell32.A2" office:value-type="string">
            <text:p text:style-name="P71">The command what to do</text:p>
          </table:table-cell>
          <table:table-cell table:style-name="Tabell32.E2" office:value-type="string">
            <text:p text:style-name="P33">Enum_DM14_DM15.h</text:p>
          </table:table-cell>
        </table:table-row>
        <table:table-row table:style-name="Tabell32.3">
          <table:table-cell table:style-name="Tabell32.A2" office:value-type="string">
            <text:p text:style-name="P319">Pointer</text:p>
          </table:table-cell>
          <table:table-cell table:style-name="Tabell32.A2" office:value-type="string">
            <text:p text:style-name="P315">0x0</text:p>
          </table:table-cell>
          <table:table-cell table:style-name="Tabell32.A2" office:value-type="string">
            <text:p text:style-name="P315">0x<text:span text:style-name="T113">F</text:span><text:span text:style-name="T109">FFFFF</text:span></text:p>
          </table:table-cell>
          <table:table-cell table:style-name="Tabell32.A2" office:value-type="string">
            <text:p text:style-name="P73">The memory address</text:p>
          </table:table-cell>
          <table:table-cell table:style-name="Tabell32.E2" office:value-type="string">
            <text:p text:style-name="P382"/>
          </table:table-cell>
        </table:table-row>
        <table:table-row table:style-name="Tabell32.3">
          <table:table-cell table:style-name="Tabell32.A2" office:value-type="string">
            <text:p text:style-name="P319">Pointer extension</text:p>
          </table:table-cell>
          <table:table-cell table:style-name="Tabell32.A2" office:value-type="string">
            <text:p text:style-name="P319">0x0</text:p>
          </table:table-cell>
          <table:table-cell table:style-name="Tabell32.A2" office:value-type="string">
            <text:p text:style-name="P319">0xFF</text:p>
          </table:table-cell>
          <table:table-cell table:style-name="Tabell32.A2" office:value-type="string">
            <text:p text:style-name="P73">Extra memory address, or it can be a function code</text:p>
          </table:table-cell>
          <table:table-cell table:style-name="Tabell32.E2" office:value-type="string">
            <text:p text:style-name="P34">Enum_DM14_DM15.h</text:p>
          </table:table-cell>
        </table:table-row>
        <table:table-row table:style-name="Tabell32.3">
          <table:table-cell table:style-name="Tabell32.A2" office:value-type="string">
            <text:p text:style-name="P321">Key</text:p>
          </table:table-cell>
          <table:table-cell table:style-name="Tabell32.A2" office:value-type="string">
            <text:p text:style-name="P321">0x0</text:p>
          </table:table-cell>
          <table:table-cell table:style-name="Tabell32.A2" office:value-type="string">
            <text:p text:style-name="P321">0xFFFF</text:p>
          </table:table-cell>
          <table:table-cell table:style-name="Tabell32.A2" office:value-type="string">
            <text:p text:style-name="P74">Password or no password at all</text:p>
          </table:table-cell>
          <table:table-cell table:style-name="Tabell32.E2" office:value-type="string">
            <text:p text:style-name="P44">Enum_DM14_DM15.h</text:p>
          </table:table-cell>
        </table:table-row>
      </table:table>
      <text:p text:style-name="P46"/>
      <text:p text:style-name="P21">DM15 memory response of the DM14 memory request:</text:p>
      <text:p text:style-name="P21"/>
      <table:table table:name="Tabell15" table:style-name="Tabell15">
        <table:table-column table:style-name="Tabell15.A"/>
        <table:table-column table:style-name="Tabell15.B"/>
        <table:table-row table:style-name="TableLine2596587446160">
          <table:table-cell table:style-name="Tabell15.A1" office:value-type="string">
            <text:p text:style-name="P111">Message ID</text:p>
          </table:table-cell>
          <table:table-cell table:style-name="Tabell15.B1" office:value-type="string">
            <text:p text:style-name="P217">1<text:span text:style-name="T28">8</text:span> <text:span text:style-name="T55">D8</text:span> "<text:span text:style-name="T55">DA</text:span>" "SA" </text:p>
          </table:table-cell>
        </table:table-row>
        <table:table-row table:style-name="TableLine2596587460576">
          <table:table-cell table:style-name="Tabell15.A2" office:value-type="string">
            <text:p text:style-name="P111">PGN</text:p>
          </table:table-cell>
          <table:table-cell table:style-name="Tabell15.B2" office:value-type="string">
            <text:p text:style-name="P217"><text:span text:style-name="T10">0x</text:span>00<text:span text:style-name="T55">D800</text:span> (55296) </text:p>
          </table:table-cell>
        </table:table-row>
        <table:table-row table:style-name="TableLine2596587459760">
          <table:table-cell table:style-name="Tabell15.A2" office:value-type="string">
            <text:p text:style-name="P111">Peer to Peer/Broadcast</text:p>
          </table:table-cell>
          <table:table-cell table:style-name="Tabell15.B2" office:value-type="string">
            <text:p text:style-name="P217">Peer to Peer</text:p>
          </table:table-cell>
        </table:table-row>
        <table:table-row table:style-name="Tabell15.4">
          <table:table-cell table:style-name="Tabell15.A2" office:value-type="string">
            <text:p text:style-name="P111">Message length</text:p>
          </table:table-cell>
          <table:table-cell table:style-name="Tabell15.B2" office:value-type="string">
            <text:p text:style-name="P111"><text:span text:style-name="T12">8</text:span> bytes</text:p>
          </table:table-cell>
        </table:table-row>
        <table:table-row table:style-name="Tabell15.5">
          <table:table-cell table:style-name="Tabell15.A2" office:value-type="string">
            <text:p text:style-name="P111">Multipacket</text:p>
          </table:table-cell>
          <table:table-cell table:style-name="Tabell15.B2" office:value-type="string">
            <text:p text:style-name="P111">No</text:p>
          </table:table-cell>
        </table:table-row>
        <table:table-row table:style-name="Tabell15.5">
          <table:table-cell table:style-name="Tabell15.A2" office:value-type="string">
            <text:p text:style-name="P111">Repetition rate </text:p>
          </table:table-cell>
          <table:table-cell table:style-name="Tabell15.B2" office:value-type="string">
            <text:p text:style-name="P186">On request from other ECU</text:p>
          </table:table-cell>
        </table:table-row>
        <table:table-row table:style-name="Tabell15.5">
          <table:table-cell table:style-name="Tabell15.A2" office:value-type="string">
            <text:p text:style-name="P111">Byte 1</text:p>
          </table:table-cell>
          <table:table-cell table:style-name="Tabell15.B2" office:value-type="string">
            <text:p text:style-name="P213">Number of <text:span text:style-name="T60">allowed</text:span> bytes LSB</text:p>
          </table:table-cell>
        </table:table-row>
        <table:table-row table:style-name="Tabell15.5">
          <table:table-cell table:style-name="Tabell15.A2" office:value-type="string">
            <text:p text:style-name="P199">Byte 2</text:p>
          </table:table-cell>
          <table:table-cell table:style-name="Tabell15.B2" office:value-type="string">
            <text:p text:style-name="P213">Number of <text:span text:style-name="T61">allowed</text:span> bytes MSB [8..6], <text:span text:style-name="T72">0x</text:span><text:span text:style-name="T62">1 (Reserved)</text:span> [7], <text:span text:style-name="T64">Status</text:span> [6..3], <text:span text:style-name="T72">0x</text:span>1 (Reserved) [1]</text:p>
          </table:table-cell>
        </table:table-row>
        <table:table-row table:style-name="Tabell15.9">
          <table:table-cell table:style-name="Tabell15.A2" office:value-type="string">
            <text:p text:style-name="P111">Byte 3</text:p>
          </table:table-cell>
          <table:table-cell table:style-name="Tabell15.B2" office:value-type="string">
            <text:p text:style-name="P213"><text:span text:style-name="T63">EDC parameter</text:span> LSB</text:p>
          </table:table-cell>
        </table:table-row>
        <table:table-row table:style-name="Tabell15.9">
          <table:table-cell table:style-name="Tabell15.A2" office:value-type="string">
            <text:p text:style-name="P133">Byte 4</text:p>
          </table:table-cell>
          <table:table-cell table:style-name="Tabell15.B2" office:value-type="string">
            <text:p text:style-name="P220">EDC parameter</text:p>
          </table:table-cell>
        </table:table-row>
        <table:table-row table:style-name="Tabell15.9">
          <table:table-cell table:style-name="Tabell15.A2" office:value-type="string">
            <text:p text:style-name="P133">Byte 5</text:p>
          </table:table-cell>
          <table:table-cell table:style-name="Tabell15.B2" office:value-type="string">
            <text:p text:style-name="P214"><text:span text:style-name="T63">EDC parameter</text:span> MSB</text:p>
          </table:table-cell>
        </table:table-row>
        <table:table-row table:style-name="Tabell15.9">
          <table:table-cell table:style-name="Tabell15.A2" office:value-type="string">
            <text:p text:style-name="P133">Byte 6</text:p>
          </table:table-cell>
          <table:table-cell table:style-name="Tabell15.B2" office:value-type="string">
            <text:p text:style-name="P218">EDCP extension</text:p>
          </table:table-cell>
        </table:table-row>
        <table:table-row table:style-name="Tabell15.9">
          <table:table-cell table:style-name="Tabell15.A2" office:value-type="string">
            <text:p text:style-name="P133">Byte 7</text:p>
          </table:table-cell>
          <table:table-cell table:style-name="Tabell15.B2" office:value-type="string">
            <text:p text:style-name="P213"><text:span text:style-name="T64">Seed</text:span> LSB</text:p>
          </table:table-cell>
        </table:table-row>
        <table:table-row table:style-name="Tabell15.9">
          <table:table-cell table:style-name="Tabell15.A2" office:value-type="string">
            <text:p text:style-name="P133">Byte 8</text:p>
          </table:table-cell>
          <table:table-cell table:style-name="Tabell15.B2" office:value-type="string">
            <text:p text:style-name="P213"><text:span text:style-name="T64">Seed</text:span> MSB</text:p>
          </table:table-cell>
        </table:table-row>
      </table:table>
      <text:p text:style-name="P22"/>
      <table:table table:name="Tabell33" table:style-name="Tabell33">
        <table:table-column table:style-name="Tabell33.A"/>
        <table:table-column table:style-name="Tabell33.B" table:number-columns-repeated="2"/>
        <table:table-column table:style-name="Tabell33.D"/>
        <table:table-column table:style-name="Tabell33.E"/>
        <table:table-row table:style-name="TableLine2596587453776">
          <table:table-cell table:style-name="Tabell33.A1" office:value-type="string">
            <text:p text:style-name="P257">Field</text:p>
          </table:table-cell>
          <table:table-cell table:style-name="Tabell33.A1" office:value-type="string">
            <text:p text:style-name="P257">Max value</text:p>
          </table:table-cell>
          <table:table-cell table:style-name="Tabell33.A1" office:value-type="string">
            <text:p text:style-name="P257">Min value</text:p>
          </table:table-cell>
          <table:table-cell table:style-name="Tabell33.A1" office:value-type="string">
            <text:p text:style-name="P276">Explanation</text:p>
          </table:table-cell>
          <table:table-cell table:style-name="Tabell33.E1" office:value-type="string">
            <text:p text:style-name="P276">Enum</text:p>
          </table:table-cell>
        </table:table-row>
        <table:table-row table:style-name="TableLine2596587461664">
          <table:table-cell table:style-name="Tabell33.A2" office:value-type="string">
            <text:p text:style-name="P87">Number of allowed bytes</text:p>
          </table:table-cell>
          <table:table-cell table:style-name="Tabell33.A2" office:value-type="string">
            <text:p text:style-name="P257">0x0</text:p>
          </table:table-cell>
          <table:table-cell table:style-name="Tabell33.A2" office:value-type="string">
            <text:p text:style-name="P292">0x<text:span text:style-name="T114">FF</text:span></text:p>
          </table:table-cell>
          <table:table-cell table:style-name="Tabell33.A2" office:value-type="string">
            <text:p text:style-name="P70">The question of how many bytes the ECU <text:span text:style-name="T110">is going to have</text:span></text:p>
          </table:table-cell>
          <table:table-cell table:style-name="Tabell33.E2" office:value-type="string">
            <text:p text:style-name="P383"/>
          </table:table-cell>
        </table:table-row>
        <table:table-row table:style-name="Tabell33.3">
          <table:table-cell table:style-name="Tabell33.A2" office:value-type="string">
            <text:p text:style-name="P323">Status</text:p>
          </table:table-cell>
          <table:table-cell table:style-name="Tabell33.A2" office:value-type="string">
            <text:p text:style-name="P316">0x0</text:p>
          </table:table-cell>
          <table:table-cell table:style-name="Tabell33.A2" office:value-type="string">
            <text:p text:style-name="P316">0x<text:span text:style-name="T108">7</text:span></text:p>
          </table:table-cell>
          <table:table-cell table:style-name="Tabell33.A2" office:value-type="string">
            <text:p text:style-name="P72">The <text:span text:style-name="T111">response status</text:span> <text:span text:style-name="T111">of the request</text:span></text:p>
          </table:table-cell>
          <table:table-cell table:style-name="Tabell33.E2" office:value-type="string">
            <text:p text:style-name="P35">Enum_DM14_DM15.h</text:p>
          </table:table-cell>
        </table:table-row>
        <table:table-row table:style-name="Tabell33.3">
          <table:table-cell table:style-name="Tabell33.A2" office:value-type="string">
            <text:p text:style-name="P323">EDC <text:soft-page-break/>parameter</text:p>
          </table:table-cell>
          <table:table-cell table:style-name="Tabell33.A2" office:value-type="string">
            <text:p text:style-name="P316">0x0</text:p>
          </table:table-cell>
          <table:table-cell table:style-name="Tabell33.A2" office:value-type="string">
            <text:p text:style-name="P316">0x<text:span text:style-name="T113">F</text:span><text:span text:style-name="T109">FFFFF</text:span></text:p>
          </table:table-cell>
          <table:table-cell table:style-name="Tabell33.A2" office:value-type="string">
            <text:p text:style-name="P75">This is an explanation <text:soft-page-break/>of the status response</text:p>
          </table:table-cell>
          <table:table-cell table:style-name="Tabell33.E2" office:value-type="string">
            <text:p text:style-name="P36">Enum_DM14_DM15.h</text:p>
          </table:table-cell>
        </table:table-row>
        <table:table-row table:style-name="Tabell33.3">
          <table:table-cell table:style-name="Tabell33.A2" office:value-type="string">
            <text:p text:style-name="P320"><text:span text:style-name="T111">EDCP</text:span> extension</text:p>
          </table:table-cell>
          <table:table-cell table:style-name="Tabell33.A2" office:value-type="string">
            <text:p text:style-name="P320">0x0</text:p>
          </table:table-cell>
          <table:table-cell table:style-name="Tabell33.A2" office:value-type="string">
            <text:p text:style-name="P320">0xFF</text:p>
          </table:table-cell>
          <table:table-cell table:style-name="Tabell33.A2" office:value-type="string">
            <text:p text:style-name="P75">This is an explanation of the EDC parameter</text:p>
          </table:table-cell>
          <table:table-cell table:style-name="Tabell33.E2" office:value-type="string">
            <text:p text:style-name="P35">Enum_DM14_DM15.h</text:p>
          </table:table-cell>
        </table:table-row>
        <table:table-row table:style-name="Tabell33.3">
          <table:table-cell table:style-name="Tabell33.A2" office:value-type="string">
            <text:p text:style-name="P323">Seed</text:p>
          </table:table-cell>
          <table:table-cell table:style-name="Tabell33.A2" office:value-type="string">
            <text:p text:style-name="P322">0x0</text:p>
          </table:table-cell>
          <table:table-cell table:style-name="Tabell33.A2" office:value-type="string">
            <text:p text:style-name="P322">0xFFFF</text:p>
          </table:table-cell>
          <table:table-cell table:style-name="Tabell33.A2" office:value-type="string">
            <text:p text:style-name="P75">Status of the key request</text:p>
          </table:table-cell>
          <table:table-cell table:style-name="Tabell33.E2" office:value-type="string">
            <text:p text:style-name="P35">Enum_DM14_DM15.h</text:p>
          </table:table-cell>
        </table:table-row>
      </table:table>
      <text:p text:style-name="P24"/>
      <text:p text:style-name="P25">DM16 is binary data transfer:</text:p>
      <text:p text:style-name="P23"/>
      <table:table table:name="Tabell16" table:style-name="Tabell16">
        <table:table-column table:style-name="Tabell16.A"/>
        <table:table-column table:style-name="Tabell16.B"/>
        <table:table-row table:style-name="TableLine2596587472816">
          <table:table-cell table:style-name="Tabell16.A1" office:value-type="string">
            <text:p text:style-name="P112">Message ID</text:p>
          </table:table-cell>
          <table:table-cell table:style-name="Tabell16.B1" office:value-type="string">
            <text:p text:style-name="P219">1<text:span text:style-name="T28">8</text:span> <text:span text:style-name="T55">D</text:span><text:span text:style-name="T67">7</text:span> "<text:span text:style-name="T55">DA</text:span>" "SA" </text:p>
          </table:table-cell>
        </table:table-row>
        <table:table-row table:style-name="TableLine2596587464384">
          <table:table-cell table:style-name="Tabell16.A2" office:value-type="string">
            <text:p text:style-name="P112">PGN</text:p>
          </table:table-cell>
          <table:table-cell table:style-name="Tabell16.B2" office:value-type="string">
            <text:p text:style-name="P219"><text:span text:style-name="T10">0x</text:span>00<text:span text:style-name="T55">D</text:span><text:span text:style-name="T66">7</text:span><text:span text:style-name="T55">00</text:span> (<text:span text:style-name="T66">55040</text:span>) </text:p>
          </table:table-cell>
        </table:table-row>
        <table:table-row table:style-name="TableLine2596587473904">
          <table:table-cell table:style-name="Tabell16.A2" office:value-type="string">
            <text:p text:style-name="P112">Peer to Peer/Broadcast</text:p>
          </table:table-cell>
          <table:table-cell table:style-name="Tabell16.B2" office:value-type="string">
            <text:p text:style-name="P219">Peer to Peer</text:p>
          </table:table-cell>
        </table:table-row>
        <table:table-row table:style-name="Tabell16.4">
          <table:table-cell table:style-name="Tabell16.A2" office:value-type="string">
            <text:p text:style-name="P112">Message length</text:p>
          </table:table-cell>
          <table:table-cell table:style-name="Tabell16.B2" office:value-type="string">
            <text:p text:style-name="P112"><text:span text:style-name="T12">8</text:span> bytes</text:p>
          </table:table-cell>
        </table:table-row>
        <table:table-row table:style-name="Tabell16.5">
          <table:table-cell table:style-name="Tabell16.A2" office:value-type="string">
            <text:p text:style-name="P112">Multipacket</text:p>
          </table:table-cell>
          <table:table-cell table:style-name="Tabell16.B2" office:value-type="string">
            <text:p text:style-name="P112">No: <text:span text:style-name="T41">Normal </text:span><text:span text:style-name="T42">transfer</text:span></text:p>
            <text:p text:style-name="P175">Yes: <text:span text:style-name="T36">Use Transport Protocol Connection Management → Transport Protocol Data Transfer</text:span></text:p>
          </table:table-cell>
        </table:table-row>
        <table:table-row table:style-name="Tabell16.5">
          <table:table-cell table:style-name="Tabell16.A2" office:value-type="string">
            <text:p text:style-name="P112">Byte 1</text:p>
          </table:table-cell>
          <table:table-cell table:style-name="Tabell16.B2" office:value-type="string">
            <text:p text:style-name="P324"><text:span text:style-name="T65">Number of </text:span><text:span text:style-name="T48">occurrences</text:span></text:p>
          </table:table-cell>
        </table:table-row>
        <table:table-row table:style-name="Tabell16.5">
          <table:table-cell table:style-name="Tabell16.A2" office:value-type="string">
            <text:p text:style-name="P200">Byte 2-<text:span text:style-name="T113">25</text:span><text:span text:style-name="T116">6</text:span></text:p>
          </table:table-cell>
          <table:table-cell table:style-name="Tabell16.B2" office:value-type="string">
            <text:p text:style-name="P215">Raw binary data <text:span text:style-name="T65">1-</text:span><text:span text:style-name="T113">25</text:span><text:span text:style-name="T116">5</text:span></text:p>
          </table:table-cell>
        </table:table-row>
      </table:table>
      <text:p text:style-name="P90"/>
      <table:table table:name="Tabell34" table:style-name="Tabell34">
        <table:table-column table:style-name="Tabell34.A"/>
        <table:table-column table:style-name="Tabell34.B" table:number-columns-repeated="2"/>
        <table:table-column table:style-name="Tabell34.D"/>
        <table:table-column table:style-name="Tabell34.E"/>
        <table:table-row table:style-name="TableLine2596587476896">
          <table:table-cell table:style-name="Tabell34.A1" office:value-type="string">
            <text:p text:style-name="P258">Field</text:p>
          </table:table-cell>
          <table:table-cell table:style-name="Tabell34.A1" office:value-type="string">
            <text:p text:style-name="P258">Max value</text:p>
          </table:table-cell>
          <table:table-cell table:style-name="Tabell34.A1" office:value-type="string">
            <text:p text:style-name="P258">Min value</text:p>
          </table:table-cell>
          <table:table-cell table:style-name="Tabell34.A1" office:value-type="string">
            <text:p text:style-name="P277">Explanation</text:p>
          </table:table-cell>
          <table:table-cell table:style-name="Tabell34.E1" office:value-type="string">
            <text:p text:style-name="P277">Enum</text:p>
          </table:table-cell>
        </table:table-row>
        <table:table-row table:style-name="TableLine2596587468464">
          <table:table-cell table:style-name="Tabell34.A2" office:value-type="string">
            <text:p text:style-name="P191">Number of occurrences</text:p>
          </table:table-cell>
          <table:table-cell table:style-name="Tabell34.A2" office:value-type="string">
            <text:p text:style-name="P258">0x0</text:p>
          </table:table-cell>
          <table:table-cell table:style-name="Tabell34.A2" office:value-type="string">
            <text:p text:style-name="P293">0x<text:span text:style-name="T112">FF</text:span></text:p>
          </table:table-cell>
          <table:table-cell table:style-name="Tabell34.A2" office:value-type="string">
            <text:p text:style-name="P191"><text:span text:style-name="T50">How many </text:span><text:span text:style-name="T65">raw binary data</text:span><text:span text:style-name="T50"> we have</text:span></text:p>
          </table:table-cell>
          <table:table-cell table:style-name="Tabell34.E2" office:value-type="string">
            <text:p text:style-name="P384"/>
          </table:table-cell>
        </table:table-row>
        <table:table-row table:style-name="Tabell34.3">
          <table:table-cell table:style-name="Tabell34.A2" office:value-type="string">
            <text:p text:style-name="P192"><text:span text:style-name="T56">Raw binary data </text:span><text:span text:style-name="T115">1</text:span><text:span text:style-name="T113">-25</text:span><text:span text:style-name="T117">5</text:span></text:p>
          </table:table-cell>
          <table:table-cell table:style-name="Tabell34.A2" office:value-type="string">
            <text:p text:style-name="P317">0x0</text:p>
          </table:table-cell>
          <table:table-cell table:style-name="Tabell34.A2" office:value-type="string">
            <text:p text:style-name="P317">0x<text:span text:style-name="T113">FF</text:span></text:p>
          </table:table-cell>
          <table:table-cell table:style-name="Tabell34.A2" office:value-type="string">
            <text:p text:style-name="P76">Data to transfer</text:p>
          </table:table-cell>
          <table:table-cell table:style-name="Tabell34.E2" office:value-type="string">
            <text:p text:style-name="P37"/>
          </table:table-cell>
        </table:table-row>
      </table:table>
      <text:h text:style-name="Heading_20_1" text:outline-level="1"><text:bookmark-start text:name="__RefHeading___Toc4561_1827126013"/>ISO 11783 Protocol<text:bookmark-end text:name="__RefHeading___Toc4561_1827126013"/></text:h>
      <text:h text:style-name="Heading_20_2" text:outline-level="2"><text:bookmark-start text:name="__RefHeading___Toc4563_1827126013"/>ISO 11783-7 Application Layer<text:bookmark-end text:name="__RefHeading___Toc4563_1827126013"/></text:h>
      <text:p text:style-name="P403">This ISO standard is for agriculture, tractors and machinery.</text:p>
      <text:h text:style-name="Heading_20_3" text:outline-level="3"><text:bookmark-start text:name="__RefHeading___Toc4467_1222565161"/>Auxiliary Valve Command<text:bookmark-end text:name="__RefHeading___Toc4467_1222565161"/></text:h>
      <text:p text:style-name="P363">Auxiliary valve command is a command from an ECU to broadcast to all other ECU. All it does it to tell other ECU which valve they are going to use and how they are going to use it. <text:span text:style-name="T71">Maximum 16 valve numbers can be used, from 0 to 15 according to ISO 11783-7 standard.</text:span></text:p>
      <table:table table:name="Tabell17" table:style-name="Tabell17">
        <table:table-column table:style-name="Tabell17.A"/>
        <table:table-column table:style-name="Tabell17.B"/>
        <table:table-row table:style-name="TableLine2596587466288">
          <table:table-cell table:style-name="Tabell17.A1" office:value-type="string">
            <text:p text:style-name="P113">Message ID</text:p>
          </table:table-cell>
          <table:table-cell table:style-name="Tabell17.B1" office:value-type="string">
            <text:p text:style-name="P224"><text:span text:style-name="T70">0C</text:span> <text:span text:style-name="T70">FE</text:span> <text:span text:style-name="T70">(30+valve number)</text:span> "SA" </text:p>
          </table:table-cell>
        </table:table-row>
        <table:table-row table:style-name="TableLine2596587469552">
          <table:table-cell table:style-name="Tabell17.A2" office:value-type="string">
            <text:p text:style-name="P113">PGN</text:p>
          </table:table-cell>
          <table:table-cell table:style-name="Tabell17.B2" office:value-type="string">
            <text:p text:style-name="P224"><text:span text:style-name="T10">0x</text:span>00<text:span text:style-name="T70">FE(30+valve number)</text:span> (65072<text:span text:style-name="T70">+valve number</text:span>) </text:p>
          </table:table-cell>
        </table:table-row>
        <table:table-row table:style-name="TableLine2596587463840">
          <table:table-cell table:style-name="Tabell17.A2" office:value-type="string">
            <text:p text:style-name="P113">Peer to Peer/Broadcast</text:p>
          </table:table-cell>
          <table:table-cell table:style-name="Tabell17.B2" office:value-type="string">
            <text:p text:style-name="P221">Broadcast</text:p>
          </table:table-cell>
        </table:table-row>
        <table:table-row table:style-name="Tabell17.4">
          <table:table-cell table:style-name="Tabell17.A2" office:value-type="string">
            <text:p text:style-name="P113">Message length</text:p>
          </table:table-cell>
          <table:table-cell table:style-name="Tabell17.B2" office:value-type="string">
            <text:p text:style-name="P113"><text:span text:style-name="T12">8</text:span> bytes</text:p>
          </table:table-cell>
        </table:table-row>
        <table:table-row table:style-name="Tabell17.5">
          <table:table-cell table:style-name="Tabell17.A2" office:value-type="string">
            <text:p text:style-name="P113">Multipacket</text:p>
          </table:table-cell>
          <table:table-cell table:style-name="Tabell17.B2" office:value-type="string">
            <text:p text:style-name="P113">No</text:p>
          </table:table-cell>
        </table:table-row>
        <table:table-row table:style-name="Tabell17.5">
          <table:table-cell table:style-name="Tabell17.A2" office:value-type="string">
            <text:p text:style-name="P113">Byte 1</text:p>
          </table:table-cell>
          <table:table-cell table:style-name="Tabell17.B2" office:value-type="string">
            <text:p text:style-name="P225">Standard flow</text:p>
          </table:table-cell>
        </table:table-row>
        <table:table-row table:style-name="Tabell17.5">
          <table:table-cell table:style-name="Tabell17.A2" office:value-type="string">
            <text:p text:style-name="P201">Byte 2</text:p>
          </table:table-cell>
          <table:table-cell table:style-name="Tabell17.B2" office:value-type="string">
            <text:p text:style-name="P225">Fail safe mode [8..7], 0x3 (Reserved) [6..5], Valve state [4..1]</text:p>
          </table:table-cell>
        </table:table-row>
        <text:soft-page-break/>
        <table:table-row table:style-name="Tabell17.8">
          <table:table-cell table:style-name="Tabell17.A2" office:value-type="string">
            <text:p text:style-name="P113">Byte 3</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4</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5</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6</text:p>
          </table:table-cell>
          <table:table-cell table:style-name="Tabell17.B2" office:value-type="string">
            <text:p text:style-name="P225">0xFF (Reserved)</text:p>
          </table:table-cell>
        </table:table-row>
        <table:table-row table:style-name="Tabell17.8">
          <table:table-cell table:style-name="Tabell17.A2" office:value-type="string">
            <text:p text:style-name="P134">Byte 7</text:p>
          </table:table-cell>
          <table:table-cell table:style-name="Tabell17.B2" office:value-type="string">
            <text:p text:style-name="P225">0xFF (Reserved)</text:p>
          </table:table-cell>
        </table:table-row>
        <table:table-row table:style-name="Tabell17.13">
          <table:table-cell table:style-name="Tabell17.A2" office:value-type="string">
            <text:p text:style-name="P134">Byte 8</text:p>
          </table:table-cell>
          <table:table-cell table:style-name="Tabell17.B2" office:value-type="string">
            <text:p text:style-name="P225">0xFF (Reserved)</text:p>
          </table:table-cell>
        </table:table-row>
      </table:table>
      <text:p text:style-name="P51"/>
      <table:table table:name="Tabell35" table:style-name="Tabell35">
        <table:table-column table:style-name="Tabell35.A"/>
        <table:table-column table:style-name="Tabell35.B" table:number-columns-repeated="2"/>
        <table:table-column table:style-name="Tabell35.D"/>
        <table:table-column table:style-name="Tabell35.E"/>
        <table:table-row table:style-name="TableLine2596587462208">
          <table:table-cell table:style-name="Tabell35.A1" office:value-type="string">
            <text:p text:style-name="P259">Field</text:p>
          </table:table-cell>
          <table:table-cell table:style-name="Tabell35.A1" office:value-type="string">
            <text:p text:style-name="P259">Max value</text:p>
          </table:table-cell>
          <table:table-cell table:style-name="Tabell35.A1" office:value-type="string">
            <text:p text:style-name="P259">Min value</text:p>
          </table:table-cell>
          <table:table-cell table:style-name="Tabell35.A1" office:value-type="string">
            <text:p text:style-name="P278">Explanation</text:p>
          </table:table-cell>
          <table:table-cell table:style-name="Tabell35.E1" office:value-type="string">
            <text:p text:style-name="P278">Enum</text:p>
          </table:table-cell>
        </table:table-row>
        <table:table-row table:style-name="TableLine2596587484240">
          <table:table-cell table:style-name="Tabell35.A2" office:value-type="string">
            <text:p text:style-name="P231">Standard flow</text:p>
          </table:table-cell>
          <table:table-cell table:style-name="Tabell35.A2" office:value-type="string">
            <text:p text:style-name="P325">0x0</text:p>
          </table:table-cell>
          <table:table-cell table:style-name="Tabell35.A2" office:value-type="string">
            <text:p text:style-name="P325">0xFF</text:p>
          </table:table-cell>
          <table:table-cell table:style-name="Tabell35.A2" office:value-type="string">
            <text:p text:style-name="P325"><text:span text:style-name="T78">In practice, this is the position of the valve main spool</text:span> </text:p>
          </table:table-cell>
          <table:table-cell table:style-name="Tabell35.E2" office:value-type="string">
            <text:p text:style-name="P385"/>
          </table:table-cell>
        </table:table-row>
        <table:table-row table:style-name="Tabell35.3">
          <table:table-cell table:style-name="Tabell35.A2" office:value-type="string">
            <text:p text:style-name="P325">Fail safe mode</text:p>
          </table:table-cell>
          <table:table-cell table:style-name="Tabell35.A2" office:value-type="string">
            <text:p text:style-name="P325">0x0</text:p>
          </table:table-cell>
          <table:table-cell table:style-name="Tabell35.A2" office:value-type="string">
            <text:p text:style-name="P325">0x1</text:p>
          </table:table-cell>
          <table:table-cell table:style-name="Tabell35.A2" office:value-type="string">
            <text:p text:style-name="P47">1 <text:span text:style-name="T118">= Spool g</text:span>o to neutral</text:p>
            <text:p text:style-name="P77">0 = No fail safe mode</text:p>
          </table:table-cell>
          <table:table-cell table:style-name="Tabell35.E2" office:value-type="string">
            <text:p text:style-name="P38">ISO_11783_Enum_Auxiliary_And_General_Purpose_Valves.h</text:p>
          </table:table-cell>
        </table:table-row>
        <table:table-row table:style-name="Tabell35.3">
          <table:table-cell table:style-name="Tabell35.A2" office:value-type="string">
            <text:p text:style-name="P330">Valve state</text:p>
          </table:table-cell>
          <table:table-cell table:style-name="Tabell35.A2" office:value-type="string">
            <text:p text:style-name="P330">0x0</text:p>
          </table:table-cell>
          <table:table-cell table:style-name="Tabell35.A2" office:value-type="string">
            <text:p text:style-name="P330">0xF</text:p>
          </table:table-cell>
          <table:table-cell table:style-name="Tabell35.A2" office:value-type="string">
            <text:p text:style-name="P81">What way the valve should act</text:p>
          </table:table-cell>
          <table:table-cell table:style-name="Tabell35.E2" office:value-type="string">
            <text:p text:style-name="P38">ISO_11783_Enum_Auxiliary_And_General_Purpose_Valves.h</text:p>
          </table:table-cell>
        </table:table-row>
      </table:table>
      <text:h text:style-name="Heading_20_3" text:outline-level="3"><text:bookmark-start text:name="__RefHeading___Toc4469_1222565161"/>General Purpose Valve Command<text:bookmark-end text:name="__RefHeading___Toc4469_1222565161"/></text:h>
      <text:p text:style-name="P364">The difference between Auxiliary Valve Command and General Purpose Valve Command is that Auxiliary Valve Command can hold 16 valves meanwhile General Purpose Valve Command can hold 1 valve.</text:p>
      <table:table table:name="Tabell18" table:style-name="Tabell18">
        <table:table-column table:style-name="Tabell18.A"/>
        <table:table-column table:style-name="Tabell18.B"/>
        <table:table-row table:style-name="TableLine2596587472000">
          <table:table-cell table:style-name="Tabell18.A1" office:value-type="string">
            <text:p text:style-name="P114">Message ID</text:p>
          </table:table-cell>
          <table:table-cell table:style-name="Tabell18.B1" office:value-type="string">
            <text:p text:style-name="P233"><text:span text:style-name="T70">0C</text:span> <text:span text:style-name="T75">C4 "DA" </text:span>"SA" </text:p>
          </table:table-cell>
        </table:table-row>
        <table:table-row table:style-name="TableLine2596587495120">
          <table:table-cell table:style-name="Tabell18.A2" office:value-type="string">
            <text:p text:style-name="P114">PGN</text:p>
          </table:table-cell>
          <table:table-cell table:style-name="Tabell18.B2" office:value-type="string">
            <text:p text:style-name="P233"><text:span text:style-name="T10">0x</text:span>00<text:span text:style-name="T75">C400 </text:span>(50176) </text:p>
          </table:table-cell>
        </table:table-row>
        <table:table-row table:style-name="TableLine2596587491584">
          <table:table-cell table:style-name="Tabell18.A2" office:value-type="string">
            <text:p text:style-name="P114">Peer to Peer/Broadcast</text:p>
          </table:table-cell>
          <table:table-cell table:style-name="Tabell18.B2" office:value-type="string">
            <text:p text:style-name="P234">Peer to Peer</text:p>
          </table:table-cell>
        </table:table-row>
        <table:table-row table:style-name="Tabell18.4">
          <table:table-cell table:style-name="Tabell18.A2" office:value-type="string">
            <text:p text:style-name="P114">Message length</text:p>
          </table:table-cell>
          <table:table-cell table:style-name="Tabell18.B2" office:value-type="string">
            <text:p text:style-name="P114"><text:span text:style-name="T12">8</text:span> bytes</text:p>
          </table:table-cell>
        </table:table-row>
        <table:table-row table:style-name="Tabell18.5">
          <table:table-cell table:style-name="Tabell18.A2" office:value-type="string">
            <text:p text:style-name="P114">Multipacket</text:p>
          </table:table-cell>
          <table:table-cell table:style-name="Tabell18.B2" office:value-type="string">
            <text:p text:style-name="P114">No</text:p>
          </table:table-cell>
        </table:table-row>
        <table:table-row table:style-name="Tabell18.5">
          <table:table-cell table:style-name="Tabell18.A2" office:value-type="string">
            <text:p text:style-name="P114">Byte 1</text:p>
          </table:table-cell>
          <table:table-cell table:style-name="Tabell18.B2" office:value-type="string">
            <text:p text:style-name="P226">Standard flow</text:p>
          </table:table-cell>
        </table:table-row>
        <table:table-row table:style-name="Tabell18.5">
          <table:table-cell table:style-name="Tabell18.A2" office:value-type="string">
            <text:p text:style-name="P202">Byte 2</text:p>
          </table:table-cell>
          <table:table-cell table:style-name="Tabell18.B2" office:value-type="string">
            <text:p text:style-name="P226">Fail safe mode [8..7], 0x3 (Reserved) [6..5], Valve state [4..1]</text:p>
          </table:table-cell>
        </table:table-row>
        <table:table-row table:style-name="Tabell18.8">
          <table:table-cell table:style-name="Tabell18.A2" office:value-type="string">
            <text:p text:style-name="P114">Byte 3</text:p>
          </table:table-cell>
          <table:table-cell table:style-name="Tabell18.B2" office:value-type="string">
            <text:p text:style-name="P234">Extended flow LSB</text:p>
          </table:table-cell>
        </table:table-row>
        <table:table-row table:style-name="Tabell18.8">
          <table:table-cell table:style-name="Tabell18.A2" office:value-type="string">
            <text:p text:style-name="P135">Byte 4</text:p>
          </table:table-cell>
          <table:table-cell table:style-name="Tabell18.B2" office:value-type="string">
            <text:p text:style-name="P234">Extended flow MSB</text:p>
          </table:table-cell>
        </table:table-row>
        <table:table-row table:style-name="Tabell18.8">
          <table:table-cell table:style-name="Tabell18.A2" office:value-type="string">
            <text:p text:style-name="P135">Byte 5</text:p>
          </table:table-cell>
          <table:table-cell table:style-name="Tabell18.B2" office:value-type="string">
            <text:p text:style-name="P226">0xFF (Reserved)</text:p>
          </table:table-cell>
        </table:table-row>
        <table:table-row table:style-name="Tabell18.8">
          <table:table-cell table:style-name="Tabell18.A2" office:value-type="string">
            <text:p text:style-name="P135">Byte 6</text:p>
          </table:table-cell>
          <table:table-cell table:style-name="Tabell18.B2" office:value-type="string">
            <text:p text:style-name="P226">0xFF (Reserved)</text:p>
          </table:table-cell>
        </table:table-row>
        <table:table-row table:style-name="Tabell18.8">
          <table:table-cell table:style-name="Tabell18.A2" office:value-type="string">
            <text:p text:style-name="P135">Byte 7</text:p>
          </table:table-cell>
          <table:table-cell table:style-name="Tabell18.B2" office:value-type="string">
            <text:p text:style-name="P226">0xFF (Reserved)</text:p>
          </table:table-cell>
        </table:table-row>
        <table:table-row table:style-name="Tabell18.8">
          <table:table-cell table:style-name="Tabell18.A2" office:value-type="string">
            <text:p text:style-name="P135">Byte 8</text:p>
          </table:table-cell>
          <table:table-cell table:style-name="Tabell18.B2" office:value-type="string">
            <text:p text:style-name="P226">0xFF (Reserved)</text:p>
          </table:table-cell>
        </table:table-row>
      </table:table>
      <text:p text:style-name="P93"/>
      <table:table table:name="Tabell36" table:style-name="Tabell36">
        <table:table-column table:style-name="Tabell36.A"/>
        <table:table-column table:style-name="Tabell36.B" table:number-columns-repeated="2"/>
        <table:table-column table:style-name="Tabell36.D"/>
        <table:table-column table:style-name="Tabell36.E"/>
        <table:table-row table:style-name="TableLine2596587486416">
          <table:table-cell table:style-name="Tabell36.A1" office:value-type="string">
            <text:p text:style-name="P260">Field</text:p>
          </table:table-cell>
          <table:table-cell table:style-name="Tabell36.A1" office:value-type="string">
            <text:p text:style-name="P260">Max value</text:p>
          </table:table-cell>
          <table:table-cell table:style-name="Tabell36.A1" office:value-type="string">
            <text:p text:style-name="P260">Min value</text:p>
          </table:table-cell>
          <table:table-cell table:style-name="Tabell36.A1" office:value-type="string">
            <text:p text:style-name="P279">Explanation</text:p>
          </table:table-cell>
          <table:table-cell table:style-name="Tabell36.E1" office:value-type="string">
            <text:p text:style-name="P279">Enum</text:p>
          </table:table-cell>
        </table:table-row>
        <text:soft-page-break/>
        <table:table-row table:style-name="TableLine2596587485056">
          <table:table-cell table:style-name="Tabell36.A2" office:value-type="string">
            <text:p text:style-name="P232">Standard flow</text:p>
          </table:table-cell>
          <table:table-cell table:style-name="Tabell36.A2" office:value-type="string">
            <text:p text:style-name="P326">0x0</text:p>
          </table:table-cell>
          <table:table-cell table:style-name="Tabell36.A2" office:value-type="string">
            <text:p text:style-name="P326">0xFF</text:p>
          </table:table-cell>
          <table:table-cell table:style-name="Tabell36.A2" office:value-type="string">
            <text:p text:style-name="P326"><text:span text:style-name="T78">In practice, this is the position of the valve main spool</text:span> </text:p>
          </table:table-cell>
          <table:table-cell table:style-name="Tabell36.E2" office:value-type="string">
            <text:p text:style-name="P386"/>
          </table:table-cell>
        </table:table-row>
        <table:table-row table:style-name="Tabell36.3">
          <table:table-cell table:style-name="Tabell36.A2" office:value-type="string">
            <text:p text:style-name="P326">Fail safe mode</text:p>
          </table:table-cell>
          <table:table-cell table:style-name="Tabell36.A2" office:value-type="string">
            <text:p text:style-name="P326">0x0</text:p>
          </table:table-cell>
          <table:table-cell table:style-name="Tabell36.A2" office:value-type="string">
            <text:p text:style-name="P326">0x1</text:p>
          </table:table-cell>
          <table:table-cell table:style-name="Tabell36.A2" office:value-type="string">
            <text:p text:style-name="P48">1 <text:span text:style-name="T118">= Spool g</text:span>o to neutral</text:p>
            <text:p text:style-name="P78">0 = No fail safe mode</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0">Valve state</text:p>
          </table:table-cell>
          <table:table-cell table:style-name="Tabell36.A2" office:value-type="string">
            <text:p text:style-name="P330">0x0</text:p>
          </table:table-cell>
          <table:table-cell table:style-name="Tabell36.A2" office:value-type="string">
            <text:p text:style-name="P330">0xF</text:p>
          </table:table-cell>
          <table:table-cell table:style-name="Tabell36.A2" office:value-type="string">
            <text:p text:style-name="P81">What way the valve should act</text:p>
          </table:table-cell>
          <table:table-cell table:style-name="Tabell36.E2" office:value-type="string">
            <text:p text:style-name="P39">ISO_11783_Enum_Auxiliary_And_General_Purpose_Valves.h</text:p>
          </table:table-cell>
        </table:table-row>
        <table:table-row table:style-name="Tabell36.3">
          <table:table-cell table:style-name="Tabell36.A2" office:value-type="string">
            <text:p text:style-name="P330">Extended flow</text:p>
          </table:table-cell>
          <table:table-cell table:style-name="Tabell36.A2" office:value-type="string">
            <text:p text:style-name="P330">0x0</text:p>
          </table:table-cell>
          <table:table-cell table:style-name="Tabell36.A2" office:value-type="string">
            <text:p text:style-name="P330">0xFFFF</text:p>
          </table:table-cell>
          <table:table-cell table:style-name="Tabell36.A2" office:value-type="string">
            <text:p text:style-name="P81"><text:span text:style-name="T78">In practice, this is the position of the valve main spool</text:span><text:span text:style-name="T118"> </text:span>in higher precision</text:p>
          </table:table-cell>
          <table:table-cell table:style-name="Tabell36.E2" office:value-type="string">
            <text:p text:style-name="P39"/>
          </table:table-cell>
        </table:table-row>
      </table:table>
      <text:h text:style-name="Heading_20_3" text:outline-level="3"><text:bookmark-start text:name="__RefHeading___Toc4471_1222565161"/>Auxiliary Valve Estimated Flow<text:bookmark-end text:name="__RefHeading___Toc4471_1222565161"/></text:h>
      <text:p text:style-name="P365">Broadcast estimated flow from an auxiliary valve. Total 16 valves can be used, from 0 to 15.</text:p>
      <table:table table:name="Tabell19" table:style-name="Tabell19">
        <table:table-column table:style-name="Tabell19.A"/>
        <table:table-column table:style-name="Tabell19.B"/>
        <table:table-row table:style-name="TableLine2596587487232">
          <table:table-cell table:style-name="Tabell19.A1" office:value-type="string">
            <text:p text:style-name="P115">Message ID</text:p>
          </table:table-cell>
          <table:table-cell table:style-name="Tabell19.B1" office:value-type="string">
            <text:p text:style-name="P235"><text:span text:style-name="T70">0C</text:span> <text:span text:style-name="T70">FE</text:span> <text:span text:style-name="T70">(</text:span><text:span text:style-name="T76">1</text:span><text:span text:style-name="T70">0+valve number)</text:span> "SA" </text:p>
          </table:table-cell>
        </table:table-row>
        <table:table-row table:style-name="TableLine2596587480432">
          <table:table-cell table:style-name="Tabell19.A2" office:value-type="string">
            <text:p text:style-name="P115">PGN</text:p>
          </table:table-cell>
          <table:table-cell table:style-name="Tabell19.B2" office:value-type="string">
            <text:p text:style-name="P235"><text:span text:style-name="T10">0x</text:span>00<text:span text:style-name="T70">FE(</text:span><text:span text:style-name="T76">1</text:span><text:span text:style-name="T70">0+valve number)</text:span> (65040<text:span text:style-name="T70">+valve number</text:span>) </text:p>
          </table:table-cell>
        </table:table-row>
        <table:table-row table:style-name="TableLine2596587489408">
          <table:table-cell table:style-name="Tabell19.A2" office:value-type="string">
            <text:p text:style-name="P115">Peer to Peer/Broadcast</text:p>
          </table:table-cell>
          <table:table-cell table:style-name="Tabell19.B2" office:value-type="string">
            <text:p text:style-name="P222">Broadcast</text:p>
          </table:table-cell>
        </table:table-row>
        <table:table-row table:style-name="Tabell19.4">
          <table:table-cell table:style-name="Tabell19.A2" office:value-type="string">
            <text:p text:style-name="P115">Message length</text:p>
          </table:table-cell>
          <table:table-cell table:style-name="Tabell19.B2" office:value-type="string">
            <text:p text:style-name="P115"><text:span text:style-name="T12">8</text:span> bytes</text:p>
          </table:table-cell>
        </table:table-row>
        <table:table-row table:style-name="Tabell19.5">
          <table:table-cell table:style-name="Tabell19.A2" office:value-type="string">
            <text:p text:style-name="P115">Multipacket</text:p>
          </table:table-cell>
          <table:table-cell table:style-name="Tabell19.B2" office:value-type="string">
            <text:p text:style-name="P115">No</text:p>
          </table:table-cell>
        </table:table-row>
        <table:table-row table:style-name="Tabell19.5">
          <table:table-cell table:style-name="Tabell19.A2" office:value-type="string">
            <text:p text:style-name="P111">Repetition rate </text:p>
          </table:table-cell>
          <table:table-cell table:style-name="Tabell19.B2" office:value-type="string">
            <text:p text:style-name="P186">On request from other ECU</text:p>
          </table:table-cell>
        </table:table-row>
        <table:table-row table:style-name="Tabell19.5">
          <table:table-cell table:style-name="Tabell19.A2" office:value-type="string">
            <text:p text:style-name="P115">Byte 1</text:p>
          </table:table-cell>
          <table:table-cell table:style-name="Tabell19.B2" office:value-type="string">
            <text:p text:style-name="P236">Extend estimated flow <text:span text:style-name="T83">standard</text:span></text:p>
          </table:table-cell>
        </table:table-row>
        <table:table-row table:style-name="Tabell19.5">
          <table:table-cell table:style-name="Tabell19.A2" office:value-type="string">
            <text:p text:style-name="P203">Byte 2</text:p>
          </table:table-cell>
          <table:table-cell table:style-name="Tabell19.B2" office:value-type="string">
            <text:p text:style-name="P236">Retract estimated flow <text:span text:style-name="T83">standard</text:span></text:p>
          </table:table-cell>
        </table:table-row>
        <table:table-row table:style-name="Tabell19.9">
          <table:table-cell table:style-name="Tabell19.A2" office:value-type="string">
            <text:p text:style-name="P115">Byte 3</text:p>
          </table:table-cell>
          <table:table-cell table:style-name="Tabell19.B2" office:value-type="string">
            <text:p text:style-name="P228">Fail safe mode [8..7], 0x3 (Reserved) [6..5], Valve state [4..1]</text:p>
          </table:table-cell>
        </table:table-row>
        <table:table-row table:style-name="Tabell19.9">
          <table:table-cell table:style-name="Tabell19.A2" office:value-type="string">
            <text:p text:style-name="P136">Byte 4</text:p>
          </table:table-cell>
          <table:table-cell table:style-name="Tabell19.B2" office:value-type="string">
            <text:p text:style-name="P238">Limit [8..6], <text:span text:style-name="T77">0x1</text:span><text:span text:style-name="T124">F</text:span><text:span text:style-name="T77"> (Reserved)</text:span></text:p>
          </table:table-cell>
        </table:table-row>
        <table:table-row table:style-name="Tabell19.9">
          <table:table-cell table:style-name="Tabell19.A2" office:value-type="string">
            <text:p text:style-name="P136">Byte 5</text:p>
          </table:table-cell>
          <table:table-cell table:style-name="Tabell19.B2" office:value-type="string">
            <text:p text:style-name="P227">0xFF (Reserved)</text:p>
          </table:table-cell>
        </table:table-row>
        <table:table-row table:style-name="Tabell19.9">
          <table:table-cell table:style-name="Tabell19.A2" office:value-type="string">
            <text:p text:style-name="P136">Byte 6</text:p>
          </table:table-cell>
          <table:table-cell table:style-name="Tabell19.B2" office:value-type="string">
            <text:p text:style-name="P227">0xFF (Reserved)</text:p>
          </table:table-cell>
        </table:table-row>
        <table:table-row table:style-name="Tabell19.9">
          <table:table-cell table:style-name="Tabell19.A2" office:value-type="string">
            <text:p text:style-name="P136">Byte 7</text:p>
          </table:table-cell>
          <table:table-cell table:style-name="Tabell19.B2" office:value-type="string">
            <text:p text:style-name="P227">0xFF (Reserved)</text:p>
          </table:table-cell>
        </table:table-row>
        <table:table-row table:style-name="Tabell19.9">
          <table:table-cell table:style-name="Tabell19.A2" office:value-type="string">
            <text:p text:style-name="P136">Byte 8</text:p>
          </table:table-cell>
          <table:table-cell table:style-name="Tabell19.B2" office:value-type="string">
            <text:p text:style-name="P227">0xFF (Reserved)</text:p>
          </table:table-cell>
        </table:table-row>
      </table:table>
      <text:p text:style-name="P94"/>
      <table:table table:name="Tabell37" table:style-name="Tabell37">
        <table:table-column table:style-name="Tabell37.A"/>
        <table:table-column table:style-name="Tabell37.B" table:number-columns-repeated="2"/>
        <table:table-column table:style-name="Tabell37.D"/>
        <table:table-column table:style-name="Tabell37.E"/>
        <table:table-row table:style-name="TableLine2596587479344">
          <table:table-cell table:style-name="Tabell37.A1" office:value-type="string">
            <text:p text:style-name="P261">Field</text:p>
          </table:table-cell>
          <table:table-cell table:style-name="Tabell37.A1" office:value-type="string">
            <text:p text:style-name="P261">Max value</text:p>
          </table:table-cell>
          <table:table-cell table:style-name="Tabell37.A1" office:value-type="string">
            <text:p text:style-name="P261">Min value</text:p>
          </table:table-cell>
          <table:table-cell table:style-name="Tabell37.A1" office:value-type="string">
            <text:p text:style-name="P280">Explanation</text:p>
          </table:table-cell>
          <table:table-cell table:style-name="Tabell37.E1" office:value-type="string">
            <text:p text:style-name="P280">Enum</text:p>
          </table:table-cell>
        </table:table-row>
        <table:table-row table:style-name="TableLine2596587511984">
          <table:table-cell table:style-name="Tabell37.A2" office:value-type="string">
            <text:p text:style-name="P49"><text:span text:style-name="T77">Extend estimated flow </text:span><text:span text:style-name="T83">standard</text:span></text:p>
          </table:table-cell>
          <table:table-cell table:style-name="Tabell37.A2" office:value-type="string">
            <text:p text:style-name="P327">0x0</text:p>
          </table:table-cell>
          <table:table-cell table:style-name="Tabell37.A2" office:value-type="string">
            <text:p text:style-name="P327">0xFF</text:p>
          </table:table-cell>
          <table:table-cell table:style-name="Tabell37.A2" office:value-type="string">
            <text:p text:style-name="P327"><text:span text:style-name="T78">In practice, this is the </text:span><text:span text:style-name="T119">flow</text:span><text:span text:style-name="T78"> of the valve main spool</text:span> </text:p>
          </table:table-cell>
          <table:table-cell table:style-name="Tabell37.E2" office:value-type="string">
            <text:p text:style-name="P387"/>
          </table:table-cell>
        </table:table-row>
        <table:table-row table:style-name="TableLine2596587512800">
          <table:table-cell table:style-name="Tabell37.A2" office:value-type="string">
            <text:p text:style-name="P49"><text:span text:style-name="T119">Retract</text:span><text:span text:style-name="T77"> estimated flow </text:span><text:span text:style-name="T83">standard</text:span></text:p>
          </table:table-cell>
          <table:table-cell table:style-name="Tabell37.A2" office:value-type="string">
            <text:p text:style-name="P327">0x0</text:p>
          </table:table-cell>
          <table:table-cell table:style-name="Tabell37.A2" office:value-type="string">
            <text:p text:style-name="P327">0xFF</text:p>
          </table:table-cell>
          <table:table-cell table:style-name="Tabell37.A2" office:value-type="string">
            <text:p text:style-name="P327"><text:span text:style-name="T78">In practice, this is the </text:span><text:span text:style-name="T119">negative flow</text:span><text:span text:style-name="T78"> of the valve main spool</text:span> </text:p>
          </table:table-cell>
          <table:table-cell table:style-name="Tabell37.E2" office:value-type="string">
            <text:p text:style-name="P387"/>
          </table:table-cell>
        </table:table-row>
        <table:table-row table:style-name="Tabell37.4">
          <table:table-cell table:style-name="Tabell37.A2" office:value-type="string">
            <text:p text:style-name="P327">Fail safe <text:soft-page-break/>mode</text:p>
          </table:table-cell>
          <table:table-cell table:style-name="Tabell37.A2" office:value-type="string">
            <text:p text:style-name="P327">0x0</text:p>
          </table:table-cell>
          <table:table-cell table:style-name="Tabell37.A2" office:value-type="string">
            <text:p text:style-name="P327">0x1</text:p>
          </table:table-cell>
          <table:table-cell table:style-name="Tabell37.A2" office:value-type="string">
            <text:p text:style-name="P49">1 <text:span text:style-name="T118">= Spool g</text:span>o to neutral</text:p>
            <text:p text:style-name="P79"><text:soft-page-break/>0 = No fail safe mode</text:p>
          </table:table-cell>
          <table:table-cell table:style-name="Tabell37.E2" office:value-type="string">
            <text:p text:style-name="P40">ISO_11783_Enum_Auxiliary_An<text:soft-page-break/>d_General_Purpose_Valves.h</text:p>
          </table:table-cell>
        </table:table-row>
        <table:table-row table:style-name="Tabell37.4">
          <table:table-cell table:style-name="Tabell37.A2" office:value-type="string">
            <text:p text:style-name="P331">Valve state</text:p>
          </table:table-cell>
          <table:table-cell table:style-name="Tabell37.A2" office:value-type="string">
            <text:p text:style-name="P331">0x0</text:p>
          </table:table-cell>
          <table:table-cell table:style-name="Tabell37.A2" office:value-type="string">
            <text:p text:style-name="P331">0xF</text:p>
          </table:table-cell>
          <table:table-cell table:style-name="Tabell37.A2" office:value-type="string">
            <text:p text:style-name="P82">What way the valve should act</text:p>
          </table:table-cell>
          <table:table-cell table:style-name="Tabell37.E2" office:value-type="string">
            <text:p text:style-name="P40">ISO_11783_Enum_Auxiliary_And_General_Purpose_Valves.h</text:p>
          </table:table-cell>
        </table:table-row>
        <table:table-row table:style-name="Tabell37.4">
          <table:table-cell table:style-name="Tabell37.A2" office:value-type="string">
            <text:p text:style-name="P333">Limit</text:p>
          </table:table-cell>
          <table:table-cell table:style-name="Tabell37.A2" office:value-type="string">
            <text:p text:style-name="P331">0x0</text:p>
          </table:table-cell>
          <table:table-cell table:style-name="Tabell37.A2" office:value-type="string">
            <text:p text:style-name="P331">0x<text:span text:style-name="T120">7</text:span></text:p>
          </table:table-cell>
          <table:table-cell table:style-name="Tabell37.A2" office:value-type="string">
            <text:p text:style-name="P84">Limit code of the valve</text:p>
          </table:table-cell>
          <table:table-cell table:style-name="Tabell37.E2" office:value-type="string">
            <text:p text:style-name="P41">ISO_11783_Enum_Auxiliary_And_General_Purpose_Valves.h</text:p>
          </table:table-cell>
        </table:table-row>
      </table:table>
      <text:h text:style-name="Heading_20_3" text:outline-level="3"><text:bookmark-start text:name="__RefHeading___Toc4473_1222565161"/><text:span text:style-name="T80">General Purpose</text:span> Valve Estimated Flow<text:bookmark-end text:name="__RefHeading___Toc4473_1222565161"/></text:h>
      <text:p text:style-name="P366">Broadcast estimated flow from a <text:span text:style-name="T79">general purpose</text:span> valve.</text:p>
      <table:table table:name="Tabell20" table:style-name="Tabell20">
        <table:table-column table:style-name="Tabell20.A"/>
        <table:table-column table:style-name="Tabell20.B"/>
        <table:table-row table:style-name="TableLine2596587479888">
          <table:table-cell table:style-name="Tabell20.A1" office:value-type="string">
            <text:p text:style-name="P116">Message ID</text:p>
          </table:table-cell>
          <table:table-cell table:style-name="Tabell20.B1" office:value-type="string">
            <text:p text:style-name="P240"><text:span text:style-name="T70">0C</text:span> <text:span text:style-name="T79">C6</text:span> "<text:span text:style-name="T79">D</text:span>A" "SA" </text:p>
          </table:table-cell>
        </table:table-row>
        <table:table-row table:style-name="TableLine2596587502192">
          <table:table-cell table:style-name="Tabell20.A2" office:value-type="string">
            <text:p text:style-name="P116">PGN</text:p>
          </table:table-cell>
          <table:table-cell table:style-name="Tabell20.B2" office:value-type="string">
            <text:p text:style-name="P241"><text:span text:style-name="T82">0x</text:span>00C600 (50688) </text:p>
          </table:table-cell>
        </table:table-row>
        <table:table-row table:style-name="TableLine2596587502464">
          <table:table-cell table:style-name="Tabell20.A2" office:value-type="string">
            <text:p text:style-name="P116">Peer to Peer/Broadcast</text:p>
          </table:table-cell>
          <table:table-cell table:style-name="Tabell20.B2" office:value-type="string">
            <text:p text:style-name="P336">Peer to Peer</text:p>
          </table:table-cell>
        </table:table-row>
        <table:table-row table:style-name="Tabell20.4">
          <table:table-cell table:style-name="Tabell20.A2" office:value-type="string">
            <text:p text:style-name="P116">Message length</text:p>
          </table:table-cell>
          <table:table-cell table:style-name="Tabell20.B2" office:value-type="string">
            <text:p text:style-name="P116"><text:span text:style-name="T12">8</text:span> bytes</text:p>
          </table:table-cell>
        </table:table-row>
        <table:table-row table:style-name="Tabell20.5">
          <table:table-cell table:style-name="Tabell20.A2" office:value-type="string">
            <text:p text:style-name="P116">Multipacket</text:p>
          </table:table-cell>
          <table:table-cell table:style-name="Tabell20.B2" office:value-type="string">
            <text:p text:style-name="P116">No</text:p>
          </table:table-cell>
        </table:table-row>
        <table:table-row table:style-name="Tabell20.5">
          <table:table-cell table:style-name="Tabell20.A2" office:value-type="string">
            <text:p text:style-name="P111">Repetition rate </text:p>
          </table:table-cell>
          <table:table-cell table:style-name="Tabell20.B2" office:value-type="string">
            <text:p text:style-name="P186">On request from other ECU</text:p>
          </table:table-cell>
        </table:table-row>
        <table:table-row table:style-name="Tabell20.5">
          <table:table-cell table:style-name="Tabell20.A2" office:value-type="string">
            <text:p text:style-name="P116">Byte 1</text:p>
          </table:table-cell>
          <table:table-cell table:style-name="Tabell20.B2" office:value-type="string">
            <text:p text:style-name="P237">Extend estimated flow <text:span text:style-name="T83">standard</text:span></text:p>
          </table:table-cell>
        </table:table-row>
        <table:table-row table:style-name="Tabell20.5">
          <table:table-cell table:style-name="Tabell20.A2" office:value-type="string">
            <text:p text:style-name="P204">Byte 2</text:p>
          </table:table-cell>
          <table:table-cell table:style-name="Tabell20.B2" office:value-type="string">
            <text:p text:style-name="P237">Retract estimated flow <text:span text:style-name="T83">standard</text:span></text:p>
          </table:table-cell>
        </table:table-row>
        <table:table-row table:style-name="Tabell20.9">
          <table:table-cell table:style-name="Tabell20.A2" office:value-type="string">
            <text:p text:style-name="P116">Byte 3</text:p>
          </table:table-cell>
          <table:table-cell table:style-name="Tabell20.B2" office:value-type="string">
            <text:p text:style-name="P229">Fail safe mode [8..7], 0x3 (Reserved) [6..5], Valve state [4..1]</text:p>
          </table:table-cell>
        </table:table-row>
        <table:table-row table:style-name="Tabell20.9">
          <table:table-cell table:style-name="Tabell20.A2" office:value-type="string">
            <text:p text:style-name="P137">Byte 4</text:p>
          </table:table-cell>
          <table:table-cell table:style-name="Tabell20.B2" office:value-type="string">
            <text:p text:style-name="P239">Limit [8..6], <text:span text:style-name="T77">0x1</text:span><text:span text:style-name="T123">F</text:span><text:span text:style-name="T77"> (Reserved)</text:span></text:p>
          </table:table-cell>
        </table:table-row>
        <table:table-row table:style-name="Tabell20.9">
          <table:table-cell table:style-name="Tabell20.A2" office:value-type="string">
            <text:p text:style-name="P137">Byte 5</text:p>
          </table:table-cell>
          <table:table-cell table:style-name="Tabell20.B2" office:value-type="string">
            <text:p text:style-name="P242">Extend estimated flow extended LSB</text:p>
          </table:table-cell>
        </table:table-row>
        <table:table-row table:style-name="Tabell20.9">
          <table:table-cell table:style-name="Tabell20.A2" office:value-type="string">
            <text:p text:style-name="P137">Byte 6</text:p>
          </table:table-cell>
          <table:table-cell table:style-name="Tabell20.B2" office:value-type="string">
            <text:p text:style-name="P242">Extend estimated flow extended MSB</text:p>
          </table:table-cell>
        </table:table-row>
        <table:table-row table:style-name="Tabell20.9">
          <table:table-cell table:style-name="Tabell20.A2" office:value-type="string">
            <text:p text:style-name="P137">Byte 7</text:p>
          </table:table-cell>
          <table:table-cell table:style-name="Tabell20.B2" office:value-type="string">
            <text:p text:style-name="P242">Retract estimated flow extended LSB</text:p>
          </table:table-cell>
        </table:table-row>
        <table:table-row table:style-name="Tabell20.9">
          <table:table-cell table:style-name="Tabell20.A2" office:value-type="string">
            <text:p text:style-name="P137">Byte 8</text:p>
          </table:table-cell>
          <table:table-cell table:style-name="Tabell20.B2" office:value-type="string">
            <text:p text:style-name="P242">Retract estimated flow extended MSB</text:p>
          </table:table-cell>
        </table:table-row>
      </table:table>
      <text:p text:style-name="P53"/>
      <table:table table:name="Tabell38" table:style-name="Tabell38">
        <table:table-column table:style-name="Tabell38.A"/>
        <table:table-column table:style-name="Tabell38.B" table:number-columns-repeated="2"/>
        <table:table-column table:style-name="Tabell38.D"/>
        <table:table-column table:style-name="Tabell38.E"/>
        <table:table-row table:style-name="TableLine2596587506272">
          <table:table-cell table:style-name="Tabell38.A1" office:value-type="string">
            <text:p text:style-name="P262">Field</text:p>
          </table:table-cell>
          <table:table-cell table:style-name="Tabell38.A1" office:value-type="string">
            <text:p text:style-name="P262">Max value</text:p>
          </table:table-cell>
          <table:table-cell table:style-name="Tabell38.A1" office:value-type="string">
            <text:p text:style-name="P262">Min value</text:p>
          </table:table-cell>
          <table:table-cell table:style-name="Tabell38.A1" office:value-type="string">
            <text:p text:style-name="P281">Explanation</text:p>
          </table:table-cell>
          <table:table-cell table:style-name="Tabell38.E1" office:value-type="string">
            <text:p text:style-name="P281">Enum</text:p>
          </table:table-cell>
        </table:table-row>
        <table:table-row table:style-name="TableLine2596587503280">
          <table:table-cell table:style-name="Tabell38.A2" office:value-type="string">
            <text:p text:style-name="P50"><text:span text:style-name="T77">Extend estimated flow </text:span><text:span text:style-name="T83">standard</text:span></text:p>
          </table:table-cell>
          <table:table-cell table:style-name="Tabell38.A2" office:value-type="string">
            <text:p text:style-name="P328">0x0</text:p>
          </table:table-cell>
          <table:table-cell table:style-name="Tabell38.A2" office:value-type="string">
            <text:p text:style-name="P328">0xFF</text:p>
          </table:table-cell>
          <table:table-cell table:style-name="Tabell38.A2" office:value-type="string">
            <text:p text:style-name="P328"><text:span text:style-name="T78">In practice, this is the </text:span><text:span text:style-name="T119">flow</text:span><text:span text:style-name="T78"> of the valve main spool</text:span> </text:p>
          </table:table-cell>
          <table:table-cell table:style-name="Tabell38.E2" office:value-type="string">
            <text:p text:style-name="P388"/>
          </table:table-cell>
        </table:table-row>
        <table:table-row table:style-name="TableLine2596587503552">
          <table:table-cell table:style-name="Tabell38.A2" office:value-type="string">
            <text:p text:style-name="P50"><text:span text:style-name="T119">Retract</text:span><text:span text:style-name="T77"> estimated flow </text:span><text:span text:style-name="T83">standard</text:span></text:p>
          </table:table-cell>
          <table:table-cell table:style-name="Tabell38.A2" office:value-type="string">
            <text:p text:style-name="P328">0x0</text:p>
          </table:table-cell>
          <table:table-cell table:style-name="Tabell38.A2" office:value-type="string">
            <text:p text:style-name="P328">0xFF</text:p>
          </table:table-cell>
          <table:table-cell table:style-name="Tabell38.A2" office:value-type="string">
            <text:p text:style-name="P328"><text:span text:style-name="T78">In practice, this is the </text:span><text:span text:style-name="T119">negative flow</text:span><text:span text:style-name="T78"> of the valve main spool</text:span> </text:p>
          </table:table-cell>
          <table:table-cell table:style-name="Tabell38.E2" office:value-type="string">
            <text:p text:style-name="P388"/>
          </table:table-cell>
        </table:table-row>
        <table:table-row table:style-name="Tabell38.4">
          <table:table-cell table:style-name="Tabell38.A2" office:value-type="string">
            <text:p text:style-name="P328">Fail safe mode</text:p>
          </table:table-cell>
          <table:table-cell table:style-name="Tabell38.A2" office:value-type="string">
            <text:p text:style-name="P328">0x0</text:p>
          </table:table-cell>
          <table:table-cell table:style-name="Tabell38.A2" office:value-type="string">
            <text:p text:style-name="P328">0x1</text:p>
          </table:table-cell>
          <table:table-cell table:style-name="Tabell38.A2" office:value-type="string">
            <text:p text:style-name="P50">1 <text:span text:style-name="T118">= Spool g</text:span>o to neutral</text:p>
            <text:p text:style-name="P80">0 = No fail safe mode</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2">Valve state</text:p>
          </table:table-cell>
          <table:table-cell table:style-name="Tabell38.A2" office:value-type="string">
            <text:p text:style-name="P332">0x0</text:p>
          </table:table-cell>
          <table:table-cell table:style-name="Tabell38.A2" office:value-type="string">
            <text:p text:style-name="P332">0xF</text:p>
          </table:table-cell>
          <table:table-cell table:style-name="Tabell38.A2" office:value-type="string">
            <text:p text:style-name="P83">What way the valve should act</text:p>
          </table:table-cell>
          <table:table-cell table:style-name="Tabell38.E2" office:value-type="string">
            <text:p text:style-name="P42">ISO_11783_Enum_Auxiliary_And_General_Purpose_Valves.h</text:p>
          </table:table-cell>
        </table:table-row>
        <table:table-row table:style-name="Tabell38.4">
          <table:table-cell table:style-name="Tabell38.A2" office:value-type="string">
            <text:p text:style-name="P334">Limit</text:p>
          </table:table-cell>
          <table:table-cell table:style-name="Tabell38.A2" office:value-type="string">
            <text:p text:style-name="P332">0x0</text:p>
          </table:table-cell>
          <table:table-cell table:style-name="Tabell38.A2" office:value-type="string">
            <text:p text:style-name="P332">0x<text:span text:style-name="T120">7</text:span></text:p>
          </table:table-cell>
          <table:table-cell table:style-name="Tabell38.A2" office:value-type="string">
            <text:p text:style-name="P85">Limit code of the valve</text:p>
          </table:table-cell>
          <table:table-cell table:style-name="Tabell38.E2" office:value-type="string">
            <text:p text:style-name="P42">ISO_11783_Enum_Auxiliary_And_General_Purpose_Valves.h</text:p>
          </table:table-cell>
        </table:table-row>
        <text:soft-page-break/>
        <table:table-row table:style-name="Tabell38.4">
          <table:table-cell table:style-name="Tabell38.A2" office:value-type="string">
            <text:p text:style-name="P52">Extend estimated flow extended</text:p>
          </table:table-cell>
          <table:table-cell table:style-name="Tabell38.A2" office:value-type="string">
            <text:p text:style-name="P335">0x0</text:p>
          </table:table-cell>
          <table:table-cell table:style-name="Tabell38.A2" office:value-type="string">
            <text:p text:style-name="P335">0xFFFF</text:p>
          </table:table-cell>
          <table:table-cell table:style-name="Tabell38.A2" office:value-type="string">
            <text:p text:style-name="P328"><text:span text:style-name="T78">In practice, this is the </text:span><text:span text:style-name="T121">high precision </text:span><text:span text:style-name="T119">flow</text:span><text:span text:style-name="T78"> of the valve main spool</text:span> </text:p>
          </table:table-cell>
          <table:table-cell table:style-name="Tabell38.E2" office:value-type="string">
            <text:p text:style-name="P42"/>
          </table:table-cell>
        </table:table-row>
        <table:table-row table:style-name="Tabell38.4">
          <table:table-cell table:style-name="Tabell38.A2" office:value-type="string">
            <text:p text:style-name="P52"><text:span text:style-name="T121">Retract</text:span> estimated flow extended</text:p>
          </table:table-cell>
          <table:table-cell table:style-name="Tabell38.A2" office:value-type="string">
            <text:p text:style-name="P335">0x0</text:p>
          </table:table-cell>
          <table:table-cell table:style-name="Tabell38.A2" office:value-type="string">
            <text:p text:style-name="P335">0xFFFF</text:p>
          </table:table-cell>
          <table:table-cell table:style-name="Tabell38.A2" office:value-type="string">
            <text:p text:style-name="P328"><text:span text:style-name="T78">In practice, this is the </text:span><text:span text:style-name="T121">negative high precision </text:span><text:span text:style-name="T119">flow</text:span><text:span text:style-name="T78"> of the valve main spool</text:span> </text:p>
          </table:table-cell>
          <table:table-cell table:style-name="Tabell38.E2" office:value-type="string">
            <text:p text:style-name="P42"/>
          </table:table-cell>
        </table:table-row>
      </table:table>
      <text:h text:style-name="Heading_20_3" text:outline-level="3"><text:bookmark-start text:name="__RefHeading___Toc4475_1222565161"/>Auxiliary Valve <text:span text:style-name="T81">Measured Position</text:span><text:bookmark-end text:name="__RefHeading___Toc4475_1222565161"/></text:h>
      <text:p text:style-name="P367">Broadcast <text:span text:style-name="T84">measured</text:span> <text:span text:style-name="T84">position</text:span> from an auxiliary valve. Total 16 valves can be used, from 0 to 15.</text:p>
      <table:table table:name="Tabell21" table:style-name="Tabell21">
        <table:table-column table:style-name="Tabell21.A"/>
        <table:table-column table:style-name="Tabell21.B"/>
        <table:table-row table:style-name="TableLine2596587496752">
          <table:table-cell table:style-name="Tabell21.A1" office:value-type="string">
            <text:p text:style-name="P117">Message ID</text:p>
          </table:table-cell>
          <table:table-cell table:style-name="Tabell21.B1" office:value-type="string">
            <text:p text:style-name="P243"><text:span text:style-name="T70">0C</text:span> <text:span text:style-name="T70">F</text:span><text:span text:style-name="T84">F</text:span> <text:span text:style-name="T70">(</text:span><text:span text:style-name="T84">2</text:span><text:span text:style-name="T70">0+valve number)</text:span> "SA" </text:p>
          </table:table-cell>
        </table:table-row>
        <table:table-row table:style-name="TableLine2596587510896">
          <table:table-cell table:style-name="Tabell21.A2" office:value-type="string">
            <text:p text:style-name="P117">PGN</text:p>
          </table:table-cell>
          <table:table-cell table:style-name="Tabell21.B2" office:value-type="string">
            <text:p text:style-name="P243"><text:span text:style-name="T10">0x</text:span>00<text:span text:style-name="T70">F</text:span><text:span text:style-name="T84">F</text:span><text:span text:style-name="T70">(</text:span><text:span text:style-name="T84">2</text:span><text:span text:style-name="T70">0+valve number)</text:span> (65312<text:span text:style-name="T70">+valve number</text:span>) </text:p>
          </table:table-cell>
        </table:table-row>
        <table:table-row table:style-name="TableLine2596587497568">
          <table:table-cell table:style-name="Tabell21.A2" office:value-type="string">
            <text:p text:style-name="P117">Peer to Peer/Broadcast</text:p>
          </table:table-cell>
          <table:table-cell table:style-name="Tabell21.B2" office:value-type="string">
            <text:p text:style-name="P223">Broadcast</text:p>
          </table:table-cell>
        </table:table-row>
        <table:table-row table:style-name="Tabell21.4">
          <table:table-cell table:style-name="Tabell21.A2" office:value-type="string">
            <text:p text:style-name="P117">Message length</text:p>
          </table:table-cell>
          <table:table-cell table:style-name="Tabell21.B2" office:value-type="string">
            <text:p text:style-name="P117"><text:span text:style-name="T12">8</text:span> bytes</text:p>
          </table:table-cell>
        </table:table-row>
        <table:table-row table:style-name="Tabell21.5">
          <table:table-cell table:style-name="Tabell21.A2" office:value-type="string">
            <text:p text:style-name="P117">Multipacket</text:p>
          </table:table-cell>
          <table:table-cell table:style-name="Tabell21.B2" office:value-type="string">
            <text:p text:style-name="P117">No</text:p>
          </table:table-cell>
        </table:table-row>
        <table:table-row table:style-name="Tabell21.5">
          <table:table-cell table:style-name="Tabell21.A2" office:value-type="string">
            <text:p text:style-name="P111">Repetition rate </text:p>
          </table:table-cell>
          <table:table-cell table:style-name="Tabell21.B2" office:value-type="string">
            <text:p text:style-name="P186">On request from other ECU</text:p>
          </table:table-cell>
        </table:table-row>
        <table:table-row table:style-name="Tabell21.5">
          <table:table-cell table:style-name="Tabell21.A2" office:value-type="string">
            <text:p text:style-name="P117">Byte 1</text:p>
          </table:table-cell>
          <table:table-cell table:style-name="Tabell21.B2" office:value-type="string">
            <text:p text:style-name="P244">Measured position procent LSB</text:p>
          </table:table-cell>
        </table:table-row>
        <table:table-row table:style-name="Tabell21.5">
          <table:table-cell table:style-name="Tabell21.A2" office:value-type="string">
            <text:p text:style-name="P205">Byte 2</text:p>
          </table:table-cell>
          <table:table-cell table:style-name="Tabell21.B2" office:value-type="string">
            <text:p text:style-name="P244">Measured position procent MSB</text:p>
          </table:table-cell>
        </table:table-row>
        <table:table-row table:style-name="Tabell21.9">
          <table:table-cell table:style-name="Tabell21.A2" office:value-type="string">
            <text:p text:style-name="P117">Byte 3</text:p>
          </table:table-cell>
          <table:table-cell table:style-name="Tabell21.B2" office:value-type="string">
            <text:p text:style-name="P244">Valve state</text:p>
          </table:table-cell>
        </table:table-row>
        <table:table-row table:style-name="Tabell21.9">
          <table:table-cell table:style-name="Tabell21.A2" office:value-type="string">
            <text:p text:style-name="P138">Byte 4</text:p>
          </table:table-cell>
          <table:table-cell table:style-name="Tabell21.B2" office:value-type="string">
            <text:p text:style-name="P244">Measured position micrometer LSB</text:p>
          </table:table-cell>
        </table:table-row>
        <table:table-row table:style-name="Tabell21.9">
          <table:table-cell table:style-name="Tabell21.A2" office:value-type="string">
            <text:p text:style-name="P138">Byte 5</text:p>
          </table:table-cell>
          <table:table-cell table:style-name="Tabell21.B2" office:value-type="string">
            <text:p text:style-name="P244">Measured position micrometer MSB</text:p>
          </table:table-cell>
        </table:table-row>
        <table:table-row table:style-name="Tabell21.9">
          <table:table-cell table:style-name="Tabell21.A2" office:value-type="string">
            <text:p text:style-name="P138">Byte 6</text:p>
          </table:table-cell>
          <table:table-cell table:style-name="Tabell21.B2" office:value-type="string">
            <text:p text:style-name="P230">0xFF (Reserved)</text:p>
          </table:table-cell>
        </table:table-row>
        <table:table-row table:style-name="Tabell21.9">
          <table:table-cell table:style-name="Tabell21.A2" office:value-type="string">
            <text:p text:style-name="P138">Byte 7</text:p>
          </table:table-cell>
          <table:table-cell table:style-name="Tabell21.B2" office:value-type="string">
            <text:p text:style-name="P230">0xFF (Reserved)</text:p>
          </table:table-cell>
        </table:table-row>
        <table:table-row table:style-name="Tabell21.9">
          <table:table-cell table:style-name="Tabell21.A2" office:value-type="string">
            <text:p text:style-name="P138">Byte 8</text:p>
          </table:table-cell>
          <table:table-cell table:style-name="Tabell21.B2" office:value-type="string">
            <text:p text:style-name="P230">0xFF (Reserved)</text:p>
          </table:table-cell>
        </table:table-row>
      </table:table>
      <text:p text:style-name="P55"/>
      <table:table table:name="Tabell39" table:style-name="Tabell39">
        <table:table-column table:style-name="Tabell39.A"/>
        <table:table-column table:style-name="Tabell39.B" table:number-columns-repeated="2"/>
        <table:table-column table:style-name="Tabell39.D"/>
        <table:table-column table:style-name="Tabell39.E"/>
        <table:table-row table:style-name="TableLine2596587503008">
          <table:table-cell table:style-name="Tabell39.A1" office:value-type="string">
            <text:p text:style-name="P263">Field</text:p>
          </table:table-cell>
          <table:table-cell table:style-name="Tabell39.A1" office:value-type="string">
            <text:p text:style-name="P263">Max value</text:p>
          </table:table-cell>
          <table:table-cell table:style-name="Tabell39.A1" office:value-type="string">
            <text:p text:style-name="P263">Min value</text:p>
          </table:table-cell>
          <table:table-cell table:style-name="Tabell39.A1" office:value-type="string">
            <text:p text:style-name="P282">Explanation</text:p>
          </table:table-cell>
          <table:table-cell table:style-name="Tabell39.E1" office:value-type="string">
            <text:p text:style-name="P282">Enum</text:p>
          </table:table-cell>
        </table:table-row>
        <table:table-row table:style-name="TableLine2596587517696">
          <table:table-cell table:style-name="Tabell39.A2" office:value-type="string">
            <text:p text:style-name="P54">Measured position procent</text:p>
          </table:table-cell>
          <table:table-cell table:style-name="Tabell39.A2" office:value-type="string">
            <text:p text:style-name="P329">0x0</text:p>
          </table:table-cell>
          <table:table-cell table:style-name="Tabell39.A2" office:value-type="string">
            <text:p text:style-name="P329">0xFF<text:span text:style-name="T122">FF</text:span></text:p>
          </table:table-cell>
          <table:table-cell table:style-name="Tabell39.A2" office:value-type="string">
            <text:p text:style-name="P329"><text:span text:style-name="T78">In practice, this is the </text:span><text:span text:style-name="T122">position in procent</text:span><text:span text:style-name="T78"> of main spool</text:span> </text:p>
          </table:table-cell>
          <table:table-cell table:style-name="Tabell39.E2" office:value-type="string">
            <text:p text:style-name="P389"/>
          </table:table-cell>
        </table:table-row>
        <table:table-row table:style-name="TableLine2596587514160">
          <table:table-cell table:style-name="Tabell39.A2" office:value-type="string">
            <text:p text:style-name="P332">Valve state</text:p>
          </table:table-cell>
          <table:table-cell table:style-name="Tabell39.A2" office:value-type="string">
            <text:p text:style-name="P332">0x0</text:p>
          </table:table-cell>
          <table:table-cell table:style-name="Tabell39.A2" office:value-type="string">
            <text:p text:style-name="P332">0xF</text:p>
          </table:table-cell>
          <table:table-cell table:style-name="Tabell39.A2" office:value-type="string">
            <text:p text:style-name="P83">What way the valve should act</text:p>
          </table:table-cell>
          <table:table-cell table:style-name="Tabell39.E2" office:value-type="string">
            <text:p text:style-name="P42">ISO_11783_Enum_Auxiliary_And_General_Purpose_Valves.h</text:p>
          </table:table-cell>
        </table:table-row>
        <table:table-row table:style-name="Tabell39.4">
          <table:table-cell table:style-name="Tabell39.A2" office:value-type="string">
            <text:p text:style-name="P54">Measured position micrometer</text:p>
          </table:table-cell>
          <table:table-cell table:style-name="Tabell39.A2" office:value-type="string">
            <text:p text:style-name="P329">0x0</text:p>
          </table:table-cell>
          <table:table-cell table:style-name="Tabell39.A2" office:value-type="string">
            <text:p text:style-name="P329">0x<text:span text:style-name="T122">FFFF</text:span></text:p>
          </table:table-cell>
          <table:table-cell table:style-name="Tabell39.A2" office:value-type="string">
            <text:p text:style-name="P329"><text:span text:style-name="T78">In practice, this is the </text:span><text:span text:style-name="T122">position in micrometer</text:span><text:span text:style-name="T78"> of main spool</text:span> </text:p>
          </table:table-cell>
          <table:table-cell table:style-name="Tabell39.E2" office:value-type="string">
            <text:p text:style-name="P43">ISO_11783_Enum_Auxiliary_And_General_Purpose_Valves.h</text:p>
          </table:table-cell>
        </table:table-row>
      </table:table>
      <text:p text:style-name="P8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1" svg:font-family="'Noto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igure_20__28_user_29_" style:display-name="Figure (user)" style:family="paragraph" style:parent-style-name="Caption"/>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kt_20_utan_20_fyllning" style:display-name="Objekt utan fyllning"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kt_20_utan_20_fyllning_20_och_20_utan_20_linjer" style:display-name="Objekt utan fyllning och utan linjer"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4pt" style:font-size-asian="44pt"/>
    </style:style>
    <style:style style:name="Rubrik_20_A4" style:display-name="Rubrik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4" style:default-outline-level="">
      <style:text-properties style:font-name="Noto Sans" fo:font-family="'Noto Sans'" style:font-family-generic="roman" style:font-pitch="variable" fo:font-size="96pt" style:font-size-asian="96pt"/>
    </style:style>
    <style:style style:name="Rubrik_20_A0" style:display-name="Rubrik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fik"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Former" style:family="paragraph" style:parent-style-name="Grafik" style:default-outline-level="">
      <style:text-properties style:font-name="Liberation Sans1" fo:font-family="'Liberation Sans'" style:font-family-generic="roman" style:font-pitch="variable" fo:font-size="14pt" fo:font-weight="bold" style:font-size-asian="14pt" style:font-weight-asian="bold"/>
    </style:style>
    <style:style style:name="Fyll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Fylld_20_blå" style:display-name="Fylld blå"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rön" style:display-name="Fylld grön"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röd" style:display-name="Fylld röd"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ylld_20_gul" style:display-name="Fylld gul" style:family="paragraph" style:parent-style-name="Fylld"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Skisserad" style:family="paragraph" style:parent-style-name="Former" style:default-outline-level="">
      <style:text-properties style:font-name="Liberation Sans1" fo:font-family="'Liberation Sans'" style:font-family-generic="roman" style:font-pitch="variable" fo:font-size="14pt" fo:font-weight="bold" style:font-size-asian="14pt" style:font-weight-asian="bold"/>
    </style:style>
    <style:style style:name="Skisserad_20_blå" style:display-name="Skisserad blå" style:family="paragraph" style:parent-style-name="Skisserad"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Skisserad_20_grön" style:display-name="Skisserad grön" style:family="paragraph" style:parent-style-name="Skisserad"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Skisserad_20_röd" style:display-name="Skisserad röd" style:family="paragraph" style:parent-style-name="Skisserad"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Skisserad_20_gul" style:display-name="Skisserad gul" style:family="paragraph" style:parent-style-name="Skisserad"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njer" style:family="paragraph" style:parent-style-name="Grafik" style:default-outline-level="">
      <style:text-properties style:font-name="Liberation Sans1" fo:font-family="'Liberation Sans'" style:font-family-generic="roman" style:font-pitch="variable" fo:font-size="18pt" style:font-size-asian="18pt"/>
    </style:style>
    <style:style style:name="Pillinje" style:family="paragraph" style:parent-style-name="Linjer" style:default-outline-level="">
      <style:text-properties style:font-name="Liberation Sans1" fo:font-family="'Liberation Sans'" style:font-family-generic="roman" style:font-pitch="variable" fo:font-size="18pt" style:font-size-asian="18pt"/>
    </style:style>
    <style:style style:name="Streckad_20_linje" style:display-name="Streckad linje" style:family="paragraph" style:parent-style-name="Linjer"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name-asian="Tahoma" style:font-family-asian="Tahoma"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Arial" fo:font-family="Arial" style:font-family-generic="roman" style:font-pitch="variable" fo:font-size="18pt" style:letter-kerning="true" style:font-size-asian="18pt"/>
    </style:style>
    <style:style style:name="Bakgrundsobjekt"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k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Anteckningar"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sposition_20_1" style:display-name="Disposition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Disposition_20_2" style:display-name="Disposition 2" style:family="paragraph" style:parent-style-name="Disposition_20_1" style:default-outline-level="">
      <style:paragraph-properties fo:margin-top="0.4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isposition_20_3" style:display-name="Disposition 3" style:family="paragraph" style:parent-style-name="Disposition_20_2" style:default-outline-level="">
      <style:paragraph-properties fo:margin-top="0.3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isposition_20_4" style:display-name="Disposition 4" style:family="paragraph" style:parent-style-name="Disposition_20_3" style:default-outline-level="">
      <style:paragraph-properties fo:margin-top="0.199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5" style:display-name="Disposition 5" style:family="paragraph" style:parent-style-name="Disposition_20_4"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6" style:display-name="Disposition 6" style:family="paragraph" style:parent-style-name="Disposition_20_5"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7" style:display-name="Disposition 7" style:family="paragraph" style:parent-style-name="Disposition_20_6"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8" style:display-name="Disposition 8" style:family="paragraph" style:parent-style-name="Disposition_20_7"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isposition_20_9" style:display-name="Disposition 9" style:family="paragraph" style:parent-style-name="Disposition_20_8" style:default-outline-level="">
      <style:paragraph-properties fo:margin-top="0.101cm" fo:margin-bottom="0cm" style:contextual-spacing="false"/>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number number:decimal-places="0" number:min-decimal-places="0" number:min-integer-digits="1" number:grouping="true"/>
      <number:text> </number:text>
      <number:currency-symbol number:language="fr" number:country="FR">F</number:currency-symbol>
    </number:currency-style>
    <number:currency-style style:name="N112">
      <number:text>-</number:text>
      <number:number number:decimal-places="0" number:min-decimal-places="0" number:min-integer-digits="1" number:grouping="true"/>
      <number:text> </number:text>
      <number:currency-symbol number:language="fr" number:country="FR">F</number:currency-symbol>
      <style:map style:condition="value()&gt;=0" style:apply-style-name="N112P0"/>
    </number:currency-style>
    <number:currency-style style:name="N114P0" style:volatile="true">
      <number:number number:decimal-places="2" number:min-decimal-places="2" number:min-integer-digits="1" number:grouping="true"/>
      <number:text> </number:text>
      <number:currency-symbol number:language="fr" number:country="FR">F</number:currency-symbol>
    </number:currency-style>
    <number:currency-style style:name="N114">
      <number:text>-</number:text>
      <number:number number:decimal-places="2" number:min-decimal-places="2" number:min-integer-digits="1" number:grouping="true"/>
      <number:text> </number:text>
      <number:currency-symbol number:language="fr" number:country="FR">F</number:currency-symbol>
      <style:map style:condition="value()&gt;=0" style:apply-style-name="N114P0"/>
    </number:currency-style>
    <number:currency-style style:name="N115P0" style:volatile="true">
      <number:number number:decimal-places="0" number:min-decimal-places="0" number:min-integer-digits="1" number:grouping="true"/>
      <number:text> </number:text>
      <number:currency-symbol number:language="fr" number:country="FR">F</number:currency-symbol>
    </number:currency-style>
    <number:currency-style style:name="N115">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15P0"/>
    </number:currency-style>
    <number:currency-style style:name="N116P0" style:volatile="true">
      <number:number number:decimal-places="2" number:min-decimal-places="2" number:min-integer-digits="1" number:grouping="true"/>
      <number:text> </number:text>
      <number:currency-symbol number:language="fr" number:country="FR">F</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16P0"/>
    </number:currency-style>
    <number:currency-style style:name="N118P0" style:volatile="true">
      <number:number number:decimal-places="2" number:min-decimal-places="0" number:min-integer-digits="1" number:decimal-replacement="--" number:grouping="true"/>
      <number:text> </number:text>
      <number:currency-symbol number:language="fr" number:country="FR">F</number:currency-symbol>
    </number:currency-style>
    <number:currency-style style:name="N118">
      <style:text-properties fo:color="#ff0000"/>
      <number:text>-</number:text>
      <number:number number:decimal-places="2" number:min-decimal-places="0" number:min-integer-digits="1" number:decimal-replacement="--" number:grouping="true"/>
      <number:text> </number:text>
      <number:currency-symbol number:language="fr" number:country="FR">F</number:currency-symbol>
      <style:map style:condition="value()&gt;=0" style:apply-style-name="N118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14T20:07:28.076000000</meta:creation-date>
    <dc:date>2021-07-21T13:13:40.244000000</dc:date>
    <meta:editing-duration>P2DT8H41M8S</meta:editing-duration>
    <meta:editing-cycles>246</meta:editing-cycles>
    <meta:generator>LibreOffice/7.1.3.2$Windows_X86_64 LibreOffice_project/47f78053abe362b9384784d31a6e56f8511eb1c1</meta:generator>
    <meta:document-statistic meta:table-count="41" meta:image-count="6" meta:object-count="0" meta:page-count="25" meta:paragraph-count="1168" meta:word-count="5216" meta:character-count="29552" meta:non-whitespace-character-count="25412"/>
  </office:meta>
</office:document-meta>
</file>